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39" style:family="table-column">
      <style:table-column-properties fo:break-before="auto" style:column-width="2.4575in"/>
    </style:style>
    <style:style style:name="co2" style:family="table-column">
      <style:table-column-properties fo:break-before="auto" style:column-width="1.0811in"/>
    </style:style>
    <style:style style:name="co3" style:family="table-column">
      <style:table-column-properties fo:break-before="auto" style:column-width="0.8925in"/>
    </style:style>
    <style:style style:name="co40" style:family="table-column">
      <style:table-column-properties fo:break-before="auto" style:column-width="0.8957in"/>
    </style:style>
    <style:style style:name="co18" style:family="table-column">
      <style:table-column-properties fo:break-before="auto" style:column-width="2.6654in"/>
    </style:style>
    <style:style style:name="co19" style:family="table-column">
      <style:table-column-properties fo:break-before="auto" style:column-width="1.3217in"/>
    </style:style>
    <style:style style:name="co34" style:family="table-column">
      <style:table-column-properties fo:break-before="auto" style:column-width="2.4799in"/>
    </style:style>
    <style:style style:name="co35" style:family="table-column">
      <style:table-column-properties fo:break-before="auto" style:column-width="1.0701in"/>
    </style:style>
    <style:style style:name="co9" style:family="table-column">
      <style:table-column-properties fo:break-before="auto" style:column-width="2.9165in"/>
    </style:style>
    <style:style style:name="co10" style:family="table-column">
      <style:table-column-properties fo:break-before="auto" style:column-width="1.1689in"/>
    </style:style>
    <style:style style:name="co11" style:family="table-column">
      <style:table-column-properties fo:break-before="auto" style:column-width="1.3866in"/>
    </style:style>
    <style:style style:name="co26" style:family="table-column">
      <style:table-column-properties fo:break-before="auto" style:column-width="2.9055in"/>
    </style:style>
    <style:style style:name="co27" style:family="table-column">
      <style:table-column-properties fo:break-before="auto" style:column-width="1.1028in"/>
    </style:style>
    <style:style style:name="co28" style:family="table-column">
      <style:table-column-properties fo:break-before="auto" style:column-width="2.25in"/>
    </style:style>
    <style:style style:name="co15" style:family="table-column">
      <style:table-column-properties fo:break-before="auto" style:column-width="3.9654in"/>
    </style:style>
    <style:style style:name="co16" style:family="table-column">
      <style:table-column-properties fo:break-before="auto" style:column-width="1.1799in"/>
    </style:style>
    <style:style style:name="co17" style:family="table-column">
      <style:table-column-properties fo:break-before="auto" style:column-width="3.1457in"/>
    </style:style>
    <style:style style:name="co20" style:family="table-column">
      <style:table-column-properties fo:break-before="auto" style:column-width="1.2339in"/>
    </style:style>
    <style:style style:name="co21" style:family="table-column">
      <style:table-column-properties fo:break-before="auto" style:column-width="3.0154in"/>
    </style:style>
    <style:style style:name="co22" style:family="table-column">
      <style:table-column-properties fo:break-before="auto" style:column-width="1.0374in"/>
    </style:style>
    <style:style style:name="co23" style:family="table-column">
      <style:table-column-properties fo:break-before="auto" style:column-width="3.2008in"/>
    </style:style>
    <style:style style:name="co24" style:family="table-column">
      <style:table-column-properties fo:break-before="auto" style:column-width="3.0256in"/>
    </style:style>
    <style:style style:name="co25" style:family="table-column">
      <style:table-column-properties fo:break-before="auto" style:column-width="1.0925in"/>
    </style:style>
    <style:style style:name="co29" style:family="table-column">
      <style:table-column-properties fo:break-before="auto" style:column-width="2.7528in"/>
    </style:style>
    <style:style style:name="co30" style:family="table-column">
      <style:table-column-properties fo:break-before="auto" style:column-width="1.0161in"/>
    </style:style>
    <style:style style:name="ro5" style:family="table-row">
      <style:table-row-properties style:row-height="0.2118in" fo:break-before="auto" style:use-optimal-row-height="true"/>
    </style:style>
    <style:style style:name="ro7" style:family="table-row">
      <style:table-row-properties style:row-height="0.2173in" fo:break-before="auto" style:use-optimal-row-height="true"/>
    </style:style>
    <style:style style:name="ro1" style:family="table-row">
      <style:table-row-properties style:row-height="0.2118in" fo:break-before="auto" style:use-optimal-row-height="true"/>
    </style:style>
    <style:style style:name="ro2" style:family="table-row">
      <style:table-row-properties style:row-height="0.2118in" fo:break-before="auto" style:use-optimal-row-height="true"/>
    </style:style>
    <style:style style:name="ro6" style:family="table-row">
      <style:table-row-properties style:row-height="0.2071in" fo:break-before="auto" style:use-optimal-row-height="false"/>
    </style:style>
    <style:style style:name="ro8" style:family="table-row">
      <style:table-row-properties style:row-height="0.238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order="0.0008in solid #000000"/>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08in solid #000000" style:text-align-source="fix" style:repeat-content="false" fo:border-left="0.0008in solid #000000" fo:border-right="none"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9" style:family="table-cell" style:parent-style-name="Default">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008in solid #000000" style:text-align-source="fix" style:repeat-content="false" fo:border-left="0.0008in solid #000000" fo:border-right="none"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border="0.0008in solid #000000"/>
      <style:paragraph-properties fo:text-align="center"/>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fo:font-size="12pt" style:font-size-asian="12pt" style:font-size-complex="12pt"/>
    </style:style>
    <style:style style:name="ce17" style:family="table-cell" style:parent-style-name="Default">
      <style:table-cell-properties style:text-align-source="value-type" style:repeat-content="false"/>
      <style:paragraph-properties fo:margin-left="0in"/>
    </style:style>
    <style:style style:name="ce20" style:family="table-cell" style:parent-style-name="Default">
      <style:table-cell-properties fo:border-bottom="0.0008in solid #000000" style:text-align-source="fix" style:repeat-content="false" fo:border-left="0.0008in solid #000000" fo:border-right="none" fo:border-top="none"/>
      <style:paragraph-properties fo:text-align="center"/>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size-asian="12pt" style:language-asian="en" style:country-asian="US" style:font-size-complex="12pt" style:language-complex="en" style:country-complex="US"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fo:language="en" fo:country="US" fo:font-style="italic"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3" style:family="text">
      <style:text-properties style:text-position="super 58%"/>
    </style:style>
  </office:automatic-styles>
  <office:body>
    <office:spreadsheet>
      <table:table table:name="Class I" table:style-name="ta1" table:print="false">
        <office:forms form:automatic-focus="false" form:apply-design-mode="false"/>
        <table:table-column table:style-name="co39" table:default-cell-style-name="Default"/>
        <table:table-column table:style-name="co2" table:default-cell-style-name="Default"/>
        <table:table-column table:style-name="co3" table:number-columns-repeated="3" table:default-cell-style-name="Default"/>
        <table:table-column table:style-name="co40" table:number-columns-repeated="2"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table-row>
        <table:table-row table:style-name="ro5">
          <table:table-cell table:style-name="ce2" office:value-type="string">
            <text:p>Bead of Nourishment</text:p>
          </table:table-cell>
          <table:table-cell table:style-name="ce7" office:value-type="string">
            <text:p>This spongy, flavorless, gelatinous bead dissolves on your tongue and provides as much nourishment as 1 day of rations</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2" office:value-type="string">
            <text:p>Bead of Refreshment</text:p>
          </table:table-cell>
          <table:table-cell table:style-name="ce7" office:value-type="string">
            <text:p>This spongy, flavorless, gelatinous bead dissolves in liquid, transforming up to a pint of the liquid into fresh, cold drinking water. The bead has no effect on magical liquids or harmful substances such as poison.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23" office:value-type="string">
            <text:p>Candle of the Deep</text:p>
          </table:table-cell>
          <table:table-cell table:style-name="ce7" office:value-type="string">
            <text:p>The flame of this candle is not extinguished when immersed in water. It gives off light and heat like a normal candle.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7">
          <table:table-cell table:style-name="ce4" office:value-type="string">
            <text:p>Djinn and Tonic</text:p>
          </table:table-cell>
          <table:table-cell table:style-name="ce7" office:value-type="string">
            <text:p>The typical djinn and tonic, a common potion, is a specialty alcoholic beverage that causes a magical wind to tussle your hair, cloak, or other clothing dramatically for 1 hour after you drink it. A small mote of mist dances above the potion's liquid and gently stirs it. The beverage is smooth, bubbly, and very refreshing with notes of juniper, elderberries, white peach, and lavender. Due to its magical nature, the alcohol within this potion affects a creature twice as much as the alcohol within a nonmagical beverage </text:p>
          </table:table-cell>
          <table:table-cell table:number-columns-repeated="2" office:value-type="string">
            <text:p>N</text:p>
          </table:table-cell>
          <table:table-cell office:value-type="string">
            <text:p>N/A</text:p>
          </table:table-cell>
          <table:table-cell table:style-name="ce6" office:value-type="string">
            <text:p>50gp</text:p>
          </table:table-cell>
          <table:table-cell/>
        </table:table-row>
        <table:table-row table:style-name="ro5">
          <table:table-cell table:style-name="ce5" office:value-type="string">
            <text:p>Horn of Silent Alarm</text:p>
          </table:table-cell>
          <table:table-cell table:style-name="ce7" office:value-type="string">
            <text:p>This horn has 4 charges. When you use an action to blow it, one creature of your choice can hear the horn's blare, provided the creature is within 600 feet of the horn and not deafened. No other creature hears sound coming from the horn. The horn regains 1d4 expended charges daily at dawn.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5" office:value-type="string">
            <text:p>Instrument of Scribing</text:p>
          </table:table-cell>
          <table:table-cell table:style-name="ce7" office:value-type="string">
            <text:p>This musical instrument has 3 charges. While you are playing it, you can use an action to expend 1 charge from the instrument and write a magical message on a nonmagical object or surface that you can see within 30 feet of you. The message can be up to six words long and is written in a language you know. If you are a bard, you can scribe an additional seven words and choose to make the message glow faintly, allowing it to be seen in nonmagical darkness. Casting Dispel Magic on the message erases it. Otherwise, the message fades away after 24 hours. The instrument regains all expended charges daily a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50gp</text:p>
          </table:table-cell>
          <table:table-cell/>
        </table:table-row>
        <table:table-row table:style-name="ro7">
          <table:table-cell table:style-name="ce4" office:value-type="string">
            <text:p>Merry Berry </text:p>
          </table:table-cell>
          <table:table-cell table:style-name="ce7" office:value-type="string">
            <text:p>This small fruit is highly sought after by cooks and sweet-lovers everywhere, both for its flavor as well as its unique sensory-enhancing properties. Eating a berry raw yields a taste and texture like that of a rich shortbread: the perfect way to end a day of adventure or travel. Cooking the berry, whether it be in a cuisine or simply roasted over a campfire, brings out more uncommon effects. When properly cooked, a creature that eats the fruit gains advantage on all Wisdom and Intelligence checks based on smell or taste for the next 24 hours, as well as advantage on ability checks using cook’s utensils. Overcooking the fruit not only cooks out the berry’s benefits, but also results in a soggy and overall bland dish.</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5" office:value-type="string">
            <text:p>Oil of Slipperiness</text:p>
          </table:table-cell>
          <table:table-cell table:style-name="ce7" office:value-type="string">
            <text:p>This sticky black unguent is thick and heavy in the container, but it flows quickly when poured. The oil can cover a Medium or smaller creature, along with the equipment it's wearing and carrying (one additional vial is required for each size category above Medium). Applying the oil takes 10 minutes. The affected creature then gains the effect of a Freedom of Movement spell for 8 hours. Alternatively, the oil can be poured on the ground as an action, where it covers a 10-foot square, duplicating the effect of the Grease spell in that area for 8 hours.</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5" office:value-type="string">
            <text:p>Potion of Advantage</text:p>
          </table:table-cell>
          <table:table-cell table:style-name="ce7" office:value-type="string">
            <text:p>When you drink this potion, you gain advantage on one ability check, attack roll, or saving throw of your choice that you make within the next hour. This potion takes the form of a sparkling, golden mist that moves and pours like water</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6" office:value-type="string">
            <text:p>Potion of Animal Friendship</text:p>
          </table:table-cell>
          <table:table-cell table:style-name="ce7" office:value-type="string">
            <text:p>When you drink this potion, you can cast the Animal Friendship spell (save DC 13) for 1 hour at will. Agitating this muddy liquid brings little bits into view: a fish scale, a hummingbird tongue, a cat claw, or a squirrel hair.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6" office:value-type="string">
            <text:p>Potion of Healing</text:p>
          </table:table-cell>
          <table:table-cell table:style-name="ce24" office:value-type="string">
            <text:p><text:s/>You regain hit points when you drink this potion. The number of hit points depends on the potion's rarity, as shown in the Potions of Healing table. Whatever its potency, the potion's red liquid glimmers when agitated. 2D4+2</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5" office:value-type="string">
            <text:p>Potion of Heroism</text:p>
          </table:table-cell>
          <table:table-cell table:style-name="ce7" office:value-type="string">
            <text:p>For 1 hour after drinking it, you gain 10 temporary hit points that last for 1 hour. For the same duration, you are under the effect of the Bless spell (no concentration required). This blue potion bubbles and steams as if boiling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7">
          <table:table-cell table:style-name="ce4" office:value-type="string">
            <text:p>Smash Potatoes </text:p>
          </table:table-cell>
          <table:table-cell table:style-name="ce7" office:value-type="string">
            <text:p>This hearty root vegetable is grown by the clerics and champions of a god of war and combat, whose strength is said to make its way onto the Material Plane through their gardens. Eating one of these vaguely fist-shaped potatoes will cause your hands to itch for the thrill of combat. Eating a potato increases your unarmed damage to 1d4 for 1 hour. Each additional eaten potato increases the duration by 1 hour. You can eat up to 3 potatoes before needing to finish a long rest to benefit from them again. If you already have an unarmed combat die that is 1d4 or higher, this vegetable has no effect but is nevertheless delicious.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5" office:value-type="string">
            <text:p>Spell Scroll (Cantrip)</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3 Att +5</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6" office:value-type="string">
            <text:p>Spellwrought Tattoo (Cantrip)</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3 Att +5</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table-cell table:style-name="ce5" office:value-type="string">
            <text:p>Veteran's Cane</text:p>
          </table:table-cell>
          <table:table-cell table:style-name="ce7" office:value-type="string">
            <text:p>When you grasp this walking cane and use a bonus action to speak the command word, it transforms into an ordinary longsword and ceases to be magical. </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7">
          <table:table-cell table:style-name="ce4" office:value-type="string">
            <text:p>Vial Ring </text:p>
          </table:table-cell>
          <table:table-cell table:style-name="ce7" office:value-type="string">
            <text:p>This ring is made of glass and has a cork stopper at its top like a set gemstone. You can unstopper the ring (no action required) to magically transform it into a small glass vial. The vial holds up to 1 ounce of liquid. The mouth of the vial and ring are both a half inch wide, allowing the cork to remain the same size even when the ring is transformed. When the vial is stoppered, it magically returns to its ring form. Anything contained by the vial magically fits within the ring while it's transformed. While the ring itself is magical, the cork is not. Any cork of the right size can be used to stopper the ring or vial, allowing you to mark the corks as needed or replace them, should they become lost or destroyed by acid or other similar hazardous (albeit bottleable) materials.</text:p>
          </table:table-cell>
          <table:table-cell table:number-columns-repeated="2" office:value-type="string">
            <text:p>N</text:p>
          </table:table-cell>
          <table:table-cell office:value-type="string">
            <text:p>N/A</text:p>
          </table:table-cell>
          <table:table-cell table:style-name="ce10" office:value-type="string">
            <text:p>50gp</text:p>
          </table:table-cell>
          <table:table-cell/>
        </table:table-row>
        <table:table-row table:style-name="ro5" table:number-rows-repeated="1048557">
          <table:table-cell table:number-columns-repeated="7"/>
        </table:table-row>
        <table:table-row table:style-name="ro5">
          <table:table-cell table:number-columns-repeated="7"/>
        </table:table-row>
      </table:table>
      <table:table table:name="Class II" table:style-name="ta1" table:print="false">
        <office:forms form:automatic-focus="false" form:apply-design-mode="false"/>
        <table:table-column table:style-name="co18" table:default-cell-style-name="Default"/>
        <table:table-column table:style-name="co19" table:default-cell-style-name="Default"/>
        <table:table-column table:style-name="co3" table:number-columns-repeated="7"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number-columns-repeated="3"/>
        </table:table-row>
        <table:table-row table:style-name="ro1">
          <table:table-cell table:style-name="ce19" office:value-type="string">
            <text:p>Bottle of Boundless Coffee</text:p>
          </table:table-cell>
          <table:table-cell table:style-name="ce7" office:value-type="string">
            <text:p>This metal bottle carries delicious, warm coffee. The bottle comes with a stopper, which is attached to the bottle by a little chain. Even when open, the bottle won't accept any liquid other than the coffee it produces. The coffee inside is always comfortably warm, and none of the heat can be felt through the bottle. Each time you drink the coffee, roll a d20. On a 1, the bottle refuses to dispense coffee for the next hour. If you pour coffee from the bottle, rather than drinking from it, the coffee vanishes the moment it leaves the bottle.</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Cleaning Cube </text:p>
          </table:table-cell>
          <table:table-cell table:style-name="ce7" office:value-type="string">
            <text:p>This Tiny, sentient piece of an enchanted gelatinous cube is harmlessly soapy, instead of acidic, and enjoys cleaning the surfaces it travels across. When found, the cleaning cube is a dehydrated, 2-inch cube. While dehydrated, the cube is inanimate and its weight is negligible. You can place the dehydrated cube in 1 or more gallons of water as an action, causing it to animate and grow in size to become a 1-foot cube that weighs 6 pounds. The rehydrated cube moves slowly while animated in this way, methodically cleaning objects and surfaces it comes into contact with. The cube remains hydrated for up to 8 hours, but can be squeezed as an action (as if it were a sponge) to dehydrate it again early. The cleaning cube is considered a magical object and is not a creature. It has a speed of 1 foot and can climb difficult surfaces, including upside down on ceilings, without needing to make an ability check. It has AC 10, 10 hit points, and resistance to all damage. The cube dehydrates when it drops to 0 hit points, but regains all its hit points when hydrated again .Sentience. The cleaning cube is a sentient unaligned item with an Intelligence of 1, a Wisdom of 6, and a Charisma of 1. It has hearing and blindsight out to a range of 60 feet. It can't speak or read, but obeys your commands as best as it can understand them. Personality. The cleaning cube is happiest finding and dissolving dirt and other grime, and enjoys the feeling of moving across clean, polished surfaces. It doesn't concern itself with combat, preferring to continue its cleaning instead of involving itself in confrontation. If the cube finds a stray coin, gemstone, or other similar small item out of place while it cleans, it will absorb and clean the item until it's removed by a creature as an action or until it becomes dehydrated once again.</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6" office:value-type="string">
            <text:p>Coin of Delving </text:p>
          </table:table-cell>
          <table:table-cell table:style-name="ce7" office:value-type="string">
            <text:p>This scintillating copper coin sheds dim light in a 5-foot radius. If dropped a distance greater than 5 feet, the coin issues a melodious ringing sound when it hits a surface. Any creature that can hear the chime can determine the distance the coin dropped based on the tone.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2" office:value-type="string">
            <text:p>Cracked Driftglobe </text:p>
          </table:table-cell>
          <table:table-cell table:style-name="ce7" office:value-type="string">
            <text:p>This small sphere of thick glass weighs 1 pound. If you are within 60 feet of it, you can speak its command word cause it to emanate the Light spell.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5" office:value-type="string">
            <text:p>Earring of Message </text:p>
          </table:table-cell>
          <table:table-cell table:style-name="ce7" office:value-type="string">
            <text:p>The blue crystal of this earring is wrapped with delicate copper wire. The earring has 5 charges. While wearing it, you can use an action to expend 1 charge and cast the Message spell. The earring regains 1d4 + 1 expended charges daily at dawn.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6" office:value-type="string">
            <text:p>Feather Token</text:p>
          </table:table-cell>
          <table:table-cell table:style-name="ce7" office:value-type="string">
            <text:p>This small metal disk is inscribed with the image of a feather. When you fall at least 20 feet while the token is on your person, you descend 60 feet per round and take no damage from falling. The token's magic is expended after you land, whereupon the disk becomes nonmagical.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Forecaster's Cloak </text:p>
          </table:table-cell>
          <table:table-cell table:style-name="ce7" office:value-type="string">
            <text:p>This warm, fur-lined cloak creates illusory representations of the impending weather. While wearing this cloak, you can use an action to open it and speak its command word to create a harmless, sensory effect within the cloak that represents what the weather will be at your location for the next 8 hours. This effect persists for 1 minute or until you close the cloak.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Foxfire Charm </text:p>
          </table:table-cell>
          <table:table-cell table:style-name="ce7" office:value-type="string">
            <text:p>This ebony charm is decoratively shaped into a fox's head and is always slightly warm to the touch. It measures 4 inches across and weighs 1/2 pound. If the charm is placed in a sufficiently hot fire, such as in a campfire, forge, or oven that fills up to a 10-foot cube, the charm begins to glow red-hot and creates a harmless, but comfortably warm, fire elemental in an unoccupied space within 5 feet of the fire. The elemental is in the form of a fox and can't move farther than 100 feet from the fire in which its charm is kept. The elemental's singular goal is to supply this fire with fuel. If the fire begins to burn out, the elemental will search the surrounding area for fuel that isn't being worn or carried. The fox uses the statistics for a cat, except that it's an elemental instead of a beast, is immune to fire and poison damage, and understands Common and Ignan but can’t speak. The elemental has advantage on ability checks to find fuel for its source fire and sheds bright light in a 10-foot radius and dim light for an additional 10 feet. It can carry fuel back to the fire as normal, provided that it's appropriate to the elemental's size. If the elemental drops to 0 hit points, touches fire, or its source fire goes out, it vanishes and the charm grows cold and dark again until it’s placed in a new fire.</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Heart of the Sleeveless </text:p>
          </table:table-cell>
          <table:table-cell office:value-type="string">
            <text:p>This vest is made from a luxurious, silky material that seems to always make the wearer appear more fit. The clothing gently hugs the wearer, redistributing weight and muscle to flatter and accentuate their physique. It seems to deflate sadly once taken off. <text:s/>While worn, the fabric’s color changes with the wearer’s mood or flash of emotion. Refer to the table below for the vest’s colors when under different emotions. While unworn, the fabric’s color becomes a muted blue. Anger-Red, Anticipation-Orange, Joy-Yellow, Love-Lime, Fear-Green, Sadness-Blue, Disappointment-Indigo, Disgust-Purple, Jealousy-Black, Surprise-White</text:p>
          </table:table-cell>
          <table:table-cell table:number-columns-repeated="2" table:style-name="ce10" office:value-type="string">
            <text:p>N</text:p>
          </table:table-cell>
          <table:table-cell table:style-name="ce10" office:value-type="string">
            <text:p>N/A</text:p>
          </table:table-cell>
          <table:table-cell table:style-name="ce10" office:value-type="string">
            <text:p>150gp</text:p>
          </table:table-cell>
          <table:table-cell/>
          <table:table-cell table:style-name="ce7" table:number-columns-spanned="2" table:number-rows-spanned="1"/>
          <table:covered-table-cell table:style-name="ce10" office:value-type="string">
            <text:p>150gp</text:p>
          </table:covered-table-cell>
        </table:table-row>
        <table:table-row table:style-name="ro5">
          <table:table-cell table:style-name="ce5" office:value-type="string">
            <text:p>Imbued Wood Focus </text:p>
          </table:table-cell>
          <table:table-cell table:style-name="ce7" office:value-type="string">
            <text:p>An imbued wood focus is a rod, staff, or wand cut from a tree infused with extraplanar energy. If you're a spellcaster, you can use this orb as a spellcasting focus. When you cast a damage-dealing spell using this item as your spellcasting focus, you gain a +1 bonus to one damage roll of the spell, provided the damage is of the type associated with the item's wood. The types of wood and their associated damage types are listed in the Imbued Wood Focus table. Fernian Ash-Fire, Irian Rosewood-Radiant, Kythrian Manchineel-Acid/Poison, Lamannian Oak-Lightning/Thunder, Mabaran Ebony-Necrotic, Risian Pine-Cold, Shavarran Birch-Force, Xorian Wenge-Psychic</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Incredible Mending Tape </text:p>
          </table:table-cell>
          <table:table-cell table:style-name="ce7" office:value-type="string">
            <text:p>This roll of waxy parchment has a thin layer of adhesive on its underside. The top of the parchment has a repeating series of sigils on it, similar to a spell scroll, which duplicates the effect of the mending spell. The roll has 30 feet of 1-inch-wide tape. You can use an action to apply the tape over any break or tear of an object within your reach, connecting the length of tape to either side of the broken area across its largest dimension. At the end of the action, the object is repaired and the tape falls off as its magic is expended. Each application of the tape requires you to use at least 1 foot of the roll's total remaining length. Applying the tape in this way can allow you to repair longer breaks and tears, such as a long tear on a sail or a running split on a wooden plank, provided that it's larger than 1 foot in only a single dimension. When you use an action to apply the tape to such an object, you must also use any required movement in order to cover the length of the area to be repaired, attaching one end of the tape to either side of it.</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5" office:value-type="string">
            <text:p>Ioun Stone (Sustenance)</text:p>
          </table:table-cell>
          <table:table-cell table:style-name="ce7"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don't need to eat or drink while this clear spindle orbits your head.</text:p>
          </table:table-cell>
          <table:table-cell office:value-type="string">
            <text:p>Y</text:p>
          </table:table-cell>
          <table:table-cell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6" office:value-type="string">
            <text:p>Lantern of Tracking </text:p>
          </table:table-cell>
          <table:table-cell table:style-name="ce7" office:value-type="string">
            <text:p>This hooded lantern burns for 6 hours on 1 pint of oil, shedding bright light in a 30-foot-radius and dim light for an additional 30 feet. Each Lantern of Tracking is designed to track down a certain type of creature, which is determined by rolling this creature type on the Lantern of Tracking table. Once determined, this creature type can't be changed. While the lantern is within 300 feet of any creature of that type, its flame turns bright green. The lantern doesn't pinpoint the creature's exact location, however. Aberrations, Celestials, Constructs, Dragons, Elementals, Fey, Fiends, Giants, Monstrosities, Undead</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Leatherbeard </text:p>
          </table:table-cell>
          <table:table-cell table:style-name="ce7" office:value-type="string">
            <text:p>This leather mask sits over your mouth and chin and can be worn or removed using an action. While wearing the mask, you grow an illusory beard. You choose the color and style of the beard each time you wear the mask. The beard can be up to 2 feet long. A DC 10 Intelligence (Investigation) check reveals the beard is an illusion. For every 7 consecutive days that pass in which you do not remove the mask, there is a cumulative 25 percent chance that the beard becomes real. When it does, the mask is destroyed. The real beard doesn't continue to grow unless you can already naturally grow a beard.</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5" office:value-type="string">
            <text:p>Moodmark Paint</text:p>
          </table:table-cell>
          <table:table-cell table:style-name="ce7" office:value-type="string">
            <text:p>This thick, black paint is stored in a small jar, containing enough paint to apply moodmarks to one creature. The paint is dabbed on the face in spots or markings that often resemble the eyes of insects or spiders. Applying the paint in this way takes 1 minute. For the next 8 hours, the marks change to reflect your mental state. A creature that can see you and makes a successful DC 10 Wisdom (Insight) check can discern whether you are happy, sad, angry, disgusted, surprised, or afraid, as well as the main source of that emotion. For example, you might communicate fear caused by a monster you just saw around the corner, grief at the loss of a friend, or happiness derived from pride in your performance in combat. A dark elf has advantage on this check.</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5" office:value-type="string">
            <text:p>Mystery Key</text:p>
          </table:table-cell>
          <table:table-cell table:style-name="ce7" office:value-type="string">
            <text:p>A question mark is worked into the head of this key. The key has a 5 percent chance of unlocking any lock into which it's inserted. Once it unlocks something, the key disappears.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6" office:value-type="string">
            <text:p>Orb of Gonging</text:p>
          </table:table-cell>
          <table:table-cell table:style-name="ce7" office:value-type="string">
            <text:p>This common wondrous item is a hollow, 5-inch-diameter orb that weighs 5 pounds. Its outer shell is composed of notched bronze rings, which can be turned so that the notches line up. Aligning the notches requires an action, and doing so causes the orb to gong loudly until the notches are no longer aligned. The sounds are spaced 6 seconds apart and can be heard out to range of 600 feet.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6" office:value-type="string">
            <text:p>Potion of Watchful Rest </text:p>
          </table:table-cell>
          <table:table-cell table:style-name="ce7" office:value-type="string">
            <text:p>When you drink this potion, you gain the following benefits for the next 8 hours: magic can't put you to sleep, and you can remain awake during a long rest and still gain its benefits. This sweet, amber-colored brew has no effect on creatures that don't require sleep, such as elves.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table-cell table:style-name="ce5" office:value-type="string">
            <text:p>Pressure Capsule </text:p>
          </table:table-cell>
          <table:table-cell table:style-name="ce7" office:value-type="string">
            <text:p>This small capsule is made of beeswax blended with sand and a variety of enchanted water plants. A creature who consumes a pressure capsule ignores the effects of swimming at depths greater than 100 feet (see "Unusual Environments" in chapter 5 of the Dungeon Master's Guide).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5" office:value-type="string">
            <text:p>Sekolahian Worshipping Statuette </text:p>
          </table:table-cell>
          <table:table-cell table:style-name="ce7" office:value-type="string">
            <text:p>Skillfully carved from sandstone, this 1-foot-tall statuette depicts a shark twisting through the water with its mouth open. If any Tiny sea-dwelling animal is within 1 inch of the statuette's mouth, the shark flashes to life and deals 1 piercing damage to it. The shark can deal damage in this way no more than once per hour. </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4" office:value-type="string">
            <text:p>Singing Stein </text:p>
          </table:table-cell>
          <table:table-cell table:style-name="ce7" office:value-type="string">
            <text:p>While this pewter stein holds at least a sip’s worth of potable alcohol, the face adorning it comes alive to sing songs based on the kind of drink. The stein is not sentient, but does have a pleasant singing voice. If there are multiple steins in the same room, they can sing together in harmony if they have the same drinks within them. The stein sings songs slightly out of key if the drink inside is poisoned, which can be heard following a successful Wisdom (Perception) check as determined by the GM. If there are multiple kinds of alcohol within it, the stein either alternates between song types or does its best to combine their various lyrics.</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5" office:value-type="string">
            <text:p>Spell Scroll (1st)</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3 Att +5</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5">
          <table:table-cell table:style-name="ce6" office:value-type="string">
            <text:p>Spellwrought Tattoo (1st)</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3 Att +5</text:p>
          </table:table-cell>
          <table:table-cell table:number-columns-repeated="2" office:value-type="string">
            <text:p>N</text:p>
          </table:table-cell>
          <table:table-cell office:value-type="string">
            <text:p>N/A</text:p>
          </table:table-cell>
          <table:table-cell table:style-name="ce10" office:value-type="string">
            <text:p>150gp</text:p>
          </table:table-cell>
          <table:table-cell table:number-columns-repeated="3"/>
        </table:table-row>
        <table:table-row table:style-name="ro1" table:number-rows-repeated="1048551">
          <table:table-cell table:number-columns-repeated="9"/>
        </table:table-row>
        <table:table-row table:style-name="ro1">
          <table:table-cell table:number-columns-repeated="9"/>
        </table:table-row>
      </table:table>
      <table:table table:name="Class III" table:style-name="ta1" table:print="false">
        <office:forms form:automatic-focus="false" form:apply-design-mode="false"/>
        <table:table-column table:style-name="co34" table:default-cell-style-name="Default"/>
        <table:table-column table:style-name="co35" table:default-cell-style-name="Default"/>
        <table:table-column table:style-name="co3" table:number-columns-repeated="4" table:default-cell-style-name="Default"/>
        <table:table-row table:style-name="ro7">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1">
          <table:table-cell table:style-name="ce12" office:value-type="string">
            <text:p>Alchemy Jug</text:p>
          </table:table-cell>
          <table:table-cell table:style-name="ce7" office:value-type="string">
            <text:p>This ceramic jug appears to be able to hold a gallon of liquid and weighs 12 pounds whether full or empty. Sloshing sounds can be heard from within the jug when it is shaken, even if the jug is empty. You can use an action and name one liquid from the table below to cause the jug to produce the chosen liquid. Afterward, you can uncork the jug as an action and pour that liquid out, up to 2 gallons per minute. The maximum amount of liquid the jug can produce depends on the liquid you named. Once the jug starts producing a liquid, it can't produce a different one, or more of one that has reached its maximum, until the next dawn. Acid-8 Ounces, Basic Poison-1/2 Ounces, Beer- 4 Gallons, Honey-1 Gallon, Mayonnaise-2 Gallons, Oil-1 Quart, Vinegar-2 Gallons, Fresh Water-8 Gallons,Salt Water-12 Gallons, Wine-1 Gallo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Alchemy Jug Blue</text:p>
          </table:table-cell>
          <table:table-cell table:style-name="ce7" office:value-type="string">
            <text:p>This ceramic jug appears to be able to hold a gallon of liquid and weighs 12 pounds whether full or empty. Sloshing sounds can be heard from within the jug when it is shaken, even if the jug is empty. You can use an action and name one liquid from the table below to cause the jug to produce the chosen liquid. Afterward, you can uncork the jug as an action and pour that liquid out, up to 2 gallons per minute. The maximum amount of liquid the jug can produce depends on the liquid you named. Once the jug starts producing a liquid, it can't produce a different one, or more of one that has reached its maximum, until the next dawn. Boiling Hot Tea-1 Quart, Beer- 4 Gallons, Honey-1 Gallon, Mayonnaise-2 Gallons, Oil-1 Quart, Vinegar-2 Gallons, Fresh Water-8 Gallons,Salt Water-12 Gallons, Wine-1 Gallo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Alchemy Jug Orange</text:p>
          </table:table-cell>
          <table:table-cell table:style-name="ce7" office:value-type="string">
            <text:p>This ceramic jug appears to be able to hold a gallon of liquid and weighs 12 pounds whether full or empty. Sloshing sounds can be heard from within the jug when it is shaken, even if the jug is empty. You can use an action and name one liquid from the table below to cause the jug to produce the chosen liquid. Afterward, you can uncork the jug as an action and pour that liquid out, up to 2 gallons per minute. The maximum amount of liquid the jug can produce depends on the liquid you named. Once the jug starts producing a liquid, it can't produce a different one, or more of one that has reached its maximum, until the next dawn. Soy Sauce-1 Gallon, Beer- 4 Gallons, Honey-1 Gallon, Mayonnaise-2 Gallons, Oil-1 Quart, Vinegar-2 Gallons, Fresh Water-8 Gallons,Salt Water-12 Gallons, Wine-1 Gallo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3" office:value-type="string">
            <text:p>Armor of Gleaming</text:p>
          </table:table-cell>
          <table:table-cell table:style-name="ce7" office:value-type="string">
            <text:p>(any medium or heavy) This armor never gets dirty.</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Bird of a Feather (single use)</text:p>
          </table:table-cell>
          <table:table-cell table:style-name="ce7" office:value-type="string">
            <text:p>This small stuffed roc toy is filled with enchanted down. While holding onto the toy and concentrating, you magically gain a flying speed of 20 feet for up to 1 minute. The stuffed toy’s weak magic can carry up to 200 pounds. If you take any damage while flying in this way, you lose concentration on the toy and immediately start falling.</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Boomerang Shield </text:p>
          </table:table-cell>
          <table:table-cell table:style-name="ce7" office:value-type="string">
            <text:p>You can make a ranged weapon attack with this magic shield. It has a normal range of 20 feet and a long range of 60 feet, and it uses your Strength or Dexterity for the attack roll (your choice). If you’re proficient with shields, you are proficient with attacks made using this shield. On a hit, it deals 1d6 slashing damage. If you throw the shield, it reappears in your hand the instant after it hits or misses a target. A shield is made from wood or metal and is carried in one hand. Wielding a shield increases your Armor Class by 2. You can benefit from only one shield at a time.</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Camper's Respite </text:p>
          </table:table-cell>
          <table:table-cell table:style-name="ce7" office:value-type="string">
            <text:p>This rod weighs 3 pounds and has an iron brazier at its top and spike at its base. You can use a bonus action while holding the rod to speak its first command word and create a magical flame at its top. While lit, this rod functions as a burning torch. You can use a bonus action to speak its command word again to extinguish the flame. You can use an action to place the rod's brazier upside down on the ground in an unoccupied space and speak its second command word. When you do, the spike at the rod's other end begins to glow from within, revealing its subtle design as a tent. Over the course of 1 minute, the rod expands and magically unfurls a canvas from its top, creating a 5-foot-square opaque tent in its space with an entrance large enough for a Medium or smaller creature to comfortably fit. You choose the style, color, and quality of the tent each time you use this property. Regardless of its appearance, the tent can't be anything but a tent. Inside the tent is a square extradimensional dwelling, 15 feet on a side and 10 feet high, with the enlarged camper's respite supporting it at its center. The walls and ceiling are made of the same canvas as the tent, but the floor is made of smooth stone. The rod's enlarged brazier functions as a magical fireplace that can be lit or extinguished by speaking the rod's first command word. This fire gives off light and heat like a normal fire, but doesn't require oxygen or create smoke. The atmosphere inside the space is comfortable and dry, regardless of the weather outside. The tent is immobile and remains for up to 12 hours, until you use an action to speak its second command word again to dismiss it, or until the tent collapses. Dealing 20 damage to the tent (AC 13) causes it to collapse. The tent is immune to poison and psychic damage. The tent reverts to a rod at the end of its duration, and anything inside the tent is forced into the nearest unoccupied space. When the tent becomes a rod again, this property of the rod can't be used again for 12 hour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Cast-Off Armor </text:p>
          </table:table-cell>
          <table:table-cell table:style-name="ce7" office:value-type="string">
            <text:p>(Any Armor) You can doff this armor as an actio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Charlatan's Die </text:p>
          </table:table-cell>
          <table:table-cell table:style-name="ce7" office:value-type="string">
            <text:p>Whenever you roll this six-sided die, you can control which number it rolls.</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Cleansing Stone </text:p>
          </table:table-cell>
          <table:table-cell table:style-name="ce7" office:value-type="string">
            <text:p>A cleansing stone is a sphere 1 foot in diameter, engraved with mystic sigils. When touching the stone, you can use an action to activate it and remove dirt and grime from your garments and your perso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Cloak of Billowing </text:p>
          </table:table-cell>
          <table:table-cell table:style-name="ce7" office:value-type="string">
            <text:p>While wearing this cloak, you can use a bonus action to make it billow dramatically.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Cloak of Many Fashions </text:p>
          </table:table-cell>
          <table:table-cell table:style-name="ce7" office:value-type="string">
            <text:p>While wearing this cloak, you can use a bonus action to change the style, color, and apparent quality of the garment. The cloak's weight doesn't change. Regardless of its appearance, the cloak can't be anything but a cloak. Although it can duplicate the appearance of other magic cloaks, it doesn't gain their magical propertie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Clockwork Amulet </text:p>
          </table:table-cell>
          <table:table-cell table:style-name="ce7" office:value-type="string">
            <text:p>This copper amulet contains tiny interlocking gears and is powered by magic from Mechanus, a plane of clockwork predictability. A creature that puts an ear to the amulet can hear faint ticking and whirring noises coming from within. When you make an attack roll while wearing the amulet, you can forgo rolling the d20 to get a 10 on the die. Once used, this property can't be used again until the next daw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Clothes of Mending </text:p>
          </table:table-cell>
          <table:table-cell table:style-name="ce7" office:value-type="string">
            <text:p>This elegant outfit of traveler's clothes magically mends itself to counteract daily wear and tear. Pieces of the outfit that are destroyed can't be repaired in this way.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Companion's Band </text:p>
          </table:table-cell>
          <table:table-cell table:style-name="ce7" office:value-type="string">
            <text:p>This woven band can be worn as a necklace or bracelet by resizing its strap. While wearing the band, you can use an action to summon a spectral companion that appears in a space within 5 feet of you. The companion can be a dog, cat, bird, or similar Small or smaller beast. The form is translucent and immaterial, but feels warm to the touch. It emits dim light in a 5-foot radius. The companion remains until dismissed (no action required) or until you remove the band. It is not considered to be a creature, does not occupy space, and does not require food, water, or air to exist. It is friendly toward you and other creatures you choose. It stays within 30 feet of you at all times and moves through objects as necessary in order to do so. If it’s unable to reach you, it disappears until summoned again. The companion wears a spectral copy of the band on its neck or limb when you summon it (your choice). The companion understands the emotion and intent of your commands, but cannot speak or understand language. Attempting to target the companion with a detect thoughts spell only reveals an overwhelming sense of love and affection for you. Once the same spectral companion has remained or has been summoned at least once a day for 7 consecutive days, the band and companion become permanently linked to you. When this happens, the band no longer requires you be attuned to it in order to use it, and no other creature can attune to it. Once the band is linked to you in this way, you can summon your linked companion using a bonus action instead of an action. In addition, once the band is linked to you, the companion becomes partially physical, allowing you and creatures you choose to be able to gently pet and hold its otherwise spectral form. If you die, the band can be attuned to by a different creature. The linked companion follows you to whatever afterlife awaits you or reappears if you’re resurrected and summon it once again.</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Dark Shard Amulet</text:p>
          </table:table-cell>
          <table:table-cell table:style-name="ce7" office:value-type="string">
            <text:p>This amulet is fashioned from a single shard of resilient extraplanar material originating from the realm of your warlock patron. While you are wearing it, you gain the following benefits: You can use the amulet as a spellcasting focus for your warlock spells. You can try to cast a cantrip that you don't know. The cantrip must be on the Warlock spell list, and you must make a DC 10 Intelligence (Arcana) check. If the check succeeds, you cast the spell. If the check fails, so does the spell, and the action used to cast the spell is wasted. In either case, you can't use this property again until you finish a long rest.</text:p>
          </table:table-cell>
          <table:table-cell office:value-type="string">
            <text:p>Warlock</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Dread Helm </text:p>
          </table:table-cell>
          <table:table-cell table:style-name="ce7" office:value-type="string">
            <text:p>This fearsome steel helm makes your eyes glow red while you wear it.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Dress of Many Pockets </text:p>
          </table:table-cell>
          <table:table-cell table:style-name="ce7" office:value-type="string">
            <text:p>This dress has six pockets that can be magically shown or hidden. While wearing the dress, you can use a bonus action to cause any number of its pockets to appear or vanish from it. The pockets can be located anywhere on the dress, and needn't be in the same place each time they appear. Each pocket is large enough for a small parcel, measuring no more than 4 inches in any dimension and weighing no more than 2 pounds. While a pocket is hidden, its contents are magically moved to the inside of the dress and evenly distributed throughout it so as to not affect its delicate appearanc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Driftglobe </text:p>
          </table:table-cell>
          <table:table-cell table:style-name="ce7" office:value-type="string">
            <text:p>This small sphere of thick glass weighs 1 pound. If you are within 60 feet of it, you can speak its command word and cause it to emanate the Light or Daylight spell. Once used, the Daylight effect can't be used again until the next dawn. You can speak another command word as an action to make the illuminated globe rise into the air and float no more than 5 feet off the ground. The globe hovers in this way until you or another creature grasps it. If you move more than 60 feet from the hovering globe, it follows you until it is within 60 feet of you. It takes the shortest route to do so. If prevented from moving, the globe sinks gently to the ground and becomes inactive, and its light winks out.</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Ear Horn of Hearing </text:p>
          </table:table-cell>
          <table:table-cell table:style-name="ce7" office:value-type="string">
            <text:p>While held up to your ear, this horn suppresses the effects of the deafened condition on you, allowing you to hear normally.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Elixir of Health </text:p>
          </table:table-cell>
          <table:table-cell table:style-name="ce7" office:value-type="string">
            <text:p>When you drink this potion, it cures any disease afflicting you, and it removes the blinded, deafened, paralyzed, and poisoned conditions. The clear red liquid has tiny bubbles of light in it.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Enduring Spellbook </text:p>
          </table:table-cell>
          <table:table-cell table:style-name="ce7" office:value-type="string">
            <text:p>This spellbook, along with anything written on its pages, can't be damaged by fire or immersion in water. In addition, the spellbook doesn't deteriorate with ag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Ersatz Eye </text:p>
          </table:table-cell>
          <table:table-cell table:style-name="ce7" office:value-type="string">
            <text:p>This artificial eye replaces a real one that was lost or removed. While the ersatz eye is embedded in your eye socket, it can't be removed by anyone other than you, and you can see through the tiny orb as though it were a normal eye.</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Everbright Lantern </text:p>
          </table:table-cell>
          <table:table-cell table:style-name="ce7" office:value-type="string">
            <text:p>This bullseye lantern contains an Eberron dragonshard that sheds light comparable to that produced by a Continual Flame spell. An everbright lantern sheds light in a 120-foot cone; the closest 60 feet is bright light, and the farthest 60 feet is dim light.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Eye of the Bookwurm </text:p>
          </table:table-cell>
          <table:table-cell table:style-name="ce7" office:value-type="string">
            <text:p>This small, glass sphere is enchanted with weak divination magics to help you find specific words or phrases in writing. It has a stylized iris etched into the glass. You can use a bonus action to speak the eye’s command word aloud, followed by the word or phrase you’re searching for. The word or phrase magically appears and floats within the sphere. By holding the eye in a free hand, your vision becomes magically enhanced to subconsciously highlight the word or phrase you searched for in a green light wherever you see it. Once you’ve used the eye’s ability for the first time, you can change the word or phrase as many times as you like for the next hour, after which the item can’t be used again until the following daw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Eyes of Charming </text:p>
          </table:table-cell>
          <table:table-cell table:style-name="ce7" office:value-type="string">
            <text:p>These crystal lenses fit over the eyes. They have 3 charges. While wearing them, you can expend 1 charge as an action to cast the Charm Person spell (save DC 13) on a humanoid within 30 feet of you, provided that you and the target can see each other. The lenses regain all expended charges daily a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Glamerweave </text:p>
          </table:table-cell>
          <table:table-cell table:style-name="ce7" office:value-type="string">
            <text:p>Glamerweave is clothing imbued with harmless illusory magic. While wearing the common version of these clothes, you can use a bonus action to create a moving illusory pattern within the cloth.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Griffon Coinpouch </text:p>
          </table:table-cell>
          <table:table-cell table:style-name="ce7" office:value-type="string">
            <text:p>This stylized purse is sewn and stitched in the style of the griffon's saddlebag, a classic treasure and character from children's stories and legends. The purse is 6 inches across and holds up to 1,000 coins. Coins taken from the purse are miraculously clean and shiny, as if freshly minted. The bag always weighs 1 pound, regardless of the number of coins within it. At the GM’s discretion, a small slip of parchment can be found folded among the coins inside. The parchment can have anything on it, although it usually carries enigmatic warnings or peculiar words of guidanc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Hat of Vermin </text:p>
          </table:table-cell>
          <table:table-cell table:style-name="ce7" office:value-type="string">
            <text:p>This hat has 3 charges. While holding the hat, you can use an action to expend 1 of its charges and speak a command word that summons your choice of a bat, a frog, or a rat (see the Player's Handbook or the Monster Manual for statistics). The summoned creature magically appears in the hat and tries to get away from you as quickly as possible. The creature is neither friendly nor hostile, and it isn't under your control. It behaves as an ordinary creature of its kind and disappears after 1 hour or when it drops to 0 hit points. The hat regains all expended charges daily at daw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Hat of Wizardry </text:p>
          </table:table-cell>
          <table:table-cell table:style-name="ce7" office:value-type="string">
            <text:p>This antiquated, cone-shaped hat is adorned with gold crescent moons and stars. While you are wearing it, you gain the following benefits: You can use the hat as a spellcasting focus for your wizard spells. You can try to cast a cantrip that you don't know. The cantrip must be on the Wizard spell list, and you must make a DC 10 Intelligence (Arcana) check. If the check succeeds, you cast the spell. If the check fails, so does the spell, and the action used to cast the spell is wasted. In either case, you can't use this property again until you finish a long rest.</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Heward's Handy Spice Pouch </text:p>
          </table:table-cell>
          <table:table-cell table:style-name="ce7" office:value-type="string">
            <text:p>This belt pouch appears empty and has 10 charges. While holding the pouch, you can use an action to expend 1 of its charges, speak the name of any nonmagical food seasoning (such as salt, pepper, saffron, or cilantro), and remove a pinch of the desired seasoning from the pouch. A pinch is enough to season a single meal. The pouch regains 1d6 + 4 expended charges daily at daw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Illuminator's Tattoo </text:p>
          </table:table-cell>
          <table:table-cell table:style-name="ce7" office:value-type="string">
            <text:p>Produced by a special needle, this magic tattoo features beautiful calligraphy, images of writing implements, and the like. <text:span text:style-name="T1">Tattoo </text:span><text:span text:style-name="T1">Attunement:</text:span>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text:span text:style-name="T1">Magical </text:span><text:span text:style-name="T1">Scribing:</text:span> While this tattoo is on your skin, you can write with your fingertip as if it were an ink pen that never runs out of ink. As an action, you can touch a piece of writing up to one page in length and speak a creature's name. The writing becomes invisible to everyone other than you and the named creature for the next 24 hours. Either of you can dismiss the invisibility by touching the script (no action required). Once used, this action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Instrument of Illusions </text:p>
          </table:table-cell>
          <table:table-cell table:style-name="ce7" office:value-type="string">
            <text:p>While you are playing this musical instrument, you can create harmless, illusory visual effects within a 5-foot-radius sphere centered on the instrument. If you are a bard, the radius increases to 15 feet. Sample visual effects include luminous musical notes, a spectral dancer, butterflies, and gently falling snow. The magical effects have neither substance nor sound, and they are obviously illusory. The effects end when you stop playing.</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Keycoin </text:p>
          </table:table-cell>
          <table:table-cell table:style-name="ce7" office:value-type="string">
            <text:p>This brass coin is 1 inch in diameter and has a keyhole-shaped hole at its center. You can use an action to insert the coin into a keyhole within your reach, causing the door to magically unlock. The coin disappears once it enters the keyhole, even if the door was already unlocked. The coin magically shrinks to fit a smaller keyhole. If the door or lock is held shut with arcane lock, that spell is suppressed for 10 minutes, during which time the door or lock can be opened and shut normally. A keycoin's magic isn't lost after it's been used. Instead, it magically reappears in a random location 1d100 miles away from you.</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Lock of Trickery </text:p>
          </table:table-cell>
          <table:table-cell table:style-name="ce7" office:value-type="string">
            <text:p>This lock appears to be an ordinary lock (of the type described in chapter 5 of the Player's Handbook) and comes with a single key. The tumblers in this lock magically adjust to thwart burglars. Dexterity checks made to pick the lock have disadvantag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Masque Charm </text:p>
          </table:table-cell>
          <table:table-cell table:style-name="ce7" office:value-type="string">
            <text:p>A masque charm is a small silver pin. While wearing this charm, you can use an action to cast the Disguise Self spell (DC 13 to discern the disguise). Once the spell is cast, it can't be cast from the charm again until the next sunset. When casting the spell, you can have the spell last for its normal 1 hour duration or for 6 hours. If you choose the 6-hour duration, the charm becomes nonmagical when the spell ends. In either case, the spell ends if the charm is removed from you.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Moon-Touched Sword </text:p>
          </table:table-cell>
          <table:table-cell office:value-type="string">
            <text:p>In darkness, the unsheathed blade of this sword sheds moonlight, creating bright light in a 15-foot radius and dim light for an additional 15 feet. </text:p>
          </table:table-cell>
          <table:table-cell table:number-columns-repeated="2" office:value-type="string">
            <text:p>N</text:p>
          </table:table-cell>
          <table:table-cell office:value-type="string">
            <text:p>N/A</text:p>
          </table:table-cell>
          <table:table-cell table:style-name="ce7" office:value-type="string">
            <text:p>500gp</text:p>
          </table:table-cell>
        </table:table-row>
        <table:table-row table:style-name="ro1">
          <table:table-cell table:style-name="ce14" office:value-type="string">
            <text:p>Orb of Direction </text:p>
          </table:table-cell>
          <table:table-cell table:style-name="ce7" office:value-type="string">
            <text:p>While holding this orb, you can use an action to determine which way is north. This property functions only on the Material Plan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Orb of Time </text:p>
          </table:table-cell>
          <table:table-cell table:style-name="ce7" office:value-type="string">
            <text:p>While holding this orb, you can use an action to determine whether it is morning, afternoon, evening, or nighttime outside. This property functions only on the Material Plan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ipe of Remembrance </text:p>
          </table:table-cell>
          <table:table-cell table:style-name="ce7" office:value-type="string">
            <text:p>This long, delicate wooden pipe features a bowl made from smooth river stone. When the pipe is lit. smoke exhaled from it does not dissipate, instead lingering around the bearer. After 10 minutes, the smoke forms moving shapes that reenact the bearer's most impressive and heroic achievements for 5 minutes. When this realistic performance is complete, the smoke dissipates. The pipe can't be used this way again until the next daw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Pipe of Smoke Monsters </text:p>
          </table:table-cell>
          <table:table-cell table:style-name="ce7" office:value-type="string">
            <text:p>While smoking this pipe, you can use an action to exhale a puff of smoke that takes the form of a single creature, such as a dragon, a flumph, or a froghemoth. The form must be small enough to fit in a 1-foot cube and loses its shape after a few seconds, becoming an ordinary puff of smok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Pole of Angling </text:p>
          </table:table-cell>
          <table:table-cell table:style-name="ce7" office:value-type="string">
            <text:p>While holding this 10-foot pole, you can speak a command word and transform it into a fishing pole with a hook, a line, and a reel. Speaking the command word again changes the fishing pole back into a normal 10-foot pol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le of Collapsing </text:p>
          </table:table-cell>
          <table:table-cell table:style-name="ce7" office:value-type="string">
            <text:p>While holding this 10-foot pole, you can use an action to speak a command word and cause it to collapse into a 1-foot-long rod, for ease of storage. The pole's weight doesn't change. You can use an action to speak a different command word and cause the rod to revert to a pole; however, the rod will elongate only as far as the surrounding space allow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Pop Up Business Card </text:p>
          </table:table-cell>
          <table:table-cell table:style-name="ce7" office:value-type="string">
            <text:p>This two by three inch paper card somehow weighs 1 pound and feels like it's made of wood and metal. It looks like a wooden shop sign with a painted lantern on either side. You can use an action to toss the card to a point on the ground within 10 feet of you and speak its command word. The card then magically unfolds to instantly reveal a wooden market stall. A lawful neutral goblin merchant stands behind the stall, who has at least one piece of each type of adventuring gear for sale, as listed in the Basic Rules. The goblin also has 1d4 − 1 potions of healing, and is unwilling to barter, haggle, or buy anything offered to it. When the goblin senses that there's no more business to be done, it snaps its fingers and disappears in a puff of smoke, along with the stall. If the goblin is harmed, both it and the stall immediately disappear. In either case, the card is then destroyed.</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rtal Compass </text:p>
          </table:table-cell>
          <table:table-cell table:style-name="ce7" office:value-type="string">
            <text:p>This portable arcane instrument points in the direction of the last portal it passed through while it and the portal are on the same plane of existence. If that portal no longer exists, the needle becomes static until the compass passes through a new portal.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t of Awakening </text:p>
          </table:table-cell>
          <table:table-cell table:style-name="ce7" office:value-type="string">
            <text:p>If you plant an ordinary shrub in this 10-pound clay pot and let it grow for 30 days, the shrub magically transforms into an awakened shrub (see the Monster Manual for statistics) at the end of that time. When the shrub awakens, its roots break the pot, destroying it. The awakened shrub is friendly toward you. Absent commands from you, it does nothing.</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Potion of Climbing </text:p>
          </table:table-cell>
          <table:table-cell table:style-name="ce7" office:value-type="string">
            <text:p>When you drink this potion, you gain a climbing speed equal to your walking speed for 1 hour. During this time, you have advantage on Strength (Athletics) checks you make to climb. The potion is separated into brown, silver, and gray layers resembling bands of stone. Shaking the bottle fails to mix the color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tion of Diminution </text:p>
          </table:table-cell>
          <table:table-cell table:style-name="ce7" office:value-type="string">
            <text:p>When you drink this potion, you gain the "reduce" effect of the Enlarge/Reduce spell for 1d4 hours (no concentration required). The red in the potion's liquid continuously contracts to a tiny bead and then expands to color the clear liquid around it. Shaking the bottle fails to interrupt this proces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tion of Fire Breath </text:p>
          </table:table-cell>
          <table:table-cell table:style-name="ce7" office:value-type="string">
            <text:p>After drinking this potion, you can use a bonus action to exhale fire at a target within 30 feet of you. The target must make a DC 13 Dexterity saving throw, taking 4d6 fire damage on a failed save, or half as much damage on a successful one. The effect ends after you exhale the fire three times or when 1 hour has passed. This potion's orange liquid flickers, and smoke fills the top of the container and wafts out whenever it is opened.</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Potion of Growth </text:p>
          </table:table-cell>
          <table:table-cell table:style-name="ce7" office:value-type="string">
            <text:p>When you drink this potion, you gain the "enlarge" effect of the Enlarge/Reduce spell for 1d4 hours (no concentration required). The red in the potion's liquid continuously expands from a tiny beat to color the clear liquid around it and then contracts. Shaking the bottle fails to interrupt this proces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Potion of Invisibility </text:p>
          </table:table-cell>
          <table:table-cell table:style-name="ce7" office:value-type="string">
            <text:p>This potion's container looks empty but feels as though it holds liquid. When you drink it, you become invisible for 1 hour. Anything you wear or carry is invisible with you. The effect ends early if you attack or cast a spell.</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otion of Mind Reading </text:p>
          </table:table-cell>
          <table:table-cell table:style-name="ce7" office:value-type="string">
            <text:p>When you drink this potion, you gain the effect of the Detect Thoughts spell (save DC 13). The potion's dense, purple liquid has an ovoid cloud of pink floating in it.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Potion Of Polychromy </text:p>
          </table:table-cell>
          <table:table-cell table:style-name="ce7" office:value-type="string">
            <text:p>When you drink this potion, you and everything you are wearing or carrying take on a rainbow-hued appearance for 1 hour. During that time, you can use a bonus action to turn any color or combination of colors you choose. If you mimic the colors of your surroundings, your hues continually shift to match your surroundings, and you have advantage on Dexterity (Stealth) checks until you change your colors again or the potion wears off. The potion is separated into seven brightly colored bands of immiscible liquids and has a syrupy tast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Potion of Psionic Fortitude </text:p>
          </table:table-cell>
          <table:table-cell table:style-name="ce7" office:value-type="string">
            <text:p>When you drink this potion, you have advantage for 1 hour on saving throws you make to avoid or end the charmed or stunned condition on yourself. This black potion swirls with shimmering flecks of pink and purpl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Potion of Vitality </text:p>
          </table:table-cell>
          <table:table-cell table:style-name="ce7" office:value-type="string">
            <text:p>When you drink this potion, it removes any exhaustion you are suffering and cures any disease or poison affecting you. For the next 24 hours, you regain the maximum number of hit points for any Hit Die you spend. The potion's crimson liquid regularly pulses with dull light, calling to mind a heartbeat.</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Prosthetic Limb </text:p>
          </table:table-cell>
          <table:table-cell table:style-name="ce7" office:value-type="string">
            <text:p>This item replaces a lost limb a hand, an arm, a foot, a leg, or a similar body part. While the prosthetic is attached, it functions identically to the part it replaces. You can detach or reattach it as an action, and it can't be removed against your will. It detaches if you di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Quaal's Feather Token (Whip)</text:p>
          </table:table-cell>
          <table:table-cell table:style-name="ce7" office:value-type="string">
            <text:p>This tiny object looks like a feather. Different types of feather tokens exist, each with a different single-use effect. The DM chooses the kind of token or determines it randomly. You can use an action to throw the token to a point within 10 feet of you. The token disappears, and a floating whip takes its place. You can then use a bonus action to make a melee spell attack against a creature within 10 feet of the whip, with an attack bonus of +9. On a hit, the target takes 1d6 + 5 force damage. As a bonus action on your turn, you can direct the whip to fly up to 20 feet and repeat the attack against a creature within 10 feet of it. The whip disappears after 1 hour, when you use an action to dismiss it, or when you are incapacitated or die.</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Ravenheart's Origami Ravens </text:p>
          </table:table-cell>
          <table:table-cell table:style-name="ce7" office:value-type="string">
            <text:p>This slim wooden carrying case holds three dark paper birds. While holding a paper bird, you can use an action to speak its command phrase, "By fold and feather, fly." When you do, the paper springs to life and transforms into a raven for 1 hour. For the duration, the raven is treated as if it were your familiar summoned by the find familiar spell. Its animal form can't be changed. The raven reverts to its paper form at the end of the hour, if it's reduced to 0 hit points, or if you dismiss it. When it does, it immediately tears itself to tiny paper shreds and is destroyed.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Ring of Animal Influence </text:p>
          </table:table-cell>
          <table:table-cell table:style-name="ce7" office:value-type="string">
            <text:p>This ring has 3 charges, and it regains 1d3 expended charges daily at dawn. While wearing the ring, you can use an action to expend 1 of its charges to cast one of the following spells: Animal Friendship (save DC 13) Fear (save DC 13), targeting only beasts that have an Intelligence of 3 or lower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Ring of Names </text:p>
          </table:table-cell>
          <table:table-cell table:style-name="ce7" office:value-type="string">
            <text:p>A thin strip of parchment lines the inside of this brass signet ring. When you shake hands with a humanoid, you can make a Wisdom (Insight) check contested by the target's Charisma (Deception) check. On a success, the target's name becomes written on the ring's parchment, which you magically learn. If the creature has multiple names or is secretive about its true identity, the written name is the one that it would be willing to share with a casual acquaintance. Regardless, a creature is unaware of this effect. Once a name has been written on the parchment, this property of the ring can’t be used again until the next dawn, at which time the name disappears from the ring's parchment.</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Ring Of Puzzler's Wit</text:p>
          </table:table-cell>
          <table:table-cell table:style-name="ce7" office:value-type="string">
            <text:p>This gold ring bears a fluorite stone and is enchanted to sharpen the wearer’s mind. The ring has 3 charges and regains 1d4 − 1 expended charges daily at dawn. When you make an Intelligence check, you can expend 1 charge to grant yourself advantage on the check.</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3" office:value-type="string">
            <text:p>Ring of the Orator</text:p>
          </table:table-cell>
          <table:table-cell table:style-name="ce7" office:value-type="string">
            <text:p>This ring has 6 charges. While you wear it, you can expend 1 of its charges to project your voice to be heard clearly by all creatures within 1 mile of yourself, regardless of intervening noise, for 1 minute. Magical silence, 1 foot of stone, 1 inch of common metal, a thin sheet of lead, or 3 feet of wood blocks this projection. If you project your voice while speaking a language the listening creatures don’t understand, you can make the creatures understand what you’re saying. You must be able to see the creatures to make them understand. The ring regains 1d6 expended charges daily a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Ring of Truth Telling </text:p>
          </table:table-cell>
          <table:table-cell table:style-name="ce7" office:value-type="string">
            <text:p>While wearing this ring, you have advantage on Wisdom (Insight) checks to determine whether someone is lying to you.</text:p>
          </table:table-cell>
          <table:table-cell office:value-type="string">
            <text:p>Y</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Rope Caster </text:p>
          </table:table-cell>
          <table:table-cell table:style-name="ce7" office:value-type="string">
            <text:p>(Hand Crossbow)This magic weapon is a favorite among infiltrators. Its firing mechanism has no string, unlike other crossbows. Instead, this weapon can only be loaded with rope. As a bonus action, you can load a length of rope into the crossbow. When you do, individual strands from the rope magically latch onto the weapon's limbs and pull the mechanism taut. You can make a ranged attack with the crossbow to fire the rope at a willing creature or an object within range that isn't being worn or carried. If it hits, the target takes no damage from the attack but is bound by the rope. If the rope is long enough, it magically wraps around the target in a single loop and securely ties itself, leaving the remaining rope to hang from the knot. If the target is a willing creature, the rope ties itself around the creature's chest or waist as a harness but does not restrain them. If the attack hits an unwilling creature, the rope falls harmlessly to the ground without being tied. A creature can use its action to make a DC 10 Strength or Dexterity check, releasing a bound object within its reach on a succes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Rope of Mending </text:p>
          </table:table-cell>
          <table:table-cell table:style-name="ce7" office:value-type="string">
            <text:p>You can cut this 50-foot coil of hempen rope into any number of smaller pieces, and then use an action to speak a command word and cause the pieces to knit back together. The pieces must be in contact with each other and not otherwise in use. A rope of mending is forever shortened if a section of it is lost or destroyed.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Scroll of Mapping </text:p>
          </table:table-cell>
          <table:table-cell table:style-name="ce7" office:value-type="string">
            <text:p>By using an action to read the scroll, you cause the arcane script on the page to vanish and become an inked map of the surrounding area. The map shows the area in a 1-mile radius centered on the point where you read the scroll and indicates both structures and topography. By touching the map, a small light appears at your location to indicate where you are. Using a series of natural gestures when touching the page, you can cause the map to change its scale or displayed portion of the area. The scroll isn't destroyed when you read it, but can't be used again to create a different map.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22" office:value-type="string">
            <text:p>Seeker Dart </text:p>
          </table:table-cell>
          <table:table-cell table:style-name="ce7" office:value-type="string">
            <text:p>(Dart) This small dart is decorated with designs like windy spirals that span the length of its shaft. When you whisper the word “seek” and hurl this dart, it seeks out a target of your choice within 120 feet of you. You must have seen the target before, but you don’t need to see it now. If the target isn’t within range or if there is no clear path to it, the dart falls to the ground, its magic spent and wasted. Otherwise, elemental winds guide the dart instantly through the air to the target. The dart can pass though openings as narrow as 1 inch wide and can change direction to fly around corners. When the dart reaches its target, the target must succeed on a DC 16 Dexterity saving throw or take 1d4 piercing damage and 3d4 lightning damage. The dart’s magic is then spent, and it becomes an ordinary dart.</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Shield of Expression </text:p>
          </table:table-cell>
          <table:table-cell table:style-name="ce7" office:value-type="string">
            <text:p>The front of this shield is shaped in the likeness of a face. While bearing the shield, you can use a bonus action to alter the face's expressio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hiftweave </text:p>
          </table:table-cell>
          <table:table-cell table:style-name="ce7" office:value-type="string">
            <text:p>When a suit of shiftweave is created, up to five different outfits can be embedded into the cloth. While wearing the clothing, you can speak its command word as a bonus action to transform your outfit into your choice of one of the other designs contained within it. Regardless of its appearance, the outfit can't be anything but clothing. Although it can duplicate the look of other magical clothing, it doesn't gain their magical properties.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Smoldering Armor </text:p>
          </table:table-cell>
          <table:table-cell table:style-name="ce7" office:value-type="string">
            <text:p>(Any Armor) Wisps of harmless, odorless smoke rise from this armor while it is wor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pell Gem (Cantrip)</text:p>
          </table:table-cell>
          <table:table-cell table:style-name="ce7" office:value-type="string">
            <text:p>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3 ATT +5 Obsidian</text:p>
          </table:table-cell>
          <table:table-cell office:value-type="string">
            <text:p>Optional</text:p>
          </table:table-cell>
          <table:table-cell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pell Scroll (2nd)</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3 Att +5</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pellwrought Tattoo (2nd)</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3 Att +5</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Squasher </text:p>
          </table:table-cell>
          <table:table-cell table:style-name="ce7" office:value-type="string">
            <text:p>(Greatclub) This enormous squash is strangely durable and makes for a functional magic weapon. Druids wielding squasher are proficient with the weapon and can use their Wisdom modifier for the weapon’s attack and damage rolls instead of Strength.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Staff of Adornment </text:p>
          </table:table-cell>
          <table:table-cell table:style-name="ce7" office:value-type="string">
            <text:p>If you place an object weighing no more than 1 pound (such as a shard of crystal, an egg, or a stone) above the tip of the staff while holding it, the object floats an inch from the staff's tip and remains there until it is removed or until the staff is no longer in your possession. The staff can have up to three such objects floating over its tip at any given time. While holding the staff, you can make one or more of the objects slowly spin or turn in place.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taff of Birdcalls </text:p>
          </table:table-cell>
          <table:table-cell table:style-name="ce7" office:value-type="string">
            <text:p>This wooden staff is decorated with bird carvings. It has 10 charges. While holding it, you can use an action to expend 1 charge from the staff and cause it to create one of the following sounds out to a range of 60 feet: a finch's chirp, a raven's caw, a duck's quack, a chicken's cluck, a goose's honk, a loon's call, a turkey's gobble, a seagull's cry, an owl's hoot, or an eagle's shriek. The staff regains 1d6 + 4 expended charges daily at dawn. If you expend the last charge, roll a d20. On a 1, the staff explodes in a harmless cloud of bird feathers and is lost forever.</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Staff of Flowers </text:p>
          </table:table-cell>
          <table:table-cell table:style-name="ce7" office:value-type="string">
            <text:p>This wooden staff has 10 charges. While holding it, you can use an action to expend 1 charge from the staff and cause a flower to sprout from a patch of earth or soil within 5 feet of you, or from the staff itself. Unless you choose a specific kind of flower, the staff creates a mild-scented daisy. The flower is harmless and nonmagical, and it grows or withers as a normal flower would. The staff regains 1d6 + 4 expended charges daily at dawn. If you expend the last charge, roll a d20. On a 1, the staff turns into flower petals and is lost forever.</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Subtle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You cast the spell without any somatic or verbal components for this casting.</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2" office:value-type="string">
            <text:p>Tankard of Plenty </text:p>
          </table:table-cell>
          <table:table-cell table:style-name="ce7" office:value-type="string">
            <text:p>This golden stein is decorated with dancing dwarves and grain patterns. If you speak the command word (“Illefarn”) while grasping the handle, the tankard fills with three pints of rich dwarven ale. The tankard has 3 charges. Using the tankard’s property expends 1 charge, and the tankard regains all expended charges daily at daw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14" office:value-type="string">
            <text:p>Tankard of Sobriety </text:p>
          </table:table-cell>
          <table:table-cell table:style-name="ce7" office:value-type="string">
            <text:p>This tankard has a stern face sculpted into one side. You can drink ale, wine, or any other nonmagical alcoholic beverage poured into it without becoming inebriated. The tankard has no effect on magical liquids or harmful substances such as poiso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Tea Weird </text:p>
          </table:table-cell>
          <table:table-cell table:style-name="ce7" office:value-type="string">
            <text:p>This Tiny, sentient fragment of a charmed water elemental has an endless desire to create tea. When given a leaf or other potential tea ingredient, its watery form gurgles happily as it begins to steep it, magically heating the water surrounding the ingredient to its ideal brewing temperature. It only picks up materials it chooses to and can control whether or not it's wet to the touch. The tea weird can inhabit up to 1 gallon of water, or as little as 1 ounce. Any water controlled by the tea weird is magical for the duration. The tea weird is considered a magical object and is not a creature. It has a speed of 5 feet and can hover up to 5 feet off the ground. It has AC 10, 10 hit points, and has resistance to all damage. The tea weird regains all its hit points if given at least 1 ounce of water. Drinking the entire tea weird is harmless to you, but destroys the item. Sentience. The tea weird is a sentient chaotic good item with an Intelligence of 3, a Wisdom of 8, and a Charisma of 6. It has hearing and darkvision out to a range of 60 feet. It can't speak or read, but understands Aquan and Common. Personality. The tea weird is dedicated to making tea. It will happily collect moisture, steep it with fresh ingredients, and then separate itself from the freshly brewed tea by pouring it into a cup or similar vessel. It avoids combat at all costs and enjoys resting in cups, kettles, or the pockets of friendly creature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Wand of Conducting </text:p>
          </table:table-cell>
          <table:table-cell table:style-name="ce7" office:value-type="string">
            <text:p>This wand has 3 charges. While holding it, you can use an action to expend 1 of its charges and create orchestral music by waving it around. The music can be heard out to a range of 60 feet and ends when you stop waving the wand. The wand regains all expended charges daily at dawn. If you expend the wand's last charge, roll a d20. On a 1, a sad tuba sound plays as the wand crumbles to dust and is destroyed.</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Wand of Magic Detection </text:p>
          </table:table-cell>
          <table:table-cell table:style-name="ce7" office:value-type="string">
            <text:p>This wand has 3 charges. While holding it, you can expend 1 charge as an action to cast the Detect Magic spell from it. The wand regains 1d3 expended charges daily at dawn. </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2" office:value-type="string">
            <text:p>Wand of Pyrotechnics </text:p>
          </table:table-cell>
          <table:table-cell table:style-name="ce7" office:value-type="string">
            <text:p>This wand has 7 charges. While holding it, you can use an action to expend 1 of its charges and create a harmless burst of multicolored light at a point you can see up to 60 feet away. The burst of light is accompanied by a crackling noise that can be heard up to 300 feet away. The light is as bright as a torch flame but lasts only a second. The wand regains 1d6 + 1 expended charges daily at dawn. If you expend the wand's last charge, roll a d20. On a 1, the wand erupts in a harmless pyrotechnic display and is destroyed.</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Wand of Scowls </text:p>
          </table:table-cell>
          <table:table-cell table:style-name="ce7" office:value-type="string">
            <text:p>This wand has 3 charges. While holding it, you can use an action to expend 1 of its charges and target a humanoid you can see within 30 feet of you. The target must succeed on a DC 10 Charisma saving throw or be forced to scowl for 1 minute. The wand regains all expended charges daily at dawn. If you expend the wand's last charge, roll a d20. On a 1, the wand transforms into a Wand of Smile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table-cell table:style-name="ce14" office:value-type="string">
            <text:p>Wand of Smiles </text:p>
          </table:table-cell>
          <table:table-cell table:style-name="ce7" office:value-type="string">
            <text:p>This wand has 3 charges. While holding it, you can use an action to expend 1 of its charges and target a humanoid you can see within 30 feet of you. The target must succeed on a DC 10 Charisma saving throw or be forced to smile for 1 minute. The wand regains all expended charges daily at dawn. If you expend the wand's last charge, roll a d20. On a 1, the wand transforms into a Wand of Scowls.</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7">
          <table:table-cell table:style-name="ce4" office:value-type="string">
            <text:p>Webgrip Rucksack </text:p>
          </table:table-cell>
          <table:table-cell table:style-name="ce7" office:value-type="string">
            <text:p>This spiderskin bag is lined with a thin layer of adhesive web. Items stored inside the bag are held in place by the web, preventing stored items from clattering around or being removed without your knowledge. While you’re wearing the bag, creatures other than you have disadvantage on Dexterity (Sleight of Hand) checks to steal from the bag. The bag and its eight straps adhere to the surface they’re pressed against, such as your torso or the wall of a tavern. If you’re wearing the bag, you can gently remove the straps from your body as an action. Other creatures that attempt to wrench the bag from you make any Strength checks to do so with disadvantage. The bag can hold up to 8 cubic feet or 80 pounds. Spiderskin is pliable and stretches easily, allowing the bag to shrink and grow to accommodate the objects placed inside to some degree. Even though the eyes adorning the bag are lifeless and unmoving, they still blink on rare occasion.</text:p>
          </table:table-cell>
          <table:table-cell table:number-columns-repeated="2" office:value-type="string">
            <text:p>N</text:p>
          </table:table-cell>
          <table:table-cell office:value-type="string">
            <text:p>N/A</text:p>
          </table:table-cell>
          <table:table-cell table:style-name="ce10" office:value-type="string">
            <text:p>500gp</text:p>
          </table:table-cell>
        </table:table-row>
        <table:table-row table:style-name="ro1" table:number-rows-repeated="1048487">
          <table:table-cell table:number-columns-repeated="6"/>
        </table:table-row>
        <table:table-row table:style-name="ro1">
          <table:table-cell table:number-columns-repeated="6"/>
        </table:table-row>
      </table:table>
      <table:table table:name="Class IV" table:style-name="ta1" table:print="false">
        <office:forms form:automatic-focus="false" form:apply-design-mode="false"/>
        <table:table-column table:style-name="co9" table:default-cell-style-name="ce16"/>
        <table:table-column table:style-name="co10" table:default-cell-style-name="Default"/>
        <table:table-column table:style-name="co11" table:default-cell-style-name="Default"/>
        <table:table-column table:style-name="co3" table:number-columns-repeated="3" table:default-cell-style-name="Default"/>
        <table:table-row table:style-name="ro1">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1">
          <table:table-cell table:style-name="ce4" office:value-type="string">
            <text:p>Aged Goodberry Wine </text:p>
          </table:table-cell>
          <table:table-cell office:value-type="string">
            <text:p>This bottle of thick red wine is miraculously made from magical goodberries and peonies using a closely kept family recipe. It tastes fruity and floral, with notes of honey and the feeling of a fresh breeze, and is deeply rejuvenating. The bottle comes with 8 servings of the syrupy potion, which each take 1 minute to drink. When you drink this wine, you can regain hit points by spending any number of Hit Dice, as if you'd finished a short rest. You regain 1 extra hit point for each Hit Die you spend in this way. The wine provides enough nourishment to sustain a creature for one day. In addition, for the next hour, whenever you roll a Wisdom or Charisma ability check or saving throw, you add 1d4 to the total of the roll.</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Ammunition +1</text:p>
          </table:table-cell>
          <table:table-cell table:style-name="ce7" office:value-type="string">
            <text:p>You have a bonus to attack and damage rolls made with this piece of magic ammunition. The bonus is determined by the rarity of the ammunition. Once it hits a target, the ammunition is no longer magical.</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Amulet of the Drunkard</text:p>
          </table:table-cell>
          <table:table-cell table:style-name="ce7" office:value-type="string">
            <text:p>This amulet smells of old, ale-stained wood. While wearing it, you can regain 4d4 + 4 hit points when you drink a pint of beer, ale, mead, or wine. Once the amulet has restored hit points, it can't do so again until the next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Armor Of Fungal Spores </text:p>
          </table:table-cell>
          <table:table-cell table:style-name="ce7" office:value-type="string">
            <text:p>(Medium) While wearing this armor, you can take a bonus action to make the armor emit poisonous spores, which fill a 10-foot-radius sphere centered on yourself. Each creature in that area must succeed on a DC 15 Constitution saving throw or have the poisoned condition until the end of your next turn. Once this property is used, it can’t be used again until the next daw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Badge of the Savant </text:p>
          </table:table-cell>
          <table:table-cell table:style-name="ce7" office:value-type="string">
            <text:p>A badge of the savant is a platinum bookplate that can be magically affixed to a wizard's spellbook. Each badge features a design that represents a different school of magic. While a badge is attached to the cover of your spellbook, the gold and time you must spend to copy a spell of that badge's school of magic into your spellbook is halved. You can collect multiple of these plates and fit them onto the cover of your spellbook, allowing you to gain this benefit for multiple schools of magic at once. You can use an action to attach or remove a badge from a spellbook by expending a spell slot of a level equal to 1 plus the number of badges already on the book (a maximum of a 9th level spell slo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Balance of Harmony </text:p>
          </table:table-cell>
          <table:table-cell table:style-name="ce7" office:value-type="string">
            <text:p>This scale bears celestial symbols on one pan and fiendish symbols on the other. You can use the scale to cast Detect Evil and Good as a ritual. Doing so requires you to place the scale on a solid surface, then sprinkle the pans with holy water or place a transparent gem worth 100 gp in each pan. The scale remains motionless if it detects nothing, tips to one side or the other for good (consecrated) or evil (desecrated), and fluctuates slightly if it detects a creature appropriate to the spell but neither good nor evil. By touching the scales after casting the ritual, you instantly learn any information the spell can normally convey, and then the effect end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Bell Branch </text:p>
          </table:table-cell>
          <table:table-cell table:style-name="ce7" office:value-type="string">
            <text:p>This silver implement is shaped like a tree branch and is strung with small golden bells. The branch is a spellcasting focus for your spells while you hold it. The branch has 3 charges, and it regains 1d3 expended charges daily at dawn. You can use the charges in the following ways while holding it: As a bonus action, you can expend 1 charge to detect the presence of aberrations, celestials, constructs, elementals, fey, fiends, or undead within 60 feet of you. If such creatures are present and don't have total cover from you, the bells ring softly, their tone indicating the creature types present. As an action, you can expend 1 charge to cast Protection from Evil and Good.</text:p>
          </table:table-cell>
          <table:table-cell office:value-type="string">
            <text:p>Druid or Warlock</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Blazeball Bat </text:p>
          </table:table-cell>
          <table:table-cell table:style-name="ce7" office:value-type="string">
            <text:p>(Club or Greatclub) This wooden club is held together by iron rings and smolders with crackling embers while held. When you hit a target with a melee attack using this magic weapon, that target takes an extra 1d4 fire damage. You can use an action while holding the club to speak its command phrase. A ball of fire condenses from the weapon's embers and leaps into the air in front of you. You then strike the ball of fire with the club, launching it toward a target that you can see within range. Make a ranged weapon attack against the target, using your Strength modifier for the attack roll. This special attack has a normal range of 30 feet and a long range of 120 feet. On a hit, the target takes 1d8 + 5 fire damage. Hit or miss, the target and each creature within 10 feet of it must succeed on a DC 15 Dexterity saving throw or take 1d8 fire damage. A creature has advantage on the saving throw if the attack was made at long range. If you roll a 1 when you make this special attack, the ball of fire lands at your feet and detonates. You take 1d8 + 5 fire damage, and each creature within 10 feet of you (including yourself) must also succeed on a DC 15 Dexterity saving throw or take 1d8 fire damag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Boots of Elvenkind </text:p>
          </table:table-cell>
          <table:table-cell table:style-name="ce7" office:value-type="string">
            <text:p>While you wear these boots, your steps make no sound, regardless of the surface you are moving across. You also have advantage on Dexterity (Stealth) checks that rely on moving silently.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3" office:value-type="string">
            <text:p>Boots of False Tracks </text:p>
          </table:table-cell>
          <table:table-cell office:value-type="string">
            <text:p>Only humanoids can wear these boots. While wearing the boots, you can choose to have them leave tracks like those of another kind of humanoid of your size. </text:p>
          </table:table-cell>
          <table:table-cell table:number-columns-repeated="2" office:value-type="string">
            <text:p>N</text:p>
          </table:table-cell>
          <table:table-cell office:value-type="string">
            <text:p>N/A</text:p>
          </table:table-cell>
          <table:table-cell table:style-name="ce7" office:value-type="string">
            <text:p>1250gp</text:p>
          </table:table-cell>
        </table:table-row>
        <table:table-row table:style-name="ro1">
          <table:table-cell table:style-name="ce4" office:value-type="string">
            <text:p>Bottled Will-o'-Wisp </text:p>
          </table:table-cell>
          <table:table-cell table:style-name="ce7" office:value-type="string">
            <text:p>This small bottle carries a will-o'-wisp inside it, as well as a trinket from its previous life. The wisp is magically tethered to the trinket as long as it stays within the bottle, keeping the wisp bound to the bottle and incapable of escape on its own. While holding the bottle, you can use a bonus action to shake it, causing the wisp to glow brighter. The shaken wisp sheds bright light in a 10-foot radius and dim light for an additional 10 feet for up to 1 hour or until you end the effect early (no action required). Alternatively, you can use an action to unstopper the bottle and unleash the wisp in a direction of your choice. The wisp then flies out at a target that you can see within 30 feet of you. Make a ranged spell attack for the wisp, using an attack bonus of +5. On a hit, the target takes 3d8 lightning damage. Hit or miss, the wisp immediately returns to the trinket in the bottle, which you then reseal. If the wisp's attack roll misses the target by 5 or more, there is a 50 percent chance that the wisp breaks its tether to the trinket and doesn't return. When that happens, the wisp becomes hostile to you and your allies. If you're holding the empty bottle, you can use an action to make a Dexterity (Sleight of Hand) check contested by a will-o'-wisp's Dexterity (Acrobatics) check, provided that the wisp is within your reach. On a success, the wisp becomes trapped in the bottle, and a new trinket appears for it. When a wisp becomes untethered from the trinket in the bottle or if the trinket is removed from it, the trinket immediately turns to ash.</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Bounder's Ball </text:p>
          </table:table-cell>
          <table:table-cell table:style-name="ce7" office:value-type="string">
            <text:p>This enchanted strip of metal is bound to a friendly spirit, which emits a faint glow and seems to vibrate with excitement when held. When you throw this item, a playful animal spirit appears beside you and chases after it. Immediately after you throw it, the spirit returns the ball to you. You can attach the bounder's ball to the base of a weapon that does not have the heavy property by pressing it against the weapon for at least 10 minutes. Once you do, you can use a bonus action to speak the ball's command word to cause the weapon to shed bright light in a 10-foot radius and dim light for an additional 10 feet. Speaking the command word again or stowing the weapon puts out the light. When you make a ranged attack with the glowing weapon, the ball's animal spirit appears and happily retrieves it. Immediately after the attack, the spirit returns the weapon to your hand or drops it at your feet (your choice). You can remove the ball from the weapon over the course of a short rest by gently tugging at it, as if from an animal's mouth. The spirit is ethereal and doesn't occupy any space. If you have a companion's band, the spirit can interact with the one created by the ban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Bracer of Flying Daggers </text:p>
          </table:table-cell>
          <table:table-cell office:value-type="string">
            <text:p>This armband appears to have thin daggers strapped to it. As an action, you can pull up to two magic daggers from the bracer and immediately hurl them, making a ranged attack with each dagger. A dagger vanishes if you don't hurl it right away, and the daggers disappear right after they hit or miss. The bracer never runs out of daggers. </text:p>
          </table:table-cell>
          <table:table-cell office:value-type="string">
            <text:p>Y</text:p>
          </table:table-cell>
          <table:table-cell office:value-type="string">
            <text:p>N</text:p>
          </table:table-cell>
          <table:table-cell office:value-type="string">
            <text:p>N/A</text:p>
          </table:table-cell>
          <table:table-cell table:style-name="ce7" office:value-type="string">
            <text:p>1250gp</text:p>
          </table:table-cell>
        </table:table-row>
        <table:table-row table:style-name="ro2">
          <table:table-cell table:style-name="ce13" office:value-type="string">
            <text:p>Breathing Bubble </text:p>
          </table:table-cell>
          <table:table-cell table:style-name="ce7" office:value-type="string">
            <text:p>This translucent, bubble-like sphere has a slightly tacky outer surface, and you gain the item's benefits only while wearing it over your head like a helmet. The bubble contains 1 hour of breathable air. The bubble regains all its expended air daily at daw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actus Mace </text:p>
          </table:table-cell>
          <table:table-cell table:style-name="ce7" office:value-type="string">
            <text:p>(Mace) This magical weapon’s head is an enchanted cactus that rapidly regrows its missing needles. The first target hit by this weapon on each of your turns takes an extra 1d4 piercing damage from the attack.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andleflame Bow </text:p>
          </table:table-cell>
          <table:table-cell table:style-name="ce7" office:value-type="string">
            <text:p>(Any Bow or Crossbow)Wrought from metal in the likeness of a brazier, this ranged weapon's grip has been covered in wax and has a simple candle positioned in front of where the arrow or bolt is fired from. The candle is magic and never runs out of wax, nor can it be removed from the weapon. You can use a bonus action to speak the weapon's command word to cause the candle to light itself, shedding bright light in a 15-foot radius and dim light for an additional 15 feet while it's ablaze. While the candle is lit, this magic weapon deals an extra 2 fire damage to any target it hits with a ranged attack. The candle's flame lasts until you use a bonus action to speak the command word again or until you drop or stow the weapon. If you roll the same number on both d20s when you make a ranged attack roll with advantage or disadvantage using this weapon while its candle is lit, the ammunition becomes wreathed in a conflagration of uncontrollable flames. The arrow or bolt flies toward the target and explodes, destroying the ammunition and dealing 4d6 fire damage to the target on a hit (instead of the attack's normal damage), or half as much damage if the result of the attack roll was less than the target's AC. This fire ignites flammable objects within 5 feet of the target that aren't being worn or carried. This property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Careful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Choose up to three creatures affected by the spell. The chosen creatures automatically succeed on their saving throws against the spell.</text:p>
          </table:table-cell>
          <table:table-cell office:value-type="string">
            <text:p>N</text:p>
          </table:table-cell>
          <table:table-cell table:style-name="default"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hapel Lantern </text:p>
          </table:table-cell>
          <table:table-cell table:style-name="ce7" office:value-type="string">
            <text:p>This stained glass lantern casts colorful lights around it while lit, shedding bright light in a 30-foot radius and dim light for an additional 30 feet. Once lit, it burns for 6 hours on a flask (1 pint) of oil. Alternatively, you can fill the lantern with a flask of holy water. While holding it, you can use an action to magically reduce the light to dim light in a 5-foot radius. When the lantern is lit using holy water, the light that it sheds almost shimmers with divine magic. When lit in this way, any undead creature within the lantern's bright light has disadvantage on any attack roll it makes. Further, if such a creature starts its turn within the bright light, it immediately takes 1d6 radiant damage. Each time that an undead creature takes radiant damage as result of the lantern's bright light, deduct 1 hour from the lantern's total burn tim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Chest of Preserving </text:p>
          </table:table-cell>
          <table:table-cell table:style-name="ce7" office:value-type="string">
            <text:p>This common wondrous item has the following magical property: food and other perishable items do not age or decay while inside it. The chest is 2½ feet long, 1½ feet wide and 1 foot tall with a half barrel lid. It weighs 25 pound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hromacloth </text:p>
          </table:table-cell>
          <table:table-cell office:value-type="string">
            <text:p>(Sling)This silken cloth is enchanted using a unique blend of abjuration and evocation magic, allowing it to be used for a number of purposes. At any one time it can be one of four colors: red, yellow, green, or blue. You can change the chromacloth’s color to another one as an action. You can wear the chromacloth as a headband or wrap to gain resistance to the damage type associated with the cloth’s color. Once the cloth reduces damage taken in this way, it can’t do so again until the following dawn. Alternatively, the cloth can be fashioned to be an effective sling. Ammunition fired from the sling deals damage of a type matching the cloth’s color instead of bludgeoning. Refer to the table below for a reference of the chromacloth’s associated colors and damage types: Red-Fire, Yellow-Lightning, Green-Poison, Blue-Col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Circlet of Blasting </text:p>
          </table:table-cell>
          <table:table-cell office:value-type="string">
            <text:p>While wearing this circlet, you can use an action to cast the Scorching Ray spell with it. When you make the spell's attacks, you do so with an attack bonus of +5. The circlet can't be used this way again until the next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Cloak of Daggers </text:p>
          </table:table-cell>
          <table:table-cell office:value-type="string">
            <text:p>This asymmetrical cloak has a ring of silver daggers along its bottom hem. While wearing the cloak, you have advantage on Dexterity (Stealth) checks while in dim light or darkness. In addition, you can use a bonus action to summon a magic silver dagger to one or both of your hands, provided that they're empty. Each dagger disappears in a puff of smoke after 1 minute or at the end of your turn if you aren't holding it.</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Cursed Luckstone </text:p>
          </table:table-cell>
          <table:table-cell office:value-type="string">
            <text:p>This flat, gray-and-black river stone is inscribed with an unknown arcane symbol and feels cool to the touch. While carrying the stone. you can gain advantage on one ability check of your choice. The stone can't be used this way again until the next dawn.</text:p>
          </table:table-cell>
          <table:table-cell table:number-columns-repeated="2" office:value-type="string">
            <text:p>Y</text:p>
          </table:table-cell>
          <table:table-cell office:value-type="string">
            <text:p>This item is cursed. Attuning to it curses you until you are targeted by a remove curse spell or similar magic. As long as you remain cursed, you cannot discard the stone, which immediately teleports back into your pocket or pack. After you use the stone's magic, your next two ability checks are made with disadvantage.</text:p>
          </table:table-cell>
          <table:table-cell table:style-name="ce10" office:value-type="string">
            <text:p>1250gp</text:p>
          </table:table-cell>
        </table:table-row>
        <table:table-row table:style-name="ro1">
          <table:table-cell table:style-name="ce14" office:value-type="string">
            <text:p>Distant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If the spell has a range of 5 feet or more and doesn’t have a range of self, the spell’s range increases by 100 feet. If the spell has a range of touch, its range becomes 30 fee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Djinn and Tonic (Gaseous Form)</text:p>
          </table:table-cell>
          <table:table-cell office:value-type="string">
            <text:p>The typical djinn and tonic, a common potion, is a specialty alcoholic beverage that causes a magical wind to tussle your hair, cloak, or other clothing dramatically for 1 hour after you drink it. A small mote of mist dances above the potion's liquid and gently stirs it. The beverage is smooth, bubbly, and very refreshing with notes of juniper, elderberries, white peach, and lavender. Due to its magical nature, the alcohol within this potion affects a creature twice as much as the alcohol within a nonmagical beverage. The following djinn and tonic is a rare variant with additional properties. It also tastes better. When you drink this potion, you gain the effect of the gaseous form spell for 10 minutes (no concentration required) or until you end it early using an action. When the effect ends, your form rematerializes in a rush of air, forcing all Large and smaller creatures within 30 feet of you to make a DC 15 Strength saving throw. On a failed save, a creature is pushed 10 feet away from you and knocked pron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Dragon Edge Weapons </text:p>
          </table:table-cell>
          <table:table-cell office:value-type="string">
            <text:p>(Any slashing or piercing) This weapon is made from the harvested remains of a fallen dragon. With a properly reclaimed claw or tooth, the resource can be forged into a simple piercing or slashing weapon whose latent draconic powers can appear in battle. The first time you hit a creature on your turn with this weapon with an attack that you had advantage on, its draconic magic comes forth to deal an extra 1d6 damage of the original dragon’s elemental typ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Dried Leech </text:p>
          </table:table-cell>
          <table:table-cell office:value-type="string">
            <text:p>This leech has been dried and imbued with a mote of animating magic. If you hit a creature with a ranged attack roll using this ammunition, the leech springs to life and sinks its teeth into the target, dealing 1d4 piercing damage at the start of each of the target’s turns. If the leech deals at least 10 damage or the target dies, the leech falls off. A creature, including the target, can use its action to detach the leech. Once a leech is no longer attached to its target, the leech dies and is no longer magical. </text:p>
          </table:table-cell>
          <table:table-cell table:number-columns-repeated="2" office:value-type="string">
            <text:p>N</text:p>
          </table:table-cell>
          <table:table-cell office:value-type="string">
            <text:p>N/A</text:p>
          </table:table-cell>
          <table:table-cell table:style-name="ce7" office:value-type="string">
            <text:p>1250gp</text:p>
          </table:table-cell>
        </table:table-row>
        <table:table-row table:style-name="ro2">
          <table:table-cell table:style-name="ce14" office:value-type="string">
            <text:p>Eagle Whistle </text:p>
          </table:table-cell>
          <table:table-cell office:value-type="string">
            <text:p>While you blow an Eagle Whistle continuously, you can fly twice as fast as your walking speed. You can blow the whistle continuously for a number of rounds equal to 5 + five times your Constitution modifier (minimum of 1 round) or until you talk, hold your breath, or start suffocating. A use of the whistle also ends if you land. If you are aloft when you stop blowing the whistle, you fall. The whistle has three uses. It regains expended uses daily at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Emerald Pen </text:p>
          </table:table-cell>
          <table:table-cell office:value-type="string">
            <text:p>This pen is tipped with an emerald nib and requires no ink to write. While holding this pen, you can cast Illusory Script at will, requiring no material component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Extend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If the spell has a duration of 1 minute or longer, double the spell’s duration, to a maximum duration of 24 hours.</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Feywild Shard </text:p>
          </table:table-cell>
          <table:table-cell office:value-type="string">
            <text:p>This warm crystal glints with the sunset colors of the Feywild sky and evokes whispers of emotional memory. As an action, you can attach the shard to a Tiny object (such as a weapon or a piece of jewelry) or detach it. It falls off if your attunement to it ends. You can use the shard as a spellcasting focus while you hold or wear it. When you use a Metamagic option on a spell while you are holding or wearing the shard, you can roll on the Wild Magic Surge table in the Player's Handbook. If the result is a spell, it is too wild to be affected by your Metamagic, and if it normally requires concentration, it doesn't require concentration in this case; the spell lasts for its full duration. If you don't have the Wild Magic Sorcerous Origin, once this property is used to roll on the Wild Magic Surge table, it can't be used again until the next dawn.</text:p>
          </table:table-cell>
          <table:table-cell office:value-type="string">
            <text:p>Sorcer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Foldable Pet </text:p>
          </table:table-cell>
          <table:table-cell office:value-type="string">
            <text:p>This magical piece of paper is folded into an animated origami creature. When found, it is either in the folded form of a bird, a cat, or a fish. While holding the pet, you can use an action to speak its command word to magically refold the paper into one of its other forms. Tiny, fading words cover the pet's paper form, recording everything that it's seen or heard in the last 10 minutes. You can use an action to unfold the pet and read the transcription of what it's seen and heard in this way. Once you do, it takes 10 minutes for the pet to magically refold itself and reanimate. The pet is considered a magical object and is not a creature. The pet's movement changes in each form. Its bird form has a flying speed of 30 feet, its cat form has a walking speed of 30 feet, and its fish form has a swimming speed of 30 feet. While it remains motionless, the pet is indistinguishable from a normal origami figurine, but a successful DC 15 Intelligence (Investigation) check reveals that the writing on its paper changes to record its immediate surroundings. Dealing 10 piercing, slashing, acid, or fire damage to the pet (AC 15) causes it to unfold and remain motionless for 24 hours, after which it magically reanimates and folds itself into the last form it was in. If the pet unfolds in this way, any writing on the paper is lost. Sentience. The foldable pet is a sentient neutral item with an Intelligence of 2, a Wisdom of 12, and a Charisma of 7. It has hearing and darkvision out to a range of 60 feet. Regardless of the form it's in, the pet has a +5 Dexterity (Stealth) modifier and a +5 Wisdom (Perception) modifier, and it has a passive Wisdom (Perception) score of 15. It can't speak or read, but understands Common. If you write an instruction on its paper, it understands the command regardless of what language it was written in (although it needn't obey it). The instructions fade into the paper after 10 minutes. Personality. The foldable pet is incredibly curious and loves to explore, finding joy in taking notes of everything it sees. It avoids combat as best as it can, preferring to instead examine every nook and cranny of wherever it happens to b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FoWP Silver Raven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Silver Raven (Uncommon). This silver statuette of a raven can become a raven for up to 12 hours. Once it has been used, it can't be used again until 2 days have passed. While in raven form, the figurine allows you to cast the Animal Messenger spell on it at will.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Freerunner's Armor </text:p>
          </table:table-cell>
          <table:table-cell office:value-type="string">
            <text:p>(light) While wearing this armor, you feel light on your feet and agile. When you make a long jump onto or alongside a wall or similar surface that isn't slippery for the first time on your turn, you can move along that wall for the length of the jump during the move. While on that surface, you can make a second jump, provided you have the movement to do so.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Gelatinous Whip </text:p>
          </table:table-cell>
          <table:table-cell office:value-type="string">
            <text:p>This whip was pulled from the ooze of a gelatinous cube. When motionless, the whip appears to be a sword hilt with a blob of ooze at its end. When you attack with this magic weapon, the ooze extends elastically to form the length of the whip. This whip adds 10 feet to your reach when you attack with it, instead of 5. Targets hit by this weapon are marked with an acidic residue. At the start of each of your turns, any marked target takes 1d4 acid damage, and the acidic residue disappears. While you are attuned to this weapon, its ooze is harmless to you.</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Ghost Lantern </text:p>
          </table:table-cell>
          <table:table-cell office:value-type="string">
            <text:p>A restless spirit is trapped inside this lantern. While holding the lantern, you can command the spirit as a bonus action to shed bright light in a 30-foot radius and dim light for an additional 30 feet. While holding the lantern, you can use an action to order the spirit to leave the lantern and duplicate the effect of the Mage Hand spell. The spirit returns to the lantern when the spell ends. If you fall unconscious within 10 feet of the lantern, the spirit emerges from it, magically stabilizes you with a touch, and then quickly returns to the lantern. The spirit is bound to the lantern and can't be harmed, turned, or raised from the dead. Casting a Dispel Evil and Good spell on the lantern releases the spirit to the afterlife and renders the lantern nonmagical.</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Glaive of the Forest Guardian </text:p>
          </table:table-cell>
          <table:table-cell office:value-type="string">
            <text:p>(Glaive) The blade of this weapon is made of clear green crystal, and has decorative vines and flora wrapping around its metallic haft. While the weapon is on your person, You have advantage on saving throws against being charmed, and magic can't put you to sleep. If you're a fey or have the Fey Ancestry trait, you can use an action to cast the plant growth spell from the weapon while you're holding it. Once the glaive has been used to cast this spell, it can't do so again until the next dawn. In addition, while in a forest, you gain the following benefits while the glaive is on your person: Moving through nonmagical difficult terrain costs you no extra movement. You can't become lost except by magical means. Whenever you make an Intelligence or Wisdom check related to the forest you're in, your proficiency bonus is doubled if it applies to the check. If you're a ranger, your climbing, swimming, and walking speeds also increase by 5 feet.</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Goggles of Object Reading </text:p>
          </table:table-cell>
          <table:table-cell office:value-type="string">
            <text:p>These leather-framed goggles feature purple crystal lenses. While wearing the goggles, you have advantage on Intelligence (Arcana) checks made to reveal information about a creature or object you can see.In addition, you can cast the Identify spell using the googles. Once you do so, you can't do so again until the nex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Great Owl's Shroud </text:p>
          </table:table-cell>
          <table:table-cell office:value-type="string">
            <text:p>This draping shoulder cloak flutters softly while worn, even if there isn't a breeze. The cloak has 10 charges and regains all expended charges daily at dawn. When you take the Attack action while wearing this garment, you can replace one or more of your attacks with a special ranged spell attack using the cloak, expending 1 of its charges for each attack you replace. When you do, you flourish the cloak and release a barrage of magical feathers that fly toward the target. You have a +5 bonus to attack rolls made with the cloak, which have a normal range of 30 feet and a long range of 120 feet. On a hit, the target takes 2d4 + 3 force damage. After the attack, the feathers vanish.In addition, you can use a reaction when you fall to cast the feather fall spell from the cloak, targeting only yourself. Once this property of the cloak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Griffon Component Pack </text:p>
          </table:table-cell>
          <table:table-cell office:value-type="string">
            <text:p>This special component pouch is stylized in the fashion of the legendary griffon's saddlebag, a classic motif in children's fiction. As an action, you can place an amount of coins equal to 5 gp plus the exact worth of a component you need for a spell you know in the bag and speak its command word, followed by the name of the needed component. When you do, the coins disappear from the bag and are replaced by the material component needed for the spell. Once this property of the bag has been used, it can't be used again until the next dawn.At the GM's discretion, the bag may consume only the additional 5gp and leave a note that describes the nearest person or place that can help you find the named componen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Heart Weaver's Primer </text:p>
          </table:table-cell>
          <table:table-cell office:value-type="string">
            <text:p>This pristine book smells faintly of a random scent you find pleasing. When found, the book contains the following spells: Antipathy/Sympathy, Charm Person, Dominate Person, Enthrall, Hypnotic Pattern, Modify Memory, and Suggestion. It functions as a spellbook for you.While you are holding the book, you can use it as a spellcasting focus for your wizard spells.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enchantment school. When you cast an enchantment spell, you can expend 1 charge to impose disadvantage on the first saving throw one target makes against the spell.</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Hedgewitch's Gardening Gloves </text:p>
          </table:table-cell>
          <table:table-cell office:value-type="string">
            <text:p>These leafy, long gardening gloves are adorned with enchanted vines that cinch its sides together. While wearing the gloves, you gain a +3 bonus to Intelligence (Nature) and Wisdom (Survival) checks made to interact with plants. In addition, the gloves have 2 magical bunches of herbs, one on each glove, that regrow daily at dawn. When you cast a spell that requires concentration, you can speak the gloves' command word to consume 1 bunch of herbs. When you do, the herbs dry and crumble, duplicating the effect of the barkskin spell on yourself. This effect lasts for as long as you concentrate on the original spell, up to a maximum of 1 hour. It ends early if you remove either of the gloves.</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Helm of the Gods </text:p>
          </table:table-cell>
          <table:table-cell table:style-name="ce17" office:value-type="string">
            <text:p>While wearing this helm, you know whether there is a celestial or fiend within 30 feet of you, as well as where the creature is located, provided the creature isn't behind total cover. Whenever you finish a long rest while wearing the helm, you can pray to one of the gods listed on the Helm of the Gods table and store the listed spell in the helm, replacing any spell that is already stored there. The save DC for the spell is 13. The helm has 3 charges. To cast a spell from the helm, you must expend 1 charge, and the helm regains 1d3 charges daily at dawn. Atheros- Protection from Good and Evil, Ephara- Sanctuary, Erebos- Inflict Wounds, Heliod- Guiding Bolt, Iroas- Heroism, Karametra- Goodberry, Keranos- Thunderous Smite, Klothys- Entangle, Krupix- Dissonant Whispers, Mogis- Hellish Rebuke, Nylea- Faerie Fire, Pharika- Lesser Restoration, Phenax, Charm Person, Purphoros- Searing Smite, Thassa- Identify</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Herbalist's Journal </text:p>
          </table:table-cell>
          <table:table-cell office:value-type="string">
            <text:p>This old, leather-bound book is caked in dirt. Inside is an almost unreadable scrawl of words, written in Common, that go into remarkable depth about herbology. If you spend 48 hours over a period of 6 days or fewer studying the book's contents and practicing its guidelines, you gain proficiency with the herbalism kit. If you were already proficient with the herbalism kit, you instead gain the feature below. The manual then loses its magic, but regains it in 10 years if it's buried in soil for the duration. Enhance Potion. You can spend 25 gp of materials—a collection of rare herbs and roots—to enhance a potion of healing. Doing so requires 1 hour of work using an herbalism kit, which can be done over the course of a short rest. At the end of the hour, the potion's color changes to a shimmering green. It remains this color for 7 days; for the duration, a creature that drinks the potion uses d6s, instead of d4s, when determining the number of hit points the potion restores. This feature can also be used to enhance a potion of greater healing (50 gp of materials), a potion of superior healing (75 gp), or a potion of supreme healing (100 gp).</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Hook of Fisher's Delight </text:p>
          </table:table-cell>
          <table:table-cell office:value-type="string">
            <text:p>This tiny silver fishhook has a little gold feather attached to it. For it to function, the feathered hook must be tied to the end of a fishing line and immersed in enough water to fill at least a 10-foot cube. At the end of each uninterrupted hour of immersion, roll a d6. On a 6, a floppy, 6-inch-long magical fish appears on the end of the hook. The color and properties of the conjured fish are determined by rolling on the Hook of Fisher's Delight table. Once the hook conjures a fish, it can't do so again until the next dawn. D20:1-10, Green with Copper Bands (This tasty fish provides a day's worth of nourishment to one creature that eats it. The fish loses this property and rots if it's not eaten within 24 hours of being caught.); 11-14,Yellow with Black Stripes (Once removed from the hook, this awful-tasting fish can be thrown up to 120 feet, targeting a creature the thrower can see. The target must succeed on a DC 15 Strength saving throw or be knocked prone. The fish then disappears.); 15-18, Blue with White Bands (When released from this hook, this fish squirms free, sprouts wings, follows you around, and signs a beautiful tune in Aquan. It disappears after 2d4 hours or when reduced to 0 hit points. The fish uses the quipper stat block, except that it can breathe air and has a flying speed of 30 feet.); 19-20, Gold With Silver Stripes (This tasty fish provides a day's worth of nourishment to one creature that eats it and grants 2d10 temporary hit points to that creature. The fish loses these properties and rots if it's not eaten within 24 hours of being caugh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Iron Bands of Bilarro </text:p>
          </table:table-cell>
          <table:table-cell office:value-type="string">
            <text:p>This rusty iron sphere measures 3 inches in diameter and weighs 1 pound. You can use an action to speak the command word and throw the sphere at a Huge or smaller creature you can see within 60 feet of you. As the sphere moves through the air, it opens into a tangle of metal bands. Make a ranged attack roll with an attack bonus equal to your Dexterity modifier plus your proficiency bonus. On a hit, the target is restrained until you take a bonus action to speak the command word again to release it. Doing so, or missing with the attack, causes the bands to contract and become a sphere once more. A creature, including the one restrained, can use an action to make a DC 20 Strength check to break the iron bands. On a success, the item is destroyed, and the restrained creature is freed. If the check fails, any further attempts made by that creature automatically fail until 24 hours have elapsed. Once the bands are used, they can't be used again until the next daw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Javelin of Lightning </text:p>
          </table:table-cell>
          <table:table-cell office:value-type="string">
            <text:p>(Javelin) This javelin is a magic weapon. When you hurl it and speak its command word, it transforms into a bolt of lightning, forming a line 5 feet wide that extends out from you to a target within 120 feet. Each creature in the line excluding you and the target must make a DC 13 Dexterity saving throw, taking 4d6 lightning damage on a failed save, and half as much damage on a successful one. The lightning bolt turns back into a javelin when it reaches the target. Make a ranged weapon attack against the target. On a hit, the target takes damage from the javelin plus 4d6 lightning damage. The javelin's property can't be used again until the next dawn. In the meantime, the javelin can still be used as a magic weapo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Keoghtom's Ointment </text:p>
          </table:table-cell>
          <table:table-cell office:value-type="string">
            <text:p>This glass jar, 3 inches in diameter, contains 1d4 + 1 doses of a thick mixture that smells faintly of aloe. The jar and its contents weigh 1/2 pound. As an action, one dose of the ointment can be swallowed or applied to the skin. The creature that receives it regains 2d8 + 2 hit points, ceases to be poisoned, and is cured of any diseas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Kinetic Bowstring </text:p>
          </table:table-cell>
          <table:table-cell office:value-type="string">
            <text:p>This magic bowstring can be used to string a nonmagical bow or crossbow, turning any attack made with it into a magical one. A kinetic bowstring magically amplifies some of the stored kinetic force that it releases when it fires an arrow or bolt. The first ranged attack you make on each of your turns using a weapon strung with this item has twice its normal range, and on a hit, the attack deals one extra die of its damage.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Kraken's Whip </text:p>
          </table:table-cell>
          <table:table-cell office:value-type="string">
            <text:p>(Whip) This whip is made using the shrunken tentacle of a great sea creature. It still writhes slightly on its own. As an action, you can force a creature you can see within 10 feet of you to make a DC 13 Strength or Dexterity saving throw (their choice). On a failure, the creature is grappled by the whip’s tentacle and takes 1d4+2 bludgeoning damage. The affected target or another creature can use an action to reattempt the saving throw, escaping the grapple upon a success. While grappled, the creature takes 1d4+2 bludgeoning damage at the end of each of its subsequent turns. You can’t use the whip to attack while grappling a creature with it in this way. While holding the whip, you can end the grapple at any time (no action required), and your movement speed is halved when you move more than 10 feet away from the grappled creature as you drag it along behind you.</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Libram of Souls and Flesh </text:p>
          </table:table-cell>
          <table:table-cell office:value-type="string">
            <text:p>With covers made of skin and fittings of bone, this tome is cold to the touch, and it whispers faintly. When found, the book contains the following spells, which are wizard spells for you while you are attuned to the book: Animate Dead, Circle of Death, False Life, Finger of Death, Speak with Dead, Summon Undead, Vampiric Touch.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necromancy school. As an action, you can expend 1 charge to take on a semblance of undeath for 10 minutes. For the duration, you take on a deathly appearance, and undead creatures are indifferent to you, unless you have damaged them. You also appear undead to all outward inspection and to spells used to determine the target's status. The effect ends if you deal damage or force a creature to make a saving throw.</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Lion Door Guardian </text:p>
          </table:table-cell>
          <table:table-cell office:value-type="string">
            <text:p>This brass door knocker is fashioned after a lion's head. You can attach the knocker to an unlocked door by firmly pressing it against the door for 1 minute. The door then becomes locked, as if by the arcane lock spell. You choose the door's password when attaching the knocker to it. Speaking the correct password to enter the door causes the knocker to emit a rumbling purr. If the door doesn't have a handle, a brass handle in the design of a lion's paw appears where one would normally go. The handle also has a physical lock, although there isn't a key made to fit it. If a creature attempts to pick the door's lock or break the door down, the knocker transforms into a Large lion, including any handle it may have created. The lion appears in the nearest unoccupied space before the door and attacks the creature and its allies. Unless the creatures know the nature of the door knocker, they are almost always surprised. The transformed lion is made of brass: it uses the lion's statblock, except that it's a construct instead of a beast, it has immunity to poison damage and the poisoned condition, and it has resistance to bludgeoning, piercing, and slashing damage from nonmagical attacks. The lion returns to its normal form and reappears on the door after 1 minute. If the lion is reduced to 0 hit points, it returns to its normal form on the ground at the foot of the door. Regardless, the lion regains all its hit points when it returns to its normal form.</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Lorehold Primer </text:p>
          </table:table-cell>
          <table:table-cell office:value-type="string">
            <text:p>The Lorehold Primer is a magic textbook created at Strixhaven's Lorehold College. The primer has 3 charges, and it regains 1d3 expended charges daily at dawn. If you make an Intelligence (History) or Intelligence (Religion) check while holding the primer, you can expend 1 charge to give yourself 1d4 bonus to the check, immediately after you roll the d20. In addition, if you study the primer at the end of a long rest, you can choose one 1st-level spell from the Cleric or Wizard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Magic Pocket </text:p>
          </table:table-cell>
          <table:table-cell office:value-type="string">
            <text:p>This pocket can be tied onto a belt or similarly worn as extra storage. On its own, the pocket can hold up to 6 cubic inches of total volume. However, if the pocket is left in an extradimensional space such as a bag of holding or handy haversack for at least one hour, it forms a magical connection to that space. You can reach into a magic pocket with such a connection using an action to access the extradimensional space, provided that the source of that space is within 60 feet of you. The hole to the pocket is 4 inches wide, preventing larger objects from being withdrawn from or deposited into the extradimensional space. Destroying the magic pocket has no impact on the extradimensional space it's connected to, or vice versa, nor can anything living within the space exit through the pocket without first being accessed by it. Placing the pocket in an extradimensional space while it's already connected to another one immediately severs the connection. After an hour in the new space, the pocket forms a new connection to the space as normal.</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Mask of the Beast </text:p>
          </table:table-cell>
          <table:table-cell office:value-type="string">
            <text:p>This wooden mask is shaped in the likeness of a beast's visage and has 3 charges. While wearing the mask, you can expend 1 charge and use the mask to cast the Animal Friendship spell as an action. The mask regains all expended charges at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Mimicloak </text:p>
          </table:table-cell>
          <table:table-cell office:value-type="string">
            <text:p>This strange cloak is made using the enchanted remains of a young mimic. While wearing it, you can use a bonus action to speak its command word to change the style, color, and apparent quality of the cloak. The garment's weight doesn't change. Regardless of its appearance, the cloak can't be anything but a cloak with these properties. While wearing this cloak, you have advantage on ability checks made to escape from a grapple. Whenever you make an ability check to escape a grapple or free yourself from restraints, the creature or object holding you takes 1d10 piercing damage as the cloak's fabric magically splits into a toothed maw to bite i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Mithral Armor </text:p>
          </table:table-cell>
          <table:table-cell office:value-type="string">
            <text:p>(Medium or Heavy) Mithral is a light, flexible metal. A mithral chain shirt or breastplate can be worn under normal clothes. If the armor normally imposes disadvantage on Dexterity (Stealth) checks or has a Strength requirement, the mithral version of the armor doesn't.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Mithral Beast Charms </text:p>
          </table:table-cell>
          <table:table-cell office:value-type="string">
            <text:p>These mithral charms resemble a type of woodland beast and can be easily worn on jewelry or carried by hand. You can use an action to touch a charm and speak its command word—typically the creature's name in Sylvan—to cause one or more of that creature to appear in an unoccupied space that you can see within 30 feet of you. Such a creature is considered to be fey, instead of beast, and is friendly to you and your companions. It understands your languages and obeys your spoken commands to the best of its ability (no action required by you), and takes its turn immediately after yours. A summoned creature remains for up to 10 minutes, but disappears early if you use an action to end the effect or if it's reduced to 0 hit points. <text:s/>Once the charm has been used, it loses its magic and can't be used again. When found, the GM chooses the kind of charm it is or determines it randomly from the table below. When you summon a creature using the charm, you choose which beast it takes the form of, summoning the corresponding number of them. Monkey (4 baboons or 2 apes) Bear (2 Black Bears or 1 Brown Bear) Boar (4 Boars or 1 Giant Boar with ½ Hit Points) Deer (4 Deer/Elk or 1 Giant Elk with ½ Hit Points) Frog (4 Frogs/Giant Frogs or 1 Giant Toad) Panther (4 Panthers or 1 Tiger) Ram (4 Goats or 2 Giant Goats) Wolf (4wolves or 1 Dire Wolf)</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Mummy Rot Antidote </text:p>
          </table:table-cell>
          <table:table-cell office:value-type="string">
            <text:p>White dust swirls constantly within this pale gray potion. When you drink the potion, it cures you of mummy rot. </text:p>
          </table:table-cell>
          <table:table-cell table:number-columns-repeated="2" office:value-type="string">
            <text:p>N</text:p>
          </table:table-cell>
          <table:table-cell office:value-type="string">
            <text:p>N/A</text:p>
          </table:table-cell>
          <table:table-cell table:style-name="ce7" office:value-type="string">
            <text:p>1250gp</text:p>
          </table:table-cell>
        </table:table-row>
        <table:table-row table:style-name="ro1">
          <table:table-cell table:style-name="ce14" office:value-type="string">
            <text:p>Nature's Mantle </text:p>
          </table:table-cell>
          <table:table-cell office:value-type="string">
            <text:p>This cloak shifts color and texture to blend with the terrain surrounding you. While wearing the cloak, you can use it as a spellcasting focus for your druid and ranger spells. While you are in an area that is lightly obscured, you can Hide as a bonus action even if you are being directly observed.</text:p>
          </table:table-cell>
          <table:table-cell office:value-type="string">
            <text:p>Druid or Rang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Orb of Shielding </text:p>
          </table:table-cell>
          <table:table-cell office:value-type="string">
            <text:p>An orb of shielding is a polished, spherical chunk of crystal or stone aligned to one of the planes of existence. If you're a spellcaster, you can use this orb as a spellcasting focus. If you're holding the orb when you take damage of the type associated with the orb's material, you can use your reaction to reduce the damage by 1d4 (to a minimum of 0). The materials and their associated damage types are listed in the Orb of Shielding table. Fernian Basalt- Fire, Irian Quartz- Radiant, Kythrian Skarn- Acid/Poison, Lamannian Flint- Lightning/Thunder, Mabaran Obsidian- Necrotic, Risian Shale- Cold, Shavarran Chert- Force, Xorian Marble- Psychic</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Paper Bird </text:p>
          </table:table-cell>
          <table:table-cell office:value-type="string">
            <text:p>After you write a message of fifty words or fewer on this magic sheet of parchment and speak a creature's name, the parchment magically folds into a Tiny paper bird and flies to the recipient whose name you uttered. The recipient must be on the same plane of existence as you, otherwise the bird turns into ash as it takes flight. The bird is an object that has 1 hit point, an Armor Class of 13, a flying speed of 60 feet, a Dexterity of 16 (+3), and a score of 1 (-5) in all other abilities, and it is immune to poison and psychic damage. It travels to within 5 feet of its intended recipient by the most direct route, whereupon it turns into a nonmagical and inanimate sheet of parchment that can be unfolded only by the intended recipient. If the bird's hit points or speed is reduced to 0 or if it is otherwise immobilized, it turns into ash. Paper Birds usually come in small, flat boxes containing 1d6 + 3 sheets of the parchment.</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erfume of Bewitching </text:p>
          </table:table-cell>
          <table:table-cell office:value-type="string">
            <text:p>This tiny vial contains magic perfume, enough for one use. You can use an action to apply the perfume to yourself, and its effect lasts 1 hour. For the duration, you have advantage on all Charisma checks directed at humanoids of challenge rating 1 or lower. Those subjected to the perfume's effect are not aware that they've been influenced by magic.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Periapt of Wound Closure </text:p>
          </table:table-cell>
          <table:table-cell office:value-type="string">
            <text:p>While you wear this pendant, you stabilize whenever you are dying at the start of your turn. In addition, whenever you roll a Hit Die to regain hit points, double the number of hit points it restores. </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Pickpocket's Pouch </text:p>
          </table:table-cell>
          <table:table-cell office:value-type="string">
            <text:p>This black leather bag sits on your hip to provide easy access when depositing handheld items. It opens and closes silently, and it can stretch to fit about 1 cubic foot of space. You gain a +1 bonus to Dexterity (Sleight of Hand) checks made while wearing this bag. Objects in the bag can't be detected or seen by divination magic, such as by the scrying spell or locate object. The bag has a latch that can be opened in one of two ways. Opening it the first way reveals the inside of the bag as normal. Opening it the second way causes an illusion to appear over the objects in the bag; the illusion is of five loose copper pieces, a quill and ink, and a waterskin. To discern that the contents are an illusion, a creature can use its action to inspect the pouch and must succeed on a DC 13 Intelligence (Investigation) check. The illusion also fails to hold up to physical inspectio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ixie Dust </text:p>
          </table:table-cell>
          <table:table-cell office:value-type="string">
            <text:p>As an action, you can sprinkle this dust on yourself or another creature you can see within 5 feet of you. The recipient gains a flying speed of 30 feet and the ability to hover for 1 minute. If the creature is airborne when this effect ends, it falls safely to the ground, taking no damage and landing on its feet. A small packet holds enough pixie dust for one us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Planecaller's Codex </text:p>
          </table:table-cell>
          <table:table-cell office:value-type="string">
            <text:p>The pages of this book are bound in fiend hide, and its cover is embossed with a diagram of the Great Wheel of the multiverse. When found, the book contains the following spells: Banishment, Find Familiar, Gate, Magic Circle, Planar Binding, and Summon Elemental.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conjuration school. When you cast a conjuration spell that summons or creates one creature, you can expend 1 charge to grant that creature advantage on attack rolls for 1 minute.</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Potion of Clairvoyance </text:p>
          </table:table-cell>
          <table:table-cell office:value-type="string">
            <text:p>When you drink this potion, you gain the effect of the Clairvoyance spell. An eyeball bobs in this yellowish liquid but vanishes when the potion is opened.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Potion of Flying </text:p>
          </table:table-cell>
          <table:table-cell office:value-type="string">
            <text:p>When you drink this potion, you gain a flying speed equal to your walking speed for 1 hour and can hover. If you're in the air when the potion wears off, you fall unless you have some other means of staying aloft. This potion's clear liquid floats at the top of its container and has cloudy white impurities drifting in it.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otion of Gaseous Form </text:p>
          </table:table-cell>
          <table:table-cell office:value-type="string">
            <text:p>When you drink this potion, you gain the effect of the Gaseous Form spell for 1 hour (no concentration required) or until you end the effect as a bonus action. This potion's container seems to hold fog that moves and pours like water.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otion of Hill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1</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Potion of Resistance </text:p>
          </table:table-cell>
          <table:table-cell office:value-type="string">
            <text:p>When you drink this potion, you gain resistance to one type of damage for 1 hour. The DM chooses the type or determines it randomly from the options below.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Potion of Speed </text:p>
          </table:table-cell>
          <table:table-cell office:value-type="string">
            <text:p>When you drink this potion, you gain the effect of the Haste spell for 1 minute (no concentration required). The potion's yellow fluid is streaked with black and swirls on its o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Potion of Water Breathing </text:p>
          </table:table-cell>
          <table:table-cell office:value-type="string">
            <text:p>You can breathe underwater for 1 hour after drinking this potion. Its cloudy green fluid smells of the sea and has a jellyfish-like bubble floating in it.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Prismari Primer </text:p>
          </table:table-cell>
          <table:table-cell office:value-type="string">
            <text:p>The Prismari Primer is a magic textbook created at Strixhaven's Prismari College. The primer has 3 charges, and it regains 1d3 expended charges daily at dawn. If you make a Dexterity (Acrobatics) or a Charisma (Performance) check while holding the primer, you can expend 1 charge to give yourself a 1d4 bonus to the check, immediately after you roll the d20. In addition, if you study the primer at the end of a long rest, you can choose one 1st-level spell from the Bard or Sorcerer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Prized Pet Protector (Base)</text:p>
          </table:table-cell>
          <table:table-cell office:value-type="string">
            <text:p>A typical prized pet protector, an uncommon item, is a colorful bandana featuring swirling paisleys and various pet-themed designs. You can tie this bandana around the neck of a willing beast with a challenge rating of 1 or lower using an action. The bandana changes size to comfortably fit around the creature's neck and can't be removed against its will. When the beast is reduced to 0 hit points while wearing the bandana, but not killed outright, the creature is harmlessly shunted to a special demiplane. The creature reappears after 8 hours in an empty space within 10 feet of you with all its hit points. The bandana's magic then ceases to function until 2 days have passed. If the beast wearing the bandana is a transformed humanoid or other creature, such as by the polymorph spell or similar magic, the bandana has no effect on it. The bandana can be worn over a collar.</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Propeller Helm </text:p>
          </table:table-cell>
          <table:table-cell office:value-type="string">
            <text:p>While worn, the helm allows its wearer to cast the levitate spell, requiring no components. The helm's propeller spins and whirs loudly until the spell ends. Each time the spell ends, there is a 50 percent chance that the helm loses its magic and becomes nonmagical.</text:p>
          </table:table-cell>
          <table:table-cell office:value-type="string">
            <text:p>Small Humanoi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Protective Verses </text:p>
          </table:table-cell>
          <table:table-cell office:value-type="string">
            <text:p>This leather-bound spellbook is reinforced with iron and silver fittings and an iron lock (DC 20 to open). As an action, you can touch the book's cover and cause it to lock as if you cast Arcane Lock on it. When found, the book contains the following spells: Arcane Lock, Dispel Magic, Globe of Invulnerability, Glyph of Warding, Mordenkainen's Private Sanctum, Protection from Evil and Good, and Symbol. It functions as a spellbook for you. <text:s/>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abjuration school. When you cast an abjuration spell, you can expend 1 charge to grant a creature you can see within 30 feet of you 2d10 temporary hit points.</text:p>
          </table:table-cell>
          <table:table-cell office:value-type="string">
            <text:p>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Quandrix Primer </text:p>
          </table:table-cell>
          <table:table-cell office:value-type="string">
            <text:p>The Quandrix Primer is a magic textbook created at Strixhaven's Quandrix College. The primer has 3 charges, and it regains 1d3 expended charges daily at dawn. If you make an Intelligence (Arcana) or an Intelligence (Nature) check while holding the primer, you can expend 1 charge to give yourself a 1d4 bonus to the check, immediately after you roll the d20. In addition, if you study the primer at the end of a long rest, you can choose one 1st-level spell from the Druid or Wizard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Ring of Eight Eyes </text:p>
          </table:table-cell>
          <table:table-cell office:value-type="string">
            <text:p>This ring has a silver web design running along it with eight smooth gems placed throughout its pattern. The ring has 8 charges and regains 1d8 expended charges daily at dawn. While wearing the ring, you can use an action to expend 1 of the ring's charges to summon a Tiny spider in an unoccupied space within 5 feet of you. The spider has a +7 bonus to its Dexterity (Stealth) checks, instead of its normal bonus, and it disappears after 10 minutes or when it drops to 0 hit points. It disappears early if you dismiss it (no action required), if the spider is ever more than 120 feet away from you, or if the ring is used to summon another spider. The spider is friendly to you and your companions. In combat, the spider shares your initiative count, but it takes its turn immediately after yours and can't attack or take any action other than the Dash or Dodge action. For the duration, the spider obeys your mental commands (no action required by you). You can use an action to see through the spider's eyes as if you were in its spac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Ring of Obscuring </text:p>
          </table:table-cell>
          <table:table-cell office:value-type="string">
            <text:p>This band of iron resembles a skull and is cold to the touch. It has 3 charges and regains 1d3 expended charges daily at dawn. As an action while wearing the ring, you can expend 1 of its charges to cast the Fog Cloud spell from it, with the following changes: the cloud is centered on you when it first appears, and the spell lasts for 1 minute (no concentration required). </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Ring of the Soul Harvest </text:p>
          </table:table-cell>
          <table:table-cell office:value-type="string">
            <text:p>This ring has a design of a sickle and wheat at the top. Reversing the ring shows a design of longboats sailing toward a sunset, representing the afterlife. While wearing the ring, you regain 1 hit point whenever a Small or larger hostile creature is slain within 30 feet of you, provided that you're not unconscious and the creature isn't a construct or undead. You can't regain more than 1 hit point per turn in this way. </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Ring of Volleys </text:p>
          </table:table-cell>
          <table:table-cell office:value-type="string">
            <text:p>While wearing this ring, you can choose to summon a nocked arrow or bolt whenever you draw a bow or crossbow. The ammunition is magical. An arrow or bolt vanishes if you don’t fire it right away and disappears right after it hits or misse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Ruby of the War Mage </text:p>
          </table:table-cell>
          <table:table-cell office:value-type="string">
            <text:p>Etched with eldritch runes, this 1-inch-diameter ruby allows you to use a simple or martial weapon as a spellcasting focus for your spells. For this property to work, you must attach the ruby to the weapon by pressing the ruby against it for at least 10 minutes. Thereafter, the ruby can't be removed unless you detach it as an action or the weapon is destroyed. Not even an Antimagic Field causes it to fall off. The ruby does fall off the weapon if your attunement to the ruby ends.</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Scroll of Protection </text:p>
          </table:table-cell>
          <table:table-cell office:value-type="string">
            <text:p>Each scroll of protection works against a specific type of creature chosen by the DM <text:s/>Using an action to read the scroll encloses you in a invisible barrier that extends from you to form a 5-foot-radius, 10-foot-high cylinder. For 5 minutes, this barrier prevents creatures of the specified type from entering or affecting anything within the cylinder. The cylinder moves with you and remains centered on you. However, if you move in such a way that a creature of the specified type would be inside the cylinder, the effect ends. A creature can attempt to overcome the barrier by using an action to make a DC 15 Charisma check. On a success, the creature ceases to be affected by the barrier.</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Seer's Starlight Cloak </text:p>
          </table:table-cell>
          <table:table-cell office:value-type="string">
            <text:p>This deep purple cloak is hemmed with a silver lining that radiates into starburst patterns around the head and arms. When in darkness, tiny stars can be seen from within the cloak's fabric. A constellation of stars in the shape of an eye can always be seen on the front of the cloak's dramatic hood. While wearing the cloak, you can use an action to cast the guidance spell. While you can see the night sky and are wearing the cloak, you can use an action to cast the augury spell. When you do, the omens are represented by the number of shooting stars that appear in the sky: Three or more shooting stars, for good results One shooting star, for bad results Two shooting stars, for both good and bad results Nothing, for results that aren't especially good or bad Once this property of the cloak has been used, it can't be used again until the next dusk.</text:p>
          </table:table-cell>
          <table:table-cell office:value-type="string">
            <text:p>Cleric/Druid/Wizard</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7" office:value-type="string">
            <text:p>Shield Of The Tortoise </text:p>
          </table:table-cell>
          <table:table-cell office:value-type="string">
            <text:p>While you are wielding this shield, you gain a +1 bonus to AC. This bonus is in addition to the shield’s normal bonus to AC. </text:p>
          </table:table-cell>
          <table:table-cell table:number-columns-repeated="2" office:value-type="string">
            <text:p>Y</text:p>
          </table:table-cell>
          <table:table-cell office:value-type="string">
            <text:p>This item is cursed. Attuning to it extends the curse to you until you are targeted by a Remove Curse spell or similar magic. You cannot discard the shield, and remain attuned to it, as long as you are cursed. As long as you are cursed, you are sluggish. Your speed is halved. When you roll initiative, treat the roll on your d20 as a 1. You can’t change your initiative by any means. </text:p>
          </table:table-cell>
          <table:table-cell table:style-name="ce10" office:value-type="string">
            <text:p>1250gp</text:p>
          </table:table-cell>
        </table:table-row>
        <table:table-row table:style-name="ro1">
          <table:table-cell table:style-name="ce14" office:value-type="string">
            <text:p>Shrieking Greaves </text:p>
          </table:table-cell>
          <table:table-cell office:value-type="string">
            <text:p>Each of these black leg guards is decorated with a motif of monstrous skulls screaming in terror. The greaves have 3 charges. While wearing these greaves, you can use a bonus action to expend 1 charge to increase your walking speed by 30 feet, and you have advantage on Dexterity saving throws. These effects last for 1 minute. The greaves regain 1d3 expended charges daily at dawn.</text:p>
          </table:table-cell>
          <table:table-cell table:number-columns-repeated="2" office:value-type="string">
            <text:p>Y</text:p>
          </table:table-cell>
          <table:table-cell office:value-type="string">
            <text:p>The greaves are cursed, and becoming attuned to them extends the curse to you. You can’t remove the greaves or end your attunement to them until you are targeted by a Remove Curse spell or similar magic. You have disadvantage on saving throws against the frightened condition. Whenever you start your turn frightened, the greaves release an ear-piercing scream. You and each creature within 10 feet of you must make a DC 15 Constitution saving throw, taking 9 (2d8) thunder damage on a failed save, or half as much damage on a successful one.</text:p>
          </table:table-cell>
          <table:table-cell table:style-name="ce10" office:value-type="string">
            <text:p>1250gp</text:p>
          </table:table-cell>
        </table:table-row>
        <table:table-row table:style-name="ro1">
          <table:table-cell table:style-name="ce14" office:value-type="string">
            <text:p>Silverquill Primer </text:p>
          </table:table-cell>
          <table:table-cell office:value-type="string">
            <text:p>The Silverquill Primer is a magic textbook created at Strixhaven's Silverquill College. The primer has 3 charges, and it regains 1d3 expended charges daily at dawn. If you make a Charisma (Intimidation) or a Charisma (Persuasion) check while holding the primer, you can expend 1 charge to give yourself a 1d4 bonus to the check, immediately after you roll the d20. In addition, if you study the primer at the end of a long rest, you can choose one 1st-level spell from the Bard or Cleric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Slumbering Dragon Vessel</text:p>
          </table:table-cell>
          <table:table-cell office:value-type="string">
            <text:p>This vessel can be a potion bottle, drinking horn, or other container meant to hold a liquid. As a bonus action, if the vessel is empty, you can speak the command word to fill the vessel with one of the following (your choice): Ale, Olive Oil, a Potion of Healing, or a Potion of Climbing. Once this property is used, it can’t be used until the next dawn. A potion you create in this way loses its magical properties if it isn’t imbibed within 24 hours. </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Slumbering Dragon-Touched Focus </text:p>
          </table:table-cell>
          <table:table-cell office:value-type="string">
            <text:p>This wondrous item can be a scepter, an orb, an amulet, a crystal, or another finely crafted object. It typically incorporates imagery of dragons’ wings, claws, teeth, or scales. You have advantage on initiative rolls. While you are holding the focus, it can function as a spellcasting focus for all your spells.</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Slumbering Dragon's Wrath Weapon </text:p>
          </table:table-cell>
          <table:table-cell office:value-type="string">
            <text:p>(Any Weapon) This weapon is decorated with dragon heads, claws, wings, scales, or Draconic letters. When it steeps in a dragon’s hoard, it absorbs the energy of the dragon’s breath weapon and deals damage of that type with its special properties. Whenever you roll a 20 on your attack roll with this weapon, each creature of your choice within 5 feet of the target takes 5 damage of the type dealt by the dragon’s breath weapon.</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2" office:value-type="string">
            <text:p>Slumbering Scaled Ornament <text:s/></text:p>
          </table:table-cell>
          <table:table-cell office:value-type="string">
            <text:p>This ornament can be jewelry, a cloak, or another wearable accessory. It appears to be fashioned from a dragon’s scale, tooth, or claw, or it incorporates images in those shapes. You have advantage on saving throws you make to avoid being charmed or frightened or to end those conditions on you.</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Spell Gem (1st)</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3 ATT +5 Lapis Lazuli</text:p>
          </table:table-cell>
          <table:table-cell office:value-type="string">
            <text:p>Optional</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Spell Scroll (3rd)</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5 Att +7</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Spellwrought Tattoo (3rd)</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5 Att +7</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Spiderbite Daggers </text:p>
          </table:table-cell>
          <table:table-cell office:value-type="string">
            <text:p>(Dagger) This pair of daggers is made using the harvested fangs of a large, venomous spider. When you hit the same creature on your turn with both daggers, that creature must succeed on a DC 13 Constitution saving throw or take an extra 2d4 poison damage and become poisoned until the end of its next tur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Stuffy Familiar </text:p>
          </table:table-cell>
          <table:table-cell office:value-type="string">
            <text:p>This small stuffed animal is soft to the touch and perfect for hugging. If you can cast the find familiar spell, you can use the animal as the material component for the spell, without it being consumed. When you do, the familiar inhabits the form of the stuffed animal, whose appearance you can change as part of casting the spell in this way. The familiar is a construct, in addition to being either a celestial, fey, or fiend, but its statistics are otherwise unchanged from its normal form. The familiar's stuffed animal form must be appropriate to the statistics of its normal animal one. For example, a familiar within a griffon stuffed animal could use the statistics for a cat or hawk, but not a poisonous snake. The stuffed animal grows or shrinks to match the size of the familiar's normal form. While the familiar remains motionless, it is indistinguishable from a normal stuffed animal. If you temporarily dismiss the familiar, the stuffed animal and familiar disappear into a pocket dimension together. If the familiar is dismissed forever or drops to 0 hit points, it leaves the stuffed animal behin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Sword of Vengeance </text:p>
          </table:table-cell>
          <table:table-cell office:value-type="string">
            <text:p>You gain a +1 bonus to attack and damage rolls made with this magic weapon. </text:p>
          </table:table-cell>
          <table:table-cell table:number-columns-repeated="2" office:value-type="string">
            <text:p>Y</text:p>
          </table:table-cell>
          <table:table-cell office:value-type="string">
            <text:p>This sword is cursed and possessed by a vengeful spirit. Becoming attuned to it extends the curse to you. As long as you remain cursed, you are unwilling to part with the sword, keeping it on your person at all times. While attuned to this weapon, you have disadvantage on attack rolls made with weapons other than this one. In addition, while the sword is on your person, you must succeed on a DC 15 Wisdom saving throw whenever you take damage in combat. On a failed save, you must attack the creature that damaged you until you drop to 0 hit points or it does, or until you can't reach the creature to make a melee attack against it. You can break the curse in the usual ways. Alternatively, casting Banishment on the sword forces the vengeful spirit to leave it. The sword then becomes a +1 weapon with no other properties.</text:p>
          </table:table-cell>
          <table:table-cell table:style-name="ce10" office:value-type="string">
            <text:p>1250gp</text:p>
          </table:table-cell>
        </table:table-row>
        <table:table-row table:style-name="ro1">
          <table:table-cell table:style-name="ce4" office:value-type="string">
            <text:p>Thalamus Thread </text:p>
          </table:table-cell>
          <table:table-cell office:value-type="string">
            <text:p>This pale gray thread is made from the remains of a powerful mystic's brain. The overdeveloped organ creates a congealed fiber that, once spun, can be used as a functional bowstring. It's always oily to the touch and leaves a faint residue on your fingers when pulled. Ranged attacks made with a weapon strung with this thread are considered magical. When you hit a creature with a ranged attack using a bow or crossbow that was strung with this thread, you can speak the thread’s command word as part of the attack to charge the arrow or bolt with psychic power. When you do, the target of the attack takes an extra 1d8 psychic damage and must make a DC 15 Intelligence saving throw. On a failed save, the creature is stunned until the end of your next turn. On a successful save, the creature is not stunned. A construct or undead creature automatically succeeds on the saving throw. This property of the thread can’t be used again until the next dawn.</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Thermal Cube </text:p>
          </table:table-cell>
          <table:table-cell office:value-type="string">
            <text:p>This 3-inch cube of solid brimstone generates enough dry heat to keep the temperature within 15 feet of it at 95 degrees Fahrenheit (35 degrees Celsiu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Tidal Fan </text:p>
          </table:table-cell>
          <table:table-cell office:value-type="string">
            <text:p>This water-stained paper fan is sopping wet, although its paper doesn't feel weak from it. When fanning yourself with it, the air is cool and smells of salt. You can use an action to bat the wet fan downwards, hard, to cause the water to pour out from it into a crashing wave. The wave moves away from you in a line that's 20 feet wide and 60 feet long. Any creature within the line must make a DC 13 Strength saving throw. On a failed save, a creature is knocked prone and pushed up to 10 feet away from you. A creature that succeeds on the saving throw is pushed only 5 feet away from you and isn't knocked prone. Any exposed fire within the line is extinguished. The water dissipates immediately afterwards, and the fan becomes magically dry. This property can't be used again until the fan is submerged in water for at least 8 consecutive hours. You can use an action to bat the dry fan down to create a blast of wind from it in a line that's 10 feet wide and 30 feet long. Each creature within the line must succeed on a DC 13 Strength saving throw or be pushed up to 5 feet away from you. Each time you use this property of the fan, there is a cumulative and permanent 10 percent chance that the fan tears apart into nonmagical tatters.</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Tub of Churning and Fermentation </text:p>
          </table:table-cell>
          <table:table-cell office:value-type="string">
            <text:p>This squat wooden and ceramic tub has a screw-on lid that fits snuggly around its base. The tub can hold up to 2 gallons of liquid or 1 cubic foot of material within it. You can leave a liquid or other perishable in the tub and secure the lid before saying the name of the end result you’d like the contents to turn into. If you say the name of a possible result, the tub clicks lightly before locking its lid shut for 10 minutes. After 10 minutes, the tub gives a second, louder click as the lid unlocks. The contents of the tub will have been stirred, processed, or otherwise fermented in such a way to generate the commanded end product. Adding extra ingredients into the tub can impact the end result’s flavor. Once the tub has been used in this way, it can’t be used again until the following dawn.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Universal Solvent </text:p>
          </table:table-cell>
          <table:table-cell office:value-type="string">
            <text:p>This tube holds milky liquid with a strong alcohol smell. You can use an action to pour the contents of the tube onto a surface within reach. The liquid instantly dissolves up to 1 square foot of adhesive it touches including Sovereign Glue.</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Venombane Armor </text:p>
          </table:table-cell>
          <table:table-cell office:value-type="string">
            <text:p>(Leather) This leather armor absorbs poison and allows you to traverse webbed areas more easily. While you’re wearing this armor, you can’t be caught in webs of any sort and can move through webs as if they were difficult terrain. In addition, when you take poison damage while wearing this armor, you can use your reaction to reduce the damage by 1d8 + your Constitution modifier.</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2">
          <table:table-cell table:style-name="ce14" office:value-type="string">
            <text:p>Wand of Magic Missiles </text:p>
          </table:table-cell>
          <table:table-cell office:value-type="string">
            <text:p>This wand has 7 charges. While holding it, you can use an action to expend 1 or more of its charges to cast the Magic Missile from it. For 1 charge, you cast the 1st-level version of the spell. You can increases the spell slot level by one for each additional charge you expend. The wand regains 1d6 + 1 expended charges daily at dawn. If you expend the wand's last charge, roll a d20. On a 1, the wand crumbles into ashes and is destroye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Wardancer's Spear </text:p>
          </table:table-cell>
          <table:table-cell office:value-type="string">
            <text:p>(spear)This double-bladed spear is extraordinarily light and perfectly balanced for use with one hand. While holding this magic spear with one hand, it has the finesse property. Whenever you take the Attack action and make a melee attack with the spear using only one hand, you can use a bonus action to make an additional attack with the spear. You don't add your ability modifier to the damage of the bonus attack, unless that modifier is negative. Immediately after you use your bonus action in this way, you can move up to 10 feet without provoking opportunity attacks, though you can't move farther than your remaining movement would allow.</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Weaving Wasp Needles </text:p>
          </table:table-cell>
          <table:table-cell office:value-type="string">
            <text:p>(Dart) This pair of dark, chiseled throwing needles are linked by a magical bond. A needle that hits a Large or smaller creature flies around it for 1 minute or until the creature falls to 0 hit points. If both needles fly around the same creature, they spin a magical thread that binds and restrains it. The creature is restrained until freed or until you take a bonus action to speak the needles' command word to release it. A creature can use its action to make a DC 13 Strength check, freeing itself or another creature within its reach on a success. Once the needles restrain a creature in this way, this property can't be used again until the next dawn. In addition, you can use the needles as a set of weaver's tools. These magical needles can act on their own to either mend a simple tear or craft a simple garment given the proper materials in 1 minute or over the course of a short rest, respectively. As an action, you can speak the needles' other command word, followed by a description of the task, to cause them to spring to life and begin sewing and crafting. Uttering this command word again causes them to stop early and fall to the ground.</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2" office:value-type="string">
            <text:p>Wind Fan </text:p>
          </table:table-cell>
          <table:table-cell office:value-type="string">
            <text:p>While holding this fan, you can use an action to cast the Gust of Wind spell (save DC 13) from it. Once used, the fan shouldn't be used again until the next dawn. Each time it is used again before then, it has a cumulative 20 percent chance of not working and tearing into useless, nonmagical tatters </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14" office:value-type="string">
            <text:p>Witherbloom Primer </text:p>
          </table:table-cell>
          <table:table-cell office:value-type="string">
            <text:p>The Witherbloom Primer is a magic textbook created at Strixhaven's Witherbloom College. The primer has 3 charges, and it regains 1d3 expended charges daily at dawn. If you make an Intelligence (Nature) or Wisdom (Survival) check while holding the primer, you can expend 1 charge to give yourself a 1d4 bonus to the check, immediately after you roll the d20. In addition, if you study the primer at the end of a long rest, you can choose one 1st-level spell from the Druid or Wizard spell list. Before you finish your next long rest, you can cast the chosen spell once without a spell slot if you are holding the primer. Your spellcasting ability for this spell is your choice of Intelligence, Wisdom, or Charisma.</text:p>
          </table:table-cell>
          <table:table-cell office:value-type="string">
            <text:p>Spellcaster</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4" office:value-type="string">
            <text:p>Wizards' Cards </text:p>
          </table:table-cell>
          <table:table-cell office:value-type="string">
            <text:p>This playing card set is a partially complete deck of various cards across four unique suits: air, earth, fire, and water. Each suit has an ace, a 2 through 10, and at least two face cards (which sometimes appear more often than others). You can draw up to 2 cards from the deck using a bonus action, provided you have the hands to do so. When you do, the cards glow briefly before vanishing. Roll a d4 and d12 for each card you draw. The suit of the card is determined by the d4, which corresponds to a damage type: air (1; lightning), earth (2; thunder), fire (3; fire), or water (4; cold). The kind of card is determined by the d12: ace (1), 2 through 10 (2–10), or a face card (11–12). When you draw a card, record its suit and value: the value of a 2 through 10 is the same as its number, a face card's value is 10, and an ace can be either 1 or 11 (you choose when you draw it each time). The suit and value of each drawn card are magically displayed on the palm or back of your hand (your choice). You can use an action at any point after drawing cards to release the magic stored within all the drawn cards. When you do, the cards rematerialize and hurtle toward a creature you can see within 30 feet of you. The target must make a DC 13 Dexterity saving throw, taking damage equal to the cards' total on a failed save. The target makes the saving throw with disadvantage if the total of the cards is 21. You choose the type of damage dealt, which must be one associated with at least one of the drawn cards' suits. If the total value of your current drawn cards is ever more than 21, the deck releases a magical explosion. You and any other creature within 5 feet of the deck must make a DC 13 Dexterity saving throw. A creature takes 22 damage on a failed save, or half as much damage on a successful one. Roll a d4 to determine the damage's type, using the rules above. Your current drawn cards are lost if you release the magic stored within them, if the deck explodes, or if you finish a short or long rest. When found, the deck has 2d20 + 10 random cards in it. It regains 1d10 used cards at random daily at dawn, up to a maximum of 52 cards. If you draw the deck's last card, there's a 50 percent chance that the deck is destroyed.</text:p>
          </table:table-cell>
          <table:table-cell office:value-type="string">
            <text:p>Y</text:p>
          </table:table-cell>
          <table:table-cell office:value-type="string">
            <text:p>N</text:p>
          </table:table-cell>
          <table:table-cell office:value-type="string">
            <text:p>N/A</text:p>
          </table:table-cell>
          <table:table-cell table:style-name="ce10" office:value-type="string">
            <text:p>1250gp</text:p>
          </table:table-cell>
        </table:table-row>
        <table:table-row table:style-name="ro1">
          <table:table-cell table:style-name="ce7" office:value-type="string">
            <text:p>Wyrmling Dragonscale Whetstone</text:p>
          </table:table-cell>
          <table:table-cell office:value-type="string">
            <text:p>Certain preserved dragon scales can take on magical properties, either naturally on their own or with the help of a skilled artificer or enchanter. These whetstones are made of such a scale and appear almost gem-like in appearance. You can use a dragonscale whetstone over the course of 1 minute to sharpen a bladed weapon (such as a longsword, battleaxe, or spear), granting it a variety of bonuses as shown on the table below. The bonuses remain for 1 hour and depend on the whetstone's rarity and the kind of dragon it originally came from. These bonuses are in addition to any other bonuses a weapon may have. A whetstone has 5 uses. When you use the last use, it loses its gem-like shine and becomes a nonmagical scale. +1d4</text:p>
          </table:table-cell>
          <table:table-cell table:number-columns-repeated="2" office:value-type="string">
            <text:p>N</text:p>
          </table:table-cell>
          <table:table-cell office:value-type="string">
            <text:p>N/A</text:p>
          </table:table-cell>
          <table:table-cell table:style-name="ce10" office:value-type="string">
            <text:p>1250gp</text:p>
          </table:table-cell>
        </table:table-row>
        <table:table-row table:style-name="ro2" table:number-rows-repeated="1048462">
          <table:table-cell table:number-columns-repeated="6"/>
        </table:table-row>
        <table:table-row table:style-name="ro2">
          <table:table-cell table:number-columns-repeated="6"/>
        </table:table-row>
      </table:table>
      <table:table table:name="Class V" table:style-name="ta1" table:print="false">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3" table:number-columns-repeated="5"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number-columns-repeated="2"/>
        </table:table-row>
        <table:table-row table:style-name="ro5">
          <table:table-cell table:style-name="ce14" office:value-type="string">
            <text:p>Adamantine Armor </text:p>
          </table:table-cell>
          <table:table-cell office:value-type="string">
            <text:p>(Medium or Heavy, not hide) This suit of armor is reinforced with adamantine, one of the hardest substances in existence. While you're wearing it, any critical hit against you becomes a normal hi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All-Purpose Tool +1</text:p>
          </table:table-cell>
          <table:table-cell office:value-type="string">
            <text:p>his simple screwdriver can transform into a variety of tools; as an action, you can touch the item and transform it into any type of artisan's tool of your choice (see the "Equipment" chapter in the Player's Handbook for a list of artisan's tools). Whatever form the tool takes, you are proficient with it. While holding this tool, you gain a bonus to the spell attack rolls and the saving throw DCs of your artificer spells. The bonus is determined by the tool's rarity. As an action, you can focus on the tool to channel your creative forces. Choose a cantrip that you don't know from any class list. For 8 hours, you can cast that cantrip, and it counts as an artificer cantrip for you. Once this property is used, it can't be used again until the next dawn.</text:p>
          </table:table-cell>
          <table:table-cell office:value-type="string">
            <text:p>Artific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Ambitious Medic's Box </text:p>
          </table:table-cell>
          <table:table-cell office:value-type="string">
            <text:p>This wooden box has two halves which are magically locked by ornamental clasps that can only be opened during certain times of the day. The box is 1 foot wide, 2 feet long, and weighs 3 pounds. You can open and use the box as normal, as described below, even if you aren't attuned to it. The left side is locked by a metal clasp decorated with a sun. From dawn until dusk, you can open the left side of the box, which contains the same contents and functions identically to a healer's kit. Each day at dusk, the left side of the box magically closes and regains all expended uses of its healer's kit. The right side is locked by a metal clasp decorated with a moon smoking a pipe. From dusk until dawn, you can open the right side of the box, which contains three pewter steins, a flask, and a wooden pipe. While holding the flask, you can use an action to speak its command word followed by either "beer", "wine", or "whiskey". When you do, the flask magically fills with up to 4 gallons of beer, 1 gallon of wine, or 8 ounces of liquor, depending on the chosen drink, which can be poured out as an action, up to 1 gallon per minute. Once this property of the flask has been used, it can't be used again until the next dusk. The wooden pipe is magically refilled with tobacco daily at dusk. Each day at dawn, the right side of the box magically closes, and anything removed from the box is magically returned to it. While attuned to the box, you are proficient in the Medicine skill and can open either side of the box at any time. If you're already proficient in the Medicine skill, your proficiency bonus is doubled for any ability check you make that uses that skill.</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Ammunition +2</text:p>
          </table:table-cell>
          <table:table-cell table:style-name="ce7" office:value-type="string">
            <text:p>You have a bonus to attack and damage rolls made with this piece of magic ammunition. The bonus is determined by the rarity of the ammunition. Once it hits a target, the ammunition is no longer magic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Amulet of the Devout +1</text:p>
          </table:table-cell>
          <table:table-cell office:value-type="string">
            <text:p>This amulet bears the symbol of a deity inlaid with precious stones or metals. While you wear the holy symbol, you gain a bonus to spell attack rolls and the saving throw DCs of your spells. The bonus is determined by the amulet's rarity. While you wear this amulet, you can use your Channel Divinity feature without expending one of the feature's uses. Once this property is used, it can't be used again until the nex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Angler's Wand </text:p>
          </table:table-cell>
          <table:table-cell office:value-type="string">
            <text:p>While holding this wand, you can use an action to speak its command word to transform it into a fishing rod, complete with line and tackle. It remains in this form until you use an action to speak its command word again to transform it back into the wand. The wand has 7 charges for the following properties. The number of charges remaining are represented by the amount of spectral fish that swim around you while holding it. Fish Slap. While holding the wand, you can use an action to expend 1 of the wand's charges to send one of the spectral fish toward a target that you can see within 60 feet of you. The fish then grows in size, swims through the air to the target, and smacks the target with its oversized tail or fins. Make a ranged spell attack against the target, using an attack bonus of +5. On a hit, the target takes 1d12 + 3 force damage. The fish then swims away and disappears. Reel In. While holding the wand, you can use an action to point it at a target that you can see within 60 feet of you and expend 1 of its charges. The target must succeed on a DC 13 Strength saving throw. On a failed save, it's pulled up to 30 feet toward you and is considered hooked for 1 minute or until the target is more than 120 feet away from you. For the duration, you can use a bonus action on each of your turns to force the hooked creature to repeat the saving throw, pulling it up to 30 feet toward you again on a failed save, or ending the effect early on a successful one. You can only have one creature hooked at a time in this way. The effect ends early if you are no longer holding the wand. The wand regains 1d6 + 1 expended charges daily at dawn. If you expend the wand's last charge, roll a d20. On a 1, the wand dissolves into water and is destroy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Arcane Grimoire +1</text:p>
          </table:table-cell>
          <table:table-cell office:value-type="string">
            <text:p>While you are holding this leather-bound book, you can use it as a spellcasting focus for your wizard spells, and you gain a bonus to spell attack rolls and to the saving throw DCs of your wizard spells. The bonus is determined by the book's rarity. You can use this book as a spellbook. In addition, when you use your Arcane Recovery feature, you can increase the number of spell slot levels you regain by 1.</text:p>
          </table:table-cell>
          <table:table-cell office:value-type="string">
            <text:p>Wizard</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Arcane Propulsion Arm </text:p>
          </table:table-cell>
          <table:table-cell office:value-type="string">
            <text:p>This prosthetic appendage was developed by artificers of House Cannith. To attune to this item, you must attach it to your arm at the wrist, elbow, or shoulder, at which point the prosthetic magically forms a copy of the appendage it's replacing. While attached, the prosthetic provides these benefits: The prosthetic is a fully capable part of your body. You can take an action to remove the prosthetic, and it removes itself if your attunement to it ends. It can't be removed against your will. The prosthetic is a magic melee weapon with which you're proficient. It deals 1d8 force damage on a hit and has the thrown property, with a normal range of 20 feet and a long range of 60 feet. When thrown, the prosthetic detaches and flies at the target of the attack, then immediately returns to you and reattaches.</text:p>
          </table:table-cell>
          <table:table-cell office:value-type="string">
            <text:p>Creature missing a hand or arm</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Armor Of The Fallen </text:p>
          </table:table-cell>
          <table:table-cell office:value-type="string">
            <text:p>(Medium or Heavy) While wearing this armor, you can use it to cast either Speak With Dead or Animate Dead. Once the armor has cast a spell in this way, it can’t cast either spell until the next dawn. Your soul keeps this armor together. If you die while you are attuned to the armor, the armor is destroye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Armor Of Weightlessness </text:p>
          </table:table-cell>
          <table:table-cell office:value-type="string">
            <text:p>(Any Armor) This armor has 5 charges. While you wear it, you can use a bonus action to expend 1 or more charges to cast one of the following spells from the armor, targeting yourself: Jump (1 charge) or Levitate (2 charges). This armor regains 1d4 + 1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Arrow of Slaying </text:p>
          </table:table-cell>
          <table:table-cell office:value-type="string">
            <text:p>An arrow of slaying is a magic weapon meant to slay a particular kind of creature. Some are more focused than others; for example, there are both arrows of dragon slaying and arrows of blue dragon slaying. If a creature belonging to the type, race, or group associated with an arrow of slaying takes damage from the arrow, the creature must make a DC 17 Constitution saving throw, taking an extra 6d10 piercing damage on a failed save, or half as much extra damage on a successful one. Once an arrow of slaying deals its extra damage to a creature, it becomes a nonmagical arrow. Other types of magic ammunition of this kind exist, such as bolts of slaying meant for a crossbow, though arrows are most commo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ag of Goodberry Gummy Fish </text:p>
          </table:table-cell>
          <table:table-cell office:value-type="string">
            <text:p>Goodberry gummy fish are gooey sweets that look like Tiny, gelatinous fish. When found, they typically come in bags of 1d6 + 10 gummies, which are almost always red. A goodberry gummy fish functions like a single berry from the goodberry spell, except that eating a gummy also grants you a swimming speed of 30 feet for 1 hour. Alternatively, you can use an action to submerge a gummy in water to magically animate it, using the quipper's statistics. If you submerge 5 or more gummies in water at the same time, they function as a group, using the swarm of quippers' statistics instead. The quippers are friendly to you, but aren't magically compelled to obey any of your commands. After 1 hour, the animated gummies dissolve and are destroy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Bag of Holding </text:p>
          </table:table-cell>
          <table:table-cell office:value-type="string">
            <text:p>This bag has an interior space considerably larger than its outside dimensions, roughly 2 feet in diameter at the mouth and 4 feet deep. The bag can hold up to 500 pounds, not exceeding a volume of 64 cubic feet. The bag weighs 15 pounds, regardless of its contents. Retrieving an item from the bag requires an action. If the bag is overloaded, pierced, or torn, it ruptures and is destroyed, and its contents are scattered in the Astral Plane. If the bag is turned inside out, its contents spill forth, unharmed, but the bag must be put right before it can be used again. Breathing creatures inside the bag can survive up to a number of minutes equal to 10 divided by the number of creatures (minimum 1 minute), after which time they begin to suffocate.P lacing a bag of holding inside an extradimensional space created by a Heward's Handy Haversack, Portable Hole, or similar item instantly destroys both items and opens a gate to the Astral Plane. The gate originates where the one item was placed inside the other. Any creature within 10 feet of the gate is sucked through it to a random location on the Astral Plane. The gate then closes. The gate is one-way only and can't be reopen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andolier of the Elements </text:p>
          </table:table-cell>
          <table:table-cell office:value-type="string">
            <text:p>This cross-chest bandolier has 6 magic daggers sheathed across it. When you take the Attack action while wearing this bandolier, you can use a bonus action to throw 1 of the daggers, making a ranged attack with it, provided you have a free hand. When you hit a target with one of these daggers, roll a d6 and consult the table below. The target takes an extra 1d6 damage of the type determined by the table, in addition to the weapon's damage, and the dagger disappears. On a miss, the dagger vanishes and reappears in the bandolier. A dagger vanishes if you don’t hurl it right away and immediately reappears in the bandolier. 1d6 missing daggers reappear in the bandolier's empty sheaths daily at dawn. 1- Acid, 2- Cold, 3-Fire, 4- Lightning, 5- Poison, 6- Thunder</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artender's Armistice </text:p>
          </table:table-cell>
          <table:table-cell office:value-type="string">
            <text:p>A bartender's armistice is a magical coaster typically kept by wary tavernkeepers for cases of extreme danger. When found, a bartender's armistice comes in a set of 1d3 + 1 coasters. Each coaster is 4 inches across, and its weight is negligible. As an action, you can speak the coaster's command word and throw it at a point on the ground you can see within 30 feet of you. When you do, the coaster becomes fixed in place at the point and emits a magical field in a 30-foot-radius, 15-foot-high cylinder that's centered on it. Each creature within the area must make a DC 15 Charisma saving throw when the field appears or when it enters the area for the first time on a turn or starts its turn there. A creature can choose to fail this saving throw if it wishes. On a failed save, a creature is charmed by you while it remains within the field. A charmed creature is indifferent about creatures it can see that it's hostile toward. This indifference ends if the target is attacked or harmed by a spell, or if it witnesses any of its friends being harmed. If you or your companions harm a charmed creature or its friends, the charm ends. When the charm or field ends, the creature becomes hostile again, unless the GM rules otherwise. When a creature makes an attack or casts a harmful spell that either affects a target within the field or enters or leaves the field's area, that creature must first make a DC 15 Wisdom saving throw. On a failed save, the attack or spell fails and is expended, and the action is wasted. Each creature within the field has advantage on any Charisma (Persuasion) check it makes to deescalate a violent situation. In addition, if a creature in the area is unconscious when the field appears, it immediately stabilizes if it has 0 hit points. The coaster has AC 15 and 25 hit points. The field remains for 10 minutes or until the coaster drops to 0 hit points, at which point the coaster is destroyed and the field ends. If the field ends after the full duration, there is a 10 percent chance that the coaster remains magical and can be used again. Otherwise, the coaster becomes nonmagic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Bead of Force </text:p>
          </table:table-cell>
          <table:table-cell office:value-type="string">
            <text:p>This small black sphere measures 3/4 of an inch in diameter and weighs an ounce. Typically, 1d4 + 4 beads of force are found together. You can use an action to throw the bead up to 60 feet. The bead explodes on impact and is destroyed. Each creature within a 10-foot radius of where the bead landed must succeed on a DC 15 Dexterity saving throw or take 5d4 force damage. A sphere of transparent force then encloses the area for 1 minute. Any creature that failed the save and is completely within the area is trapped inside this sphere. Creatures that succeeded on the save, or are partially within the area, are pushed away from the center of the sphere until they are no longer inside it. Only breathable air can pass through the sphere's wall. No attack or other effect can. An enclosed creature can use its action to push against the sphere's wall, moving the sphere up to half the creature's walking speed. The sphere can be picked up, and its magic causes it to weigh only 1 pound, regardless of the weight of creatures insid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Berserker Axe </text:p>
          </table:table-cell>
          <table:table-cell table:style-name="ce7" office:value-type="string">
            <text:p>(Any Axe)You gain a +1 bonus to attack and damage rolls made with this magic weapon. In addition, while you are attuned to this weapon, your hit point maximum increases by 1 for each level you have attained.</text:p>
          </table:table-cell>
          <table:table-cell table:number-columns-repeated="2" office:value-type="string">
            <text:p>Y</text:p>
          </table:table-cell>
          <table:table-cell office:value-type="string">
            <text:p>This axe is cursed, and becoming attuned to it extends the curse to you. As long as you remain cursed, you are unwilling to part with the axe, keeping it within reach at all times. You also have disadvantage on attack rolls with weapons other than this one, unless no foe is within 60 feet of you that you can see or hear. Whenever a hostile creature damages you while the axe is in your possession, you must succeed on a DC 15 Wisdom saving throw or go berserk. While berserk, you must use your action each round to attack the creature nearest to you with the axe. If you can make extra attacks as part of the Attack action, you use those extra attacks, moving to attack the next nearest creature after you fell your current target. If you have multiple possible targets, you attack one at random. You are berserk until you start your turn with no creatures within 60 feet of you that you can see or hear.</text:p>
          </table:table-cell>
          <table:table-cell table:style-name="ce10" office:value-type="string">
            <text:p>3500gp</text:p>
          </table:table-cell>
          <table:table-cell table:number-columns-repeated="2"/>
        </table:table-row>
        <table:table-row table:style-name="ro5">
          <table:table-cell table:style-name="ce4" office:value-type="string">
            <text:p>Bird of a Feather </text:p>
          </table:table-cell>
          <table:table-cell office:value-type="string">
            <text:p>This small stuffed roc toy is filled with enchanted down. While holding onto the toy and concentrating, you magically gain a flying speed of 20 feet for up to 1 minute. The stuffed toy’s weak magic can carry up to 200 pounds. If you take any damage while flying in this way, you lose concentration on the toy and immediately start falling. If the toy is of uncommon rarity, the toy cannot be used again for 1d4 hours. It gives a happy little chirp when its magic can be used agai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lade of the Medusa </text:p>
          </table:table-cell>
          <table:table-cell office:value-type="string">
            <text:p>(any blade) When you attack a creature with this magic weapon and roll a 20 on the attack roll, the creature must make a DC 15 Constitution saving throw in addition to suffering the attack’s normal effects. On a failed save, the creature is restrained and must make another Constitution saving throw at the end of each of its turns. If it successfully saves against this effect three times, the effect ends. If it fails its saves three times, it is turned to stone and subjected to the petrified condition for 1 hour. A creature is immune to this effect if it is immune to damage of the weapon’s type, does not have a body made of flesh, or has legendary actions.</text:p>
          </table:table-cell>
          <table:table-cell table:number-columns-repeated="2" office:value-type="string">
            <text:p>Y</text:p>
          </table:table-cell>
          <table:table-cell office:value-type="string">
            <text:p>This weapon is cursed, and becoming attuned to it extends the curse to you. Until the curse is broken with a Remove Curse spell or similar magic, you are unwilling to part with the weapon. Whenever you attack a creature with this weapon and roll a 1 on the attack roll, you must succeed on a DC 15 Constitution saving throw or be restrained and forced to make additional saves against being petrified, as above. </text:p>
          </table:table-cell>
          <table:table-cell table:style-name="ce7" office:value-type="string">
            <text:p>3500gp</text:p>
          </table:table-cell>
          <table:table-cell table:number-columns-repeated="2"/>
        </table:table-row>
        <table:table-row table:style-name="ro5">
          <table:table-cell table:style-name="ce12" office:value-type="string">
            <text:p>Blasted Goggles </text:p>
          </table:table-cell>
          <table:table-cell office:value-type="string">
            <text:p>These tinker’s goggles have 3 charges. As an action, you can expend 1 charge to shoot a beam of fiery light from the goggles at a creature you can see within 120 feet of yourself. The target must succeed on a DC 15 Dexterity saving throw or take 3d6 fire damage. The goggles regain 1d3 expended charges daily at dawn. </text:p>
          </table:table-cell>
          <table:table-cell table:number-columns-repeated="2" office:value-type="string">
            <text:p>Y</text:p>
          </table:table-cell>
          <table:table-cell office:value-type="string">
            <text:p>The goggles are cursed, and becoming attuned to them extends the curse to you. You can’t remove the goggles or end your attunement to them until you are targeted by a Remove Curse spell or similar magic. Whenever you use the goggles’ fiery beam and the target rolls a 20 on the d20 for the saving throw, the goggles expose you to a flash of violent bright light. As a result, you have the blinded condition for 24 hours.</text:p>
          </table:table-cell>
          <table:table-cell table:style-name="ce7" office:value-type="string">
            <text:p>3500gp</text:p>
          </table:table-cell>
          <table:table-cell table:number-columns-repeated="2"/>
        </table:table-row>
        <table:table-row table:style-name="ro5">
          <table:table-cell table:style-name="ce14" office:value-type="string">
            <text:p>Blood Spear </text:p>
          </table:table-cell>
          <table:table-cell office:value-type="string">
            <text:p>(Spear) Kavan was a ruthless chieftain whose tribe Jived in the Balinok Mountains centuries before the arrival of Strahd von Zarovich. Although he was very much alive, Kavan had some traits in common with vampires: he slept during the day and hunted at night, he drank the blood of his prey, and be lived underground. in battle, he wielded a spear stained with blood. His was the first blood spear, a weapon that drains life from those it kills and transfers that life to its wielder, imbuing that individual with the stamina to keep fighting. When you hit with a melee attack using this magic spear and reduce the target to 0 hit points, you gain 2d6 temporary hit point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Bloodrage Greataxe </text:p>
          </table:table-cell>
          <table:table-cell office:value-type="string">
            <text:p>(Greataxe) You gain a +2 bonus to attack and damage rolls made with this magic greataxe while you have half your hit points or fewer.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loodseeker Ammunition </text:p>
          </table:table-cell>
          <table:table-cell office:value-type="string">
            <text:p>Ranged attack rolls made with this ammunition have advantage against any creature doesn’t have all its hit point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Bloodwell Vial (+1)</text:p>
          </table:table-cell>
          <table:table-cell office:value-type="string">
            <text:p>To attune to this vial, you must place a few drops of your blood into it. The vial can't be opened while your attunement to it lasts. If your attunement to the vial ends, the contained blood turns to ash. You can use the vial as a spellcasting focus for your spells while wearing or holding it, and you gain a bonus to spell attack rolls and to the saving throw DCs of your sorcerer spells. The bonus is determined by the vial's rarity. In addition, when you roll any Hit Dice to recover hit points while you are carrying the vial, you can regain 5 sorcery points. This property of the vial can't be used again until the next dawn.</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Boots of Striding and Springing </text:p>
          </table:table-cell>
          <table:table-cell office:value-type="string">
            <text:p>While you wear these boots, your walking speed becomes 30 feet, unless your walking speed is higher, and your speed isn't reduced if you are encumbered or wearing heavy armor. In addition, you can jump three times the normal distance, though you can't jump farther than your remaining movement would allow.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Bow Of Conflagration </text:p>
          </table:table-cell>
          <table:table-cell office:value-type="string">
            <text:p>(Any Bow) Ammunition fired from this bow blazes brightly. When you hit with an attack roll using this bow, the target takes an extra 1d6 fire damage. If the target is a flammable, nonmagical object, it catches fire, taking 1d6 fire damage at the start of each of your turns until a creature uses an action to extinguish the flame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ow Of Melodies </text:p>
          </table:table-cell>
          <table:table-cell office:value-type="string">
            <text:p>(Any Bow) This bow has multiple strings and resembles a lyre or small harp. By strumming the strings while setting an arrow to the bow, you imbue the arrow with magic. You can play one of the following melodies when you use the bow to make a ranged weapon attack. You must choose to do so before you make the attack roll, and you can play only one melody per attack. Melody of Precision. If you’re proficient in Performance, you gain a +1 bonus to the attack roll. If you have expertise in Performance, you gain a +2 bonus instead. Melody of Reverberation. The melody you strum echoes loudly. On a hit, the target takes extra thunder damage equal to your Charisma modifier.</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ow of the Eldritch Archer </text:p>
          </table:table-cell>
          <table:table-cell office:value-type="string">
            <text:p>(Shortbow) This unearthly bow is disjointed and gruesome. It's made of an ashen, twisted wood that acts as a conduit for eldritch energy and has a series of fleshy tendril-like growths that bulge through the wood's grain. Arrows shot from this bow are destroyed once they're fired, turning into a projectile of pure energy instead. This projectile deals 1d10 force damage, instead of the arrow's normal damage, and retains any magical properties of the destroyed arrow. Hit or miss, a projectile is lost after the attack. These energy projectiles can sometimes pierce enemies. Once on each of your turns when you make an attack using this weapon, you can force another creature 10 feet directly behind the original target to make a DC 15 Dexterity saving throw. On a failed save, the creature takes 1d10 force damag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Bow of the Twilight Valkyrie </text:p>
          </table:table-cell>
          <table:table-cell office:value-type="string">
            <text:p>(Any Bow) This bow balances the positive and negative magics from the upper and lower planes of existence. Once on each of your turns when you make an attack with the bow as part of the Attack action, you can channel either positive or negative energy into the attack. When you do, you take a –5 penalty to the attack roll. If you channeled positive energy into the attack and hit, the target takes an extra 2d6 radiant damage, and the next attack roll made against it by a creature other than you before the start of your next turn has advantage. If you channeled negative energy into the attack, the target takes an extra 2d6 necrotic damage, and the next attack roll the target makes before the end of your next turn has disadvantage.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Bracers of Archery </text:p>
          </table:table-cell>
          <table:table-cell office:value-type="string">
            <text:p>While wearing these bracers, you have proficiency with the longbow and shortbow, and you gain a +2 bonus to damage rolls on ranged attacks made with such weapon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Bracers of Celerity </text:p>
          </table:table-cell>
          <table:table-cell office:value-type="string">
            <text:p>This pair of lightweight bronze bracers is lined with soft, purple velvet and engraved with swirling designs. While you’re wearing these bracers, all your speeds increase by 10 feet, and you have advantage on saving throws you make to avoid or end the paralyzed or restrained condition on yourself.</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Breastplate Of Balance </text:p>
          </table:table-cell>
          <table:table-cell office:value-type="string">
            <text:p>(Breastplate) This burnished copper breastplate looks as if it were made of interlocking gears. Merchant’s scales are emblazoned across the chest. The armor has 4 charges. You can use the charges in the following ways while wearing the armor: Equalize. When you or a creature you can see within 60 feet of yourself is about to roll a d20 with advantage or disadvantage, you can expend 1 charge and take a reaction to prevent the roll from being affected by advantage or disadvantage.E xpunge Imbalance. As a bonus action, you can expend 2 charges to cast the Lesser Restoration spell from the armor. The armor regains 1d4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Cap of Water Breathing </text:p>
          </table:table-cell>
          <table:table-cell office:value-type="string">
            <text:p>While wearing this cap underwater, you can speak its command word as an action to create a bubble of air around your head. It allows you to breathe normally underwater. This bubble stays with you until you speak the command word again, the cap is removed, or you are no longer underwater.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ape of Enlargement </text:p>
          </table:table-cell>
          <table:table-cell office:value-type="string">
            <text:p>Ancient runes are stitched in silver thread along the hem of this grayish-purple cape. The cape has 3 charges. As a bonus action while wearing the cape, you can expend 1 of its charges to enlarge yourself, granting yourself the following benefits: Your size increases by one category—from Medium to Large, for example. If there isn’t enough room for your size to increase by one category, you instead become the maximum possible size in the space available. You have advantage on Strength checks and Strength saving throws. When you hit with an attack roll using a weapon or an unarmed strike, you can add your proficiency bonus to the attack’s damage. These benefits last for 10 minutes or until you use another bonus action to dismiss them. The cape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Card Sharp's Deck </text:p>
          </table:table-cell>
          <table:table-cell office:value-type="string">
            <text:p>The cards of this deck shimmer around the edges. While holding this deck, you can use the following properties: Deadly Deal. As an action, you can use this deck to make a ranged spell attack by throwing a spectral card and using Dexterity for the attack roll. The card has a range of 120 feet and deals 1d8 force damage on a hit.S pray of Cards. As an action, you can shuffle the deck and cast the Spray of Cards spell at 3rd level from the deck (spell save DC 15). Once the deck has cast the spell, it can’t cast the spell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Chime of Opening </text:p>
          </table:table-cell>
          <table:table-cell office:value-type="string">
            <text:p>This hollow metal tube measures about 1 foot long and weighs 1 pound. You can strike it as an action, pointing it at an object within 120 feet of you that can be opened, such as a door, lid, or lock. The chime issues a clear tone, and one lock or latch on the object opens unless the sound can't reach the object. If no locks or latches remain, the object itself opens. The chime can be used ten times. After the tenth time, it cracks and becomes useles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innabar Rapier </text:p>
          </table:table-cell>
          <table:table-cell office:value-type="string">
            <text:p>(Rapier) This magic rapier’s blade is alchemically coated in a thin but toxic layer of cinnabar. The weapon has 10 charges and regains 1d8+2 expended charges each day at dawn. When you hit a creature with this weapon, you can expend 1 or more of its charges. The blade’s poison leeches into the blood of the creature you struck to deal an extra 1d4 poison damage for each charge expended in this way.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Circlet of Human Perfection </text:p>
          </table:table-cell>
          <table:table-cell office:value-type="string">
            <text:p><text:s/>The Circlet of Human Perfection transforms its attuned wearer into an attractive human of average height and weight. The circlet chooses the physical characteristics of the form, such as age, gender, skin color, hair color, and voice. Except for size, the wearer's statistics and racial traits don't change, nor do items worn or carried by the wearer. Removing the circlet ends the effect. </text:p>
          </table:table-cell>
          <table:table-cell office:value-type="string">
            <text:p>Humanoid</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Claws of the Umber Hulk </text:p>
          </table:table-cell>
          <table:table-cell office:value-type="string">
            <text:p>These heavy gauntlets of brown iron are forged in the shape of an umber hulk’s claws, and they fit the wearer’s hands and forearms all the way up to the elbow. While wearing both claws, you gain a burrowing speed of 20 feet, and you can tunnel through solid rock at a rate of 1 foot per round. You can use a claw as a melee weapon while wearing it. You have proficiency with it, and it deals 1d8 slashing damage on a hit (your Strength modifier applies to the attack and damage rolls, as normal). While wearing the claws, you can’t manipulate objects or cast spells with somatic component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loak of the Djinni </text:p>
          </table:table-cell>
          <table:table-cell office:value-type="string">
            <text:p>This floating, cloud-soft cloak flutters softly on its own even without wind. It has 3 charges and regains 1 charge whenever you finish your turn without using any movement or expending any of the cloak's charges. While wearing the cloak, you can use an action to expend 1 or more of its charges to spin around and emit a powerful twister. Each creature within a 5-foot radius of you must succeed on a DC 15 Strength saving throw or be pushed 5 feet away from you and take 1d8 bludgeoning damage. For each additional charge you expend after the first, you can choose to increase either the radius of the twister by 5 feet or the bludgeoning damage it deals by 1d8.</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lockwork Spyder </text:p>
          </table:table-cell>
          <table:table-cell office:value-type="string">
            <text:p>This brass mechanical spider can fold its legs inward, allowing it to be worn as a brooch, hair pin, or similar. While being worn in this way, the spider appears as a normal pin. You can use a bonus action to speak the spider's command word followed by a single word instruction, such as "unlock" or "disarm." The spider then springs to life and carries out the task to the best of its ability, using its numerous legs as thieves' tools. The spider has a +7 bonus to Dexterity (Stealth) checks, as well as any ability check it makes using thieves' tools. The spider can remain animated for up to 10 minutes. Each time it's given a new spoken command, it uses a minimum of 1 minute from the duration. When you give the spider an instruction, and again on each of your turns as a bonus action while it remains animated, you can mentally command the spider to move up to 20 feet. Other than using its legs as thieves' tools, the spider can perform two unique tasks: Record. The spider can record audio, up to its remaining animation time, for later playback. You can cause previously recorded audio to play from a small speaker on the spider by tapping it twice. Tapping it twice again stops the recording. Any recording the spider has is lost when it's commanded to record again. Tripwire. The spider creates a tripwire up to 10 feet in length using a spool of thread from its mechanical abdomen, connecting either end of the tripwire to a solid surface. The tripwire is nearly invisible, requiring a passive Wisdom (Perception) score of 17 or higher to notice it, and it gives no resistance when broken. While you're within 1,000 feet of a tripwire created in this way, you are magically made aware of it when it's broken, such as if a creature walks through it. When this happens, you only know which wire is broken, but not what caused it to break. You can have up to three tripwires at a time, which remain for up to 8 hours. Creating a fourth tripwire causes the first one to break. You can mentally deactivate the spider early using a bonus action. The spider regains all its used animation time daily at dawn. The spider is considered a magical object and is not a creature. It has AC 15, 10 hit points, a walking and climbing speed of 20 feet, and has resistance to all damage. If the mending spell is cast on the spider while it has at least 1 hit point, it regains 2d6 hit points. If the spider drops to 0 hit points, it can’t be used again for 24 hours, at which point it regains all its hit point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oldfire Anvil </text:p>
          </table:table-cell>
          <table:table-cell office:value-type="string">
            <text:p>This cold, iron anvil weighs 50 pounds and is 1 and a half feet long. It has three magic runes on its side from the Everglacier that magically enchant any item sharpened, forged, or otherwise smithed using this anvil. Over the course of a full workday, or half as long if you're proficient with smith's tools, you can use the anvil to turn a nonmagical metal weapon into a coldfire one. A coldfire weapon is magical and deals an extra 1d6 cold damage to any target it hits, but is made fragile like ice. When you make an attack roll using a coldfire weapon and roll a 1, roll a d20. On a 9 or lower, the weapon shatters and is destroyed, releasing a biting burst of icy air that deals 2d6 cold damage to all creatures within 10 feet of the weapon. After 7 days, a coldfire weapon loses the enchantment and becomes nonmagical again. Once the anvil has been used to enchant a weapon in this way, it can't do so again for 1d6 + 1 day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omet Ballista </text:p>
          </table:table-cell>
          <table:table-cell office:value-type="string">
            <text:p>(Heavy Crossbow) This crossbow is partially covered in cold shards of stone and metal and uses sling bullets as ammunition instead of crossbow bolts. When you fire a sling bullet from this magic crossbow, it flashes with blue light and leaves behind a brief, glimmering trail of cold, sparkling dust. Ranged attacks with this weapon deal bludgeoning damage, instead of piercing damage, and any target hit by it takes an extra 1d6 cold damage. In addition, the first time you hit a target on each of your turns with a ranged attack using this weapon, each creature within 10 feet of the target must succeed on a DC 13 Constitution saving throw or take 1d6 cold damage. Hailing Comets. You can use an action to fire the crossbow into the air and speak its command word, choosing a point that you can see within 120 feet of you when you do. The sling bullet scatters into icy dust and is destroyed, but magically conjures a barrage of miniscule falling comets above the point. The comets fall in a 20-foot-radius, 40-foot-tall cylinder centered on that point and disappear once they hit the ground. Each creature within the area must make a DC 13 Dexterity saving throw, taking 8d6 cold damage on a failed save, or half as much damage on a successful one. Once this property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onspirator's Coat </text:p>
          </table:table-cell>
          <table:table-cell office:value-type="string">
            <text:p>This magic longcoat is adorned with raven feathers and carved jet buttons. While wearing this coat, you have advantage on Charisma (Deception) checks. In addition, the coat has 5 charges and regains 1d4 + 1 expended charges daily at dusk. While wearing the coat, you can use a bonus action to expend 1 of its charges to disappear, releasing up to three ravens from your location under your control that scatter into the air. Each raven has AC 12, 1 hit point, and can fly up to 40 feet as part of this bonus action without provoking opportunity attacks. At the start of your next turn, the ravens vanish, and you reappear in the space of one of the ravens (your choice). If all the ravens are reduced to 0 hit points, you reappear early in the same space as the last one that died. When you do, any excess damage dealt to the raven carries over to your normal form.</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ontingency Band </text:p>
          </table:table-cell>
          <table:table-cell office:value-type="string">
            <text:p>Each of this leather ring's three braided bands bears the design of a dark, winding serpent. You can use an action to submerge the ring in a potion of healing or similar healing draft. If the ring is left to sit in a potion for 1 minute in this way, the ring magically consumes it and any of its healing properties. For each potion the ring has consumed, one of its dark serpents glows with a faint red light. The ring can have up to 3 consumed potions at a time. Immediately after you take damage while wearing the ring, you can use your reaction to speak its command word and gain the healing effects of one of the ring's consumed potions (your choice). The consumed potion is then lost, and one of the ring's serpents becomes dark once mor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Crashing Tide Hammer </text:p>
          </table:table-cell>
          <table:table-cell office:value-type="string">
            <text:p>(Maul or Warhammer) This item takes the form of a metal rod with a slightly weighted, porous end. While grasping the rod, you can use a bonus action to cause a hammer head of swirling salt water to gush forth from the rod and spring into existence. You can use another bonus action while holding it to make the hammer's head disappear. While the hammer's head is summoned, it gains the following properties. You gain a +1 bonus to attack and damage rolls made with this magic weapon, which extinguishes any nonmagical flame that it hits. In addition, when you hit a target primarily made of fire with the weapon, such as a fire elemental or magma mephit, you treat the weapon's damage dice as having rolled their maximum value. The first time on each of your turns when you have advantage on an attack roll against a creature and hit it with the hammer, that creature must succeed on a DC 13 Strength saving throw or be knocked prone. Whenever you hit a prone creature with the hammer, you can choose to push it up to 10 feet away from you, sweeping it away in a roiling tide of salt water.</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Crystal Blade </text:p>
          </table:table-cell>
          <table:table-cell office:value-type="string">
            <text:p>This magic sword’s blade is fashioned from a horn or spine from a crystal dragon. When you hit with an attack roll using this sword, the target takes an extra 1d8 radiant damage. The sword has 3 charges and regains 1d3 expended charges daily at dawn. When you hit a creature with an attack roll using the sword, you can expend 1 charge to regain a number of hit points equal to the extra radiant damage the sword dealt. While you’re holding the sword, you can use a bonus action to cause it to shed bright light in a 30-foot radius and dim light for an additional 30 feet, to cause it to shed dim light in a 10-foot radius, or to douse the ligh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Decanter of Endless Water </text:p>
          </table:table-cell>
          <table:table-cell office:value-type="string">
            <text:p>This stoppered flask sloshes when shaken, as if it contains water. The decanter weighs 2 pounds. You can use an action to remove the stopper and speak one of three command words, whereupon an amount of fresh water or salt water (your choice) pours out of the flask. The water stops pouring out at the start of your next turn. Choose from the following options: "Stream" produces 1 gallon of water. "Fountain" produces 5 gallons of water. "Geyser" produces 30 gallons of water that gushes forth in a geyser 30 feet long and 1 foot wide. As a bonus action while holding the decanter, you can aim the geyser at a creature you can see within 30 feet of you. The target must succeed on a DC 13 Strength saving throw or take 1d4 bludgeoning damage and fall prone. Instead of a creature, you can target an object that isn't being worn or carried and that weighs no more than 200 pounds. The object is either knocked over or pushed up to 15 feet away from you.</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Deck of Dragons </text:p>
          </table:table-cell>
          <table:table-cell office:value-type="string">
            <text:p>This deck of cards can be used as a standard playing card set. Each card bears one of four types of dragons: black, red, bronze, or silver. The deck is made of 52 cards and comes in a wooden carrying case, which depicts each of the four dragons battling for control over their respective corners. While attuned to the deck, you gain a +3 bonus to any check you make using it as a playing card set. You can use a bonus action to magically shuffle the cards of the deck, tapping either the top of the cards or its box when you do. You can use each card from the shuffled deck as if it were a magic dart. On a hit, a card deals an extra 1d6 damage to the target of a type depending on its suit. Draw from a real deck of cards to determine the suit. A thrown card magically reappears on the bottom of the card case immediately after the attack. When you score a critical hit using one of the cards, you can roll the bonus acid, cold, fire, or lightning damage dice two additional times and add them to the extra damage of the critical hit. Clubs- Black/Acid, Diamonds- Red/Fire, Hearts- Bronze/Lightning, Spades- Silver/Col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Deck Of Miscellany </text:p>
          </table:table-cell>
          <table:table-cell office:value-type="string">
            <text:p>This wooden box contains a set of thirty-two parchment cards. The face of each card bears an illustration of a different item or set of items. As an action, you can draw a card of your choice from the deck and throw it to the ground in an unoccupied space within 5 feet of yourself. When the card hits the ground, the card permanently transforms into the item or set of items depicted on its face. An altered deck of real-world playing cards can simulate the deck, as shown on the Deck of Miscellany table. <text:a xlink:href="http://dnd5e.wikidot.com/wondrous-items:deck-of-miscellany">Here</text:a></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Devotee's Censer </text:p>
          </table:table-cell>
          <table:table-cell office:value-type="string">
            <text:p>(Flail) The rounded head of this flail is perforated with tiny holes, arranged in symbols and patterns. The flail counts as a holy symbol for you. When you hit with an attack using this magic flail, the target takes an extra 1d8 radiant damage. As a bonus action, you can speak the command word to cause the flail to emanate a thin cloud of incense out to 10 feet for 1 minute. At the start of each of your turns, you and any other creatures in the incense each regain 1d4 hit points. This property can't be used again until the nex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Dragon Edge Weapons +1</text:p>
          </table:table-cell>
          <table:table-cell office:value-type="string">
            <text:p>(Any slashing or piercing) This weapon is made from the harvested remains of a fallen dragon. With a properly reclaimed claw or tooth, the resource can be forged into a simple piercing or slashing weapon whose latent draconic powers can appear in battle. The first time you hit a creature on your turn with this weapon with an attack that you had advantage on, its draconic magic comes forth to deal an extra 1d6 damage of the original dragon’s elemental type. +1 Att and Dmg</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Dragon Wing Bow </text:p>
          </table:table-cell>
          <table:table-cell office:value-type="string">
            <text:p>(Bow) The limb tips of this magic bow are shaped like a dragon’s wings, and the weapon is infused with the essence of a chromatic, gem, or metallic dragon’s breath. When you hit with an attack roll using this magic bow, the target takes an extra 1d6 damage of the same type as the breath infused in the bow—acid, cold, fire, force, lightning, necrotic, poison, psychic, radiant, or thunder. If you load no ammunition in the weapon, it produces its own, automatically creating one piece of magic ammunition when you pull back the string. The ammunition created by the bow vanishes the instant after it hits or misses a targe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Dragonbreath Ammunition </text:p>
          </table:table-cell>
          <table:table-cell office:value-type="string">
            <text:p>(Arrow or Bolt) This metallic ammunition flies effortlessly on its own when fired. When you take the Attack action and make a ranged weapon attack, you can instead fire this ammunition at a point you can see within range. The arrow or bolt explodes when it reaches the point, destroying the ammunition and creating either a cone or 5-foot-wide line of dragon's breath in the direction it was fired. The created effect depends on the metal it was cast from. Each creature in that area must make a DC 15 Dexterity saving throw, taking 4d8 damage of the associated type on a failed save, or half as much damage on a successful one. Use the table below to determine the effect's area of effect and damage type: Brass- 60' Line Fire, Bronze- 60' Line Lightning, Copper- 60' Line Acid, Gold- 30' Cone Fire, Silver- 30' Cone Col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Dragonhide Belt +1</text:p>
          </table:table-cell>
          <table:table-cell office:value-type="string">
            <text:p>This finely detailed belt is made of dragonhide. While wearing it, you gain a bonus to the saving throw DCs of your ki features. The bonus is determined by the belt’s rarity. In addition, you can use an action to regain ki points equal to a roll of your Martial Arts die. You can’t use this action again until the next dawn. </text:p>
          </table:table-cell>
          <table:table-cell office:value-type="string">
            <text:p>Monk</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Dust of Corrosion </text:p>
          </table:table-cell>
          <table:table-cell office:value-type="string">
            <text:p>As an action, you can throw this dust into the air, filling a 10-foot cube that extends out from you. Surfaces and objects made of nonmagical ferrous metal in the area instantly corrode and turn to dust, becoming useless and unsalvageable. Any creature in the area that is made wholly or partly out of ferrous metal must make a DC 13 Constitution saving throw, taking 4d8 necrotic damage on a failed save, or half as much damage on a successful one. Found in a small packet, this dust is made from finely ground rust monster antennae. There is enough dust in each packet for one us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Dust of Deliciousness </text:p>
          </table:table-cell>
          <table:table-cell office:value-type="string">
            <text:p>This reddish brown dust can be sprinkled over any edible substance to greatly improve the flavor. The dust also dulls the eater's senses: anyone eating food treated with this dust has disadvantage on Wisdom ability checks and Wisdom saving throws for 1 hour. There is enough dust to flavor six serving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Dust of Disappearance </text:p>
          </table:table-cell>
          <table:table-cell office:value-type="string">
            <text:p>Found in a small packet, this powder resembles very fine sand. There is enough of it for one use. When you use an action to throw the dust into the air, you and each creature and object within 10 feet of you become invisible for 2d4 minutes. The duration is the same for all subjects, and the dust is consumed when its magic takes effect. If a creature affected by the dust attacks or casts a spell, the invisibility ends for that creature.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Earworm </text:p>
          </table:table-cell>
          <table:table-cell office:value-type="string">
            <text:p>To attune to this symbiont, you must hold it against the skin behind your ear for the entire attunement period, whereupon it burrows into your head and bonds to your skull. While the earworm is inside you, you can speak, read, and write Deep Speech.S pells. The earworm has 4 charges. You can cast the following spells from it, expending the necessary number of charges (spell save DC 15): Detect Thoughts (2 charges) or Dissonant Whispers (1 charge). The earworm regains 1d4 expended charges daily at dawn.</text:p>
          </table:table-cell>
          <table:table-cell table:number-columns-repeated="2" office:value-type="string">
            <text:p>Y</text:p>
          </table:table-cell>
          <table:table-cell office:value-type="string">
            <text:p>Each time you use the earworm to cast the Detect Thought spell, it sends the information gleaned to the nearest daelkyr, or to the next nearest earworm until it reaches a daelkyr. Symbiotic Nature. The earworm can't be removed from you while you're attuned to it, and you can't voluntarily end your attunement to it. If you're targeted by a spell that ends a curse, your attunement to the earworm ends, and it exits your body.</text:p>
          </table:table-cell>
          <table:table-cell table:style-name="ce7" office:value-type="string">
            <text:p>3500gp</text:p>
          </table:table-cell>
          <table:table-cell table:number-columns-repeated="2"/>
        </table:table-row>
        <table:table-row table:style-name="ro5">
          <table:table-cell table:style-name="ce12" office:value-type="string">
            <text:p>Eldritch Claw Tattoo </text:p>
          </table:table-cell>
          <table:table-cell office:value-type="string">
            <text:p>Produced by a special needle, this magic tattoo depicts clawlike forms and other jagged shapes. 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Magical Strikes. While the tattoo is on your skin, your unarmed strikes are considered magical for the purpose of overcoming immunity and resistance to nonmagical attacks, and you gain a +1 bonus to attack and damage rolls with unarmed strikes. Eldritch Maul. As a bonus action, you can empower the tattoo for 1 minute. For the duration, each of your melee attacks with a weapon or an unarmed strike can reach a target up to 15 feet away from you, as inky tendrils launch toward the target. In addition, your melee attacks deal an extra 1d6 force damage on a hit. Once used, this bonus action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Elven Chain </text:p>
          </table:table-cell>
          <table:table-cell office:value-type="string">
            <text:p>(Chain Shirt) You gain a +1 bonus to AC while you wear this armor. You are considered proficient with this armor even if you lack proficiency with medium armor.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Empowered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When you roll damage for the spell, you can reroll up to three damage dice. You must use the new roll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Eversmoking Bottle </text:p>
          </table:table-cell>
          <table:table-cell office:value-type="string">
            <text:p>Smoke leaks from the lead-stoppered mouth of this brass bottle, which weighs 1 pound. When you use an action to remove the stopper, a cloud of thick smoke pours out in a 60-foot radius from the bottle. The cloud's area is heavily obscured. Each minute the bottle remains open and within the cloud, the radius increases by 10 feet until it reaches its maximum radius of 120 feet. The cloud persists as long as the bottle is open. Closing the bottle requires you to speak its command word as an action. Once the bottle is closed, the cloud disperses after 10 minutes. A moderate wind (11 to 20 miles per hour) can also disperse the smoke after 1 minute, and a strong wind (21 or more miles per hour) can do so after 1 roun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Eyes of Minute Seeing </text:p>
          </table:table-cell>
          <table:table-cell office:value-type="string">
            <text:p>These crystal lenses fit over the eyes. While wearing them, you can see much better than normal out to a range of 1 foot. You have advantage on Intelligence (Investigation) checks that rely on sight while searching an area or studying an object within that range.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Eyes of the Eagle </text:p>
          </table:table-cell>
          <table:table-cell office:value-type="string">
            <text:p>These crystal lenses fit over the eyes. While wearing them, you have advantage on Wisdom (Perception) checks that rely on sight. In conditions of clear visibility, you can make out details of even extremely distant creatures and objects as small as 2 feet acros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abulist Gem </text:p>
          </table:table-cell>
          <table:table-cell office:value-type="string">
            <text:p>This glittering red gem is commonly found embedded in a ring or brooch. While wearing the gem, you gain the following benefits. Counterfeit Coins. You can use your action to magically create a pile of coins, worth no more than 100 gp total, in an unoccupied space within 10 feet of yourself. The pile must appear on a surface that can support it. After 1 hour, the coins vanish, regardless of where they are. Once this action is used, it can’t be used again until the next dawn. Illusory Fashion. As a bonus action, you can magically change the appearance of your clothing and armor. You can change the style, color, and apparent quality of what you’re wearing, or you can make it appear as if you were wearing different garments entirely. In either case, the changes wrought by this magic fail to pass physical inspectio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ate Dealer's Deck +1</text:p>
          </table:table-cell>
          <table:table-cell office:value-type="string">
            <text:p>The backs of these cards are inscribed with glyphs representing the Inner Planes, the Outer Planes, or the holy symbols of various deities. While holding this deck, you can use it as a spellcasting focus, and you gain a bonus to spell attack rolls and to your spell save DC. The bonus is determined by the deck’s rarity. In addition, while you’re holding the deck, you can draw a card as an action to expend and roll one of your Hit Dice and add the deck’s bonus to the number rolled. One creature you can see within 30 feet of you either takes radiant damage or regains hit points (your choice) equal to the total.</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eather of Diatryma Summoning </text:p>
          </table:table-cell>
          <table:table-cell office:value-type="string">
            <text:p>This bright plume is made from the feather of a diatryma (pronounced dee-ah-TRY-mah), a Large, colorful, flightless bird native to the Underdark. If you use an action to speak the command word and throw the feather into a Large unoccupied space on the ground within 5 feet of you, the feather becomes a living diatryma for up to 6 hours, after which it reverts to its feather form. It reverts to feather form early if it drops to 0 hit points or if you use an action to speak the command word again while touching the bird. When the diatryma reverts to its feather form, the magic of the feather can't be used again until 7 days have passed. The diatryma uses the statistics of an axe beak, except that its beak deals piercing damage instead of slashing damage. The creature is friendly to you and your companions, and it can be used as a mount. It understands your languages and obeys your spoken commands. If you issue no commands, the diatryma defends itself but takes no other action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Field Healer's Pauldron </text:p>
          </table:table-cell>
          <table:table-cell office:value-type="string">
            <text:p>This iron pauldron bears a faded healer's emblem and holds up a rugged shoulder cape. When you roll a 1 or 2 on a die to restore hit points to a creature (including yourself), you can reroll the die and must use the new roll, even if the new roll is a 1 or a 2. In addition, once on each of your turns when you restore hit points to a creature using a spell of 1st level or higher, you can grant that creature the benefits of the bless spell until the start of your next turn. If the spell targets multiple creatures, you choose one of them to gain the benefit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Flame Tongue </text:p>
          </table:table-cell>
          <table:table-cell office:value-type="string">
            <text:p>(Any Sword) You can use a bonus action to speak this magic sword's command word, causing flames to erupt from the blade. These flames shed bright light in a 40-foot radius and dim light for an additional 40 feet. While the sword is ablaze, it deals an extra 2d6 fire damage to any target it hits. The flames last until you use a bonus action to speak the command word again or until you drop or sheathe the swor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20" office:value-type="string">
            <text:p><text:span text:style-name="T4">FoWP Bronze Griffon</text:span>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Bronze Griffon (Rare). This bronze statuette is of a griffon rampant. It can become a griffon for up to 6 hours. Once it has been used, it can't be used again until 5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FoWP Ebony Fly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Ebony Fly (Rare). This ebony statuette is carved in the likeness of a horsefly. It can become a giant fly for up to 12 hours and can be ridden as a mount. Once it has been used, it can't be used again until 2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oWP Golden Lions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Golden Lions (Rare). These gold statuettes of lions are always created in pairs. You can use one figurine or both simultaneously. Each can become a lion for up to 1 hour. Once a lion has been used, it can't be used again until 7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oWP Ivory Goats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Ivory Goats (Rare). These ivory statuettes of goats are always created in sets of three. Each goat looks unique and functions differently from the others. Their properties are as follows The goat of traveling can become a Large goat with the same statistics as a riding horse. It has 24 charges, and each hour or portion thereof it spends in beast form costs 1 charge. While it has charges, you can use it as often as you wish. When it runs out of charges, it reverts to a figurine and can't be used again until 7 days have passed, when it regains all its charges. The goat of travail becomes a giant goat for up to 3 hours. Once it has been used, it can't be used again until 30 days have passed. The goat of terror becomes a giant goat for up to 3 hours. The goat can't attack, but you can remove its horns and use them as weapons. One horn becomes a +1 lance, and the other becomes a +2 longsword. Removing a horn requires an action, and the weapons disappear and the horns return when the goat reverts to figurine form. In addition, the goat radiates a 30-foot-radius aura of terror while you are riding it. Any creature hostile to you that starts its turn in the aura must succeed on a DC 15 Wisdom saving throw or be frightened of the goat for 1 minute, or until the goat reverts to figurine form. The frightened creature can repeat the saving throw at the end of each of its turns, ending the effect on itself on a success. Once it successfully saves against the effect, a creature is immune to the goat's aura for the net 24 hours. Once the figurine has been used, it can't be used again until 15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FoWP Marble Elephant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Marble Elephant (Rare). This marble statuette is about 4 inches high and long. It can become an elephant for up to 24 hours. Once it has been used, it can't be used again until 7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oWP Onyx Dog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Onyx Dog (Rare). This onyx statuette of a dog can become a mastiff for up to 6 hours. The mastiff has an Intelligence of 8 and can speak Common. It also has darkvision out to a range of 60 feet and can see invisible creatures and objects within that range. Once it has been used, it can't be used again until 7 day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FoWP Serpentine Owl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Serpentine Owl (Rare). This serpentine statuette of an owl can become a giant owl for up to 8 hours. Once it has been used, it can't be used again until 2 days have passed. The owl can telepathically communicate with you at any range if you and it are on the same plane of existenc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Frostbitten Buckler </text:p>
          </table:table-cell>
          <table:table-cell office:value-type="string">
            <text:p>This icy shield has 3 charges and regains all of them each day at dawn. When a creature you can see hits you with a melee attack, you can expend 1 of the shield’s charges as a reaction to deal 2d4 cold damage to the attacking creature. After the attack, you gain that same amount of cold damage as temporary hit points that last for up to 1 minute.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Gambler's Bow </text:p>
          </table:table-cell>
          <table:table-cell office:value-type="string">
            <text:p>(Any Bow) A red gaming die sits at each end of this bow's string. When you make a ranged attack roll with the bow, you can use a bonus action to magically give yourself advantage on the roll. If you roll the same number on both d20s, the attack is a critical hit. If you roll a 1 on any of the dice or if the attack misses, the next attack you make before the end of your next turn is made with disadvantage.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Gauntlets of Eldritch Ferocity </text:p>
          </table:table-cell>
          <table:table-cell office:value-type="string">
            <text:p>These leather gloves are protected with ancient stone plates inscribed with indecipherable runes. When you hit a target with the eldritch blast spell while wearing these gauntlets and roll damage, you can treat any 1 on a damage die as a 2. Additionally, while wearing these gauntlets, you can choose to create an additional beam of energy and make an extra attack whenever you cast eldritch blast. When you roll a 1 or 2 on an attack roll made with this extra beam, you take 3d12 necrotic damage, and until you finish a short or long rest, your hit point maximum is reduced by an amount equal to the necrotic damage you take. This necrotic damage ignores resistance and immunity, and if it reduces you to 0 hit points, you die.</text:p>
          </table:table-cell>
          <table:table-cell office:value-type="string">
            <text:p>Warlock</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Gauntlets of Flaming Fury </text:p>
          </table:table-cell>
          <table:table-cell office:value-type="string">
            <text:p>While you wear both of these steel gauntlets, any nonmagical weapon you grasp with either gauntlet is treated as a magic weapon. As a bonus action, you can use the gauntlets to cause magical flames to envelop one or two melee weapons in your grasp. Each flaming weapon deals an extra 1d6 fire damage on a hit. The flames last until you sheath or let go of either weapon. Once used, this property can't be used again until the nex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Gavel of the Venn Rune </text:p>
          </table:table-cell>
          <table:table-cell office:value-type="string">
            <text:p>This wooden gavel is small by giant reckoning but nearly the size of a warhammer in human hands. The venn (friend) rune is inscribed in mithral in the base of the haft. Among giants, this item is used as part of rituals to resolve disputes. The gavel has the following properties. Arbiter's Shield. At the start of every combat, attack rolls against you have disadvantage before the start of your first turn, provided that the gavel is on your person. Bond of Amity. As an action, you can use the gavel to strike a point on a hard surface. The first time in the next minute that a creature within 60 feet of that point deals damage to another creature with an attack that hits, the attacker takes psychic damage equal to half the damage it dealt to the target. Once you use this property, you can't use it again until you finish a long rest. Gift of Truth. You can transfer the gavel's magic to a place by tracing the venn rune on the ground with your finger. The point where you trace it becomes the center of a spherical area of magic that has a 30-foot radius and that is fixed to the place. The transfer takes 8 hours of work that requires the gavel to be within 5 feet of you. At the end, the gavel is destroyed, and the area gains the following property: Whenever a creature utters a lie while within the 30-foot-radius sphere, that creature takes 5 psychic damage and flinches visibly.</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Gi of Shifting Seasons </text:p>
          </table:table-cell>
          <table:table-cell office:value-type="string">
            <text:p>When found, this gi is gray with a large tree design at its bottom hem. When you attune to the gi, its color and tree design changes to resemble the current season: Winter (blue, leafless), Spring (green, pink blossoms), Summer (red, green leaves), or Autumn (Yellow, red leaves along the bottom hem). While the gi resembles a season, it gains the following respective benefits: Winter. You are immune to the effects of extreme cold, and whenever you hit a creature with one of the attacks granted by your Flurry of Blows, that creature's speed is reduced by 5 feet (to a minimum speed of 15 feet) until the start of your next turn. Spring. When the gi changes to this season, you gain 1d4 + 4 temporary hit points. In addition, when you use your Step of the Wind, your jump distance is tripled, instead of doubled, and you ignore the effects of difficult terrain until the end of your turn. Summer. You are immune to the effects of extreme heat, and whenever you hit a target with an unarmed strike, the target takes an additional 2 fire damage. If you are outside during the day, the target takes an additional 3 fire damage, instead. Autumn. You have advantage on Constitution saving throws. When you use your Patient Defense, creatures provoke an opportunity attack from you when they move within 5 feet of you until the start of your next turn. You can change the gi's season to another one of your choice by spending 1 minute in silent meditation. Alternatively, whenever you use an action, bonus action, or reaction to spend 1 or more ki points, you can choose to shift the gi's season by one, moving in chronological order. When you do, you choose whether to gain the season's benefits before or after the action. For example, if the gi is in Autumn and you spend 1 ki point to use Flurry of Blows, the gi can immediately change to represent Winter and grant the season's benefits to your Flurry of Blows.</text:p>
          </table:table-cell>
          <table:table-cell office:value-type="string">
            <text:p>Monk</text:p>
          </table:table-cell>
          <table:table-cell office:value-type="string">
            <text:p>N</text:p>
          </table:table-cell>
          <table:table-cell office:value-type="string">
            <text:p>N/A</text:p>
          </table:table-cell>
          <table:table-cell table:style-name="ce7" office:value-type="string">
            <text:p>3500gp</text:p>
          </table:table-cell>
          <table:table-cell/>
          <table:table-cell table:style-name="ce21"/>
        </table:table-row>
        <table:table-row table:style-name="ro5">
          <table:table-cell table:style-name="ce12" office:value-type="string">
            <text:p>Gloomwrought Armor </text:p>
          </table:table-cell>
          <table:table-cell office:value-type="string">
            <text:p>This intricate grayscale armor was forged in the Shadowfell and is infused with that plane’s gloom. While you’re wearing this armor, you have advantage on saving throws you make to avoid or end the frightened condition on yourself.T his armor has 3 charges. You can expend a charge to cast the Calm Emotions spell (save DC 15) from the armor. This armor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Gloves of Healing </text:p>
          </table:table-cell>
          <table:table-cell office:value-type="string">
            <text:p>These silken gloves enhance the rejuvenating power of healers and clerics. While wearing the gloves, whenever you cast a spell of 1st level or higher to restore hit points to one or more creatures, you can choose one target of the spell to regain additional hit points equal to your proficiency bonus. Alternatively, a creature can regain these additional hit points if you use a healer's kit to stabilize or restore hit points to it. Once a creature regains extra hit points in this way, it can't do so again until it finishes a short or long res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Gloves of Missile Snaring </text:p>
          </table:table-cell>
          <table:table-cell office:value-type="string">
            <text:p>These gloves seem to almost meld into your hands when you don them. When a ranged weapon attack hits you while you're wearing them, you can use your reaction to reduce the damage by 1d10 + your Dexterity modifier, provided that you have a free hand. If you reduce the damage to 0, you can catch the missile if it is small enough for you to hold in that hand.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Gloves of Swimming and Climbing </text:p>
          </table:table-cell>
          <table:table-cell office:value-type="string">
            <text:p>While wearing these gloves, climbing and swimming don't cost you extra movement, and you gain a +5 bonus to Strength (Athletics) checks made to climb or swim.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Glowrune Pigment </text:p>
          </table:table-cell>
          <table:table-cell office:value-type="string">
            <text:p>This set of 1d4 + 2 small paint pots contains pigments mixed from crushed luminescent gemstones. This magical paint bestows temporary magical gifts on creatures with runes drawn on their skin with this paint. One paint pot contains enough pigment to paint one rune. A creature can spend 10 minutes to paint one of the following runes onto itself or another creature: Journey Rune. Difficult terrain doesn’t cost the painted creature extra movement. Life Rune. The painted creature gains 10 temporary hit points and has advantage on death saving throws. Light Rune. The painted creature gains darkvision to a range of 30 feet. If the painted creature already has darkvision from another source, the range of its darkvision increases by 30 feet. Mountain Rune. The painted creature is immune to being knocked prone and has advantage on Strength and Constitution saving throws. Shield Rune. The painted creature has advantage on Dexterity saving throws against effects that deal damage. A creature can benefit from only one painted rune at a time, so a new rune painted on a creature has no effect unless the old one is removed first. The rune’s benefits last for 8 hours or until the painted creature uses its action to wipe away the run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Goggles of Night </text:p>
          </table:table-cell>
          <table:table-cell office:value-type="string">
            <text:p>While wearing these dark lenses, you have darkvision out to a range of 60 feet. If you already have darkvision, wearing the goggles increases its range by 60 feet.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Grasping Whip </text:p>
          </table:table-cell>
          <table:table-cell office:value-type="string">
            <text:p>(Whip) You gain a +1 bonus to attack and damage rolls made with this magic whip. When you hit a creature or object that is Large or smaller with this whip, you can pull that creature or object 5 feet toward you instead of dealing damage. Proficiency with a whip allows you to add your proficiency bonus to the attack roll for any attack you make with i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Guardian Emblem </text:p>
          </table:table-cell>
          <table:table-cell office:value-type="string">
            <text:p>This emblem is the symbol of a deity or a spiritual tradition. As an action, you can attach the emblem to a suit of armor or a shield or remove it. The emblem has 3 charges. When you or a creature you can see within 30 feet of you suffers a critical hit while you're wearing the armor or wielding the shield that bears the emblem, you can use your reaction to expend 1 charge to turn the critical hit into a normal hit instead. The emblem regains all expended charges daily a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Gulthias Staff </text:p>
          </table:table-cell>
          <table:table-cell office:value-type="string">
            <text:p>Made from the branch of a Gulthias tree (see the blights entry in the Monster Manual), a Gulthias staff is a spongy, black length of wood. Its evil makes beasts visibly uncomfortable while within 30 feet of it. The staff has 10 charges and regains 1d6 + 4 of its expended charges daily at dusk. If the staff is broken or burned to ashes, its wood releases a terrible, inhuman scream that can be heard out to a range of 300 feet. All blights that can hear the scream immediately wither and die. Vampiric Strike. The staff can be wielded as a magic quarterstaff. On a hit, it deals damage as a normal quarterstaff, and you can expend 1 charge to regain a number of hit points equal to the damage dealt by the weapon. Each time a charge is spent, red blood oozes from the staff's pores, and you must succeed on a DC 12 Wisdom saving throw or be afflicted with short-term madness (see "Madness" in chapter 8 of the Dungeon Master's Guide). Blight Bane. While you are attuned to the staff, blights and other evil plant creatures don't regard you as hostile unless you harm them.</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Hat of Disguise </text:p>
          </table:table-cell>
          <table:table-cell office:value-type="string">
            <text:p>While wearing this hat, you can use an action to cast the Disguise Self spell from it at will. The spell ends if the hat is removed.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Healer's Voice </text:p>
          </table:table-cell>
          <table:table-cell office:value-type="string">
            <text:p>This silver and gold necklace hums with a healing energy when you speak certain arcane words. Whenever you cast the healing word or mass healing word spell, you can grant one target of the spell 4 temporary hit points for each d4 that rolled a 4. If you roll a 1 on a d4, you can reroll the die. You must use the new roll. In addition, whenever you make an ability check to calm, heal, or otherwise soothe another creature, you can roll a d4 and add it to the total. Once this property of the necklace has been used, it can't be used again until you or another creature has cast healing word or mass healing word while wearing the necklac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Heavenly Chalice </text:p>
          </table:table-cell>
          <table:table-cell office:value-type="string">
            <text:p>This golden goblet is ornamented with 4 glimmering gems and stripes of jet and ivory. It weighs 2 pounds and can hold the contents of one potion. When a potion of healing (of any rarity) is poured into the cup, a cleric, paladin, or other creature with a magical connection to a celestial can spend 1 minute reciting a prayer over it. At the end of the prayer, the potion becomes sanctified and begins to glow with a calming blue light. When a potion of healing becomes sanctified, it creates a pool of hit points equal to the maximum number of potential regained hit points possible for that potion. When a creature drinks from a sanctified potion of healing, that creature can restore a number of hit points of its choice, up to the maximum amount remaining in the pool. When the pool is reduced to 0 hit points, the potion is gone. A potion remains sanctified for 24 hours or until it's spilled or poured into another vessel. Once this property of the goblet has been used, it can't be used again for 24 hour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Heightened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Choose one creature affected by the spell. That creature has disadvantage on the first saving throw it makes against the spel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Helm of Comprehending Languages </text:p>
          </table:table-cell>
          <table:table-cell office:value-type="string">
            <text:p>While wearing this helm, you can use an action to cast the Comprehend Languages spell from it at will.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Hero's Cookbook </text:p>
          </table:table-cell>
          <table:table-cell office:value-type="string">
            <text:p>In the front of this well-worn book is a magical incantation. Reciting the incantation reveals that it's a song to cook to, and follows a catchy melody. The rest of the book is filled with various persons' handwritten recipes and scrawled notes, which all include some form of meat from a creature they'd slain. You can refer to the book's writings to gain a +3 bonus to any check made using cook's utensils. Alternatively, you can recite the incantation while you cook a recipe from the book. The resulting dish must include meat from either an aberration, beast, dragon, or monstrosity. It takes 1 hour to cook a dish, which creates a number of rations equal to four times the number of pounds of meat you cooked (to a maximum of 12 rations). If the cooked creature had a challenge rating of 1 or more, a creature that eats one of the rations in full gains a +1 bonus to attack and damage rolls made against creatures of the cooked one's type for 8 hours or until the next time it eats a ration. If a ration isn't eaten within 24 hours, it loses this effect. Once this property of the book has been used, it can't be used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Heward's Handy Haversack </text:p>
          </table:table-cell>
          <table:table-cell office:value-type="string">
            <text:p>This backpack has a central pouch and two side pouches, each of which is an extradimensional space. Each side pouch can hold up to 20 pounds of material, not exceeding a volume of 2 cubic feet. The large central pouch can hold up to 8 cubic feet or 80 pounds of material. The backpack always weighs 5 pounds, regardless of its contents. Placing an object in the haversack follows the normal rules for interacting with objects. Retrieving an item from the haversack requires you to use an action. When you reach into the haversack for a specific item, the item is always magically on top. The haversack has a few limitations. If it is overloaded, or if a sharp object pierces it or tears it, the haversack ruptures and is destroyed. If the haversack is destroyed, its contents are lost forever, although an artifact always turns up again somewhere. If the haversack is turned inside out, its contents spill forth, unharmed, and the haversack must be put right before it can be used again. If a breathing creature is placed within the haversack, the creature can survive for up to 10 minutes, after which time it begins to suffocate.P lacing the haversack inside an extradimensional space created by a Bag of Holding, Portable Hole, or similar item instantly destroys both items and opens a gate to the Astral Plane. The gate originates where the one item was placed inside the other. Any creature within 10-feet of the gate is sucked through it and deposited in a random location on the Astral Plane. The gate then closes. The gate is one-way only and can't be reopen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Horn of Blasting </text:p>
          </table:table-cell>
          <table:table-cell office:value-type="string">
            <text:p>You can use an action to speak the horn's command word and then blow the horn, which emits a thunderous blast in a 30-foot cone that is audible 600 feet away. Each creature in the cone must make a DC 15 Constitution saving throw. On a failed save, a creature takes 5d6 thunder damage and is deafened for 1 minute. On a successful save, a creature takes half as much damage and isn't deafened. Creatures and objects made of glass or crystal have disadvantage on the saving throw and take 10d6 thunder damage instead of 5d6. Each use of the horn's magic has a 20 percent chance of causing the horn to explode. The explosion deals 10d6 fire damage to the blower and destroys the hor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Horn of Valhalla (Silver)</text:p>
          </table:table-cell>
          <table:table-cell office:value-type="string">
            <text:p>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 Four types of horn of Valhalla are known to exist, each made of a different metal. The horn's type determines how many berserkers answer its summons, as well as the requirement for its use. 2D4+2, no requirement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Horseshoes of a Zephyr </text:p>
          </table:table-cell>
          <table:table-cell office:value-type="string">
            <text:p>These iron horseshoes come in a set of four. While all four shoes are affixed to the hooves of a horse or similar creature, they allow the creature to move normally while floating 4 inches above the ground. This effect means the creature can cross or stand above nonsolid or unstable surfaces, such as water or lava. The creature leaves no tracks and ignores difficult terrain. In addition, the creature can move at normal speed for up to 12 hours a day without suffering exhaustion from a forced march.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House Of Cards </text:p>
          </table:table-cell>
          <table:table-cell office:value-type="string">
            <text:p>This deck of cards is decorated with geometric shapes that have a protective motif. While you’re holding the deck, you can use an action to shuffle it and cause the cards to deal themselves out and transform into a shelter made of cards. The shelter can be shaped however you desire, but it must fit in a 40-foot cube centered on a point within 30 feet of you. The shelter has one door and up to four windows, and only you can open or close them. It has a floor and a roof, and it maintains a comfortable temperature inside. The shelter has AC 15, 50 hit points, and immunity to poison and psychic damage. The shelter lasts for 24 hours, until you dismiss it as an action, or until it is reduced to 0 hit points. When the shelter’s duration ends, it transforms back into a deck of cards and appears in your hand. Once the deck has transformed into a shelter, it can’t be used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ggwylv's Horn </text:p>
          </table:table-cell>
          <table:table-cell office:value-type="string">
            <text:p>You can use an action to blow this horn to cast one of the following spells from it: Arms of Hadar, Fog Cloud, Gust of Wind, or Web. If the spell requires a saving throw, the spell save DC is 13. Once the horn has been used to cast a spell, it can’t be used to cast that spell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Insatiable Tome </text:p>
          </table:table-cell>
          <table:table-cell office:value-type="string">
            <text:p>This large, ragged tome weighs 12 pounds and has up to one thousand blank vellum pages inside it. The tome is magical and devours any smaller nonmagical book or document placed next to it with rows of hidden teeth over the course of 1 minute. After the tome has eaten a book, you can use an action to speak the tome's command word, followed by the name of a book or document it's eaten, to cause the previously destroyed contents to appear on the blank pages of the book. The contents are magically printed on the tome's pages in the same language or cipher they were originally written in and remain until you speak the tome’s command word again to erase them or replace them with another document's contents. The tome dislikes the taste of magic. Any swallowed pages containing spells, magical sigils, or arcane scrolls are harmlessly spat back out by the tome. However, any notes, spells, or magical sigils that are written in the tome (instead of having been eaten by it) can be recalled if they're either dated, labeled, or titled. Written commentary, notes, and other such addenda to documents within the tome are saved by it and appear whenever the document is recalled agai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Insignia of Claws </text:p>
          </table:table-cell>
          <table:table-cell office:value-type="string">
            <text:p>The jewels in this insignia of the Cult of the Dragon flare with purple light when you enter combat, empowering your natural fists or natural weapons. While wearing the insignia, you gain a +1 bonus to the attack rolls and the damage rolls you make with unarmed strikes and natural weapons. Such attacks are considered to be magic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oun Stone (Awareness)</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can't be surprised while this dark blue rhomboid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Ioun Stone (Historical Knowledg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proficiency in the History skill, or a +1 bonus to checks with that skill if already proficient, while this polished, steely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oun Stone (Language Knowledg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are fluent in one additional language while this pulsating bit of red jeweled crystal orbits your head. The DM chooses the language bestowed by the ston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oun Stone (Natural Knowledg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proficiency in the Nature skill, or a +1 bonus to checks with that skill if already proficient, while this burnished, brassy ston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Ioun Stone (Religious Knowledg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proficiency in the Religion skill, or a +1 bonus to checks with that skill if already proficient, while this tiny golden gem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Ioun Stone (Supreme Intellect)</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a +1 bonus to Intelligence checks while this faceted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Kagonesti Forest Shroud </text:p>
          </table:table-cell>
          <table:table-cell office:value-type="string">
            <text:p>This cloak appears to be made of autumnal leaves woven together. While you wear this cloak, you have advantage on Dexterity (Stealth) checks, and you can use a bonus action to magically teleport, along with any equipment you are wearing or carrying, to an unoccupied space you can see within 30 feet of yourself. You then have advantage on the next attack roll you make before the end of the turn. Once this bonus action is used, it can't be used again until the nex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Mariner's Armor </text:p>
          </table:table-cell>
          <table:table-cell office:value-type="string">
            <text:p>(Any Armor) While wearing this armor, you have a swimming speed equal to your walking speed. In addition, whenever you start your turn underwater with 0 hit points, the armor causes you to rise 60 feet toward the surface. The armor is decorated with fish and shell motif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Medallion of Thoughts </text:p>
          </table:table-cell>
          <table:table-cell office:value-type="string">
            <text:p>The medallion has 3 charges. While wearing it, you can use an action and expend 1 charge to cast the Detect Thoughts spell (save DC 13) from it. The medallion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Mind Blade </text:p>
          </table:table-cell>
          <table:table-cell office:value-type="string">
            <text:p>(Any Sword) Mind flayers can turn any nonmagical sword into a mind blade. Only one creature can attune to it: either a specific mind flayer or one of its thralls. In the hands of any other creature, the mind blade functions as a normal sword of its kind. In the hands of its intended wielder, the mind blade is a magic weapon that deals an extra 2d6 psychic damage to any target it hits. </text:p>
          </table:table-cell>
          <table:table-cell office:value-type="string">
            <text:p>Specific Individual</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Mind Lash </text:p>
          </table:table-cell>
          <table:table-cell office:value-type="string">
            <text:p>(Whip) In the hands of a creature other than a mind flayer, a mind lash functions as a normal whip. In the hands of an illithid, this magic weapon strips away a creature's will to survive as it also strips away flesh, dealing an extra 2d4 psychic damage to any target it hits. Any creature that takes psychic damage from the mind lash must also succeed on a DC 15 Wisdom saving throw or have disadvantage on Intelligence, Wisdom, and Charisma saving throws for 1 minute. The creature can repeat the saving throw at the end of each of its turns, ending the effect on itself on a success. </text:p>
          </table:table-cell>
          <table:table-cell office:value-type="string">
            <text:p>Specific Individual</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Mistwalker Armor </text:p>
          </table:table-cell>
          <table:table-cell office:value-type="string">
            <text:p>(Leather Armor) This dark leather armor releases thin wisps of fog from its seams. While wearing this armor, you can use an action to cast the fog cloud spell (2nd-level version) from it. Once this property of the armor has been used, it can't be used again until the next dawn. In addition, fog doesn't obscure your vision, and while you're in opaque fog, you can use your movement to teleport to an unoccupied space that you can see in the fog. Doing so costs an amount of movement equal to the distance you telepor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Needle of Mending </text:p>
          </table:table-cell>
          <table:table-cell office:value-type="string">
            <text:p>(Dagger) This weapon is a magic dagger disguised as a sewing needle. When you hold it and use a bonus action to speak its command word, it transforms into a dagger or back into a needle. You gain a +1 bonus to attack and damage rolls made with the dagger. While holding it, you can use an action to cast the Mending cantrip from i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Night Caller </text:p>
          </table:table-cell>
          <table:table-cell office:value-type="string">
            <text:p>This whistle is carved from transparent crystal, and it resembles a tiny dragon curled up like a snail. The name Night Caller is etched on the whistle in Dwarvish runes. If a character succeeds on a DC 20 Intelligence (Arcana or History) check, the character recalls lore that says the duergar made several such whistles for various groups in an age past.I f you blow the whistle in darkness or under the night sky, it allows you to cast the Animate Dead spell. The target can be affected through up to 10 feet of soft earth or similar material, and if it is, it takes 1 minute to claw its way to the surface to serve you. Once the whistle has animated an undead creature, it can't do so again until 7 days have passed. Once every 24 hours, you can blow the whistle to reassert control over one or two creatures you animated with i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Night Owl's Half-Moon Spectacles </text:p>
          </table:table-cell>
          <table:table-cell office:value-type="string">
            <text:p>While attuned to these darkened, horned spectacles, you gain the following benefits: You can use an action while wearing the glasses to cast the comprehend languages spell from them. The spell ends early if you remove them. At the start of a long rest, you can place the glasses next to a book or stack of parchment, such as on a desk, to create a spectral copy of yourself. The copy appears after 10 minutes, sheds dim light in a 5-foot radius, and remains for the duration of the rest or until the glasses are moved or you move more than 30 feet away from them. It can perform light activity within the glasses' space, such as reading, writing, or copying spells into your spellbook, provided it has all the materials necessary to do so. You decide what the copy does at the start of the long rest. The copy can't speak, hear, or see anything outside of its space. When you finish the long rest, you learn any information the copy read or wrote about over the course of the res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Nolzur's Marvelous Pigments </text:p>
          </table:table-cell>
          <table:table-cell office:value-type="string">
            <text:p>Typically found in 1d4 pots inside a fine wooden box with a brush (weighing 1 pound in total), these pigments allow you to create three-dimensional objects by painting them in two dimensions. The paint flows from the brush to form the desired object as you concentrate on its image. Each pot of paint is sufficient to cover 1,000 square feet of a surface, which lets you create inanimate objects or terrain features-such as a door, a pit, flowers, trees, cells, rooms, or weapons- that are up to 10,000 cubic feet. It takes 10 minutes to cover 100 square feet. When you complete the painting, the object or terrain feature depicted becomes a real, nonmagical object. Thus, painting a door on a wall creates an actual door that can be opened to whatever is beyond. Painting a pit on a floor creates a real pit, and its depth counts against the total area of objects you create. Nothing created by the pigments can have a value greater than 25 gp. If you paint an object of greater value (such as a diamond or a pile of gold), the object looks authentic, but close inspection reveals it is made from paste, bone, or some other worthless material. If you paint a form of energy such as fire or lightning, the energy appears but dissipates as soon as you complete the painting, doing no harm to anything.</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Oathbow </text:p>
          </table:table-cell>
          <table:table-cell office:value-type="string">
            <text:p>(Longbow) When you nock an arrow on this bow, it whispers in Elvish, "Swift defeat to my enemies." When you use this weapon to make a ranged attack, you can, as a command phrase, say, "Swift death to you who have wronged me." The target of your attack becomes your sworn enemy until it dies or until dawn seven days later. You can have only one such sworn enemy at a time. When your sworn enemy dies, you can choose a new one after the next dawn. When you make a ranged attack roll with this weapon against your sworn enemy, you have advantage on the roll. In addition, your target gains no benefit from cover, other than total cover, and you suffer no disadvantage due to long range. If the attack hits, your sworn enemy takes an extra 3d6 piercing damage. While your sworn enemy lives, you have disadvantage on attack rolls with all other weapon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Ouroboros Ring </text:p>
          </table:table-cell>
          <table:table-cell office:value-type="string">
            <text:p>A silver serpent twists around itself three times to form the shape of this ring. Its tail is bitten by its jeweled head. While wearing the ring, when a creature that you can see (including yourself) rolls a d20, you can use your reaction to speak the ring's command word and roll a d8. You make this decision after knowing the result of the roll, but before the GM declares the outcome. When you do, you alter the number rolled on the d20, before any modifiers are added to it. You can choose to either add or subtract the number you rolled on the d8 to or from the d20. The d20 is treated as if it had originally rolled the altered number. If the d8 would cause the number rolled on the d20 to be greater than 20 or less than 1, continue to count up or down as though the next number after 20 were 1, or the number below 1 were 20. For example, a creature rolls a 19 on its d20 for an attack roll against you, before any modifiers are added to the roll. You use your reaction to roll a 4 on the d8 and add it to the 19, causing the d20 to be treated as if it had rolled a 3. Once this property of the ring has been used, it can't be used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Pearl of Power </text:p>
          </table:table-cell>
          <table:table-cell office:value-type="string">
            <text:p>While this pearl is on your person, you can use an action to speak its command word and regain one expended spell slot. If the expended slot was of 4th level or higher, the new slot is 3rd level. Once you have used the pearl, it can't be used again until the next dawn.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Philter of Love </text:p>
          </table:table-cell>
          <table:table-cell office:value-type="string">
            <text:p>The next time you see a creature within 10 minutes after drinking this philter, you become charmed by that creature for 1 hour. If the creature is of a species and gender you are normally attracted to, you regard it as your true love while you are charmed. This potion's rose-hued, effervescent liquid contains one easy-to-miss bubble shaped like a heart.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Plate Of Knight's Fellowship </text:p>
          </table:table-cell>
          <table:table-cell office:value-type="string">
            <text:p>This gleaming set of silver-and-gold plate armor never tarnishes. While wearing this armor, you can use a bonus action to summon the spirit of a warrior to your aid. The spirit’s corporeal form manifests in an unoccupied space of your choice within 30 feet of you, and it uses the knight stat block. The spirit disappears when it drops to 0 hit points or after 1 minute, whichever comes first. The spirit is an ally to you and your companions. In combat, the spirit shares your initiative count but takes its turn immediately after yours. The spirit obeys your commands (no action required by you); if you don’t issue any commands, the spirit takes the Dodge action and uses its movement to avoid danger. Once this bonus 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Potion of Frost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3</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Potion of Invulnerability </text:p>
          </table:table-cell>
          <table:table-cell office:value-type="string">
            <text:p>For 1 minute after you drink this potion, you have resistance to all damage. The potion's syrupy liquid looks like liquified iron.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Potion of Mind Control (Beast)</text:p>
          </table:table-cell>
          <table:table-cell office:value-type="string">
            <text:p>When you drink, you can cast Dominate Beast (save DC 15) on a specific creature if you do so before the end of your next turn. If you don't, the potion is wasted. If the target's initial saving throw fails, the effect lasts for 1 hour, with no concentration required on your part. The charmed creature has disadvantage on new saving throws to break the effect during this tim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Potion of Stone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3</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Professor Orb </text:p>
          </table:table-cell>
          <table:table-cell office:value-type="string">
            <text:p>A professor orb is a smooth 5-pound sphere of smoky gray quartz about the size of a grapefruit. Close examination reveals two or more pinpricks of silver light coming from deep inside the sphere. The orb is sentient and has the personality of a scholar. Its alignment is determined by rolling on the alignment table in the "Sentient Magic Items" section in the Dungeon Master's Guide. Regardless of its alignment, the orb has an Intelligence of 18, and Wisdom and Charisma scores determined by rolling 3d6 for each ability. The orb speaks, reads, and understands four languages, and it can see and hear normally out to a range of 60 feet. Unlike most other sentient items, the orb has no goals of its own and can't initiate a conflict with the creature in possession of it. The orb has extensive knowledge of four narrow academic subjects. When making an Intelligence check to recall lore from any of its areas of expertise, the orb has a +9 bonus to its roll (including its Intelligence modifier). In addition to the knowledge it possesses, the orb can cast the Mage Hand cantrip at will. It uses the spell only to transport itself. Its spellcasting ability is Intelligence. Professor Skant. The professor orb owned by Vellynne Harpell and stolen by Nass Lantomir calls itself Professor Skant. It is lawful good, and it has a Wisdom of 11 and a Charisma of 9. It speaks and reads Common, Draconic, Elvish, and Loross (the dead language of the Empire of Netheril). Professor Skant is a chatterbox and assumes all humanoids are dunderheads. When elaborating on its areas of expertise, it adopts an unintentionally patronizing tone. It has the following four areas of expertise: The history of Netheril Vampirism and the traits of vampires Rituals surrounding the making, bottling, and drinking of Elverquisst (a rare, ruby-colored elven liquor distilled from sunshine and rare summer fruits)The tarrasque (see the Monster Manu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Quaal's Feather Token (Swan Boat)</text:p>
          </table:table-cell>
          <table:table-cell office:value-type="string">
            <text:p>This tiny object looks like a feather. Different types of feather tokens exist, each with a different single-use effect. You can use an action to touch the token to a body of water at least 60 feet in diameter. The token disappears, and a 50-foot-long, 20-foot-wide boat shaped like a swan takes its place. The boat is self-propelled and moves across water at a speed of 6 miles per hour. You can use an action while on the boat to command it to move or to turn up to 90 degrees. The boat can carry up to thirty-two Medium or smaller creatures. A Large creature counts as four Medium creatures, while a Huge creature counts as nine. The boat remains for 24 hours and then disappears. You can dismiss the boat as an actio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Quaal's Feather Token (Tree)</text:p>
          </table:table-cell>
          <table:table-cell office:value-type="string">
            <text:p>This tiny object looks like a feather. Different types of feather tokens exist, each with a different single-use effect. You must be outdoors to use this token. You can use an action to touch it to an unoccupied space on the ground. The token disappears, and in its place a nonmagical oak tree springs into existence. The tree is 60 feet tall and has a 5-foot-diameter trunk, and its branches at the top spread out in a 20-foot radiu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Quick Change Ring </text:p>
          </table:table-cell>
          <table:table-cell office:value-type="string">
            <text:p>This ring grows and shrinks to fit its wearer, but always seems slightly large for the finger it's on. The ring has an extradimensional space inside it dedicated to carrying armor. You can magically bind one set of unworn light, medium, or heavy armor to this extradimensional space over the course of 1 hour by resting the ring on top of the armor. Only one suit of armor can be bound to the ring's extradimensional space. Binding a second suit breaks the bond with the first one, causing it to be forced from the extradimensional space and appear in an unoccupied space within 5 feet of the ring. While wearing the ring, you're considered to be within 100 feet of any armor stored inside its extradimensional space. While wearing this ring, you can use an action to speak its command word and touch a suit of bound armor, even if you're wearing it, to shunt it into the ring's extradimensional space. Speaking the command word again while the armor is in this extradimensional space causes you to magically don the armor, adjusting to fit you as needed, or causes it to appear at your feet (your choice). If you're already wearing a suit of armor when you don one in this way, the bound armor appears at your feet instead. If the armor would magically prevent you from doffing it, this property of the ring has no effect. You can create an instantaneous, harmless sensory effect when you don or doff a suit of armor with the ring in this way, such as a shower of sparks, a puff of wind, faint musical notes, or an odd odor.</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Quiver of Ehlonna </text:p>
          </table:table-cell>
          <table:table-cell office:value-type="string">
            <text:p>Each of the quiver's three compartments connects to an extradimensional space that allows the quiver to hold numerous items while never weighing more than 2 pounds. The shortest compartment can hold up to sixty arrows, bolts, or similar objects. The midsize compartment holds up to eighteen javelins or similar objects. The longest compartment holds up to six long objects, such as bows, quarterstaffs, or spears. You can draw any item the quiver contains as if doing so from a regular quiver or scabbar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eincarnation Dust </text:p>
          </table:table-cell>
          <table:table-cell office:value-type="string">
            <text:p>When this small pouch of purple dust is sprinkled on a dead humanoid or a piece of a dead humanoid, the dust is absorbed by the remains. If willing, the dead creature returns to life with a new body as if the Reincarnate spell had been cast on the remain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Rhythm Maker's Drum +1</text:p>
          </table:table-cell>
          <table:table-cell office:value-type="string">
            <text:p>While holding this drum, you gain a bonus to spell attack rolls and to the saving throw DCs of your bard spells. The bonus is determined by the drum's rarity. As an action, you can play the drum to regain one use of your Bardic Inspiration feature. This property of the drum can't be used again until the next dawn.</text:p>
          </table:table-cell>
          <table:table-cell office:value-type="string">
            <text:p>Bard</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Ring of Feather Falling </text:p>
          </table:table-cell>
          <table:table-cell office:value-type="string">
            <text:p>When you fall while wearing this ring, you descend 60 feet per round and take no damage from falling.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ing of Healer's Heroism </text:p>
          </table:table-cell>
          <table:table-cell office:value-type="string">
            <text:p>When you use an action to restore hit points to a creature other than yourself while wearing this winged ring, you become infused with heroism. You gain temporary hit points equal to your spellcasting modifier, and until the end of your next turn, you are immune to being frightened.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Ring of Jumping </text:p>
          </table:table-cell>
          <table:table-cell office:value-type="string">
            <text:p>While wearing this ring, you can cast the Jump spell from it as a bonus action at will, but can target only yourself when you do so.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ing of Shooting Stars </text:p>
          </table:table-cell>
          <table:table-cell office:value-type="string">
            <text:p>While wearing this ring in dim light or darkness, you can cast Dancing Lights and Light from the ring at will. Casting either spell from the ring requires an action. The ring has 6 charges for the following other properties. The ring regains 1d6 expended charges daily at dawn. Faerie Fire. You can expend 1 charge as an action to cast Faerie Fire from the ring. Ball Lightning. You can expend 2 charges as an action to create one to four 3-foot-diameter spheres of lightning. The more spheres you create, the less powerful each sphere is individually. Each sphere appears in an unoccupied space you can see within 120 feet of you. The spheres last as long as you concentrate (as if concentrating on a spell), up to 1 minute. Each sphere sheds dim light in a 30-foot radius. As a bonus action, you can move each sphere up to 30 feet, but no farther than 120 feet away from you. When a creature other than you comes within 5 feet of a sphere, the sphere discharges lightning at that creature and disappears. That creature must make a DC 15 Dexterity saving throw. On a failed save, the creature takes lightning damage based on the number of spheres you created. 4- 2d4, 3- 2d6, 2- 5d4, 1- 4d12. Shooting Stars. You can expend 1 to 3 charges as an action. For every charge you expend, you launch a glowing mote of light from the ring at a point you can see within 60 feet of you. Each creature within a 15-foot cube originating from that point is showered in sparks and must make a DC 15 Dexterity saving throw. taking 5d4 fire damage on a failed save, or half as much damage on a successful on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Ring of Swimming </text:p>
          </table:table-cell>
          <table:table-cell office:value-type="string">
            <text:p>You have a swimming speed of 40 feet while wearing this ring.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Ring of the Ram </text:p>
          </table:table-cell>
          <table:table-cell office:value-type="string">
            <text:p>The ring has 3 charges, and to regains 1d3 expended charges daily at dawn. While wearing the ring, you can use an action to expend 1 to 3 of its charges to make a ranged spell attack against one creature you can see within 60 feet of you. The ring produces a spectral ram's head and makes its attack roll with a +7 bonus. On a hit, for each charge you spend, the target takes 2d10 force damage and is pushed 5 feet away from you. Alternatively, you can expend 1 to 3 of the ring's charges as an action to try to break an object you can see within 60 feet of you that isn't being worn or carried. The ring makes a Strength check with a +5 bonus for each charge you spen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Ring of Water Walking </text:p>
          </table:table-cell>
          <table:table-cell office:value-type="string">
            <text:p>While wearing this ring, you can stand on and move across any liquid surface as if it were solid ground.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Ring of X-Ray Vision </text:p>
          </table:table-cell>
          <table:table-cell office:value-type="string">
            <text:p>While wearing this ring, you can use an action to speak its command word. When you do so, you can see into and through solid matter for 1 minute. This vision has a radius of 30 feet. To you, solid objects within that radius appear transparent and don't prevent light from passing through them. The vision can penetrate 1 foot of stone, 1 inch of common metal, or up to 3 feet of wood or dirt. Thicker substances block the vision, as does a thin sheet of lead. Whenever you use the ring again before taking a long rest, you must succeed on a DC 15 Constitution saving throw or gain one level of exhaustio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iptide Katana </text:p>
          </table:table-cell>
          <table:table-cell office:value-type="string">
            <text:p>(Longsword) This item appears to be a longsword hilt. While grasping the hilt, you can use a bonus action to cause a blade of silently churning water to spring into existence, or make the blade disappear. While the blade exists, this magic longsword has the finesse property. Despite the nature of this watery blade, it cuts through material like any other sword. A fire elemental or similar creature made of fire that's hit with the weapon takes an extra 5 cold damage from the attack. While the weapon is on your person, you have a swimming speed of 30 feet. If you make an attack with the weapon while underwater, you're considered to have a reach of 15 feet with the attack. In addition, the first time on each of your turns when you hit an underwater creature with this weapon, you can choose to move it 5 feet in any directio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Robe of Scintillating Colors </text:p>
          </table:table-cell>
          <table:table-cell office:value-type="string">
            <text:p>This robe has 3 charges, and it regains 1d3 expended charges daily at dawn. While you wear it, you can use an action and expend 1 charge to cause the garment to display a shifting pattern of dazzling hues until the end of your next turn. During this time, the robe sheds bright light in a 30-foot radius and dim light for an additional 30 feet. Creatures that can see you have disadvantage on attack rolls against you. In addition, any creature in the bright light that can see you when the robe's power is activated must succeed on a DC 15 Wisdom saving throw or become stunned until the effect end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Robe of Serpents </text:p>
          </table:table-cell>
          <table:table-cell office:value-type="string">
            <text:p>A Robe of Serpents is a stylish silk garment that is popular among wealthy nobles and retired assassins. The robe is emblazoned with 1d4 + 3 stylized serpents, all brightly colored. As a bonus action on your turn, you can transform one of the robe's serpents into a giant poisonous snake. The snake instantly falls from the robe, slithers into an unoccupied space next to you, and acts on your initiative count. The snake can tell friendly creatures from hostile ones and attacks the latter. The snake disappears in a harmless puff of smoke after 1 hour, when it drops to 0 hit points, or when you dismiss it (no action required). Once detached, a snake can't return to the robe. When all of the robe's snakes have detached, the robe becomes a nonmagical garment.</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Robe of Useful Items </text:p>
          </table:table-cell>
          <table:table-cell office:value-type="string">
            <text:p>This robe has cloth patches of various shapes and colors covering it. While wearing the robe. you can use an action to detach one of the patches, causing it to become the object or creature it represents. Once the last patch is removed, the robe becomes an ordinary garment. The robe has two of each of the following patches: Dagger Bullseye lantern (filled and lit) Steel mirror 10-foot pole Hempen rope (50 feet, coiled) Sack In addition, the robe has 4d4 other patches. The DM chooses the patches or determines them randomly. 1-8: bag of 100gp, 9-15: Silver coffer (1 foot long, 6 inches wide and deep) worth 500 gp, 16-22: Iron door (up to 10 feet wide and 10 feet high , barred on one side of your choice), which you can place in an opening you can reach; it conforms to fit the opening, attaching and hinging itself, 23-30: 10 gems worth 100 gp each, 31-44: Wooden ladder (24 feet long), 45-51: A riding horse with saddle bags (see the Monster Manual for statistics), 52-59: Pit (a cube 10 feet on a side), which you can place on the ground within 10 feet of you, 60-68: 4 potions of healing, 69-75: Rowboat (12 feet long), 76-83: Spell scroll containing one spell of 1st to 3rd level, 84-90: 2 mastiffs (see the Monster Manual for statistics), 91-96: Window (2 feet by 4 feet, up to 2 feet deep), which you can place on a vertical surface you can reach, 97-100: Portable ram</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Rod of Retribution </text:p>
          </table:table-cell>
          <table:table-cell office:value-type="string">
            <text:p>This adamantine rod is tipped with a glowing crystalline eye. The rod has 3 charges and regains all its expended charges daily at dawn. When a creature you can see within 60 feet of you damages you while you are holding this rod, you can use your reaction to expend 1 of the rod's charges to force the creature to make a DC 13 Dexterity saving throw. The creature takes 2d10 lightning damage on a failed save, or half as much damage on a successful on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table-cell table:style-name="ce21"/>
        </table:table-row>
        <table:table-row table:style-name="ro5">
          <table:table-cell table:style-name="ce14" office:value-type="string">
            <text:p>Rod of the Pact Keeper +1</text:p>
          </table:table-cell>
          <table:table-cell office:value-type="string">
            <text:p>While holding this rod, you gain a bonus to spell attack rolls and to the saving throw DCs of your warlock spells. This bonus is determined by the rod's rarity. In addition, you can regain one warlock spell slot as an action while holding the rod. You can't use this property again until you finish a long rest.</text:p>
          </table:table-cell>
          <table:table-cell office:value-type="string">
            <text:p>Warlock</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Rope of Climbing </text:p>
          </table:table-cell>
          <table:table-cell office:value-type="string">
            <text:p>This 60-foot length of silk rope weighs 3 pounds and can hold up to 3,000 pounds. If you hold one end of the rope and use an action to speak the command word, the rope animates. As a bonus action, you can command the other end to move toward a destination you choose. That end moves 10 feet on your turn when you first command it and 10 feet on each of your turns until reaching its destination, up to its maximum length away, or until you tell it to stop. You can also tell the rope to fasten itself securely to an object or to unfasten itself, to knot or unknot itself, or to coil itself for carrying. If you tell the rope to knot, large knots appear at 1-foot intervals along the rope. While knotted, the rope shortens to a 50-foot length and grants advantage on checks made to climb it. The rope has AC 20 and 20 hit points. It regains 1 hit point every 5 minutes as long as it has at least 1 hit point. If the rope drops to 0 hit points, it is destroy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age's Signet (Serpent)</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Fear, Hex</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age's Signet (Songbird)</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Charm Person, Hypnotic Pattern</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Scissors of Shadow Snipping </text:p>
          </table:table-cell>
          <table:table-cell office:value-type="string">
            <text:p>As an action, you make a few snips with these iron shears and cause the shadow of a Humanoid creature you can see within 5 feet of you to detach from its source. If the creature is unwilling to give up its shadow, it can make a DC 15 Charisma saving throw, retaining its shadow on a success. Whether or not the shadow is snipped, this property of the scissors can't be used again until the next dawn. The detached shadow is rooted to the spot where it was snipped until you use a bonus action to cause it to behave in one of the following ways, either of which is possible only if you can see the shadow: You control the shadow's movements and can make the shadow move up to 30 feet across a solid or liquid surface, in any direction you choose (including along vertical surfaces), provided it remains within your sight at all times. The shadow is harmless and unable to be harmed, and it is invisible in darkness. It can't speak, and it doesn't require air, sleep, or nourishment. You can relinquish control of the shadow, at which point it becomes autonomous and behaves as the DM wishes. It uses the shadow stat block in the Monster Manual, but its creature type is Fey instead of Undead. A creature whose Strength is reduced to 0 by this shadow's Strength Drain attack does not die but falls unconscious instead. The creature regains consciousness and all its Strength after finishing a short or long rest. A creature whose shadow has detached from it is cursed. If a shadowless creature is subjected to any spell that ends a curse, or if its detached shadow is reduced to 0 hit points, the detached shadow disappears, and the creature regains its normal shadow instantly.</text:p>
          </table:table-cell>
          <table:table-cell office:value-type="string">
            <text:p>Fey or 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creaming Longbow </text:p>
          </table:table-cell>
          <table:table-cell office:value-type="string">
            <text:p>(Longbow) Arrows fired from this sickly longbow let out a screeching howl audible up to 100 feet away as they fly by. Creatures struck by these arrows take an extra 2d4 thunder damage. When you roll a 20 on an attack roll made with this weapon, all creatures within 5 feet of the target must succeed on a DC 15 Constitution saving throw or be deafened for 1 minute.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croll of Comedic Endings </text:p>
          </table:table-cell>
          <table:table-cell office:value-type="string">
            <text:p>This scroll has been carelessly flattened, folded, and scrawled on with childlike scribbles. In doing so, some of its original scripts and diagrams have been covered or replaced, and a large anvil has been proudly drawn at its center. A creature investigating the scroll can make a DC 15 Intelligence (Arcana) check. On a success, it determines that, while the scroll's original spell is no longer usable, its magic has merely been changed. Using an action to read the scroll summons a massive anvil 20 to 60 feet in the air centered above a point that you can see within 120 feet of you. The anvil is roughly a 10-foot cube and requires enough space in the air to accommodate it when it appears. If there isn't enough space, the effect fails, and both the scroll and the action to read it are wasted. Once used, the scroll bursts into a small plume of colorful confetti. Once the anvil appears, it hovers briefly in the air before falling to the ground below. The anvil weighs 500 pounds and has similarly scrawled designs on it to match the contents of the scroll. Each creature below the anvil in a 10-foot square centered on the point must make a DC 15 Dexterity saving throw. On a failed save, a creature takes 5d10 bludgeoning damage and is knocked prone and restrained by the anvil. On a success, a creature takes half as much bludgeoning damage, is not knocked prone or restrained, and is pushed to the nearest unoccupied space away from the anvil. A creature can use its action to make a DC 15 Strength check, freeing itself or another creature within its reach on a success and moving it to the nearest unoccupied space. The anvil remains on the ground for 1 minute, at which point it vanishes with a comedic pop.</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croll of Mapping (Color)</text:p>
          </table:table-cell>
          <table:table-cell office:value-type="string">
            <text:p>By using an action to read the scroll, you cause the arcane script on the page to vanish and become an inked map of the surrounding area. The map shows the area in a 1-mile radius centered on the point where you read the scroll and indicates both structures and topography. By touching the map, a small light appears at your location to indicate where you are. Using a series of natural gestures when touching the page, you can cause the map to change its scale or displayed portion of the area. The scroll isn't destroyed when you read it, but can't be used again to create a different map. This map is in color and displays the names of large and small locations, depending on the map's scale, such as the name of the region, street, or nearby shop. In addition, you can use an action to touch the map and ask it where a familiar person or place is that you can name or clearly describe. If the person or place is somewhere that can be shown on the map, an X appears on it at the target's location. If there are multiple targets with the same name or description within the area, multiple marks appear. If the target is a creature that's in a different form, such as being under the effects of a polymorph spell, or can't be detected by divination magic or scrying sensors, the map doesn't display its location. If the target is moving, the X follows its movements for the duration. The marked target remains shown on the map for 10 minutes, after which time the X vanishes. Once this property of the map has been used, it can't be used again until 12 hours have passed.</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ending Stones </text:p>
          </table:table-cell>
          <table:table-cell office:value-type="string">
            <text:p>Sending stones come in pairs, with each smooth stone carved to match the other so the pairing is easily recognized. While you touch one stone, you can use an action to cast the sending spell from it. The target is the bearer of the other stone. If no creature bears the other stone, you know that fact as soon as you use the stone and don't cast the spell. Once sending is cast through the stones, they can't be used again until the next dawn. If one of the stones in a pair is destroyed, the other one becomes nonmagical.</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Sensory Stone </text:p>
          </table:table-cell>
          <table:table-cell office:value-type="string">
            <text:p>This small, smooth stone contains the essence of a single experience. As an action, you or a willing creature you designate can touch the stone and experience the sensation as if it happened to the designated creature. The illusory experience is fleeting and harmless, however real it might feel in the moment. Record Sensation. You can use your reaction to record a short sensation lasting no longer than 6 seconds experienced by a creature of your choice within 30 feet of yourself, infusing the essence of the experience into the stone. This replaces any sensation already stored within the stone. Siphon Sensation. As a bonus action, you can draw on the stone's magic to end the charmed or frightened condition on yourself, destroying the stone in the proces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Serpent's Fang </text:p>
          </table:table-cell>
          <table:table-cell office:value-type="string">
            <text:p>(Longsword) This single-edged magic sword is made from the scrimshawed fang of a giant serpent. Its hilt changes shape to adjust to the grasp of any creature that picks it up. The weapon deals an extra 1d10 poison damage to any target it hits.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hadowfell Shard </text:p>
          </table:table-cell>
          <table:table-cell office:value-type="string">
            <text:p>This dull, cold crystal sits heavy and leaden, saturated by the Shadowfell's despair. As an action, you can attach the shard to a Tiny object (such as a weapon or a piece of jewelry) or detach it. It falls off if your attunement to it ends. You can use the shard as a spellcasting focus while you hold or wear it. When you use a Metamagic option on a spell while you are holding or wearing the shard, you can momentarily curse one creature targeted by the spell; choose one ability score, and until the end of your next turn, the creature has disadvantage on ability checks and saving throws that use that ability.</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Shield of Far Sight </text:p>
          </table:table-cell>
          <table:table-cell office:value-type="string">
            <text:p>A mind flayer skilled at crafting magic items creates a shield of far sight by harvesting an eye from an intelligent humanoid and magically implanting it on the outer surface of a nonmagical shield. The shield becomes a magic item once the eye is implanted, whereupon the mind flayer can give the shield to a thrall or hang it on a wall in its lair. As long as the shield is on the same plane of existence as its creator, the mind flayer can see through the shield's eye, which has darkvision out to a range of 60 feet. While peering through this magical eye, the mind flayer can use its Mind Blast action as though it were standing behind the shield. If a shield of far sight is destroyed, the mind flayer that created it is blinded for 2d12 hour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Siren Song Lyre </text:p>
          </table:table-cell>
          <table:table-cell office:value-type="string">
            <text:p>You can use an action to play this lyre and cast one of the following spells from it: Animal Friendship, Charm Person, Enthrall, Suggestion. If the spell requires a saving throw, the spell save DC is 13. Once the instrument has been used to cast a spell, it can't be used to cast that spell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Sling Of Giant Felling </text:p>
          </table:table-cell>
          <table:table-cell office:value-type="string">
            <text:p>When you hit a Giant creature with a ranged attack roll using this magic sling, the creature must succeed on a DC 18 Constitution saving throw or have the prone condition.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pell Bolt Wraps </text:p>
          </table:table-cell>
          <table:table-cell office:value-type="string">
            <text:p>These armwraps are made from cut up strips of spell scrolls. The spell on the scroll is either chill touch (25%), fire bolt (25%), ray of frost (25%), or shocking grasp (25%). While wearing the wraps, you can cast the spell on the scroll in place of one of the unarmed strikes from your Flurry of Blows feature. When you do, Wisdom is your spellcasting ability for the spell, and you are proficient with the attack; the spell is cast at your character's level. You can use this property of the wraps once on each of your turns.</text:p>
          </table:table-cell>
          <table:table-cell office:value-type="string">
            <text:p>Monk</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pell Gem (2nd)</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3 ATT +5 Quartz</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pell Scroll (4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5 Att +7</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Spellwrought Tattoo (4th)</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5 Att +7</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Staff of Charming </text:p>
          </table:table-cell>
          <table:table-cell office:value-type="string">
            <text:p>While holding this staff, you can use an action to expend 1 of its 10 charges to cast Charm Person, Command, or Comprehend Languages from it using your spell save DC. The staff can also be used as a magic quarterstaff. If you are holding the staff and fail a saving throw against an enchantment spell that targets only you , you can turn your failed save into a successful one. You can't use this property of the staff again until the next dawn. If you succeed on a save against an enchantment that targets only you, with or without the staff's intervention, you can use your reaction to expend 1 charge from the staff and turn the spell back on its caster as if you had cast the spell. The staff regains 1d8 + 2 expended charges daily at dawn. If you expend the last charge, roll a d20. On a 1, the staff becomes a nonmagical quarterstaff.</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2" office:value-type="string">
            <text:p>Starshot Crossbow </text:p>
          </table:table-cell>
          <table:table-cell office:value-type="string">
            <text:p>(Any Crossbow) This crossbow is crafted from blackened wood, and its limbs bear pearl inlays depicting constellations. You ignore the loading property with this crossbow. If you load no ammunition in the weapon, it produces its own, automatically creating one piece of magic ammunition when you make a ranged attack with it. The ammunition created by the weapon vanishes the instant after it hits or misses a target. The crossbow has 3 charges and regains 1d3 expended charges daily at dawn. Constellations. The crossbow is decorated with three constellations. As a bonus action, you can tap one of the constellations to invoke it, expending 1 charge and producing one of the following effects: Balance. The next time you hit a creature with a ranged attack roll using this crossbow before the end of your next turn, you or another creature of your choice within 30 feet of you can regain hit points equal to 1d8 plus your proficiency bonus. Flames. Until the end of your next turn, when you hit a creature with a ranged attack roll using this crossbow, the attack deals an additional 2d8 fire damage. Rogue. Until the end of your next turn, you have the invisible condition, and anything you are wearing or carrying is also invisible.</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Stirring Dragon Vessel </text:p>
          </table:table-cell>
          <table:table-cell office:value-type="string">
            <text:p>This vessel can be a potion bottle, drinking horn, or other container meant to hold a liquid. As a bonus action, if the vessel is empty, you can speak the command word to fill the vessel with one of the following (your choice): Ale, Olive Oil, Mead, a Potion of Healing, a Greater Potion of Healing, a Potion of Fire Breath, or a Potion of Climbing. Once this property is used, it can’t be used until the next dawn. A potion you create in this way loses its magical properties if it isn’t imbibed within 24 hour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Stone Soldier </text:p>
          </table:table-cell>
          <table:table-cell office:value-type="string">
            <text:p>This fist-sized toy is carved from gray stone into the shape of a rugged foot soldier. You can use an action to toss the toy into an unoccupied space that you can see within 10 feet of you and speak its command word. The toy then springs to life and animates, magically growing to the size of a Medium humanoid when it does. The animated toy uses the statistics for a guard, with the following changes: Its creature type is construct. Its hit points are tripled. It has resistance to bludgeoning, piercing, and slashing damage from nonmagical attacks. It has immunity to poison and psychic damage. Whenever it takes the Attack action, it can make two attacks with its spear. The construct is friendly to you and your companions. It understands your languages and obeys your spoken commands. In combat, the construct acts on its own initiative count. If you issue no commands, it defends itself but takes no other actions. You can use an action while touching the construct to speak its command word again to revert it to its toy form. If the construct is reduced to 0 hit points, it dies and reverts to its toy form. The toy then shatters and is destroyed. If the construct reverts to its toy form before losing all its hit points, it regains all of them, but can't be animated again for 24 hours.</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Talking Doll </text:p>
          </table:table-cell>
          <table:table-cell office:value-type="string">
            <text:p>While this stuffed doll is within 5 feet of you, you can spend a short rest telling it to say up to six phrases, none of which can be more than six words long, and set a condition under which the doll speaks each phrase. You can also replace old phrases with new ones. Whatever the condition, it must occur within 5 feet of the doll to make it speak. For example, whenever someone picks up the doll, it might say, "I want a piece of candy." The doll's phrases are lost when your attunement to the doll ends. </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Teleportation Tablet </text:p>
          </table:table-cell>
          <table:table-cell office:value-type="string">
            <text:p>This clay tablet is eight inches long, four inches wide, and half an inch thick. Inscribed on it is the sigil sequence for a permanent teleportation circle. A creature that studies the sequence for 10 minutes can make a DC 21 Intelligence (Arcana) check, learning the circle’s destination on a success.Y ou can use an action to break the tablet in half, turning it to dust. If the tablet is broken while it is on the same plane of existence as the teleportation circle whose sigil sequence was engraved on it, a 10-foot-diameter teleportation circle of glowing blue light appears on the ground in an unoccupied space you choose within 30 feet of you. This teleportation circle has the characteristics of one created using the Teleportation Circle spell, except that it connects to the teleportation circle whose sigil sequence appears on the tablet. The teleportation circle created by the tablet disappears at the end of your next tur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Tome of the Dragon's Hoard </text:p>
          </table:table-cell>
          <table:table-cell office:value-type="string">
            <text:p>This gilded tome is bound with a dragon wing's leather. When found, the book has 10d10 pages in it. While holding the open book, you can use an action to speak its command word and press an object weighing no more than 25 pounds into one of its exposed pages. When you do, the object is magically transformed into a two-dimensional illustration of itself on the page. The number of objects you can store on a page in this way depends on its value in gold. A page can hold up to 5 objects on it whose total value is no more than 25 gp, such as an array of trinkets, trophies, or other mundane keepsakes. Alternatively, an object worth more than 25 gp, such as a satchel of coins or magical item, must be stored on its own page. You can use an action to tear out a sheet from the book with one or more illustrations on it to cause all the illustrated objects from the page to materialize and appear on the ground within 5 feet of you. Adding an object to the book causes it to grumble satisfyingly, whereas removing a page from it results in a threatening growl. Once all the book's pages have been torn from the tome, it loses its magic. Attempting to store a tome of the dragon's hoard on the page of another tome of the dragon's hoard causes both books' pages to tear themselves out of the books, destroying them, and sending any stored items contained by them toppling out of the pages around you. Similarly, storing a bag of holding or similar extradimensional item in the book causes the page it's placed in to immediately tear itself out of the book and spew the item onto the floor beside you again, wasting the pag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Turtle Pack </text:p>
          </table:table-cell>
          <table:table-cell office:value-type="string">
            <text:p>This backpack is armored with the shell of a mighty turtle. Wearing or removing the backpack requires an action. It functions as a handy haversack with the following changes and additional benefits: The backpack has only the central pouch of the haversack. The backpack always weighs 20 pounds, regardless of its contents. The backpack can't be destroyed by being torn or pierced. While wearing the backpack, you can hold your breath for up to 1 hour. While wearing the backpack, you gain a +2 bonus to AC until the start of your next turn whenever you take the Dodge action. While useful, the bag is a little unwieldy. A creature wearing the backpack can only stand up from being prone by using an action unless another friendly creature is within 5 feet of it.</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Unbreakable Arrow </text:p>
          </table:table-cell>
          <table:table-cell office:value-type="string">
            <text:p>(Arrow) This arrow can't be broken, except when it is within an Antimagic Field.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Vicious Weapon </text:p>
          </table:table-cell>
          <table:table-cell office:value-type="string">
            <text:p>(Any Weapon) When you roll a 20 on your attack roll with this magic weapon, the target takes an extra 7 damage of the weapon's type.</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Viper's Katana </text:p>
          </table:table-cell>
          <table:table-cell office:value-type="string">
            <text:p>(Longsword) This menacing curved blade is detailed with hundreds of metallic scales and has a serpentine hilt. When you hit a creature with an attack using this magic weapon, that creature takes an extra 1d6 poison damage. This weapon has the finesse property. Once on each of your turns when you hit a creature with this weapon, you can choose to deal no damage to it. You make this decision after determining that the attack hits, but before rolling the damage for it. Instead, that creature must succeed on a DC 15 Constitution saving throw or become poisoned until the end of its next turn. If the target was surprised, it has disadvantage on this saving throw. When the poison ends, the creature takes 2d8 piercing damage and 2d6 poison damage, as if a great serpent had suddenly struck it. Once a creature has been poisoned in this way, it automatically succeeds on its saving throw against this property for the next 24 hours.</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Walloping Ammunition </text:p>
          </table:table-cell>
          <table:table-cell office:value-type="string">
            <text:p>(Any Ammunition) This ammunition packs a wallop. A creature hit by the ammunition must succeed on a DC 10 Strength saving throw or be knocked prone.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Wand of Entangle <text:s/></text:p>
          </table:table-cell>
          <table:table-cell office:value-type="string">
            <text:p>This wand has 7 charges. While holding it, you can use an action to expend 1 of its charges to cast the Entangle spell (save DC 13) from it. The wand regains 1d6 + 1 expended charges daily at dawn. If you expend the wand's last charge, roll a d20. On a 1, the wand crumbles into ashes and is destroyed.</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Wand of Secrets </text:p>
          </table:table-cell>
          <table:table-cell office:value-type="string">
            <text:p>The wand has 3 charges. While holding it, you can use an action to expend 1 of its charges, and if a secret door or trap is within 30 feet of you, the wand pulses and points at the one nearest to you. The wand regains 1d3 expended charges daily at dawn.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Wand of the War Mage +1</text:p>
          </table:table-cell>
          <table:table-cell office:value-type="string">
            <text:p>While holding this wand, you gain a bonus to spell attack rolls determined by the wand's rarity. In addition, you ignore half cover when making a spell attack.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Wand of Winter </text:p>
          </table:table-cell>
          <table:table-cell office:value-type="string">
            <text:p>This wand looks and feels like an icicle. The wand has 7 charges, which are used to fuel the spells within it. With the wand in hand, you can use your action to cast one of the following spells from the wand, even if you are incapable of casting spells: Ray of Frost (no charges, or 1 charge to cast at 5th level; +5 to hit with ranged spell attack), Sleet Storm (3 charges; spell save DC 15), or Ice Storm (4 charges; spell save DC 15). No other components are required. The wand regains 1d6 + 1 expended charges each day at dawn. If you expend the wand's last charge, roll a d20. On a 20, the wand melts away, forever destroyed.</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War Horn of Valor </text:p>
          </table:table-cell>
          <table:table-cell office:value-type="string">
            <text:p>This brass war horn is engraved with the war rune, which glows purple when the horn is blown. You can blow the horn as a bonus action. When you do, if you have the frightened condition, you immediately end that condition on yourself. You also have advantage on saving throws against being frightened until the start of your next turn. Invoking the Rune. When you blow the horn, you can also invoke the rune, imbuing the horn’s deep call with protective magic that affects creatures of your choice within 30 feet of yourself. You and all affected creatures gain a +1 bonus to AC until the start of your next turn. Once the rune has been invoked, it can’t be invoked again until the next dawn.</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4" office:value-type="string">
            <text:p>Weapon +1</text:p>
          </table:table-cell>
          <table:table-cell office:value-type="string">
            <text:p>(Any Weapon) You have a bonus to attack and damage rolls made with this magic weapon. The bonus is determined by the weapon's rarity.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4" office:value-type="string">
            <text:p>Windswept Wyvernplate </text:p>
          </table:table-cell>
          <table:table-cell office:value-type="string">
            <text:p>(Half-Plate) This half plate armor seems to grow lighter when you inhale. You can hold your breath at any point to both lighten the armor and quiet its clattering, negating the normal disadvantage on Dexterity (Stealth) checks imposed by half plate armor. In addition, if you fall while wearing this armor, you can hold your breath as a reaction to cast the feather fall spell, targeting only yourself, at will.</text:p>
          </table:table-cell>
          <table:table-cell office:value-type="string">
            <text:p>Y</text:p>
          </table:table-cell>
          <table:table-cell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style-name="ce12" office:value-type="string">
            <text:p>Winged Ammunition </text:p>
          </table:table-cell>
          <table:table-cell office:value-type="string">
            <text:p>(Any Ammunition) Ranged weapon attack rolls made with this ammunition ignore half and three-quarters cover. In addition, attacking at long range doesn’t impose disadvantage on ranged weapon attack rolls made with this ammunition.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14" office:value-type="string">
            <text:p>Wraps Of Unarmed Prowess +1</text:p>
          </table:table-cell>
          <table:table-cell office:value-type="string">
            <text:p>While you’re wearing these cloth wraps, your unarmed strikes are considered magical for the purpose of overcoming immunity and resistance to nonmagical attacks and damage, and you gain a bonus to the attack and damage rolls of your unarmed strikes, determined by the wraps’ rarity. </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5">
          <table:table-cell table:style-name="ce7" office:value-type="string">
            <text:p>Young Dragonscale Whetstone</text:p>
          </table:table-cell>
          <table:table-cell office:value-type="string">
            <text:p>Certain preserved dragon scales can take on magical properties, either naturally on their own or with the help of a skilled artificer or enchanter. These whetstones are made of such a scale and appear almost gem-like in appearance. You can use a dragonscale whetstone over the course of 1 minute to sharpen a bladed weapon (such as a longsword, battleaxe, or spear), granting it a variety of bonuses as shown on the table below. The bonuses remain for 1 hour and depend on the whetstone's rarity and the kind of dragon it originally came from. These bonuses are in addition to any other bonuses a weapon may have. A whetstone has 5 uses. When you use the last use, it loses its gem-like shine and becomes a nonmagical scale. +2d4</text:p>
          </table:table-cell>
          <table:table-cell table:number-columns-repeated="2" office:value-type="string">
            <text:p>N</text:p>
          </table:table-cell>
          <table:table-cell office:value-type="string">
            <text:p>N/A</text:p>
          </table:table-cell>
          <table:table-cell table:style-name="ce7" office:value-type="string">
            <text:p>3500gp</text:p>
          </table:table-cell>
          <table:table-cell table:number-columns-repeated="2"/>
        </table:table-row>
        <table:table-row table:style-name="ro1">
          <table:table-cell table:number-columns-repeated="8"/>
        </table:table-row>
        <table:table-row table:style-name="ro1">
          <table:table-cell table:style-name="ce14"/>
          <table:table-cell table:number-columns-repeated="4"/>
          <table:table-cell table:style-name="ce7"/>
          <table:table-cell table:number-columns-repeated="2"/>
        </table:table-row>
        <table:table-row table:style-name="ro1" table:number-rows-repeated="1048380">
          <table:table-cell table:number-columns-repeated="8"/>
        </table:table-row>
        <table:table-row table:style-name="ro1">
          <table:table-cell table:number-columns-repeated="8"/>
        </table:table-row>
      </table:table>
      <table:table table:name="Class VI" table:style-name="ta1" table:print="false">
        <office:forms form:automatic-focus="false" form:apply-design-mode="false"/>
        <table:table-column table:style-name="co15" table:default-cell-style-name="Default"/>
        <table:table-column table:style-name="co2" table:default-cell-style-name="Default"/>
        <table:table-column table:style-name="co16" table:default-cell-style-name="Default"/>
        <table:table-column table:style-name="co3" table:number-columns-repeated="6" table:default-cell-style-name="Default"/>
        <table:table-row table:style-name="ro7">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number-columns-repeated="3"/>
        </table:table-row>
        <table:table-row table:style-name="ro7">
          <table:table-cell table:style-name="ce14" office:value-type="string">
            <text:p>Acheron Blade </text:p>
          </table:table-cell>
          <table:table-cell office:value-type="string">
            <text:p>(Any Sword) The black blade of this sword is crafted from a mysterious arcane alloy. You gain a +1 bonus to attack and damage rolls made with this magic weapon. While the sword is on your person, you are immune to effects that turn undead. Dark Blessing. While holding the sword, you can use an action to give yourself 1d4 + 4 temporary hit points. This property can't be used again until the next dusk. Disheartening Strike. When you hit a creature with an attack using this weapon, you can fill the target with unsettling dread: the target has disadvantage on the next saving throw it makes before the end of your next turn. The creature ignores this effect if it's immune to the frightened condition. Once you use this property, you can't do so again until the next dusk.</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7" office:value-type="string">
            <text:p>Adult Dragonscale Whetstone</text:p>
          </table:table-cell>
          <table:table-cell office:value-type="string">
            <text:p>Certain preserved dragon scales can take on magical properties, either naturally on their own or with the help of a skilled artificer or enchanter. These whetstones are made of such a scale and appear almost gem-like in appearance. You can use a dragonscale whetstone over the course of 1 minute to sharpen a bladed weapon (such as a longsword, battleaxe, or spear), granting it a variety of bonuses as shown on the table below. The bonuses remain for 1 hour and depend on the whetstone's rarity and the kind of dragon it originally came from. These bonuses are in addition to any other bonuses a weapon may have. A whetstone has 5 uses. When you use the last use, it loses its gem-like shine and becomes a nonmagical scale. +3d4</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Alchemical Compendium </text:p>
          </table:table-cell>
          <table:table-cell office:value-type="string">
            <text:p>Acrid odors cling to this stained, heavy volume. The book's metal fittings are copper, iron, lead, silver, and gold, some frozen mid-transition from one metal to another. When found, the book contains the following spells: Enlarge/Reduce, Feather Fall, Flesh to Stone, Gaseous Form, Magic Weapon, and Polymorph.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transmutation school. As an action, you can touch a nonmagical object that isn't being worn or carried and spend a number of charges to transform the target into another object. For 1 charge, the object can be no larger than 1 foot on a side. You can spend additional charges to increase the maximum dimensions by 2 feet per charge. The new object must have a gold value equal to or less than the original.</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All-Purpose Tool +2</text:p>
          </table:table-cell>
          <table:table-cell office:value-type="string">
            <text:p>his simple screwdriver can transform into a variety of tools; as an action, you can touch the item and transform it into any type of artisan's tool of your choice (see the "Equipment" chapter in the Player's Handbook for a list of artisan's tools). Whatever form the tool takes, you are proficient with it. While holding this tool, you gain a bonus to the spell attack rolls and the saving throw DCs of your artificer spells. The bonus is determined by the tool's rarity. As an action, you can focus on the tool to channel your creative forces. Choose a cantrip that you don't know from any class list. For 8 hours, you can cast that cantrip, and it counts as an artificer cantrip for you. Once this property is used, it can't be used again until the next dawn.</text:p>
          </table:table-cell>
          <table:table-cell office:value-type="string">
            <text:p>Artific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Ammunition +3</text:p>
          </table:table-cell>
          <table:table-cell table:style-name="ce7" office:value-type="string">
            <text:p>You have a bonus to attack and damage rolls made with this piece of magic ammunition. The bonus is determined by the rarity of the ammunition. Once it hits a target, the ammunition is no longer magical.</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Amulet of Health </text:p>
          </table:table-cell>
          <table:table-cell office:value-type="string">
            <text:p>Your Constitution score is 19 while you wear this amulet. It has no effect on you if your Constitution is 19 or higher without it.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Amulet of Proof Against Detection and Location </text:p>
          </table:table-cell>
          <table:table-cell office:value-type="string">
            <text:p>While wearing this amulet, you are hidden from divination magic. You can't be targeted by such magic or perceived through magical scrying sensors.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Amulet of the Devout +2</text:p>
          </table:table-cell>
          <table:table-cell office:value-type="string">
            <text:p>This amulet bears the symbol of a deity inlaid with precious stones or metals. While you wear the holy symbol, you gain a bonus to spell attack rolls and the saving throw DCs of your spells. The bonus is determined by the amulet's rarity. While you wear this amulet, you can use your Channel Divinity feature without expending one of the feature's uses. Once this property is used, it can't be used again until the nex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7" office:value-type="string">
            <text:p>Ancient Dragonscale Whetstone</text:p>
          </table:table-cell>
          <table:table-cell office:value-type="string">
            <text:p>Certain preserved dragon scales can take on magical properties, either naturally on their own or with the help of a skilled artificer or enchanter. These whetstones are made of such a scale and appear almost gem-like in appearance. You can use a dragonscale whetstone over the course of 1 minute to sharpen a bladed weapon (such as a longsword, battleaxe, or spear), granting it a variety of bonuses as shown on the table below. The bonuses remain for 1 hour and depend on the whetstone's rarity and the kind of dragon it originally came from. These bonuses are in addition to any other bonuses a weapon may have. A whetstone has 5 uses. When you use the last use, it loses its gem-like shine and becomes a nonmagical scale. +4d4</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Animated Shield </text:p>
          </table:table-cell>
          <table:table-cell office:value-type="string">
            <text:p>(Shield) While holding this shield, you can speak its command word as a bonus action to cause it to animate. The shield leaps into the air and hovers in your space to protect you as if you were wielding it, leaving your hands free. The shield remains animated for 1 minute, until you use a bonus action to end this effect, or until you are incapacitated or die, at which point the shield falls to the ground or into your hand if you have one free.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Arcane Grimoire +2</text:p>
          </table:table-cell>
          <table:table-cell office:value-type="string">
            <text:p>While you are holding this leather-bound book, you can use it as a spellcasting focus for your wizard spells, and you gain a bonus to spell attack rolls and to the saving throw DCs of your wizard spells. The bonus is determined by the book's rarity. You can use this book as a spellbook. In addition, when you use your Arcane Recovery feature, you can increase the number of spell slot levels you regain by 1.</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Armor +1</text:p>
          </table:table-cell>
          <table:table-cell office:value-type="string">
            <text:p>(Any Armor) You have a bonus to AC while wearing this armor. The bonus is determined by its rarity.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Armor of Safeguarding </text:p>
          </table:table-cell>
          <table:table-cell office:value-type="string">
            <text:p>(Heavy Armor) Set in the center of this armor’s chest is a citrine engraved with the shield rune. While wearing this armor, your hit point maximum increases by an amount equal to 10 + your level.I nvoking the Rune. As an action, you can invoke the armor’s rune to cast the Beacon of Hope spell with it; the spell has a duration of 1 minute and doesn’t require concentration.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Astral Caltrops </text:p>
          </table:table-cell>
          <table:table-cell office:value-type="string">
            <text:p>As an action, you can spread these magic caltrops over a square area that is 5 feet on a side. Any creature that enters the area must succeed on a DC 15 Dexterity saving throw or stop moving this turn and take 1 piercing damage. When this happens, the caltrops explode in a burst of extraplanar energy, destroying the caltrops and dealing 6d6 force damage to the creature and causing it to rise vertically up to 20 feet, as if by the levitate spell. The creature remains suspended in this way for 1d4 rounds, during which time its speed becomes 0. The effect ends early if the creature takes any damage. When the caltrops are spread on the ground, they become nearly invisible and float up to 1 inch off the ground. A creature notices the caltrops with a successful DC 20 Wisdom (Perception) check. You can reclaim the invisible caltrops for later use with 1 minute of careful searching and collecting. The caltrops stop floating and become visible once they're reclaimed in this way</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Astromancy Archive </text:p>
          </table:table-cell>
          <table:table-cell office:value-type="string">
            <text:p>This brass disc of articulated, concentric rings unfolds into an armillary sphere. As a bonus action, you can unfold it into the sphere or back into a disc. When found, it contains the following spells, which are wizard spells for you while you are attuned to it: Augury, Divination, Find the Path, Foresight, Locate Creature, and Locate Object. It functions as a spellbook for you, with spells encoded on the rings. While you are holding the archive, you can use it as a spellcasting focus for your wizard spells. The archive has 3 charges, and it regains 1d3 expended charges daily at dawn. You can use the charges in the following ways while holding it: If you spend 1 minute studying the archive, you can expend 1 charge to replace one of your prepared wizard spells with a different spell in the archive. The new spell must be of the divination school. When a creature you can see within 30 feet of you makes an attack roll, an ability check, or a saving throw, you can use your reaction to expend 1 charge and force the creature to roll a d4 and apply the number rolled as a bonus or penalty (your choice) to the original roll. You can do this after you see the roll but before its effects are applied.</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Atlas of Endless Horizons </text:p>
          </table:table-cell>
          <table:table-cell office:value-type="string">
            <text:p>This thick book is bound in dark leather, crisscrossed with inlaid silver lines suggesting a map or chart. When found, the book contains the following spells, which are wizard spells for you while you are attuned to the book: Arcane Gate, Dimension Door, Gate, Misty Step, Plane Shift, Teleportation Circle, and Word of Recall. It functions as a spell 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conjuration school. When you are hit by an attack, you can use your reaction to expend 1 charge to teleport up to 10 feet to an unoccupied space you can see. If your new position is out of range of the attack, it misses you.</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Axe of Hurricanes </text:p>
          </table:table-cell>
          <table:table-cell office:value-type="string">
            <text:p>You can use an action to create a powerful whirlwind around you by swinging this magic weapon. Make a melee attack with the axe against each creature within 5 feet of you (other than yourself), with a separate attack roll for reach target. Immediately after the attacks, each creature within 15 feet of you (other than you) must also make a DC 13 Strength saving throw. On a failed save, a creature takes 1d8 bludgeoning damage. It takes a second 1d8 bludgeoning damage if it's within 10 feet of you, and a third 1d8 if it's within 5 feet. If the creature is Medium or smaller, it's also thrown up to 10 feet away from you. On a success, a creature takes half as much bludgeoning damage and isn't thrown. Once this property of the axe has been used, it can't be used again until the next dawn.</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Badge of the Watch </text:p>
          </table:table-cell>
          <table:table-cell office:value-type="string">
            <text:p>A Badge of the Watch is given only to those who have earned the trust of the Open Lord of Waterdeep. The badge, signifying the rank of captain in Waterdeep's City Watch, bears the emblem of Waterdeep and is meant to be worn or carried. While wearing the badge, you gain a +2 bonus to AC if you aren't using a shield. If the badge is more than 5 feet away from you for more than 1 minute, it vanishes and harmlessly reappears on a surface within 5 feet of the Open Lord. While holding the badge, the Open Lord knows your location, provided the two of you are on the same plane of existence and your attunement to the badge hasn't ended. As an action, the Open Lord can touch the badge and end your attunement to it.</text:p>
          </table:table-cell>
          <table:table-cell office:value-type="string">
            <text:p>Someone designated by the open lord of waterdeep</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Bag of Devouring </text:p>
          </table:table-cell>
          <table:table-cell office:value-type="string">
            <text:p>This bag superficially resembles a bag of holding but is a feeding orifice for a gigantic extradimensional creature. Turning the bag inside out closes the orifice. </text:p>
          </table:table-cell>
          <table:table-cell office:value-type="string">
            <text:p>N</text:p>
          </table:table-cell>
          <table:table-cell office:value-type="string">
            <text:p>Y</text:p>
          </table:table-cell>
          <table:table-cell office:value-type="string">
            <text:p>The extradimensional creature attached to the bag can sense whatever is placed inside the bag. Animal or vegetable matter placed wholly in the bag is devoured and lost forever. When part of a living creature is placed in the bag, as happens when someone reaches inside it, there is a 50 percent chance that the creature is pulled inside the bag. A creature inside the bag can use its action to try to escape with a successful DC 15 Strength check. Another creature can use its action to reach into the bag to pull a creature out, doing so with a successful DC 20 Strength check (provided it isn't pulled inside the bag first). Any creature that starts its turn inside the bag is devoured, its body destroyed. Inanimate objects can be stored in the bag, which can hold a cubic foot of such material. However, once each day, the bag swallows any objects inside it and spits them out into another plane of existence. The DM determines the time and plane. If the bag is pierced or torn, it is destroyed, and anything contained within it is transported to a random location on the Astral Plane.</text:p>
          </table:table-cell>
          <table:table-cell table:style-name="ce7" office:value-type="string">
            <text:p>12500gp</text:p>
          </table:table-cell>
          <table:table-cell table:number-columns-repeated="3"/>
        </table:table-row>
        <table:table-row table:style-name="ro5">
          <table:table-cell table:style-name="ce12" office:value-type="string">
            <text:p>Bag of Tricks (Gray)</text:p>
          </table:table-cell>
          <table:table-cell office:value-type="string">
            <text:p>This ordinary bag, made from gray, rust, or tan cloth, appears empty. Reaching inside the bag, however, reveals the presence of a small, fuzzy object. The bag weighs 1/2 pound. You can use an action to pull the fuzzy object from the bag and throw it up to 20 feet. When the object lands, it transforms into a creature you determine by rolling a d8 and consulting the table that corresponds to the bag's color. See the Monster Manual for the creature's statistics. The creature vanishes at the next dawn or when it is reduced to 0 hit points. The creature is friendly to you and your companions, and it acts on your turn. You can use a bonus action to command how the creature moves and what action it takes on its next turn, or to give it general orders, such as to attack your enemies. In the absence of such orders, the creature acts in a fashion appropriate to its nature. Once three fuzzy objects have been pulled from the bag, the bag can't be used again until the next dawn. 1- Weasel, 2- Giant Rat, 3- Badger, 4- Boar, 5- Panther, 6- Giant Badger, 7- Dire Wolf, 8- Giant Elk</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Bag of Tricks (Rust)</text:p>
          </table:table-cell>
          <table:table-cell office:value-type="string">
            <text:p>This ordinary bag, made from gray, rust, or tan cloth, appears empty. Reaching inside the bag, however, reveals the presence of a small, fuzzy object. The bag weighs 1/2 pound. You can use an action to pull the fuzzy object from the bag and throw it up to 20 feet. When the object lands, it transforms into a creature you determine by rolling a d8 and consulting the table that corresponds to the bag's color. See the Monster Manual for the creature's statistics. The creature vanishes at the next dawn or when it is reduced to 0 hit points. The creature is friendly to you and your companions, and it acts on your turn. You can use a bonus action to command how the creature moves and what action it takes on its next turn, or to give it general orders, such as to attack your enemies. In the absence of such orders, the creature acts in a fashion appropriate to its nature. Once three fuzzy objects have been pulled from the bag, the bag can't be used again until the next dawn. 1- Rat, 2- Owl, 3- Mastiff, 4- Goat, 5- Giant Goat, 6-Giant Boar, 7- Lion, 8- Brown Bear</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Bag of Tricks (Tan)</text:p>
          </table:table-cell>
          <table:table-cell office:value-type="string">
            <text:p>This ordinary bag, made from gray, rust, or tan cloth, appears empty. Reaching inside the bag, however, reveals the presence of a small, fuzzy object. The bag weighs 1/2 pound. You can use an action to pull the fuzzy object from the bag and throw it up to 20 feet. When the object lands, it transforms into a creature you determine by rolling a d8 and consulting the table that corresponds to the bag's color. See the Monster Manual for the creature's statistics. The creature vanishes at the next dawn or when it is reduced to 0 hit points. The creature is friendly to you and your companions, and it acts on your turn. You can use a bonus action to command how the creature moves and what action it takes on its next turn, or to give it general orders, such as to attack your enemies. In the absence of such orders, the creature acts in a fashion appropriate to its nature. Once three fuzzy objects have been pulled from the bag, the bag can't be used again until the next dawn. 1- Jackal, 2- Ape, 3- Baboon, 4- Axe Beak, 5- Black Bear, 6- Giant Weasel, 7- Giant Hyena, 8- Tiger</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Baleful Talon </text:p>
          </table:table-cell>
          <table:table-cell office:value-type="string">
            <text:p>(dagger) You gain a +1 bonus to attack and damage rolls made with this hooked, obsidian dagger. When you hit a creature with this magic weapon and roll a 19 or 20 on the attack roll, the creature must make a DC 15 Constitution saving throw as the dagger flares with sickly light. The creature takes 6d6 necrotic damage on a failed save, or half as much on a successful one. If this damage reduces the creature to 0 hit points, the creature disintegrates into dust.</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Barrier Tattoo (Light)</text:p>
          </table:table-cell>
          <table:table-cell office:value-type="string">
            <text:p>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Protection. While you aren't wearing armor, the tattoo grants you an Armor Class of 12+Dex. You can use a shield and still gain this benefi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Battlechef's Heated Skillet </text:p>
          </table:table-cell>
          <table:table-cell office:value-type="string">
            <text:p>(mace) This iron skillet is magically light and wieldy in your grasp, allowing you to swing it as a weapon. You gain a +1 bonus to attack and damage rolls made with this magic weapon. If you're proficient with cook's utensils, you're proficient with the battlechef's heated skillet. The skillet has 3 charges and regains all expended charges whenever you spend at least 1 hour cooking with it, which can be done over the course of a short rest. The first creature to eat a meal that was cooked in the skillet gains 5 temporary hit points. When you make an attack with the weapon, you can speak one of its three command words to expend 1 or more of its charges: "hot" (1 charge), "hotter" (2 charges), or "hottest" (3 charges). If the attack hits, the target takes an extra 1d6 fire damage for each expended charge.</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Blod Stone </text:p>
          </table:table-cell>
          <table:table-cell office:value-type="string">
            <text:p>This diamond contains the blood of a creature — blood that appears in the form of the blod (blood) rune. While the item is on your person, you can use your action to divine the location of the creature nearest to you that is related to the blood in the item and that isn't undead. You sense the distance and direction of the creature relative to your location. The creature is either the one whose blood is in the item or a blood relative. This item is made from a large diamond worth at least 5,000 gp. When the blood of a creature is poured onto it during the creation process, the blood seeps into the heart of the gem. If the gem is destroyed, the blood evaporates and is gone forever. A vengeful being might use a Blod Stone to hunt down an entire bloodline. Such stones are sometimes given as gifts to siblings or handed down from parent to chil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Bloodshed Blade </text:p>
          </table:table-cell>
          <table:table-cell office:value-type="string">
            <text:p>(any sword) The hilt of this sword bears a carnelian engraved with the blood rune. You can add your Constitution modifier (minimum of +1) to the damage rolls of attacks made with this weapon. Invoking the Rune. When you target a creature with an attack using this weapon, you can invoke the sword’s rune, causing it to flare with crimson light and infusing your attack with bloodthirsty precision. You then spend and roll one of your unspent Hit Dice and add the number rolled to the attack roll. You can choose to invoke the rune after rolling the d20. If this attack hits, you can also spend and roll any number of your unspent Hit Dice and add the total rolled to the weapon’s damage.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Bloodwell Vial (+2)</text:p>
          </table:table-cell>
          <table:table-cell office:value-type="string">
            <text:p>To attune to this vial, you must place a few drops of your blood into it. The vial can't be opened while your attunement to it lasts. If your attunement to the vial ends, the contained blood turns to ash. You can use the vial as a spellcasting focus for your spells while wearing or holding it, and you gain a bonus to spell attack rolls and to the saving throw DCs of your sorcerer spells. The bonus is determined by the vial's rarity. In addition, when you roll any Hit Dice to recover hit points while you are carrying the vial, you can regain 5 sorcery points. This property of the vial can't be used again until the next dawn.</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Bobbing Lily Pad </text:p>
          </table:table-cell>
          <table:table-cell office:value-type="string">
            <text:p>This magic vehicle is a 10-foot-diameter leaf that floats on water. It has tendrils that propel it across land and across the water's surface (but not underwater), as well as through the air. It has a walking, flying, and swimming speed of 20 feet, and it can hover. It moves according to your spoken directions while you are riding it. The lily pad can transport up to 300 pounds without hindrance. It can carry up to twice this weight, but it moves at half speed if it carries more than its normal capacity.</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Bonecounter </text:p>
          </table:table-cell>
          <table:table-cell office:value-type="string">
            <text:p>(mace) This weapon is a magical +2 mace called Bonecounter. Whenever this weapon is used to destroy an undead creature, a single silver piece appears in the wielder’s pocket.</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Boots of Levitation </text:p>
          </table:table-cell>
          <table:table-cell office:value-type="string">
            <text:p>While you wear these boots, you can use an action to cast the Levitate spell on yourself at will.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Boots of Speed </text:p>
          </table:table-cell>
          <table:table-cell office:value-type="string">
            <text:p>While you wear these boots, you can use a bonus action and click the boots' heels together. If you do, the boots double your walking speed, and any creature that makes an opportunity attack against you has disadvantage on the attack roll. If you click your heels together again, you end the effect. When the boots' property has been used for a total of 10 minutes, the magic ceases to function until you finish a long res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Boots of the Winterlands </text:p>
          </table:table-cell>
          <table:table-cell office:value-type="string">
            <text:p>These furred boots are snug and feel quite warm. While you wear them, you gain the following benefits: You have resistance to cold damage. You ignore difficult terrain created by ice or snow. You can tolerate temperatures as low as -50 degrees Fahrenheit without any additional protection. If you wear heavy clothes, you can tolerate temperatures as low as -100 degrees Fahrenhei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Bow of Mind Thievery </text:p>
          </table:table-cell>
          <table:table-cell office:value-type="string">
            <text:p>(shrotbow) Arrows fired from this magic bow deal an extra 1d4 psychic damage to any creature that they hit. When you hit a humanoid with an arrow in this way, you can force that creature to make a DC 15 Wisdom saving throw after the attack. On a failed save, that creature falls under the effects of the dominate person spell for up to 1 minute as if cast by you. This effect does not require concentration. In addition, you can use a bonus action to see through that creature’s eyes and hear what it hears until the start of your next turn, gaining the benefits of any special senses that the creature has. During this time, you are deaf and blind with regard to your own senses. Once this property of the bow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Bow of the Spelldrinker </text:p>
          </table:table-cell>
          <table:table-cell office:value-type="string">
            <text:p>(any bow) This gilded bow creates hazy illusions of the cosmos when drawn. Attacks made with this magic bow deal an extra 1d4 force damage to any target hit by it. When you see a creature casting a spell within 60 feet of you while holding this bow, you can use your reaction to draw from your own life force and attempt to counter it. When you do, you take 30 force damage, which can't be reduced or prevented in any way, and fire a magical arrow of pure force from the bow toward the creature. If the creature is casting a spell of 5th level or lower, its spell fails and has no effect. In addition, the target must make a DC 16 saving throw, using its spellcasting ability. On a failed save, the creature takes 30 force damage as the magic is ripped from it. On a successful save, the creature takes half as much force damage. Once this property has been used, it can't be used again until you finish a short or long res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Brooch of Living Essence </text:p>
          </table:table-cell>
          <table:table-cell office:value-type="string">
            <text:p>While wearing this nondescript brooch, spells and anything else that would detect or reveal your creature type treat you as humanoid, and those that would reveal your alignment treat it as neutral.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Brooch of Shielding </text:p>
          </table:table-cell>
          <table:table-cell office:value-type="string">
            <text:p>While wearing this brooch, you have resistance to force damage, and you have immunity to damage from the Magic Missile spell.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Butcher's Bib </text:p>
          </table:table-cell>
          <table:table-cell office:value-type="string">
            <text:p>This black leather apron is perpetually covered by blood, even after being washed off. You gain the following benefits while wearing the apron: Once per turn when you roll damage for a melee attack with a weapon, you can reroll the weapon's damage dice. If you do so, you must use the second total. Your weapon attacks that deal slashing damage score a critical hit on a roll of 19 or 20 on the d20.</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Candleflame Claymore </text:p>
          </table:table-cell>
          <table:table-cell office:value-type="string">
            <text:p>(greatsword) This weighty blade has an iron candelabra as its hilt. You gain a +1 bonus to attack and damage rolls made with this magic weapon. When you hit a target and roll two of the same number on the weapon's slashing damage dice, the target takes an extra 2d6 fire damage. If you've taken fire damage from a hostile source since the end of your last turn, the first target you hit with this weapon on your turn automatically takes this extra fire damage. You can use an action to place up to two candles in the candelabra hilt, adding one to each of its twin candle holders. Candles placed and lit in the hilt can burn for up to 8 hours, instead of 1, and shed bright light in a 20-foot radius and dim light for an additional 20 feet.</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Cape of the Mountebank </text:p>
          </table:table-cell>
          <table:table-cell office:value-type="string">
            <text:p>This cape smells faintly of brimstone. While wearing it, you can use it to cast the Dimension Door spell as an action. This property of the cape can't be used again until the next dawn. When you disappear, you leave behind a cloud of smoke, and you appear in a similar cloud of smoke at your destination. The smoke lightly obscures the space you left and the space you appear in, and it dissipates at the end of your next turn. A light or stronger wind disperses the smok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Cauldron of Plenty </text:p>
          </table:table-cell>
          <table:table-cell office:value-type="string">
            <text:p>This cauldron is made of thick copper that has turned green with age. It is 4 feet wide, has a mouth 3 1/2 feet in diameter, weighs 50 pounds, and can hold up to 30 gallons of liquid. Embossed on its bulging sides are images of satyrs and nymphs in repose, holding ladles. The cauldron comes with a lid and has side handles. It sits on five little clawed feet that keep it from tipping. If water is poured into the cauldron and stirred for 1 minute, it transforms into a hearty, hot stew, which can provide one nourishing meal for up to four people per gallon. The stew remains hot while in the cauldron, then cools naturally after it is removed. The outside of the cauldron remains safe to touch despite the heat of the stew. The cauldron can create stew three times. It then ceases to function until the next dawn, when it regains all its uses.</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Chain Devil Gloves </text:p>
          </table:table-cell>
          <table:table-cell office:value-type="string">
            <text:p>These leather gloves are fashioned from the hands of a slain chain devil. While wearing these gloves, an ethereal chain attaches itself to any weapon you throw that has the thrown property. The chain has a reach of 60 feet and breaks its connection to the weapon if the weapon is held by a creature or if you are ever more than 60 feet away from it. You can have up to 4 of these chains at any time. As an action, you can cause these chains to suddenly retract and pull any attached weapons with them. Any creature within the path of one or more of these weapons must make a DC 15 Dexterity saving throw. On a failed save, a creature takes force damage equal to the damage die of the thrown weapon. A solid object or wall blocks the path of the retracted chain and weapon. A retracted weapon lands harmlessly at your feet or in an open hand once it reaches you.</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Champion's Greatbow </text:p>
          </table:table-cell>
          <table:table-cell office:value-type="string">
            <text:p>(Longbow) This large bow is wrought from the boughs of an old, resilient tree. Its wooden frame is exceptionally sturdy but difficult to draw. You must have a Strength score of 13 or higher to wield this bow. This bow's damage die is a d10, and when you make a ranged attack with this bow, you score a critical hit on a roll of 19 or 20. Once on each of your turns when you make a ranged attack with this weapon, you can use the bow to fire a javelin or spear, instead of an arrow, without affecting the bow's damage die. When you do, the bow's normal and long ranges are halved for the attack. If the attack hits, the target takes extra piercing damage equal to your Strength modifier.</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Charm of Plant Command </text:p>
          </table:table-cell>
          <table:table-cell office:value-type="string">
            <text:p>This fist-sized charm is made from a bundle of dried plant stems wrapped in silver thread. Hung on a leather thong, it is typically worn around the neck or attached to a belt.T his charm has 3 charges. While you bear the charm, you can expend 1 charge as an action to cast the Speak with Plants spell. For the duration of the spell, you also have advantage on Charisma checks made to influence the behavior, demeanor. and attitude of plants. The charm regains all expended charges at dawn each day.</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Cloak of Elvenkind </text:p>
          </table:table-cell>
          <table:table-cell office:value-type="string">
            <text:p>While you wear this cloak with its hood up, Wisdom (Perception) checks made to see you have disadvantage, and you have advantage on Dexterity (Stealth) checks made to hide, as the cloak's color shifts to camouflage you. Pulling the hood up or down requires an action.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Clockwork Armor </text:p>
          </table:table-cell>
          <table:table-cell office:value-type="string">
            <text:p>(heavy armor) The outside surface and internal joints of this armor whir with interlocking gears, drawing on the orderly magic of the plane of Mechanus. The armor has 4 charges. If you make a d20 roll while wearing this armor, you can expend 1 charge to change the number rolled to a 10. The armor regains 1d4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Coldsnap </text:p>
          </table:table-cell>
          <table:table-cell office:value-type="string">
            <text:p>(whip) This icy whip deals an extra 1d4 cold damage to any target it hits. In addition, you have a +1 bonus to attack and damage rolls made with this magic weapon. The whip has 3 charges and regains all of them each day at dawn. When you hit a creature that is not immune to cold damage with this weapon, you can expend 1 of its charges to force the creature to make a DC 15 Constitution saving throw. On a failure, its speed becomes 0 until the start of your next turn. On a success, its speed is halved instead. <text:s/>Once you attune to this weapon, its normally frigid handle feels warm to the touch.</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Constellation Whip </text:p>
          </table:table-cell>
          <table:table-cell office:value-type="string">
            <text:p>(whip) The handle of this whip is a magic spyglass. When you peer into the night sky through the spyglass, the stars are magically connected by an illusory series of lines that illustrate the namesakes of any constellation you know. The spyglass can be collapsed or extended using a bonus action while you hold it. You can speak its command word as part of extending it or as a bonus action on another turn to cause a stream of tiny stars to pour from the spyglass's lens. The stars collect in a whip-like line, connected by a glimmering lash. The lash and stars disappear when you speak the command word again or when you collapse the spyglass or let go of it. While the lash persists, the spyglass can be used as a whip, which deals radiant damage instead of slashing damage. Between dusk and dawn, your reach when using the weapon increases by an additional 5 feet. The whip sheds bright light in a 20-foot radius and dim light for an additional 20 feet. Guiding Star. Once on each of your turns when you hit a creature with the whip, you can choose for it to leave behind a mote of starlight. The next attack roll against that creature before the end of your next turn is made with advantage. On a hit, the mote explodes immediately after the attack and deals 4d6 radiant damage to the target. On a miss or at the end of the effect's duration, the mote winks out harmlessly instea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Corpse Slayer </text:p>
          </table:table-cell>
          <table:table-cell office:value-type="string">
            <text:p>(any weapon) You gain a +1 bonus to attack and damage rolls made with this magic weapon. When you hit an undead creature with an attack using this weapon, the attack deals an extra 1d8 damage of the weapon's type, and the creature has disadvantage on saving throws against effects that turn undead until the start of your next tur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Crash and Burn </text:p>
          </table:table-cell>
          <table:table-cell office:value-type="string">
            <text:p>These blocky metal gloves have a small magical furnace burning inside them. While wearing this pair of magic gloves, you gain a +1 bonus to the attack and damage rolls of any unarmed strikes made with them, which deal 1d4 bludgeoning damage on a hit (unless your unarmed strike damage is already higher). The gloves have 4 charges for the following properties and regain all expended charges daily at dawn. Burn. While wearing the gloves, you can use an action to expend 1 of the gloves' charges to cast the burning hands spell from them (save DC 15). When you do, you can also move up to 10 feet in the opposite direction in which the spell was cast. This movement doesn't provoke opportunity attacks. If you use this property immediately after using Crash, the spell's fire damage increases by 1d6. Crash. While wearing the gloves, you can use a bonus action to expend 1 of their charges to release a propulsive jet from them, rocketing yourself up to 10 feet in a direction of your choice without provoking opportunity attacks. As part of this bonus action, you can immediately make a single unarmed strike with the gloves against a target within your reach at the end of this movement. On a hit, the target takes an extra 2d4 bludgeoning damage. If you use this property immediately after using Burn, you have advantage on the attack roll, and on a hit, the target also takes an additional 2d4 fire damage from the attack. Exhaust. You can continue to use the Burn and Crash properties even after you've expended the last charge from the gloves. Each time you do, there is a 50 percent chance that the gloves sputter and backfire. When it does, you take 4d4 fire damage, the action or bonus action is wasted, and the Exhaust property can't be used again until the next dawn; at which point you regain 2 expended charges the next dawn instead of 4.</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Crown of the Wrath Bringer </text:p>
          </table:table-cell>
          <table:table-cell office:value-type="string">
            <text:p>This jagged iron circlet bears ornaments in the shape of the enemy rune. When worn, the crown glows with pale light as it draws upon the wearer’s fury to strike opponents with vicious terror. When you make an attack roll against a creature and hit it while wearing this crown, you can spend and roll one of your unspent Hit Dice. The creature takes extra psychic damage equal to the number rolled. Invoking the Rune. As an action, you can invoke the crown’s rune to cast the Fear spell (save DC 15) with it; the spell has a duration of 1 minute and doesn’t require concentration.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Dagger of Blindsight </text:p>
          </table:table-cell>
          <table:table-cell office:value-type="string">
            <text:p>(dagger) This rare magic item requires attunement. A creature attuned to it gains blindsight out to a range of 30 feet. The dagger has a saw-toothed edge and a black pearl nested in its pommel.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Dagger of the Ogre Mage </text:p>
          </table:table-cell>
          <table:table-cell office:value-type="string">
            <text:p>(shortsword) This blade was once used as a dagger by an ogre, but is nevertheless large enough to be a shortsword. You gain a +1 bonus to attack and damage rolls made with this magic weapon. This blade’s hilt is hollow and can hold up to 3 cantrip spell scrolls. Cantrip scrolls left within the compartment for 1 minute activate one of the three clear gems adorning its grip. Once activated, you can cast these cantrips at will using your spellcasting modifier. If you don’t have a spellcasting modifier, use your Intelligence modifier instead. You have proficiency with these cantrips. Cantrips cast from the blade use the weapon as an arcane focus and allow you to perform any somatic components with the weapon instead of requiring a free hand. Scrolls contained within the sword are not destroyed after using them in this way. When you cast a cantrip using the sword that deals damage, the sword’s damage type changes to match the cantrip’s for 1 minute or until you end it early (no action require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Dagger of Venom </text:p>
          </table:table-cell>
          <table:table-cell office:value-type="string">
            <text:p>(dagger) You gain a +1 bonus to attack and damage rolls made with this magic weapon. You can use an action to cause thick, black poison to coat the blade. The poison remains for 1 minute or until an attack using this weapon hits a creature. That creature must succeed on a DC 15 Constitution saving throw or take 2d10 poison damage and become poisoned for 1 minute. The dagger can't be used this way again until the next dawn.</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Deck of Illusions </text:p>
          </table:table-cell>
          <table:table-cell office:value-type="string">
            <text:p>This box contains a set of parchment cards. A full deck has 34 cards. A deck found as treasure is usually missing 1d20 - 1 cards. The magic of the deck functions only if cards are drawn at random (you can use an altered deck of playing cards to simulate the deck). You can use an action to draw a card at random from the deck and throw it to the ground at a point within 30 feet of you. An illusion of one or more creatures forms over the thrown card and remains until dispelled. An illusory creature appears real, of the appropriate size, and behaves as if it were a real creature (as presented in the Monster Manual), except that it can do no harm. While you are within 120 feet of the illusory creature and can see it, you can use an action to move it magically anywhere within 30 feet of its card. Any physical interaction with the illusory creature reveals it to be an illusion, because objects pass through it. Someone who uses an action to visually inspect the creature identifies it as illusory with a successful DC 15 Intelligence (Investigation) check. The creature then appears translucent. The illusion lasts until its card is moved or the illusion is dispelled. When the illusion ends, the image on its card disappears, and that card can't be used again. <text:a xlink:href="http://dnd5e.wikidot.com/wondrous-items:deck-of-illusions">http://dnd5e.wikidot.com/wondrous-items:deck-of-illusions</text:a></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Deck Of Oracles </text:p>
          </table:table-cell>
          <table:table-cell office:value-type="string">
            <text:p>The illustrations on this deck of oracle cards move or change subtly when viewed indirectly. When you finish a long rest, you can spend 10 minutes consulting the cards for an omen of the coming day. Roll a d20 and record the number rolled. Once in the next 8 hours, immediately after a creature within 60 feet of you makes an ability check, an attack roll, or a saving throw, you can use your reaction to discard the d20 roll; the creature must use the number you rolled in place of its roll. Additionally, while holding the cards, you can cast Divination from them. Once this property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Deck Of Wild Cards </text:p>
          </table:table-cell>
          <table:table-cell office:value-type="string">
            <text:p>This deck of heavy vellum cards hums with the magic of the Elemental Chaos. The magic of the deck functions only if cards are drawn at random (a deck of real-world playing cards can simulate the deck). As an action, you can draw a random card from this deck and throw it to make a ranged spell attack, using Dexterity for the attack roll. The card has a range of 30 feet. On a hit, it deals 1d4 slashing damage and imposes a magical effect determined by its suit, as detailed in the Deck of Wild Cards table. The card immediately returns to the deck after it hits or misses a target. <text:a xlink:href="http://dnd5e.wikidot.com/wondrous-items:deck-of-wild-cards">http://dnd5e.wikidot.com/wondrous-items:deck-of-wild-cards</text:a></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Diviner's Dice </text:p>
          </table:table-cell>
          <table:table-cell office:value-type="string">
            <text:p>This set of three six-sided crystal dice is weakly connected to the tides of fate. You can roll these dice as an action and record the numbers rolled. Once rolled, you can't record any other numbers in this way until the next dawn. While you have the dice on your person, you can use a reaction when you or a creature you can see within 60 feet of you makes an attack roll or ability check to add or subtract one of the recorded numbers from the attack roll or ability check's total. You can wait to use this reaction until after the creature rolls the d20, but must decide before the GM says whether the roll succeeds or fails. Each recorded number can only be used once. You lose any unused recorded numbers daily a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Donjon's Sundering Sphere </text:p>
          </table:table-cell>
          <table:table-cell office:value-type="string">
            <text:p>This marble-size crystal sphere glows with extraplanar energy. As part of attuning to this item, you press the crystal sphere to the hilt of a nonmagical melee weapon of your choice, magically attaching the sphere to the weapon. The weapon becomes a magic weapon with a +1 bonus to attack and damage rolls. While wielding this weapon, you gain the following benefits: Dimensional Anchor. You have advantage on saving throws against spells or effects that would send you to an extradimensional space, a demiplane, or another plane of existence against your will. Isolating Smite. When you hit a creature with this weapon, you can force the creature to make a DC 16 Charisma saving throw. On a failed save, the creature is banished to a harmless demiplane until the end of its next turn. When the banished creature returns, it reappears in the space it left or the nearest unoccupied space if that space is occupied. Once this property is used, it can’t be used again until the next dawn. When you end your attunement to the sphere, the sphere harmlessly detaches from the weapon, and the weapon reverts to a nonmagical piece of equipmen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Dragon Edge Weapons +2</text:p>
          </table:table-cell>
          <table:table-cell office:value-type="string">
            <text:p>(Any slashing or piercing) This weapon is made from the harvested remains of a fallen dragon. With a properly reclaimed claw or tooth, the resource can be forged into a simple piercing or slashing weapon whose latent draconic powers can appear in battle. The first time you hit a creature on your turn with this weapon with an attack that you had advantage on, its draconic magic comes forth to deal an extra 1d6 damage of the original dragon’s elemental type. +2 Att and Dmg</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Dragon Slayer </text:p>
          </table:table-cell>
          <table:table-cell office:value-type="string">
            <text:p>(any sword) You gain a +1 bonus to attack and damage rolls made with this magic weapon. When you hit a dragon with this weapon, the dragon takes an extra 3d6 damage of the weapon's type. For the purpose of this weapon, "dragon" refers to any creature with the dragon type, including dragon turtles and wyverns.</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Dragonhide Belt +2</text:p>
          </table:table-cell>
          <table:table-cell office:value-type="string">
            <text:p>This finely detailed belt is made of dragonhide. While wearing it, you gain a bonus to the saving throw DCs of your ki features. The bonus is determined by the belt’s rarity. In addition, you can use an action to regain ki points equal to a roll of your Martial Arts die. You can’t use this action again until the next dawn. </text:p>
          </table:table-cell>
          <table:table-cell office:value-type="string">
            <text:p>Monk</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Dragontooth Dagger </text:p>
          </table:table-cell>
          <table:table-cell office:value-type="string">
            <text:p>(dagger) A dagger fashioned from the tooth of a dragon. While the blade is obviously a fang or predator's tooth, the handle is leather wrapped around the root of the tooth, and there is no cross-guard. You gain a +1 bonus to attack rolls and damage rolls you make with this weapon. On a hit with this weapon, the target takes an extra 1d6 acid damage. Draconic Potency. Against enemies of the Cult of the Dragon, the dagger's bonus to attack rolls and damage rolls increases to +2, and the extra acid damage increases to 2d6.</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Dream Saber </text:p>
          </table:table-cell>
          <table:table-cell office:value-type="string">
            <text:p>(scimitar) You gain a +1 bonus to attack and damage rolls made with this magic weapon, and any creature it hits takes an extra 1d4 psychic damage. When the damage you deal with this weapon would reduce a creature to 0 hit points, you can choose to magically cause it to fall asleep, instead of dealing the damage. The sleeping creature is unconscious for 10 minutes or until it takes damage or someone uses an action to shake or slap it awake. When you cause a creature to fall asleep in this way, you can also force it to make a DC 15 Wisdom saving throw. On a failed save, you immediately learn its surface thoughts and can decide what dreams it has while asleep. Once a creature falls asleep in this way, it is immune to this effect for the next 24 hours.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Dune Duster </text:p>
          </table:table-cell>
          <table:table-cell office:value-type="string">
            <text:p>While wearing this rugged cloak, you can withstand temperatures as hot as 200 degrees Fahrenheit and are unaffected by difficult terrain created by sand. You also can't be surprised, and when you roll initiative, you gain a +5 bonus to the roll as long as you aren't incapacitated. On your first turn of each combat, your speed is increased by 10 feet, and you can use a bonus action to make a single weapon attack against a creature that hasn't taken its turn yet. If you're first in the initiative order, your speed is increased by 20 feet instead, and the bonus weapon attack is made with advantag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Duplicitous Manuscript </text:p>
          </table:table-cell>
          <table:table-cell office:value-type="string">
            <text:p>To you, this book is a magical spellbook. To anyone else, the book appears to be a volume of verbose romance fiction. As an action, you can change the book's appearance and alter the plot of the romance.W hen found, the book contains the following spells: Hallucinatory Terrain, Major Image, Mirror Image, Mislead, Nystul's Magic Aura, Phantasmal Force, and Silent Image.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illusion school. When a creature you can see makes an Intelligence (Investigation) check to discern the true nature of an illusion spell you cast, or makes a saving throw against an illusion spell you cast, you can use your reaction and expend 1 charge to impose disadvantage on the roll.</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Dust of Dryness </text:p>
          </table:table-cell>
          <table:table-cell office:value-type="string">
            <text:p>This small packet contains 1d6 + 4 pinches of dust. You can use an action to sprinkle a pinch of it over water. The dust turns a cube of water 15 feet on a side into one marble-sized pellet, which floats or rests near where the dust was sprinkled. The pellet's weight is negligible. Someone can use an action to smash the pellet against a hard surface, causing the pellet to shatter and release the water the dust absorbed. Doing so ends that pellet's magic. An elemental composed mostly of water that is exposed to a pinch of the dust must make a DC 13 Constitution saving throw, taking 10d6 necrotic damage on a failed save, or half as much damage on a successful one.</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Dust of Sneezing and Choking </text:p>
          </table:table-cell>
          <table:table-cell office:value-type="string">
            <text:p>When you use an action to throw a handful of the dust into the air, you and each creature that needs to breathe within 30 feet of you must succeed on a DC 15 Constitution saving throw or become unable to breathe, while sneezing uncontrollably. A creature affected in this way is incapacitated and suffocating. As long as it is conscious, a creature can repeat the saving throw at the end of each of its turns, ending the effect on it on a success. The Lesser Restoration spell can also end the effect on a creature.Found in a small container, this powder resembles very fine sand. It appears to be Dust of Disappearance, and an Identify spell reveals it to be such. There is enough of it for one use.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Dwarven Boozehound's Backpack </text:p>
          </table:table-cell>
          <table:table-cell office:value-type="string">
            <text:p>This large, silver tank is nearly 3 feet tall and produces its own magical ale. It has several knobs alongside it and a tapered hose attached to the bottom. The tank holds 8 gallons of ale and completely refills daily at dawn. When you attune to the tank for the first time, it immediately fills with the magical ale. The tank is supported with several leather straps, allowing it to be easily carried. Regardless of how much ale is inside the tank, it always weighs 10 pounds. You can dispense the magical ale as you would a normal keg, with the exception that this alcohol affects a creature twice as much as normal due to its magical nature. Alternatively, you can spend 10 minutes focusing on the tank and adjusting its various knobs to produce up to 4 special elixirs, expending 1 gallon of ale for each elixir you make. If you are a dwarf or are proficient with brewer's supplies, you can produce this elixir over the course of 1 minute instead. Each elixir contains one ounce of concentrated liquid. A creature can drink the elixir using an action, granting it advantage on saving throws against poison and resistance to poison damage for 8 hours. If the creature is a dwarf, it gains 10 temporary hit points instead. If an elixir isn't consumed before the next dawn, it becomes a nonmagical, albeit strongly alcoholic, beverage. While carrying the tank, you can use an action to point its hose at a target you can see within 30 feet of you, provided you have a free hand. When you do, the tank expels 1 gallon of the ale in a powerful blast at the target. If the target is an object that isn't being worn or carried and weighs no more than 300 pounds, it is either knocked over or pushed up to 15 feet away from you. If the target is a creature, make a ranged spell attack against it, using an attack bonus of +7. On a hit, the creature takes 1d8 bludgeoning damage, is pushed 5 feet away from you, and must succeed on a DC 15 Constitution saving throw or be poisoned until the start of your next tur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Elemental Essence Shard </text:p>
          </table:table-cell>
          <table:table-cell office:value-type="string">
            <text:p>This crackling crystal contains the essence of an elemental plane. As an action, you can attach the shard to a Tiny object (such as a weapon or a piece of jewelry) or detach it. It falls off if your attunement to it ends. You can use the shard as a spellcasting focus while you hold or wear it. Roll a d4 and consult the Elemental Essence Shards table to determine the shard's essence and property. When you use a Metamagic option on a spell while you are holding or wearing the shard, you can use that property. <text:a xlink:href="http://dnd5e.wikidot.com/wondrous-items:elemental-essence-shard">http://dnd5e.wikidot.com/wondrous-items:elemental-essence-shard</text:a></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2"/>
          <table:table-cell table:style-name="ce21"/>
        </table:table-row>
        <table:table-row table:style-name="ro5">
          <table:table-cell table:style-name="ce14" office:value-type="string">
            <text:p>Elemental Gem </text:p>
          </table:table-cell>
          <table:table-cell office:value-type="string">
            <text:p>This gem contains a mote of elemental energy. When you use an action to break the gem, an elemental is summoned as if you had cast the Conjure Elemental spell, and the gem's magic is lost. The type of gem determines the elemental summoned by the spell. Blue sapphire- Air Elemental, Yellow Diamond- Earth Elemental, Red Corundum- Fire Elemental, Emerald- Water Elemental</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Encyclopedia Creature Obscura </text:p>
          </table:table-cell>
          <table:table-cell office:value-type="string">
            <text:p>There are fourteen unique entries in this classic, hard-to-find series of encyclopedic tomes, which were originally written by renowned hunters and archdruids. When found, roll a d20 or choose from the table below to determine which encyclopedic volume it is. If you have at least 5 levels in the ranger class and spend 48 hours over a period of 6 days or fewer studying the book's contents and practicing its guidelines, you gain the favored enemy and language (or similar effect) associated with your volume of the encyclopedia. If you have 5 or more levels in the druid class and spend that same time reading it, you can use an action to expend 2 uses of your Wild Shape to transform into the volume's associated Wild Shape option or cast the listed spell. A benefit gained from the book is permanent. <text:a xlink:href="https://ledger.thegriffonssaddlebag.com/items/zWCuUOLNOyQeutjzLtDF">https://ledger.thegriffonssaddlebag.com/items/zWCuUOLNOyQeutjzLtDF</text:a></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0" office:value-type="string">
            <text:p>Enervating Crystal Sword</text:p>
          </table:table-cell>
          <table:table-cell office:value-type="string">
            <text:p>(any sword) The blade of this sword is made of a sickly green crystal. It pulses with an unsettling light while held, which sheds bright light in a 10-foot radius and dim light for an additional 10 feet. You gain a +1 bonus to attack and damage rolls made with this magic weapon. This sword has 5 charges and regains 1d4 + 1 expended charges daily at dawn. You can choose to expend 1 of the sword's charges when you hit a creature with it. When you do, the crystalline light flashes, and the target of the attack must make a DC 15 Constitution saving throw. On a failed save, the creature takes 2d8 radiant damage and is weakened until the start of your next turn. On a successful save, the creature takes half as much radiant damage and isn't weakened. A weakened creature deals only half damage with weapon attacks that use Strength and has disadvantage on Strength checks. Alternatively, you can use an action to hold the sword aloft and expend 2 of its charges to intensify its sickening light, doubling the radius of its bright and dim light to 20 feet, instead of 10. Each creature within the bright light, including yourself, must succeed on a DC 13 Constitution saving throw or be weakened until the end of its next turn. You have advantage on this saving throw. The light then returns to normal.</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Far Realm Shard </text:p>
          </table:table-cell>
          <table:table-cell office:value-type="string">
            <text:p>This writhing crystal is steeped in the warped essence of the Far Realm. As an action, you can attach the shard to a Tiny object (such as a weapon or a piece of jewelry) or detach it. It falls off if your attunement to it ends. You can use the shard as a spellcasting focus while you hold or wear it. When you use a Metamagic option on a spell while you are holding or wearing the shard, you can cause a slimy tentacle to rip through the fabric of reality and strike one creature you can see within 30 feet of you. The creature must succeed on a Charisma saving throw against your spell save DC or take 3d6 psychic damage and become frightened of you until the start of your next turn.</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Fate Dealer's Deck +2</text:p>
          </table:table-cell>
          <table:table-cell office:value-type="string">
            <text:p>The backs of these cards are inscribed with glyphs representing the Inner Planes, the Outer Planes, or the holy symbols of various deities. While holding this deck, you can use it as a spellcasting focus, and you gain a bonus to spell attack rolls and to your spell save DC. The bonus is determined by the deck’s rarity. In addition, while you’re holding the deck, you can draw a card as an action to expend and roll one of your Hit Dice and add the deck’s bonus to the number rolled. One creature you can see within 30 feet of you either takes radiant damage or regains hit points (your choice) equal to the total.</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Fish Suit </text:p>
          </table:table-cell>
          <table:table-cell office:value-type="string">
            <text:p>This bulky suit, which fully encases your head and body, takes 1 minute to don or doff. While worn, it enables you to breathe in an airless environment and renders you immune to the harmful effects of any gas that surrounds you. The suit also grants you a swimming speed equal to your walking speed while underwater, or a flying speed equal to your walking speed in an environment with no gravity.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Flayer Slayer </text:p>
          </table:table-cell>
          <table:table-cell office:value-type="string">
            <text:p>(greataxe) Carvings of decapitated mind flayers adorn this greataxe’s metal blade. You gain a +1 bonus to attack and damage rolls made with this greataxe. An Aberration hit with this greataxe takes an extra 1d12 slashing damage. If the Aberration is currently grappling a creature, the Aberration must succeed on a DC 15 Strength saving throw or release each creature it is grappling.</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Folding Boat </text:p>
          </table:table-cell>
          <table:table-cell office:value-type="string">
            <text:p>This object appears as a wooden box that measures 12 inches long, 6 inches wide, and 6 inches deep. It weighs 4 pounds and floats. It can be opened to store items inside. This item also has three command words, each requiring you to use an action to speak it. One command word causes the box to unfold into a boat 10 feet long, 4 feet wide, and 2 feet deep. The boat has one pair of oars, an anchor, a mast, and a lateen sail. The boat can hold up to four Medium creatures comfortably. The second command word causes the box to unfold into a ship 24 feet long, 8 feet wide; and 6 feet deep. The ship has a deck, rowing seats, five sets of oars, a steering oar, an anchor, a deck cabin, and a mast with a square sail. The ship can hold fifteen Medium creatures comfortably. When the box becomes a vessel, its weight becomes that of a normal vessel its size, and anything that was stored in the box remains in the boat. The third command word causes the folding boat to fold back into a box, provided that no creatures are aboard. Any objects in the vessel that can't fit inside the box remain outside the box as it folds. Any objects in the vessel that can fit inside the box do so.</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Fourarm Bracers </text:p>
          </table:table-cell>
          <table:table-cell office:value-type="string">
            <text:p>These bracers can summon another pair of spectral arms below your existing ones. These arms can be summoned as an action and last for up to 1 minute before disappearing. While active, you can use the arms to manipulate an object, open an unlocked door or container, stow or retrieve an item from an open container, or pour the contents out of a vial. Each arm can carry up to 10 pounds. The arms stay attached to your torso at all times and cannot be moved to other parts of your body, but can be turned around to face the opposite direction. In addition, the gems adorning the bracers can amplify the arms’ strength for short bursts. The gems have a total of 5 charges and recharge 1d4+1 expended charges each day at dawn. By uttering the bracers’ command word using a bonus action and expending 1 charge, you can empower the arms to immediately make two unarmed melee attacks. The arms have a +3 bonus to attack and damage rolls and use your proficiency bonus when making the attacks. Each strike does 1d4 magical bludgeoning damage upon a successful hit. Alternatively, you can expend 1 charge to double the arms’ carrying capacity and increase their duration to 5 minutes instea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FoWP Obsidian Steed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Obsidian Steed (Very Rare). This polished obsidian horse can become a nightmare for up to 24 hours. The nightmare fights only to defend itself. Once it has been used, it can't be used again until 5 days have passed. If you have a good alignment, the figurine has a 10 percent chance each time you use it to ignore your orders, including a command to revert to figurine form. If you mount the nightmare while it is ignoring your orders, you and the nightmare are instantly transported to a random location on the plane of Hades, where the nightmare reverts to figurine form.</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Frostburn Blade </text:p>
          </table:table-cell>
          <table:table-cell office:value-type="string">
            <text:p>(any sword) This sword's blade is made entirely of ice and remains perfectly frozen regardless of temperature. A single flame licks at the ice from above the weapon's hilt. While holding the sword, the fire expands to cover the weapon's edge with flame, shedding bright light in a 30-foot radius and dim light for an additional 30 feet. When you hit with an attack using this magic sword, the target takes an extra 1d6 cold damage and 1d6 fire damage. When you take the Attack action using this weapon, you can choose to forgo one of the attacks to sweep the blade in front of you, causing a wave of either cold or fire to erupt from the blade in a 30-foot cone. Each creature in the cone must make a DC 16 Dexterity saving throw, taking 4d6 cold or fire damage (your choice) on a failed save, or half as much damage on a successful one. Once this property of the sword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Fulminating Treatise </text:p>
          </table:table-cell>
          <table:table-cell office:value-type="string">
            <text:p>This thick, scorched spellbook reeks of smoke and ozone, and sparks of energy crackles along the edges of its pages. When found, the book contains the following spells: Contingency, Fireball, Gust of Wind, Leomund's Tiny Hut, Magic Missile, Thunderwave, and Wall of Force. It functions as a spellbook for you. While you are holding the book, you can use it as a spellcasting focus for your wizard spells. The book has 3 charges, and it regains 1d3 expended charges daily at dawn. You can use the charges in the following ways while holding it: If you spend 1 minute studying the book, you can expend 1 charge to replace one of your prepared wizard spells with a different spell in the book. The new spell must be of the evocation school. When one creature you can see takes damage from an evocation spell you cast, you can use your reaction and expend 1 charge to deal an extra 2d6 force damage to the creature and knock the creature prone if it is Large or smaller.</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Galder's Bubble Pipe </text:p>
          </table:table-cell>
          <table:table-cell office:value-type="string">
            <text:p>This finely carved pipe blows odorless bubbles instead of smoke when used. The pipe has 3 charges, and it regains all spent charges daily at dawn. While you hold the pipe, you can expend charges to gain access to the following properties: You can cast Fog Cloud as an action (1 charge). You can cast Misty Step as a bonus action (2 charges). You can summon a steam mephit as an action (3 charges). The mephit is friendly to you, obeys your verbal commands, and acts on its own turn in the initiative order. It disappears in a harmless puff of steam after 1 minute or if it ends its turn more than 60 feet from the pip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Gambler's Blade </text:p>
          </table:table-cell>
          <table:table-cell office:value-type="string">
            <text:p>(any sword) Choose a magical bonus of +1 to +3. This sword gains that bonus to its attack and damage rolls. You can change this magical bonus each day at dawn. </text:p>
          </table:table-cell>
          <table:table-cell table:number-columns-repeated="2" office:value-type="string">
            <text:p>Y</text:p>
          </table:table-cell>
          <table:table-cell office:value-type="string">
            <text:p><text:s/>For each point of bonus you choose for the sword, you take a corresponding penalty (−1 to −3) to your death saving throws. This weapon is cursed, and becoming attuned to it extends the curse to you. Until the curse is broken with a Remove Curse spell or similar magic, you are unwilling to part with the weapon.</text:p>
          </table:table-cell>
          <table:table-cell table:style-name="ce7" office:value-type="string">
            <text:p>12500gp</text:p>
          </table:table-cell>
          <table:table-cell table:number-columns-repeated="3"/>
        </table:table-row>
        <table:table-row table:style-name="ro5">
          <table:table-cell table:style-name="ce14" office:value-type="string">
            <text:p>Gauntlets of Ogre Power </text:p>
          </table:table-cell>
          <table:table-cell office:value-type="string">
            <text:p>Your Strength score is 19 while you wear these gauntlets. They have no effect on you if your Strength is 19 or higher without them.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Gem of Seeing </text:p>
          </table:table-cell>
          <table:table-cell office:value-type="string">
            <text:p>This gem has 3 charges. As an action, you can speak the gem's command word and expend 1 charge. For the next 10 minutes, you have truesight out to 120 feet when you peer through the gem. The gem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Ghostbow Bracer </text:p>
          </table:table-cell>
          <table:table-cell office:value-type="string">
            <text:p>This leather bracer has a blue gemstone embedded on its wrist, which glimmers with an ethereal light. While wearing it, you gain a +2 bonus to damage rolls on ranged attacks made with longbows and shortbows. Summon Bow. You can use a bonus action to summon a spectral longbow or shortbow from the bracer's gemstone. The bow is weightless, allowing you to ignore the longbow's normal heavy property while holding it. The bow remains until you're holding another weapon, until you drop it, or until you dismiss it (no action required). While the weapon persists, it sheds dim light in a 20-foot radius. It creates its own arrows, which magically appear in a nocked position whenever you draw the bow. Hit or miss, an arrow disappears after the attack or if you release the bowstring without firing the arrow. Regardless of what bow you summon, it deals force damage instead of piercing damage. Charges. The bracer has 4 charges for the following properties. It regains all expended charges daily at dawn. The available properties are determined by the type of summoned bow. Grim Shot (Longbow or Shortbow). When you hit a target with an arrow that was created by the summoned bow, you can expend 1 charge to deal an extra 2d8 force damage to the target. This damage is in addition to the attack's normal damage. Piercing Blast (Longbow). When you take the Attack action using the summoned bow, you can replace one or more of your attacks with a special attack using the bow. You expend 2 charges per attack you replace in this way. When you do, you draw forth a cool beam of light from the weapon, instead of a spectral arrow. You fire this beam of light in a line from you that's 5 feet wide and 100 feet long. Each creature within the line must succeed on a DC 16 Dexterity saving throw or take 4d8 force damage. Stepshot (Shortbow). You can expend 1 charge as a bonus action to make one ranged attack against a creature using the summoned bow. On a hit, you teleport to an unoccupied space that you can see that's within 15 feet of you. You can't teleport to a space that's closer to the target of the attack in this way.</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Giant Slayer </text:p>
          </table:table-cell>
          <table:table-cell office:value-type="string">
            <text:p>(any axe or sword) You gain a +1 bonus to attack and damage rolls made with this magic weapon. When you hit a giant with it, the giant takes an extra 2d6 damage of the weapon's type and must succeed on a DC 15 Strength saving throw or fall prone. For the purpose of this weapon, "giant" refers to any creature with the giant type, including ettins and trolls.</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Glimmering Moonbow </text:p>
          </table:table-cell>
          <table:table-cell office:value-type="string">
            <text:p>(any bow) This silver-and-black bow is engraved with the phases of the moon. You gain a +1 bonus to attack and damage rolls made with this magic weapon. When you hit with a ranged attack roll using this magic bow, the target takes an extra 1d6 radiant damage. If you load no ammunition in the weapon, it produces its own, automatically creating one piece of magic ammunition when you make a ranged attack with it. The ammunition created by the bow vanishes the instant after it hits or misses a target. While wielding this magic bow, you can use a bonus action to enter a semi-incorporeal state until the start of your next turn. While semi-incorporeal, you have resistance to bludgeoning, piercing, and slashing damage. Once this bonus 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Gloves of Thievery </text:p>
          </table:table-cell>
          <table:table-cell office:value-type="string">
            <text:p>These gloves are invisible while worn. While wearing them, you gain a +5 bonus to Dexterity (Sleight of Hand) checks and Dexterity checks made to pick locks.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Hammer of Runic Focus </text:p>
          </table:table-cell>
          <table:table-cell office:value-type="string">
            <text:p>(Warhammer) This magic hammer has 3 charges. As a bonus action, you can expend 1 charge and slam this hammer on the ground, creating a 15-foot-radius circle of glowing runes centered on the point of impact. While you’re inside that area, your hammer glows with matching runes, and you gain a +3 bonus to attack and damage rolls made with this hammer. The rune circle disappears after 1 minute, when you create another rune circle, or when you dismiss the rune circle as a bonus action. This hammer regains 1d3 expended charges daily a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Hammer of Willpower </text:p>
          </table:table-cell>
          <table:table-cell office:value-type="string">
            <text:p>The might of this hammer changes to reflect your nature, using your innermost morality to overpower those that would oppose you. A creature hit by the hammer takes an extra 1d8 damage for each half of your alignment, for a total of 2d8 extra damage. The extra damages' type or types are determined by their associated alignments, as shown on the table below. Lawful – Thunder, Neutral – Force, Chaotic – Fire, Good – Radiant, Evil – Necrotic. You can choose to suppress one or both halves of your alignment each time you hit a target with the hammer (no action required). When you do, the creature doesn't take the suppressed alignment's associated damag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Harp of Dragons </text:p>
          </table:table-cell>
          <table:table-cell office:value-type="string">
            <text:p>This harp is strung with the vocal cords of a felled dragon. As a result, the instrument can create dragonlike effects when Draconic command words are spoken while playing it. The harp is 3 feet tall and weighs 6 pounds. While you're attuned to the harp, you are proficient with it.W hile holding the harp, you can use an action to play it and speak one of the following command words in Draconic. Once a command word has been used, that word can't be used again until the next dawn. If an effect requires a creature to make a saving throw, it uses your bard spell save DC. "Burn." The harp creates a magical breath of fire. Each creature in a 30-foot cone, originating from the harp, must make a Dexterity saving throw. A creature takes 8d6 fire damage on a failed save, or half as much damage on a successful one. A creature that's frightened of you makes the saving throw with disadvantage. "Fly." The harp makes you weightless, granting you a flying speed equal to your walking speed for as long as you continue to play it. Doing so requires your action on each of your turns, up to a maximum of 1 hour. "Tailwind." The harp creates a gust of wind behind you, propelling you and up to four other creatures of your choice within 30 feet of you forward until the end of your next turn. When you use this command word, choose a direction. For the duration, moving in that direction costs you and other affected creatures half as much movement. "Terrify." The harp creates an instantaneous wave of fear, which affects up to four creatures of your choice within 30 feet of you, provided that the creature can hear the instrument. Each affected creature must succeed on a Wisdom saving throw or be frightened of you for 1 minute. A frightened creature can make another Wisdom saving throw at the end of each of its turns, ending the effect on itself on a success.</text:p>
          </table:table-cell>
          <table:table-cell office:value-type="string">
            <text:p>B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Headband of Intellect </text:p>
          </table:table-cell>
          <table:table-cell office:value-type="string">
            <text:p>Your Intelligence score is 19 while you wear this headband. It has no effect on you if your Intelligence is 19 or higher without it.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Helm of Underwater Action </text:p>
          </table:table-cell>
          <table:table-cell office:value-type="string">
            <text:p>While wearing this brass helmet, you can breathe underwater, you gain dark vision with a range of 60 feet, and you gain a swimming speed of 30 feet.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Horn of the Endless Maze </text:p>
          </table:table-cell>
          <table:table-cell office:value-type="string">
            <text:p>You can use an action to blow this horn. In response, 3d4+3 warrior spirits from the Abyss appear within 60 feet of you. They look like Minotaurs and use the statistics of a Berserker. They return to the Abyss after 1 hour or when they drop to 0 hit points. Once you use the horn, it can't be used again until 7 days have passed. If you blow the horn without having proficiency with all simple weapons, the summoned berserkers attack you. If you meet the requirement, they are friendly to you and your companions and follow your commands.</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Horn of the Wild Hunt </text:p>
          </table:table-cell>
          <table:table-cell office:value-type="string">
            <text:p>This large, spiraling warhorn has 3 charges and regains 1d3 expended charges daily at dawn. You can use an action to expend 1 charge and blow the horn, summoning a war elk as if you had cast the find steed spell. A war elk uses the same statistics as a giant elk with the following changes: its size is Large, it has AC 14 (hide barding), and has 37 hit points. The steed disappears if your attunement to the horn ends. Alternatively, you can use an action to expend 1 of the horn's charges to speak its command word and then blow the horn. When you do, a spectral stampede of elk trample the area in a line 60 feet long and 15 feet wide that extends from you in a direction you choose. Each creature in the line must make a DC 15 Dexterity saving throw. On a failed save, a creature takes 4d10 force damage and is knocked prone. On a successful save, a creature takes half as much damage and isn't knocked prone. When you blow the horn, it emits a deep, rumbling tone that is audible 300 feet away.</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Horn of Valhalla (Brass)</text:p>
          </table:table-cell>
          <table:table-cell office:value-type="string">
            <text:p>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 Four types of horn of Valhalla are known to exist, each made of a different metal. The horn's type determines how many berserkers answer its summons, as well as the requirement for its use. 3D4+3, Proficiency in all Simple Weapons</text:p>
          </table:table-cell>
          <table:table-cell office:value-type="string">
            <text:p>N</text:p>
          </table:table-cell>
          <table:table-cell office:value-type="string">
            <text:p>Y</text:p>
          </table:table-cell>
          <table:table-cell office:value-type="string">
            <text:p>If you blow the horn without meeting its requirement, the summoned berserkers attack you. If you meet the requirement, they are friendly to you and your companions and follow your commands. </text:p>
          </table:table-cell>
          <table:table-cell table:style-name="ce7" office:value-type="string">
            <text:p>12500gp</text:p>
          </table:table-cell>
          <table:table-cell table:number-columns-repeated="3"/>
        </table:table-row>
        <table:table-row table:style-name="ro7">
          <table:table-cell table:style-name="ce4" office:value-type="string">
            <text:p>Immovable Cat </text:p>
          </table:table-cell>
          <table:table-cell office:value-type="string">
            <text:p>This life-sized marble statue of a cat normally weighs only 1 pound. You can use an action to speak one of its two command words while holding it, causing the statue to spring to life. The first command word causes the cat to immediately lie down and seemingly go to sleep. A creature within reach of the cat can use an action to make a DC 30 Strength check, moving the cat up to 5 feet on a success. The second command word causes the cat to run toward and pounce on a target that you can see within 30 feet of you. The target must then succeed on a DC 15 Strength saving throw or be knocked prone and restrained by the cat. The cat then lies down on the target and seemingly goes to sleep. A creature within reach of the cat can use an action to make a DC 30 Strength check, moving the cat to the nearest unoccupied space on a success. The cat returns to its normal weight, sits up, and ceases to be animated when you speak its command word again using an action, even if you aren't holding it. Only the creature that first spoke the cat's command word to animate it can end the effect by speaking the command word again; even if another creature speaks the word, the cat does not respond to it. While animated, the cat has AC 15, 20 hit points, and resistance to all damage. If the mending spell is cast on the cat while it has at least 1 hit point, it regains 2d6 hit points. If the cat drops to 0 hit points, it reverts to its normal weight and can’t be used again for 24 hours, at which point it regains all its hit points.</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Immovable Rod </text:p>
          </table:table-cell>
          <table:table-cell office:value-type="string">
            <text:p>This flat iron rod has a button on one end. You can use an action to press the button, which causes the rod to become magically fixed in place. Until you or another creature uses an action to push the button again, the rod doesn't move, even if it is defying gravity. The rod can hold up to 8,000 pounds of weight. More weight causes the rod to deactivate and fall. A creature can use an action to make a DC 30 Strength check, moving the fixed rod up to 10 feet on a success.</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Ioun Stone (Absorp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While this pale lavender ellipsoid orbits your head, you can use your reaction to cancel a spell of 4th level or lower cast by a creature you can see and targeting only you Once the stone has canceled 20 levels of spells, it burns out and turns dull gray, losing its magic. If you are targeted by a spell whose level is higher than the number of spell levels the stone has left, the stone can't cancel i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Ioun Stone (Protec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a +1 bonus to AC while this dusty rose prism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Ioun Stone (Reserv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This vibrant purple prism stores spells cast into it, holding them until you use them. The stone can store up to 3 levels worth of spells at a time. When found, it contains 1d4-1 levels of stored spells chosen by the DM. Any creature can cast a spell of 1st through 3rd level into the stone by touching it as the spell is cast. The spell has no effect, other than to be stored in the stone. If the stone can't hold the spell, the spell is expended without effect. The level of the slot used to cast the spell determines how much space it uses. While this stone orbits your head, you can cast any spell stored in it. The spell uses the slot level, spell save DC, spell attack bonus, and spellcasting ability of the original caster, but is otherwise treated as if you cast the spell. The spell cast from the stone is no longer stored in it, freeing up spac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Ioun Stone (Self-Preserva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gain a +1 bonus to Intelligence saving throws while this silvery gem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Ironleaf Impaler </text:p>
          </table:table-cell>
          <table:table-cell office:value-type="string">
            <text:p>(Javelin/Spear) This wooden weapon is sprouted from a roughly fist-sized seed that's still attached to its base. A large, red thorn creates the weapon's pointed tip. Dense, thorny vines coil around the top and bottom of the haft, with small, glowing splits appearing in the wood beneath them. You gain a +1 bonus to attack and damage rolls made with this magic weapon. In addition, this weapon has 5 charges and regains all expended charges daily at dawn. When you make a ranged attack with the weapon, you can choose to expend 1 of its charges. Hit or miss, the weapon explodes into thorny shrapnel after it reaches the target. The target and each creature within 10 feet of it must make a DC 15 Dexterity saving throw. A creatures takes 1d8 piercing damage on a failed save, or half as much damage on a successful one. If the target was hit by the attack, it automatically fails the saving throw. Immediately after the weapon explodes, the seed reappears at your location and regrows the weapon into your han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Lantern of the Frost Watch </text:p>
          </table:table-cell>
          <table:table-cell office:value-type="string">
            <text:p>This dark steel lantern is always cold to the touch, and its cold blue flame releases fine snow instead of smoke. Its magical flame appears over a spike at the lantern's center, which is perpetually covered in ice. While touching the lantern, you can use an action to speak one of the following five command words. Aduro. The lantern's flame is ignited or extinguished. The lit lantern sheds bright light in a 30-foot radius and dim light for an additional 30 feet. Calidum. The lantern's flame glows orange for up to 10 minutes. For the duration, each creature within the lantern's bright light has resistance to cold damage. Once this command word has been used, it can't be used again until the next dawn. Micare. The lantern's flame glows impossibly bright. Each creature that isn't shielding its eyes within the lantern's bright light must make a DC 15 Constitution saving throw. A creature takes 4d6 radiant damage on a failed save, or half as much damage on a successful one. You can shield your eyes as part of the action to use this property. Once this command word has been used, it can't be used again until the next dawn. Revelare. The lantern's flame glows green for up to 10 minutes. Magical objects and effects within the lantern's bright light are outlined with a faint green glow for the duration. Magical darkness and fog within this range is suppressed for the duration. Once this command word has been used, it can't be used again until the next dawn. Vide. The lantern's flame glows magenta for up to 10 minutes. Invisible creatures and creatures on the Ethereal Plane become visible within the lantern's bright light for the duration. Ethereal creatures and objects appear ghostly and translucent. Once this command word has been used, it can't be used again until the next dawn. If you speak one of the lantern's command words in this way while its flame is extinguished, it magically lights itself as part of speaking the command word. If you extinguish the lantern's flame while one or more of its effects are active, those effects immediately end.</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Lash of Immolation </text:p>
          </table:table-cell>
          <table:table-cell office:value-type="string">
            <text:p>(Whip) The handle of this dark leather whip bears the fire rune, and embers dance around the whip’s tail. You gain a +1 bonus to attack and damage rolls made with this weapon, and on a hit, the whip deals an extra 1d6 fire damage. When you score a critical hit with an attack using this whip, the target also has the restrained condition until the start of your next turn, as fiery bands lash around the target. Invoking the Rune. When you make an attack with the whip and hit, you can use your reaction to invoke the whip’s rune. Doing so increases the extra fire damage dealt by the whip to 2d6. Once the rune has been invoked, it can’t be invoked again until the next dawn.</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Life's Flower Restorative </text:p>
          </table:table-cell>
          <table:table-cell office:value-type="string">
            <text:p>This vital branch pulses with life and resembles a crude limb. To attune to this item, you must attach it to the end of your missing arm or leg, at which point the branch magically forms an elegant copy of the appendage it’s replacing. This prosthetic is a fully capable part of your body and can't be removed against your will as long as you're attuned to it. The prosthetic branch has 10 flowers and regrows 1d6 + 4 missing flowers daily at dawn. While attached, the branch provides these benefits: When you regain hit points as part of a spell or magical effect, you can choose to expend any number of flowers to regain an extra 5 hit points for each flower spent. This property can restore you to no more than half of your hit point maximum. If you start your turn with 0 hit points while the prosthetic has 3 or more remaining flowers, you can choose to expend 3 flowers to regain 5 hit points. This property can't be used again until the next dawn.</text:p>
          </table:table-cell>
          <table:table-cell office:value-type="string">
            <text:p>Missing Hand, Arm, or Leg</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Living Gloves </text:p>
          </table:table-cell>
          <table:table-cell office:value-type="string">
            <text:p>These symbiotic gloves — made of thin chitin and sinew — pulse with a life of their own. To attune to them, you must wear them for the entire attunement period, during which the gloves bond with your skin. While attuned to these gloves, you gain one of the following proficiencies (your choice when you attune to the gloves): Sleight of Hand Thieves' tools One kind of artisan's tools of your choice One kind of musical instrument of your choice When you make an ability check using the chosen proficiency, you add double your proficiency bonus to the check, instead of your normal proficiency bonus.</text:p>
          </table:table-cell>
          <table:table-cell table:number-columns-repeated="2" office:value-type="string">
            <text:p>Y</text:p>
          </table:table-cell>
          <table:table-cell office:value-type="string">
            <text:p>Symbiotic Nature. The gloves can't be removed from you while you're attuned to them, and you can't voluntarily end your attunement to them. If you're targeted by a spell that ends a curse, your attunement to the gloves ends, and they can be removed. </text:p>
          </table:table-cell>
          <table:table-cell table:style-name="ce7" office:value-type="string">
            <text:p>12500gp</text:p>
          </table:table-cell>
          <table:table-cell table:number-columns-repeated="3"/>
        </table:table-row>
        <table:table-row table:style-name="ro7">
          <table:table-cell table:style-name="ce14" office:value-type="string">
            <text:p>Luminous War Pick </text:p>
          </table:table-cell>
          <table:table-cell office:value-type="string">
            <text:p>(War Pick) The haft of this war pick is inlaid with crushed pearlescent stones that imbue the weapon with a faint luminescence. You gain a +1 bonus to attack and damage rolls made with this war pick. While wielding the war pick, you can use a bonus action to cast the Daylight spell, choosing a point on the war pick. Once you use this bonus action,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Mace of Disruption </text:p>
          </table:table-cell>
          <table:table-cell office:value-type="string">
            <text:p>(Mace) When you hit a fiend or an undead with this magic weapon, that creature takes an extra 2d6 radiant damage. If the target has 25 hit points or fewer after taking this damage, it must succeed on a DC 15 Wisdom saving throw or be destroyed. On a successful save, the creature becomes frightened of you until the end of your next turn. While you hold this weapon, it sheds bright light in a 20-foot radius and dim light for an additional 20 fee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Mace of Smiting </text:p>
          </table:table-cell>
          <table:table-cell office:value-type="string">
            <text:p>(Mace) You gain a +1 bonus to attack and damage rolls made with this magic weapon. The bonus increases to +3 when you use this mace to attack a construct. When you roll a 20 on an attack roll made with this weapon, the target takes an extra 7 bludgeoning damage, or an extra 14 bludgeoning damage if it's a construct. If a construct has 25 hit points or fewer after taking this damage, it is destroyed.</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Mace of Terror </text:p>
          </table:table-cell>
          <table:table-cell office:value-type="string">
            <text:p>(Mace) This magic weapon has 3 charges. While holding it, you can use an action and expend 1 charge to release a wave of terror. Each creature of your choice in a 30-foot radius extending from you must succeed on a DC 15 Wisdom saving throw or become frightened of you for 1 minute. While it is frightened in this way, a creature must spend its turns trying to move as far away from you as it can, and it can't willingly move to a space within 30 feet of you. It also can't take reactions. For its action, it can use only the Dash action or try to escape from an effect that prevents it from moving. If it has nowhere it can move, the creature can use the Dodge action. At the end of its turns, a creature can use the Dodge action. At the end of each of its turns, a creature can repeat the saving throw, ending the effect on itself on a success. The mace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Magma War Pick </text:p>
          </table:table-cell>
          <table:table-cell office:value-type="string">
            <text:p>(War Pick) You gain a +1 bonus to attack and damage rolls made with this magic weapon. The war pick deals an extra 1d4 fire damage to any target it hits. This weapon has 3 charges and regains 1d3 expended charges each day at dawn. When you hit a target that is either made of metal or wearing metal armor, you can expend 1 charge to inflict an extra 2d8 fire damage to the targe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Mimir </text:p>
          </table:table-cell>
          <table:table-cell office:value-type="string">
            <text:p>This skull shaped device is filled with knowledge. The device weighs 5 pounds and is covered with subtle etchings of planar sigils. As a bonus action, you can toss the device into the air, whereupon it floats at a distance of 1d3 feet from you and you can access its properties. While the mimir is floating, a creature other than you can use an action to grasp or net the device, either by making a successful unarmed strike against AC 22 or a successful DC 22 Dexterity (Acrobatics) check. You can use a bonus action to seize and stow the device. The device has AC 22, 25 hit points, immunity to poison and psychic damage, and resistance to all other damage. It is considered to be an object that is worn while it is floating near you. Esoteric Knowledge. While the device is floating, you can use an action to cast Legend Lore from the device. The device speaks the revealed lore aloud. Once this property has been used, it can't be used again until the next dawn. Planar Knowledge. The device knows basic, useful information about the planes of existence. While the device is floating, it verbally answers questions you or anyone you designate poses to it about that topic. It knows the information about the planes in the Dungeon Master's Guide, as well as basic information about the gate-towns of the Outlands.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Mindblasting Cap </text:p>
          </table:table-cell>
          <table:table-cell office:value-type="string">
            <text:p>This soft, violet cap bears stitching in the pattern of folds on a brain. As a bonus action while wearing the cap, you can project psychic energy in a 60-foot cone. Each creature in that area must make a DC 15 Intelligence saving throw. On a failed save, a creature takes 5d8 psychic damage and has the stunned condition for 1 minute. On a successful save, the creature takes half as much damage only. At the end of each of its turns, a stunned creature can repeat the saving throw, ending the stunned condition on itself on a success. Once this bonus 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Mirror of Reflected Pasts </text:p>
          </table:table-cell>
          <table:table-cell office:value-type="string">
            <text:p>This mirror of elven design allows those who stare into it to reflect on positive memories. The 3-foot-tall mirror weighs 25 pounds, and it has AC 11, 10 hit points, and vulnerability to bludgeoning damage. It shatters and is destroyed if reduced to 0 hit points. While holding the mirror upright, you can use an action to speak its command word and activate it. While activated, the mirror hovers in the air, and it can be destroyed but not moved. It remains activated until you use an action to speak the command word again or your attunement to the mirror ends, at which the mirror harmlessly floats to the ground. Once the mirror has been deactivated, it can't be activated again until the next dawn. If a non-Construct creature other than you sees its reflection in the activated mirror while within 30 feet of it, that creature must succeed on a DC 15 Wisdom saving throw or become paralyzed until the mirror is deactivated or until the creature can no longer see the mirror. A creature paralyzed by the mirror can repeat the saving throw at the end of each of its turns, ending the effect on a success. If a creature's saving throw is successful or the effect ends for it, the creature is immune to this mirror's effect for the next 24 hours. While paralyzed by the mirror, the creature sees events from their past reflected in the mirror's glass. These memories aren't real, but rather idealized versions of those occurrences. Nearby observers can glimpse flashes of these memories if looking indirectly at the mirror.</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Mobius Scroll </text:p>
          </table:table-cell>
          <table:table-cell office:value-type="string">
            <text:p>Unlike most scrolls having a dowel at its center or some means of a carrying case, a mobius scroll is a half-twisted length of paper that's been magically connected to itself to form an infinite, continuous sheet. The scroll is blank when found. A spell appears on it when you first attune to the scroll and then again daily at dawn; roll a d8 each time and use the table below to determine what spell is written on the scroll. On a 1 or 8, an extra spell appears on the scroll (as determined by the table). While you're attuned to the scroll, you can use a bonus action to shunt it to a special demiplane or summon it to your free hand. You can read from the scroll to cast a spell from it using an action. Spell 1: 1 - Slow; roll a second d8 and consult the Extra Spell column to determine what extra spell appears on the scroll., 2 – Call Lightning, 3 – Hypnotic Pattern, 4 - Spirit Guardians, 5 – Dimension Door, 6 – Fireball, 7 – Ice Storm, 8 - Haste; roll a second d8 and consult the Extra Spell column to determine what extra spell appears on the scroll. Spell 2: 1 - Rope Trick, 2 – Bane, 3 – Bless, 4 – Disguise Self, 5 – Magic Missile, 6 – Invisibility, 7 – Flaming Sphere, 8 – Pass Without Trace. You can cast a spell from the scroll as normal while you're attuned to it, even if that spell isn't on your spell list, using your spellcasting ability modifier, spell save DC, and spell attack bonus. Once a spell has been cast from the scroll, the ink in which it was written vanishes from the paper, and that spell can't be cast again until the next time it appears on the scroll. Any spell remaining on the scroll is replaced by the new spell or spells daily at dawn. A spell that's copied from the scroll into a spellbook is permanently removed from the scroll. If that spell is rolled on the table above after it's been copied in this way, nothing happens, and the scroll remains blank until the next dawn.</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Moon Sickle +1</text:p>
          </table:table-cell>
          <table:table-cell office:value-type="string">
            <text:p>(Sickle) This silver-bladed sickle glimmers softly with moonlight. While holding this magic weapon, you gain a bonus to attack and damage rolls made with it, and you gain a bonus to spell attack rolls and the saving throw DCs of your druid and ranger spells. The bonus is determined by the weapon's rarity. In addition, you can use the sickle as a spellcasting focus for your druid and ranger spells. When you cast a spell that restores hit points, you can roll a d4 and add the number rolled to the amount of hit points restored, provided you are holding the sickle. + 1</text:p>
          </table:table-cell>
          <table:table-cell office:value-type="string">
            <text:p>Druid/Rang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Naga's Caduceus of Rebirth </text:p>
          </table:table-cell>
          <table:table-cell office:value-type="string">
            <text:p>This scepter has a skull at its top with a diamond fitted into each of its two eye sockets. When found, the rod has 1d2 diamonds remaining. While holding the scepter, you can use an action to cast the revivify spell from it, without consuming any costly components. When you do, one of the diamonds in the scepter's skull shatters. Once the second diamond shatters, it can't be used to cast the spell again. The scepter can also be used as a magic mace, which has a +1 bonus to attack and damage rolls made with it. The Naga Within. The following properties are only discovered 24 hours after the second diamond has been shattered, or by a legend lore spell. An identify spell fails to reveal them. A spirit naga is held captive within this rod. 24 hours after the second diamond shatters, the rod turns black and ashen as the naga is released, appearing in the nearest unoccupied space within 30 feet of the rod. The naga is hostile, and is determined to end the lives of any creature that was revived using the rod's magic. The naga always knows the general direction to the nearest creature revived in this way. The only way to prevent the naga from returning to life after 1d6 days (short of a wish spell), is to slay it with the rod. When you do, both the rod and naga are destroyed.</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Nail of Mundanity </text:p>
          </table:table-cell>
          <table:table-cell office:value-type="string">
            <text:p>(Dagger) This leather-wrapped spike has been hammered into a sharpened edge. Eldritch runes run along the back of its blade, and a crude, eye-like rune has been gouged into its side. A creature hit with this weapon takes an extra 1d8 force damage from the attack. An aberration always takes the maximum amount of force damage from the dagger. When you reduce an aberration to 0 hit points using the dagger, you can choose to speak the dagger's command phrase (no action required). When you do, the creature is transformed into a humanoid commoner (as if by the true polymorph spell) with 1 hit point and the dagger magically buried within its chest, with only the head of the nail showing. The commoner's race is random, although it is typically related to the surrounding terrain. Roll a d4 to determine its general age: child (1), adolescent (2), adult (3), or elderly (4). A creature is immune to this effect if it has the Legendary Resistance trait. For the next 7 days, you have advantage on Charisma checks you make to interact with the commoner. The dagger remains in the creature's chest until the effect is dispelled, the creature dies, or until you use an action to speak the command word again (provided that you're both on the same plane of existence). If the dagger is removed, the creature is immediately slain. The dagger then falls from its chest, and this property can't be used again until 7 days have passed.</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Necklace of Fireballs </text:p>
          </table:table-cell>
          <table:table-cell office:value-type="string">
            <text:p>This necklace has 1d6 + 3 beads hanging from it. You can use an action to detach a bead and throw it up to 60 feet away. When it reaches the end of its trajectory, the bead detonates as a 3rd-level Fireball spell (save DC 15). You can hurl multiple beads, or even the whole necklace as one action. When you do so, increase the level of the Fireball by 1 for each bead beyond the first.</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Oil of Sharpness </text:p>
          </table:table-cell>
          <table:table-cell office:value-type="string">
            <text:p>This clear, gelatinous oil sparkles with tiny, ultrathin silver shards. The oil can coat one slashing or piercing weapon or up to 5 pieces of slashing or piercing ammunition. Applying the oil takes 1 minute. For 1 hour, the coated item is magical and has a +3 bonus to attack and damage rolls.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Ouroboros Wand </text:p>
          </table:table-cell>
          <table:table-cell office:value-type="string">
            <text:p>This wand has 3 charges and regains all expended charges daily at dawn. While holding the wand, you can expend 1 of its charges to cast the acid arrow spell from it, using a spell attack bonus of +7. The arrow created by the spell appears as a snake, rather than an arrow. When you expend the last charge from the wand, roll a d20. On a 1, the wand loses its magic and is transformed into a giant constrictor snake that's hostile toward all creatures (including you). On any other result, the wand immediately regains 1d3 charges. Each time this happens, the minimum number you have to roll on the d20 to transform it into a snake increases by 1, to a maximum of 5; this number returns to 1 daily at dawn. This version of the giant constrictor snake has twice as many hit points. In addition, any creature that it bites must make a DC 16 Constitution saving throw. On a failed save, a creature takes 4d4 poison damage and becomes poisoned for 1 hour. On a success, a creature takes half as much poison damage and isn't poisoned.</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Outer Essence Shard </text:p>
          </table:table-cell>
          <table:table-cell office:value-type="string">
            <text:p>This flickering crystal holds the essence of an Outer Plane. As an action, you can attach the shard to a Tiny object (such as a weapon or a piece of jewelry) or detach it. It falls off if your attunement to it ends. You can use the shard as a spellcasting focus while you hold or wear it. Roll a d4 and consult the Outer Essence Shards table to determine the shard's essence and property. When you use a Metamagic option on a spell while you are holding or wearing the shard, you can use that property. 1 - Lawful. You can end one of the following conditions affecting yourself or one creature you can see within 30 feet of you: charmed, blinded, deafened, frightened, poisoned, or stunned. 2 - Chaotic. Choose one creature who takes damage from the spell. That target has disadvantage on attack rolls and ability checks made before the start of your next turn. 3 - Good. You or one creature of your choice that you can see within 30 feet of you gains 3d6 temporary hit points. 4 – Evil. Choose one creature who takes damage from the spell. That target takes an extra 3d6 necrotic damage.</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Pennant of the Vind Rune </text:p>
          </table:table-cell>
          <table:table-cell office:value-type="string">
            <text:p>This blue pennant is crafted from silk and is five feet long and whips about as if buffeted by a wind. The vind (wind) rune appears on its surface, looking almost like a cloud. The pennant has the following properties, which work only while it's on your person. Wind Step. As an action, you fly up to 20 feet. If you don't land at the end of this flight, you fall unless you have another means of staying aloft. Comforting Wind. You can't suffocate. Wind's Grasp. As a reaction when you fall, you can cause yourself to take no damage from the fall. Once you use this property, you can't use it again until you finish a short or long rest. Wind Walker. While you are attuned to this rune, you can cast Levitate as a bonus action. Once you use this property, you can't use it again until you finish a short or long rest. Gift of Wind. You can transfer the pennant's magic to a nonmagical item — a suit of armor, a pair of boots, or a cloak — by tracing the vind rune there with your finger. The transfer takes 8 hours of work that requires the two items to be within 5 feet of each other. At the end, the pennant is destroyed, and the rune appears in silver on the chosen item, which gains a benefit based on its form: Armor. The armor is now an uncommon magic item that requires attunement. You gain a bonus to speed of 5 feet while you wear the armor, and if it normally imposes disadvantage on Stealth checks, it no longer does so.Boots/Cl oak. The pair of boots or cloak is now a rare magic item that requires attunement. While wearing the item, you can convert up to 20 feet of your movement on each of your turns into flight. If you don't land at the end of this flight, you fall unless you have another means of staying aloft. You can also cast Feather Fall once from the item, and you regain the ability to do so when you finish a short or long res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Peregrine Spear </text:p>
          </table:table-cell>
          <table:table-cell office:value-type="string">
            <text:p>(Spear) You gain a +1 bonus to attack and damage rolls made with this magic spear. When you make a ranged attack with this spear, you can speak its command word to cause the weapon to soar through the air straight toward the target and magically build momentum. Hit or miss, the spear flies back to your hand immediately after the attack. On a hit, the target takes an extra 1d4 piercing damage for every 5 feet the spear flew before hitting it, up to a maximum of 12d4 extra damage. This property can’t be used again until the next dawn.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Pick and Pocket </text:p>
          </table:table-cell>
          <table:table-cell office:value-type="string">
            <text:p>(Dagger) This brass and steel dagger can also be used as part of a set of thieves' tools when picking locks. You gain a +1 bonus to attack and damage rolls made with this magic weapon, as well as on any ability check you make using thieves' tools to pick open a lock, provided you use the dagger as part of the set of tools. While holding the dagger in one hand and a small enough object in another, you can use an action to speak the dagger’s command word and twist it in the air as if it were a key. When you do, the object is shunted into a special demiplane, where it remains until you either twist the dagger in the opposite direction on your turn (no action required) or until you’re no longer holding the weapon. If you have a free hand, the stored object reappears in it when the object leaves the demiplane. Otherwise, it reappears at your feet. The demiplane can only store one object at a time, which must be no more than 1 foot on a side and weigh no more than 10 pounds.</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Pipes of Haunting </text:p>
          </table:table-cell>
          <table:table-cell office:value-type="string">
            <text:p>You must be proficient with wind instruments to use these pipes. They have 3 charges. You can use an action to play them and expend 1 charge to create an eerie, spellbinding tune. Each creature within 30 feet of you that hears you play must succeed on a DC 15 Wisdom saving throw or become frightened of you for 1 minute. If you wish, all creatures in the area that aren't hostile toward you automatically succeed on the saving throw. A creature that fails the saving throw can repeat it at the end of each of its turns, ending the effect on itself on a success. A creature that succeeds on its saving throw is immune to the effect of these pipes for 24 hours. The pipes regain 1d3 expended charges daily at dawn.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Pipes of the Sewers </text:p>
          </table:table-cell>
          <table:table-cell office:value-type="string">
            <text:p>You must be proficient with wind instruments to use these pipes. While you are attuned to the pipes, ordinary rats and giant rats are indifferent toward you and will not attack you unless you threaten or harm them. The pipes have 3 charges. If you play the pipes as an action, you can use a bonus action to expend 1 to 3 charges, calling forth one swarm of rats (see the Monster Manual for statistics) with each expended charge, provided that enough rats are within half a mile of you to be called in this fashion (as determined by the DM). If there aren't enough rats to form a swarm, the charge is wasted. Called swarms move toward the music by the shortest available route but aren't under your control otherwise. The pipes regain 1d3 expended charges daily at dawn. Whenever a swarm of rats that isn't under another creature's control comes within 30 feet of you while you are playing the pipes, you can make a Charisma check contested by the swarm's Wisdom check. If you lose the contest, the swarm behaves as it normally would and can't be swayed by the pipes' music for the next 24 hours. If you win the contest, the swarm is swayed by the pipes' music and becomes friendly to you and your companions for as long as you continue to play the pipes each round as an action. A friendly swarm obeys your commands. If you issue no commands to a friendly swarm, it defends itself but otherwise takes no actions. If a friendly swarm starts its turn and can't hear the pipes' music, your control over that swarm ends, and the swarm behaves as it normally would and can't be swayed by the pipes' music for the next 24 hours.</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Potion of Aqueous Form </text:p>
          </table:table-cell>
          <table:table-cell office:value-type="string">
            <text:p>When you drink this potion, you transform into a pool of water. You return to your true form after 10 minutes or if you are incapacitated or die. You're under the following effects while in this form: Liquid Movement. You have a swimming speed of 30 feet. You can move over or through other liquids. You can enter and occupy the space of another creature. You can rise up to your normal height, and you can pass through even Tiny openings. You extinguish nonmagical flames in any space you enter. Watery Resilience. You have resistance to nonmagical damage. You also have advantage on Strength, Dexterity, and Constitution saving throws. Limitations. You can't talk, attack, cast spells, or activate magic items. Any objects you were carrying or wearing meld into your new form and are inaccessible, though you continue to be affected by anything you're wearing, such as armor.</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Potion of Fire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5</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Potion of Longevity </text:p>
          </table:table-cell>
          <table:table-cell office:value-type="string">
            <text:p>When you drink this potion, your physical age is reduced by 1d6 + 6 years, to a minimum of 13 years. Each time you subsequently drink a potion of longevity, there is a 10 percent cumulative chance that you instead age by 1d6 + 6 years. Suspended in this amber liquid are a scorpion's tail, an adder's fang, a dead spider, and a tiny heart that, against all reason, is still beating. These ingredients vanish when the potion is opened.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Potion of Maximum Power </text:p>
          </table:table-cell>
          <table:table-cell office:value-type="string">
            <text:p>The first time you cast a damage-dealing spell of 4th level or lower within 1 minute after drinking the potion, instead of rolling dice to determine the damage dealt, you can instead use the highest number possible for each die. This glowing purple liquid smells of sugar and plum, but it has a muddy taste.</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Potion of Mind Control (Humanoid)</text:p>
          </table:table-cell>
          <table:table-cell office:value-type="string">
            <text:p>When you drink, you can cast Dominate Person (save DC 15) on a specific creature if you do so before the end of your next turn. If you don't, the potion is wasted. If the target's initial saving throw fails, the effect lasts for 1 hour, with no concentration required on your part. The charmed creature has disadvantage on new saving throws to break the effect during this time.</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Prized Pet Protector (Silk)</text:p>
          </table:table-cell>
          <table:table-cell office:value-type="string">
            <text:p>A typical prized pet protector, an uncommon item, is a colorful bandana featuring swirling paisleys and various pet-themed designs. You can tie this bandana around the neck of a willing beast with a challenge rating of 1 or lower using an action. The bandana changes size to comfortably fit around the creature's neck and can't be removed against its will. When the beast is reduced to 0 hit points while wearing the bandana, but not killed outright, the creature is harmlessly shunted to a special demiplane. The creature reappears after 8 hours in an empty space within 10 feet of you with all its hit points. The bandana's magic then ceases to function until 2 days have passed. The following prized pet protector is a rare variant with additional properties. It's made of fine silk, and its designs are embroidered with golden thread. A beast that wears it also gains a +2 bonus to saving throws. If the beast wearing the bandana is a transformed humanoid or other creature, such as by the polymorph spell or similar magic, the bandana has no effect on it. The bandana can be worn over a collar.</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Psi Crystal </text:p>
          </table:table-cell>
          <table:table-cell office:value-type="string">
            <text:p>This crystal grants you telepathy for as long as you remain attuned to it. See the introduction of the Monster Manual for rules on how this telepathy works. The crystal also glows with a purplish inner light while you are attuned to it. The higher your intelligence, the greater the light's intensity and the greater the range of the telepathy (see the Psi Crystal Properties table). 3-7: 15', dim light 5'. 8-11: 30', bright light 5' dim light 5'. 12-15: 60', bright light 10' dim light 10'. 16+: 120', bright light 15', dim light 15'</text:p>
          </table:table-cell>
          <table:table-cell office:value-type="string">
            <text:p>Int 3 or high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Quaal's Feather Token (Bird)</text:p>
          </table:table-cell>
          <table:table-cell office:value-type="string">
            <text:p>This tiny object looks like a feather. Different types of feather tokens exist, each with a different single-use effect. You can use an action to toss the token 5 feet into the air. The token disappears and an enormous, multicolored bird takes its place. The bird has the statistics of a roc (see the Monster Manual), but it obeys your simple commands and can't attack. It can carry up to 500 pounds while flying at its maximum speed (16 miles an hour for a maximum of 144 miles per day, with a one-hour rest for every 3 hours of flying), or 1,000 pounds at half that speed. The bird disappears after flying its maximum distance for a day or if it drops to 0 hit points. You can dismiss the bird as an action.</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Quarterstaff of the Elk </text:p>
          </table:table-cell>
          <table:table-cell office:value-type="string">
            <text:p>(Staff) This wooden staff is carved from an ancestral branch in the likeness of a pair of stag horns. You gain a +1 bonus to attack and damage rolls made with this magic weapon, which has the finesse property. Once on each of your turns when you make an attack using this weapon, you can choose to move up to 10 feet, provided that your speed isn't 0. You can move in this way all at once or two 5-foot increments, either immediately before or after the attack. This movement doesn't provoke opportunity attacks. Lock Horns. While holding the quarterstaff, any creature you physically shove also takes 1d6 piercing damage from the weapon. If another creature within your reach attempts to physically grapple or shove you and fails, that creature immediately takes 1d6 piercing damage from the quarterstaff and falls pron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3" office:value-type="string">
            <text:p>Quickened Mind Crystal</text:p>
          </table:table-cell>
          <table:table-cell table:style-name="ce7" office:value-type="string">
            <text:p>These gemstones contain a crystallized bit of spellcasting magic. Different types of mind crystals exist, each with a different single-use effect. When you cast a spell that has a casting time of 1 action while holding a mind crystal, you can modify the spell in a specific way that has an effect described below. You can use only a single mind crystal to modify the spell, and you can’t use a mind crystal and a Metamagic option on the same spell. Once you use a mind crystal, it becomes a nonmagical gem worth 50 gp. You change the spell’s casting time to 1 bonus action for this casting.</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Quiver of Lightning </text:p>
          </table:table-cell>
          <table:table-cell office:value-type="string">
            <text:p>This jagged quiver zigs and zags in a lightninglike fashion. Ammunition you draw from the quiver is considered magical for the purpose of overcoming resistance and immunity to nonmagical attacks and damage. When you make an attack with the ammunition, the target takes an extra 1d4 lightning damage on a hit. Alternatively, once on each of your turns, you can reach into the quiver and pull out a special arrow or bolt made of lightning, as part of making a ranged attack with a bow or crossbow, respectively. This special ammunition deals 2d8 lightning damage on a hit (adding your Dexterity modifier to the damage roll as normal), instead of the weapon's normal damage and without the extra 1d4 lightning damage. If the target is made of metal or wearing metal armor, the attack is made with advantage. In addition, if you make a ranged attack with a javelin of lightning, the javelin vanishes after 1 minute (unless you retrieve it) and emerges from the quiver, falling to the floor at your feet when it does.</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Quiver of Seasons </text:p>
          </table:table-cell>
          <table:table-cell office:value-type="string">
            <text:p>This slender quiver is decorated with a forest of silhouetted trees. You can use a bonus action on each of your turns to speak the quiver's command word to change its season, which also changes its color and design: Spring (green, trees with silver leaves), Summer (yellow, rays of silver sunlight), Autumn (orange, silver leaves falling), or Winter (blue, silver veins on trees). The quiver has 8 charges and regains 1d6 + 2 expended charges daily at dawn. When you make a ranged attack using a weapon to fire ammunition drawn from this quiver, you can expend 1 of the quiver's charges to infuse that ammunition with the quiver's seasonal magic. That ammunition gains the following benefits depending on the quiver's associated season: Spring. The ammunition is wrapped by verdant brambles. On a hit, the brambles wrap around the target and deal an extra 1d10 piercing damage. The target must succeed on a DC 15 Strength saving throw or be restrained by the brambles until the end of your next turn. A creature can use its action to make a DC 15 Strength check, freeing itself or another creature within its reach from the brambles on a success. Summer. The ammunition is scorched by wildfire. On a hit, flames erupt from it that deal an extra 1d10 fire damage to the target. The target must succeed on a DC 15 Dexterity saving throw or take an extra 1d10 fire damage at the start of its next turn. Autumn. The ammunition is touched by decaying fungus. On a hit, a cloud of sickening spores bursts from it that deals an extra 1d10 necrotic damage to the target. The target must succeed on a DC 15 Constitution saving throw or be poisoned until the end of your next turn. This has no effect on undead or constructs. Winter. The ammunition is covered in biting frost. On a hit, ice splinters outward from it that deals an extra 1d10 cold damage. The target must make a DC 15 Constitution saving throw. On a failed save, the target's speed is halved until the end of your next turn. For the duration of this effect, it can't use reactions, and on its turn, it can use either an action or a bonus action, but not both. Regardless of the target's abilities, it can't make more than one attack during its turn for the duration. The ammunition returns to normal after the attack. Other types of magic ammunition containers of this kind exist, such as a bolt case of seasons meant for crossbows, though quivers are most commo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Raven's Feather </text:p>
          </table:table-cell>
          <table:table-cell office:value-type="string">
            <text:p>This dark scythe is lightly iridescent, like a raven. Its blade looks like a large feather. If you're proficient with martial weapons, you are proficient with the raven's feather. The weapon has the two-handed and heavy properties and uses a damage die of 2d6; it deals slashing damage on a hit. When you hit a creature with this weapon, a raven feather appears and floats to the ground below it. The feather is illusory, and it remains in the space for up to 1 minute. You can use a bonus action to magically summon a swarm of ravens while holding the scythe. The swarm appears in your space, and it has a number of hit points equal to 4 times the number of feathers dropped from the scythe within 60 feet of you. The feathers then disappear. The swarm remains for 1 minute or until it's reduced to 0 hit points; it regains 4 hit points whenever another feather appears. The swarm can't have more than 24 hit points. If the swarm hits a target, the damage is magical. You can only have one swarm of ravens at a time. The summoned swarm is friendly to you and your companions. It shares your initiative and takes its turn immediately after yours. It obeys any mental commands that you issue it (no action required by you). If you don't issue any commands, it defends itself from hostile creatures, but otherwise takes no actions.</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Reveler's Concertina </text:p>
          </table:table-cell>
          <table:table-cell office:value-type="string">
            <text:p>As an action, you can use the concertina to cast Otto's Irresistible Dance from the item. This property of the concertina can't be used again until the next dawn.While holding this concertina, you gain a +2 bonus to the saving throw DC of your bard spells. </text:p>
          </table:table-cell>
          <table:table-cell office:value-type="string">
            <text:p>B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Rhythm Maker's Drum +2</text:p>
          </table:table-cell>
          <table:table-cell office:value-type="string">
            <text:p>While holding this drum, you gain a bonus to spell attack rolls and to the saving throw DCs of your bard spells. The bonus is determined by the drum's rarity. As an action, you can play the drum to regain one use of your Bardic Inspiration feature. This property of the drum can't be used again until the next dawn.</text:p>
          </table:table-cell>
          <table:table-cell office:value-type="string">
            <text:p>B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Rift Sheath </text:p>
          </table:table-cell>
          <table:table-cell office:value-type="string">
            <text:p>(Quarterstaff or Shortsword) This dark, wooden staff is actually a two-sided sheath for a pair of equally dark shortswords. While holding the staff with two hands, you can use a bonus action to twist the staff to sheath or unsheath the two swords from it. When unsheathing the swords, the wooden sheath is shunted into a special extradimensional space until you decide to sheath the swords again, at which point it magically reappears between the swords. The weapon has the following properties depending on whether the swords are sheathed as a quarterstaff or unsheathed as a pair of shortswords. Quarterstaff. While wielded as a quarterstaff, you gain a +1 bonus to attack and damage rolls made with this magic weapon, which has the finesse property. While holding it, you can use a bonus action to speak the staff's command word to create a spatial rift around you that lasts as long as you concentrate (as if concentrating on a spell), up to 1 minute. For the duration of the rift, other creatures within 15 feet of you must spend 2 feet of movement for every 1 foot they move. Once this property has been used, it can't be used again until the next dawn. Shortswords. These magic shortswords have the thrown property with a normal range of 15 feet and a long range of 30 feet. Hit or miss, the shortsword vanishes in a mirage-like distortion and immediately reappears in your hand after the attack. When you hit with a ranged attack using one of the swords, you can use your reaction to teleport to an unoccupied space that you can see within 5 feet of the target. When you do, you have advantage on the next attack roll you make against that target before the end of your next turn. Once this property has been used, it can't be used again until 1 hour has passe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Ring of Temporal Salvation </text:p>
          </table:table-cell>
          <table:table-cell office:value-type="string">
            <text:p>If you die while wearing this gray crystal ring, you vanish and reappear in an unoccupied space within 5 feet of the space you left (or the nearest unoccupied space). You have a number of hit points equal to 3d6 + your Constitution modifier. If your hit point maximum is lower than the number of hit points you regain, your hit point maximum rises to a similar amount. If you have any levels of exhaustion, reduce your level of exhaustion by 1. Once the ring is used, it turns to dust and is destroyed.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Rings of Shared Suffering </text:p>
          </table:table-cell>
          <table:table-cell office:value-type="string">
            <text:p>These rings come in linked pairs. If you possess the Mark of Sentinel, you can use a bonus action to form a link to the creature attuned to the other ring; from then on, whenever that creature suffers damage, they only suffer half of that damage and you take the rest. This effect continues until you end it as a bonus action or until you or the other creature removes their ring. This effect isn't limited by range. A creature cannot be attuned to more than one ring of shared suffering.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Rod of the Pact Keeper +2</text:p>
          </table:table-cell>
          <table:table-cell office:value-type="string">
            <text:p>While holding this rod, you gain a bonus to spell attack rolls and to the saving throw DCs of your warlock spells. This bonus is determined by the rod's rarity. In addition, you can regain one warlock spell slot as an action while holding the rod. You can't use this property again until you finish a long rest.</text:p>
          </table:table-cell>
          <table:table-cell office:value-type="string">
            <text:p>Warlock</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Rod of the Vonindod </text:p>
          </table:table-cell>
          <table:table-cell office:value-type="string">
            <text:p>The rod has 10 charges and regains 1d6 + 4 of its expended charges daily at dawn. As an action, you can grasp it by the handle and expend 1 charge to cast the Locate Object spell from it. When the rod is used to detect objects made of adamantine, such as fragments of the Vonindod construct, its range increases to 10 miles.The fire giant duke Zalto hired a wizard to craft several of these adamantine rods. Each measures 4 feet long, weighs 100 pounds, and is sized to fit comfortably in a fire giant's hand. The rod has two prongs at one end and a molded handle grip on the opposite end.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Ruinous Flail </text:p>
          </table:table-cell>
          <table:table-cell office:value-type="string">
            <text:p>(Flail) This ash-gray flail is cold to the touch. You gain a +1 bonus to attack and damage rolls made with this magic weapon, and it deals double damage to objects and structures. Additionally, when you hit a creature with this weapon, you can force the creature to make a DC 15 Constitution saving throw. On a failed save, the creature has the poisoned condition for 1 minute. The poisoned creature takes 2d4 necrotic damage at the start of each of its turns. The creature can repeat the saving throw at the end of each of its turns, ending the effect on itself on a success. Once this property is used in this way,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Sage's Signet (Bear)</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Enlarge/Reduce, Polymorph</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Sage's Signet (Wolf)</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Freedom of Movement, Pass Without Trace</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Scarlet Scourge </text:p>
          </table:table-cell>
          <table:table-cell office:value-type="string">
            <text:p>(Whip) This whip is made from the severed vertebrae of a slain vampire's victims. You gain a +1 bonus to attack and damage rolls made with this magic weapon. The whip siphons blood from creatures that it hits. Whenever you hit a Small or larger living creature with the whip that is not a construct, ooze, plant, or undead, the bone blade at its end absorbs some of its blood and gains 1 charge. The whip can hold up to 10 charges and loses its charges whenever you finish a short or long rest. While holding the whip, you can use a bonus action to speak its command word to convert these charges into healing energy. When you do, the whip loses all its charges and you regain 2 hit points for each charge lost. For every 5 charges the whip has, the muscle fibers that hold it together loosen and add 5 feet to the weapon's reach.</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Scorpion Armor </text:p>
          </table:table-cell>
          <table:table-cell office:value-type="string">
            <text:p>(Plate) This suit of plate armor is fashioned from giant scorpion chitin. While wearing this armor, you gain the following benefits: The armor improves your combat readiness, granting you a +5 bonus to initiative as long as you aren't incapacitated. The armor doesn't impose disadvantage on your Dexterity (Stealth) checks. The armor doesn't impose disadvantage on saving throws made to resist the effects of extreme heat (see chapter 5 of the Dungeon Master's Guide).</text:p>
          </table:table-cell>
          <table:table-cell table:number-columns-repeated="2" office:value-type="string">
            <text:p>Y</text:p>
          </table:table-cell>
          <table:table-cell office:value-type="string">
            <text:p>Whenever you don or doff it, you must make a DC 15 Constitution saving throw, taking 100 (10d10 + 45) poison damage on a failed save, or half as much damage on a successful one. Only a Wish spell can remove the armor's curse.</text:p>
          </table:table-cell>
          <table:table-cell table:style-name="ce7" office:value-type="string">
            <text:p>12500gp</text:p>
          </table:table-cell>
          <table:table-cell table:number-columns-repeated="3"/>
        </table:table-row>
        <table:table-row table:style-name="ro7">
          <table:table-cell table:style-name="ce4" office:value-type="string">
            <text:p>Sending Slates </text:p>
          </table:table-cell>
          <table:table-cell office:value-type="string">
            <text:p>Sending slates come in pairs, with each chalkboard slate marked on the back with the same insignia as its twin so the pairing is easily recognized. Each slate has a stick of chalk attached. While holding a slate, you can use an action to write up to 10 words using the attached chalk. The words then appear on the paired slate, provided that both slates are on the same plane of existence. Either slate can be erased or written on using an action in this way, reflecting each change immediately on the paired slate. The slates can be written on in this way up to 10 times. Alternatively, you can expend 5 uses of the slates to draw something more complex on it over the course of 1 minute. Erasing something from the slates does not expend a use from them. The slates regain all expended uses daily at dawn.</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Sentinel Shield </text:p>
          </table:table-cell>
          <table:table-cell office:value-type="string">
            <text:p>While holding this shield, you have advantage on initiative rolls and Wisdom (Perception) checks. The shield is emblazoned with the symbol of an eye.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Shadow-Fletched Arrow </text:p>
          </table:table-cell>
          <table:table-cell office:value-type="string">
            <text:p>(Arrow) This arrow is barbed with unforgiving spikes and releases a plume of magical shadow when shot. When a creature is hit by the arrow, it must make a DC 15 Constitution saving throw. A creature's Strength score is reduced by 2d4 for 1 hour on a failed save, or by half as much on a successful one. This effect can't reduce a creature's Strength score below 6. The arrow then becomes nonmagical. Other types of magic ammunition of this kind exist, such as shadow-fletched bolts meant for a crossbow, though arrows are most common.</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Shadowfell Brand Tattoo </text:p>
          </table:table-cell>
          <table:table-cell office:value-type="string">
            <text:p>Produced by a special needle, this magic tattoo is dark in color and abstract. 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Shadow Essence. You gain darkvision with a range of 60 feet, and you have advantage on Dexterity (Stealth) checks. Shadowy Defense. When you take damage, you can use your reaction to become insubstantial for a moment, halving the damage you take. Then the reaction can't be used again until the next sunset.</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Shatterspike </text:p>
          </table:table-cell>
          <table:table-cell office:value-type="string">
            <text:p>(Longsword) You have a +1 bonus to attack and damage rolls you make with this magic weapon. If it hits an object, the hit is automatically a critical hit, and it can deal bludgeoning or slashing damage to the object (your choice). Further, damage from nonmagical sources can't harm the weapon.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Shield +1</text:p>
          </table:table-cell>
          <table:table-cell office:value-type="string">
            <text:p>While holding this shield, you have a bonus to AC of +1. This bonus is in addition to the shield's normal bonus to AC.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Silver Dragon Katana </text:p>
          </table:table-cell>
          <table:table-cell office:value-type="string">
            <text:p>(Longsword) This shimmering silver katana is always cold to the touch, and a flurry of snow and ice trails behind it whenever it's swung. This sword has the finesse property, and when you hit with an attack using it, the target takes an extra 1d4 cold damage. You can use an action to speak the weapon's command word and swing it down in front of you. When you do, a blast of freezing winds erupts in a 30-foot cone from the blade. Each creature within that area must make a DC 15 Constitution saving throw as it's struck by the flurry of icy shrapnel. A creature takes 2d6 slashing damage, 2d6 piercing damage, and 2d6 cold damage on a failed save, or half as much damage on a success. Once this property of the sword has been used, it can't be used again until the next dawn.</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Skirmisher's Bow </text:p>
          </table:table-cell>
          <table:table-cell office:value-type="string">
            <text:p>(Any Bow) This dark bow has a series of smooth red gemstones running down its length. A magic bowstring of pure energy forms between the top- and bottom-most gems while held, allowing the otherwise unstrung weapon to be used as a magic bow. Even while unstrung, the weapon remains slightly curved. Before or after making an attack with the weapon, you can speak its command word to cause the bowstring to fade and create a blade of energy that extends from the front of the bow. While the blade persists, the bow is considered to be a two-handed melee weapon with the finesse property. If you are proficient with shortswords or longswords, you are proficient with this weapon. Its damage die is a d8, and it deals radiant damage on a hit. The blade persists until you speak the weapon's command word again to reform the bowstring, allowing it to be used as a ranged weapon once more, or until you’re no longer holding the weapon. A target hit by this weapon, regardless of its form, takes an extra 1d6 radiant damage from the attack.</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Skyblinder Staff </text:p>
          </table:table-cell>
          <table:table-cell office:value-type="string">
            <text:p>You gain a +1 bonus to attack and damage rolls made with this magic quarterstaff. While holding it, you gain a +1 bonus to spell attack rolls. If a flying creature you can see within 30 feet of you makes an attack roll against you, you can use your reaction to hold the staff aloft and cause it to flare with light. The attacker has disadvantage on the attack roll, and it must succeed on a DC 15 Constitution saving throw or be blinded until the start of its next tur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Spear of Backbiting </text:p>
          </table:table-cell>
          <table:table-cell office:value-type="string">
            <text:p>(Spear or Javelin) You gain a +2 bonus to attack and damage rolls made with this magic weapon. When you throw it, its normal and long ranges both increase by 30 feet. and it deals one extra die of damage on a hit. After you throw it and it hits or misses, it flies back to your hand immediately. </text:p>
          </table:table-cell>
          <table:table-cell table:number-columns-repeated="2" office:value-type="string">
            <text:p>Y</text:p>
          </table:table-cell>
          <table:table-cell office:value-type="string">
            <text:p>Until the curse is broken with Remove Curse or similar magic, you are unwilling to part with the weapon, keeping it within reach at all times. In addition, you have disadvantage on attack rolls made with weapons other than this one. Whenever you roll a 1 on an attack roll using this weapon, the weapon bends or flies to hit you in the back. Make a new attack roll with advantage against your own AC. If the result is a hit, you take damage as if you had attacked yourself with the spear.</text:p>
          </table:table-cell>
          <table:table-cell table:style-name="ce7" office:value-type="string">
            <text:p>12500gp</text:p>
          </table:table-cell>
          <table:table-cell table:number-columns-repeated="3"/>
        </table:table-row>
        <table:table-row table:style-name="ro7">
          <table:table-cell table:style-name="ce12" office:value-type="string">
            <text:p>Spell Gem (3<text:span text:style-name="T3">rd</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5 ATT +7 Bloodstone</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Spell Scroll (5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7 Att +9</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Spell Scroll (6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7 Att +9</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Spellwriter's Brace </text:p>
          </table:table-cell>
          <table:table-cell office:value-type="string">
            <text:p>This writer's hand brace allows you to prepare four extra spells from your spellbook whenever you finish a long rest. The spells can be no higher than 5th level and must be of a level for which you have spell slots. When you do, the prepared spells appear on the skin of your arm as abstract spell tattoos that represent them. You can prepare the same spell multiple times in this way, taking the necessary time in order to do so, to create multiple copies of the same spell tattoo. As an action, you can touch a willing creature and speak the brace's command word to transfer one of your spell tattoos to it, causing the spell tattoo to disappear from your arm and appear on the creature instead. You can only have one tattoo transferred in this way at a time. Transferring a second spell tattoo causes the first one to disappear. A spellcaster with a spell tattoo can expend a spell slot of the tattooed spell’s level or higher, using its spell save DC, spell attack bonus, and spellcasting ability to do so. Once the spell is cast, its tattoo disappears. Any spell tattoos created by the brace disappear when you finish a long rest or remove the brace.</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Spellwrought Tattoo (5th)</text:p>
          </table:table-cell>
          <table:table-cell table:style-name="ce7" office:value-type="string">
            <text:p>Produced by a special needle, this magic tattoo contains a single spell of up to 5th level, wrought on your skin by a magic needle. To use the tattoo, you must hold the needle against your skin and speak the command word. The needle turns into ink that becomes the tattoo, which appears on the skin in whatever design you like. Once the tattoo is there, you can cast its spell, requiring no material components. The tattoo glows faintly while you cast the spell and for the spell's duration. Once the spell ends, the tattoo vanishes from your skin. DC 17 Att +9</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Spiker and Striker </text:p>
          </table:table-cell>
          <table:table-cell office:value-type="string">
            <text:p>(Dagger and Warhammer) This warhammer and nail-like dagger share a magical bond. Despite being a pair of weapons, they are considered to be a single item for the purposes of attuning to them. You gain a +1 bonus to attack and damage rolls made with these magic weapons. While wielding only the warhammer or both it and the dagger in either hand, the warhammer also has the light property. When you hit a target with Spiker (the dagger), you can choose to leave the weapon embedded in the target. The first time you hit that target using Striker (the warhammer) while the dagger is embedded in it, the target takes an extra 1d12 piercing damage from the attack. The dagger then magically returns to your hand. It returns early if you don't deal this extra damage before the end of your next turn or if a creature uses an action to remove it from the target. If you don't have a free hand when Spiker returns to you, it lands at your feet instea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Staff of the Ivory Claw </text:p>
          </table:table-cell>
          <table:table-cell office:value-type="string">
            <text:p>This gray-and-cerulean staff is topped with a small dragon claw carved from ivory. While holding the staff, you gain a +1 bonus to spell attack rolls. Whenever you score a critical hit with a spell attack, the target takes an extra 3d6 radiant damage.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Staff of the Rooted Hills </text:p>
          </table:table-cell>
          <table:table-cell office:value-type="string">
            <text:p>The hill rune is carved into this gnarled wooden staff. The staff magically resizes to match the height of any creature that attunes to it. The staff can be wielded as a magic quarterstaff that grants a +1 bonus to attack and damage rolls made with it. The first time you hit any creature with the staff on your turn, the creature must succeed on a DC 12 Strength saving throw or be restrained by spectral vines until the start of your next turn.I nvoking the Rune. As an action, you can invoke the staff’s rune to cast either Hold Person (save DC 12) or Speak with Plants with the staff. When you cast Hold Person using the staff, the target is wreathed in spectral vines. Once the rune has been invoked to cast either spell,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Staff of Withering </text:p>
          </table:table-cell>
          <table:table-cell office:value-type="string">
            <text:p>The staff has 3 charges and regains 1d3 expended charges daily at dawn. The staff can be wielded as a magic quarterstaff. On a hit, it deals damage as a normal quarterstaff, and you can expend 1 charge to deal an extra 2d10 necrotic damage to the target. In addition, the target must succeed on a DC 15 Constitution saving throw or have disadvantage for 1 hour on any ability check or saving throw that uses Strength or Constitution.</text:p>
          </table:table-cell>
          <table:table-cell office:value-type="string">
            <text:p>Cleric Druid or Warlock</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Stalagmight Geode </text:p>
          </table:table-cell>
          <table:table-cell office:value-type="string">
            <text:p>(Greatclub) This snapped-off rock formation has a cache of magical, growing crystals inside it. You gain a +1 bonus to attack and damage rolls made with this magic weapon. When you hit a creature with this weapon and roll the maximum number possible on the weapon's damage die, the crystals rapidly grow and increase the weapon's damage die by one size, up to a d12. For example, when you roll an 8 on the weapon's normal d8 damage die, its damage die magically becomes a d10 after the attack. Immediately after you roll a 12 on a d12 damage die in this way, each creature within 5 feet of the greatclub (other than yourself) must make a DC 15 Dexterity saving throw. A creature takes 1d12 piercing damage on a failed save, or half as much damage on a successful one, as the weapon's crystals explode into shrapnel. Once the crystal explodes, the weapon's damage die becomes a d8 again.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Starmetal Shard Spear </text:p>
          </table:table-cell>
          <table:table-cell office:value-type="string">
            <text:p>(Spear) This weapon's otherwise small blade is made larger by 3 sharp fragments of starmetal that remain magically connected to it. You gain a +1 bonus to attack and damage rolls made with this magic weapon. Whenever you hit a creature with an attack using the head of this spear, you can choose to leave 1 of the fragments embedded in its body. As a bonus action, you can speak the spear's command word to cause all embedded shards to magically return to the blade of the spear, flying through the air and avoiding creatures and objects to do so. When you do, the target takes 1d6 slashing damage for each embedded shard as it leaves the body. If all 3 shards are embedded in the same creature when you speak the command word, the creature's speed is also halved until the end of your next turn. If the spear is ever more than 120 feet away from a shard, the shard magically returns to the spear without harming the creature it was embedded in. Immediately after you make a ranged attack with the spear, the weapon flies back to your han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Stirring Dragon-Touched Focus </text:p>
          </table:table-cell>
          <table:table-cell office:value-type="string">
            <text:p>This wondrous item can be a scepter, an orb, an amulet, a crystal, or another finely crafted object. It typically incorporates imagery of dragons’ wings, claws, teeth, or scales. You have advantage on initiative rolls. While you are holding the focus, it can function as a spellcasting focus for all your spells. Chromatic: Whenever you use a spell slot to cast a spell that deals acid, cold, fire, lightning, or poison damage, roll a d6, and you gain a bonus equal to the number rolled to one of the spell’s damage rolls. Gem: Whenever you use a spell slot to cast a spell, you can immediately teleport to an unoccupied space you can see within 15 feet of you. Metallic: When a creature you can see within 30 feet of you makes a saving throw, you can use your reaction to give that creature advantage on the saving throw.</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Stirring Dragon's Wrath Weapon </text:p>
          </table:table-cell>
          <table:table-cell office:value-type="string">
            <text:p>(Any Weapon) This weapon is decorated with dragon heads, claws, wings, scales, or Draconic letters. When it steeps in a dragon’s hoard, it absorbs the energy of the dragon’s breath weapon and deals damage of that type with its special properties. Whenever you roll a 20 on your attack roll with this weapon, each creature of your choice within 5 feet of the target takes 5 damage of the type dealt by the dragon’s breath weapon. You gain a +1 bonus to attack and damage rolls made using the weapon. On a hit, the weapon deals an extra 1d6 damage of the type dealt by the dragon’s breath weapo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Sun Staff </text:p>
          </table:table-cell>
          <table:table-cell office:value-type="string">
            <text:p>Veins of sunstone run through this wooden staff. This staff can be wielded as a magic quarterstaff that grants a +1 bonus to attack and damage rolls made with it. When you hit with an attack roll using this staff, the target takes an extra 1d8 fire damage. Solar Focus. You can use the staff as a spellcasting focus. While holding the staff, you can reroll a number of damage dice up to your proficiency bonus when you use a spell slot to cast a spell that deals fire or radiant damage. You must use the new rolls. Once this property is used, it can’t be used again until the next dawn. Sunny Glow. As a bonus action, you can cause the staff to glow with sunlight. While glowing, the staff sheds bright light in a 15-foot radius and dim light for an additional 15 feet. The light lasts until you use another bonus action to extinguish it.</text:p>
          </table:table-cell>
          <table:table-cell office:value-type="string">
            <text:p>Cleric Druid or Warlock</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Sword of Life Stealing </text:p>
          </table:table-cell>
          <table:table-cell office:value-type="string">
            <text:p>When you attack a creature with this magic weapon and roll a 20 on the attack roll, that target takes an extra 10 necrotic damage if it isn't a construct or an undead. You also gain 10 temporary hit points.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Teleportation Circle Stamp </text:p>
          </table:table-cell>
          <table:table-cell office:value-type="string">
            <text:p>This handheld stamp is covered in arcane glyphs. When found, there is a 20 percent chance that it has a sigil sequence for a permanent teleportation circle carved into its wooden base, which has a diameter of 4 inches. You can carve a miniaturized sigil sequence that you know into the base of the stamp, provided it doesn't have one already. If it does, you can sand it flat and carve a new one instead. Either option takes 1 hour of careful work using a set of woodcarver's tools. If you're proficient with woodcarver's tools, it takes 10 minutes of work instead. While holding the carved stamp, you can use an action to apply a wash of fine inks worth no less than 10 gp onto its carved base. You can then use an action on a following turn within 1 minute to press the inked stamp onto a flat surface within your reach, creating a special teleportation circle at that point that's 4 inches across. The circle remains until the end of your next turn, at which point it flashes with arcane power and disappears. Any object that's fully within the circle's area is magically teleported to the linked teleportation circle when it disappears. Creatures can't be teleported using this special circle, and any item that creates an extradimensional space, such as a portable hole, fails to teleport through the circle when it disappears.</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Thunderbuss </text:p>
          </table:table-cell>
          <table:table-cell office:value-type="string">
            <text:p>(Pistol) This magic ranged weapon is a flared pistol with the storm rune engraved along the barrel. You gain a +1 bonus to attack and damage rolls made with it. It requires no ammunition, its damage is thunder instead of piercing, and it doesn’t have the loading property. Invoking the Rune. As a bonus action, you can invoke the weapon’s rune to launch a ball of energy to a point you can see within 30 feet of yourself. The energy then detonates into a 10-foot-radius sphere of turbulent wind and thunder centered on that point, and each creature in that sphere must make a DC 14 Constitution saving throw. On a failed save, a creature takes 3d6 thunder damage, and it can’t take reactions until the end of your next turn. On a successful save, a creature takes half as much damage only. Once the rune has been invoked, it can’t be invoked again until the next dawn.</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Thunderous Flail </text:p>
          </table:table-cell>
          <table:table-cell office:value-type="string">
            <text:p>(Flail) This flail has 3 charges and regains 1d3 expended charges each day at dawn. You can expend 1 charge to cast the thunderwave spell (save DC 15). The ball of the flail is the origin of the spell. As long as the flail has at least 1 charge, you deal an extra 1d6 lightning damage to the first target you hit with it on each of your turns. If you make a melee attack using the flail, you can immediately expend 1 charge to cast thunderwave as a bonus action in the direction of your last attacked target. The ball of the flail is attached to the chain with a powerful magnetic connection that can be released at will. You can make a ranged attack using the flail by releasing the ball mid-swing. This attack has a normal range of 20 feet and long range of 60. Strength is your ability modifier for this attack. While the ball is within 60 feet of you, you can magnetically pull it back up to 20 feet towards you as a bonus action. It magically reattaches itself to the chain when it enters the same space as you. While the ball is detached, you can still use the flail to cast thunderwave. When you do, the spell’s area of effect becomes a 10-foot radius sphere centered on the ball.</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Trickster's Quiver </text:p>
          </table:table-cell>
          <table:table-cell office:value-type="string">
            <text:p>This quiver is a favorite among thieves and tricksters. When you’re hidden from a creature and miss it with a ranged attack using an arrow pulled from this quiver, making the attack doesn't reveal your position. The quiver has 6 charges and regains 1d4 + 2 expended charges daily at dawn. When you make a ranged weapon attack and pull a nonmagical arrow from the quiver, you can choose to expend 1 or more charges from the quiver to transform the arrow into a specialty one. The arrow magically transforms once it's fired from the weapon. A transformed arrow is considered magical for the purposes of overcoming resistance and immunity to nonmagical attacks and damage. There are four types of specialty arrows: Bolas (2 charges). The arrow transforms into a spinning pair of bolas, which deal bludgeoning damage on a hit, instead of the arrow's normal damage type. If they hit a Large or smaller creature, it must succeed on a DC 15 Strength saving throw or be restrained by the bolas until the start of your next turn. Choking Arrow (3 charges). The arrow transforms into a sickly, smoking projectile. Hit or miss, any creature within 10 feet of the target must make a DC 15 Constitution saving throw, as a noxious cloud erupts from the arrow within that area. A creature takes 2d6 poison damage on a failed save, or half as much poison damage on a successful one. A creature hit by the arrow takes damage from the weapon plus the poison damage from the cloud of gas. A creature that fails the saving throw spends its action on its next turn retching and reeling. Creatures that don't need to breathe or are immune to poison automatically succeed on this saving throw. The cloud spreads around corners until the end of the turn, at which time the cloud disappears. Flare (1 charge). The arrow transforms into a brilliant flame midair, which sheds bright light in a 60-foot radius and dim light for an additional 60 feet. On a hit, it deals fire damage instead of its normal type, and it continues to burn until the start of your next turn. When you fire the arrow, you can choose what color the flame is. Hookshot (1 charge). The arrow transforms into a grappling hook and rope. On a hit, the target takes half as much damage from this arrow, and you're pulled up to 20 feet toward the target. You can use this property of the quiver once per turn. A transformed arrow is destroyed at the start of your next turn. Other types of ammunition containers of this kind exist, such as a trickster's bolt case meant for crossbow bolts, though quivers are most commo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Vagrant's Wrist Stiletto </text:p>
          </table:table-cell>
          <table:table-cell office:value-type="string">
            <text:p>This single bracer has a hidden compartment on its underside. Within it lies a thin blade, which can be magically extended from the bracer on your turn (no action required, or as part of the Attack action) or retracted again using a bonus action. While the blade is extended, it can be used as a magic dagger, but only if that hand is empty. You gain a +1 bonus to attack and damage rolls made with this dagger, which can't be thrown, and you are considered to be holding it while it is extended. If you're a rogue and extend the blade from the bracer as part of the Attack action, you can use your Sneak Attack when you make an attack with the magic dagger this turn even if you don't have advantage on the attack roll, but not if you have disadvantage on it. When you deal your Sneak Attack damage in this way, the target takes an extra 1d6 damage. All the other rules for Sneak Attack still apply to you. A creature inspecting the bracer to find the hidden dagger while it's retracted must succeed on a DC 15 Intelligence (Investigation) check in order to discover it.</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Vigilante's Mantle </text:p>
          </table:table-cell>
          <table:table-cell office:value-type="string">
            <text:p>This midnight purple cloak has a hood which covers the top of your face; you can see through a pair of stylized eyes in the hood, which are opaque white. Pulling the hood up or down requires an action. While the hood is pulled up, you're immune to being frightened, and you gain a +2 bonus to Dexterity (Stealth) checks. While the hood is pulled up, you can use a bonus action on each of your turns to roll a d4 and gain one of the following random benefits. 1: Acrobatic - Until the end of your turn, you can jump twice the normal distance, though you can't jump farther than your remaining movement would allow. For the duration, you have advantage on any Dexterity (Acrobatics) checks you make. 2: Evasive - You take the Dash action as part of the bonus action to use this property. Until the end of your turn, opportunity attacks are made against you with disadvantage. 3: Tricky - You can immediately move up to 10 feet (without provoking opportunity attacks) and then make two unarmed strikes against a target within 5 feet of you, or vice versa. 4: Choose - You choose which benefit to gai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Volcanic Ocarina </text:p>
          </table:table-cell>
          <table:table-cell office:value-type="string">
            <text:p>This stone ocarina is always hot to the touch. When playing it, harmless molten rock spews upward from any uncovered finger hole. There are three magical melodies that can be played on the ocarina, which each create a different volcanic effect. Once a melody has been played, the ocarina shouldn't be used to play one of these melodies again until the next dawn. Each time it is used to play such a melody again before then, the ocarina has a cumulative 20 percent chance of not working and dissolving into molten rock in your hands, destroying itself and dealing 5d10 fire damage to you when this occurs. Erupting Melody. When you play this melody, choose four different points on the ground that you can see within 60 feet of you. A pillar of flame bursts upward from each point, provided that the ocarina's sound can reach it. A creature within 5 feet of each point must make a DC 15 Dexterity saving throw. A creature takes 6d6 fire damage on a failed save, or half as much damage on a successful one. A creature in the area of more than one of these eruptions is affected only once. Molten Melody. When you play this melody, choose a stone or earthen structure that you can see within 60 feet of you. If the sound of the ocarina can reach the structure, it harmlessly dissolves into a pile of molten earth, which immediately cools at the end of the effect. The dissolved area of the structure can be no larger than 10 feet in any dimension. Seismic Melody. When you play this melody, choose a point on the ground that you can see within 60 feet of you. The ground then shakes, like an earthquake, in a 20-foot-radius circle that's centered on that point. Each creature within the area must succeed on a DC 15 Dexterity saving throw or be knocked prone and take 3d6 bludgeoning damage. A 10-foot-deep fissure then opens immediately after in a straight line, which runs through the center of the circle. The line is 5 feet wide and up to 40 feet long. Any creature within the line must succeed on an additional DC 15 Dexterity saving throw or fall 10 feet down into the fissure. A creature that failed the saving throw for the earthquake makes this second saving throw with disadvantage.</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Wand of Enemy Detection </text:p>
          </table:table-cell>
          <table:table-cell office:value-type="string">
            <text:p>This wand has 7 charges. While holding it, you can use an action and expend 1 charge to speak its command word. For the next minute, you know the direction of the nearest creature hostile to you within 60 feet, but not its distance from you. The wand can sense the presence of hostile creatures that are ethereal, invisible, disguised, or hidden, as well as those in plain sight. The effect ends if you stop holding the wand. The wand regains 1d6 + 1 expended charges daily at dawn. If you expend the wand's last charge, roll a d20. On a 1, the wand crumbles into ashes and is destroye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Wand of the War Mage +2</text:p>
          </table:table-cell>
          <table:table-cell office:value-type="string">
            <text:p>While holding this wand, you gain a bonus to spell attack rolls determined by the wand's rarity. In addition, you ignore half cover when making a spell attack.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Wandblade </text:p>
          </table:table-cell>
          <table:table-cell office:value-type="string">
            <text:p>(Dagger) You gain a +1 bonus to attack and damage rolls using this magic dagger. Its hollow blade is made of magical glass, and its handle can be unscrewed to reveal a space for a single wand. It takes an action to remove a wand from the dagger or to insert one into it. While a wand is inside the dagger, you can use the weapon as either a dagger or wand while holding it. When you use an action for any of the wand’s properties or to cast a spell from it, you can immediately use a bonus action to make a single weapon attack using the dagger.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Weapon +2</text:p>
          </table:table-cell>
          <table:table-cell office:value-type="string">
            <text:p>(Any Weapon) You have a bonus to attack and damage rolls made with this magic weapon. The bonus is determined by the weapon's rarity.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2" office:value-type="string">
            <text:p>Weapon of Certain Death </text:p>
          </table:table-cell>
          <table:table-cell office:value-type="string">
            <text:p>When you damage a creature with an attack using this magic weapon, the target can't regain hit points until the start of your next turn.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Weapon of Warning </text:p>
          </table:table-cell>
          <table:table-cell office:value-type="string">
            <text:p>This magic weapon warns you of danger. While the weapon is on your person, you have advantage on initiative rolls. In addition, you and any of your companions within 30 feet of you can't be surprised, except when incapacitated by something other than nonmagical sleep. The weapon magically awakens you and your companions within range if any of you are sleeping naturally when combat begins. </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Wild Dice </text:p>
          </table:table-cell>
          <table:table-cell office:value-type="string">
            <text:p>This set of two chipped and weathered wood six-sided dice are infused with unpredictable magic. They come in a small velvet bag whose pattern changes based on the dice's last roll. Otherwise, the dice appear completely unassuming. The dice have a total of 6 charges and regain 1d6 expended charges daily at dawn. As an action, you can expend 1 of their charges to roll them, tossing them at a point you can see within 30 feet of you when you do. The dice's effect is determined by the total of the roll as listed in the table and described below. Unless the effect says otherwise, the dice disappear at the end of the effect and reappear in the pouch at the start of the following turn. Rolling the dice again while an effect is still active does nothing. An effect that requires a saving throw has a DC of 15. 2: Slither - The dice elongate and their dots become a sinister yellow. Each die turns into a poisonous snake, which remains for 1 minute or until it's reduced to 0 hit points. A snake attacks the closest target to it other than you and the other snake. 3: Nullify - The sound of clattering chimes follow the dice as they roll before sounding like shattering glass when they come to a stop. A magic-nullifying field bursts forth from the dice in a 30-foot sphere, centered on the point where they landed. The field lasts until the start of your next turn. For the duration, all spells and magical effects of 3rd level and lower within the sphere are dispelled or fail, and any rare, uncommon, or common magic items in the area cease to function for the duration. The dice are then lost until the next dawn, at which point they reappear in the velvet bag. 4: Slick - Slippery oil begins to seep out of the cracks in the dice, casting the grease spell from them centered on the point where they landed. 5: Misty - The dice begin to spew a dense mist, casting the fog cloud spell from them (no concentration required) centered on the point where they landed. 6: Jelly - The dice ripple and jiggle, then dissolve into a pale slime. At the start of your next turn, the slime grows into a gelatinous cube with half its normal hit points in an unoccupied space nearest to the point where the dice landed. This cube remains for 1 minute or until it's reduced to 0 hit points, at which point it melts away. The dice are then lost until the next dawn, at which point they reappear in the velvet bag. 7: Lucky - Seven shiny gold coins materialize and clatter loudly to the ground around the dice. In addition, the next attack roll or ability check you make before the end of your next turn is made with advantage. 8: Bramble - The dice crack open like seeds and grow into gnarled brambles, casting the entangle spell from them (no concentration required) centered on the point where they landed. The dice are then lost until the next dawn, at which point they reappear in the velvet bag. 9: Alarm - As the dice come to a halt, an ear-piercing alarm rings out from them for 1 minute, audible out to a range of 300 feet. Any sleeping creatures within that range are immediately awakened, and every creature that can hear the alarm is immune to any effect that would put it to sleep for the duration. 10: Revelry - The silence spell is cast from the dice (no concentration required) centered on the point where they landed. This version of the spell functions the same as a normal silence spell, but creates a sphere wherein the only sound that can be heard in the area is loud tavern music and the sounds of cheering patrons for the duration. Other sounds made within the sphere are seemingly drowned out by the revelry. 11: Zap - The dice pop and crackle with electricity. Up to three creatures of your choice that you can see within 30 feet of the point where the dice landed are struck by lightning, which originates from the dice. Each creature must make a Dexterity saving throw, taking 2d10 lightning damage on a failed save, or half as much damage on a successful one. 12: Explode - The dice glow red hot and smoke before detonating into a fiery blaze, as if by the fireball spell centered on the point where they landed. The dice are then lost until the next dawn, at which point they reappear in the velvet bag.</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Wind-Up Merchant </text:p>
          </table:table-cell>
          <table:table-cell office:value-type="string">
            <text:p>This soft toy figurine is 5 inches tall and weighs 1 pound. You can use an action to wind up the toy using a crank in the back, causing it to release a thin strip of parchment listing 3 magic items and their costs from the list below. The toy then whirs and animates slowly, walking and bowing slightly, and can't be wound up again until 24 hours have passed. Roll 3d12, recording each number rolled, to determine which of the following magic items are listed on the parchment. At the GM's discretion, reroll duplicate results. 1: Potion of Climbing (25gp), 2: Potion of Healing (25gp), 3: 1<text:span text:style-name="T3">st</text:span> lvl Spell Scroll (25gp), 4: Broom of Flying (50gp), 5: Dust of Disappearance (50gp), 6: Eversmoking Bottle (50gp), 7: Goggles of Night (50gp), 8: Immovable Rod (50gp), 9: Potion of Growth (50gp), 10: Potion Resistance (50gp), 11: Restorative Ointments (2 uses) (50gp), 12: Ring of Water Walking (50gp). While the toy is animated, you can use an action to deposit any number of coins into the slot on the toy's belly and speak the name of an item listed on the parchment. If the value of the coins deposited in the toy is equal to or greater than the cost of the named item, the item magically appears in your hand or at your feet (your choice) and is removed from the parchment. The spent coins are then lost. The toy remains animated for 5 minutes or until each item has been purchased from the list. When the toy stops animating, any deposited coins that weren't spent on the listed items clatter to the ground below it, converting them into smaller denominations as needed, and the parchment turns to dust and is destroyed. An item purchased from the wind-up merchant disappears after 24 hours, or early if you attempt to sell or trade it to another creature.</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Winged Boots </text:p>
          </table:table-cell>
          <table:table-cell office:value-type="string">
            <text:p>While you wear these boots, you have a flying speed equal to your walking speed. You can use the boots to fly for up to 4 hours, all at once or in several shorter flights, each one using a minimum of 1 minute from the duration. If you are flying when the duration expires, you descend at a rate of 30 feet per round until you land. The boots regain 2 hours of flying capability for every 12 hours they aren't in use.</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4" office:value-type="string">
            <text:p>Woodcutter's Axe </text:p>
          </table:table-cell>
          <table:table-cell office:value-type="string">
            <text:p>(Greataxe) You have a +1 bonus to attack and damage rolls made with this magic weapon. When you use this axe to make an attack against a plant (an ordinary plant or a creature with the Plant type) or a wooden object that isn't being worn or carried, the attack deals an extra 2d6 slashing damage on a hit.</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12" office:value-type="string">
            <text:p>Wraps Of Unarmed Prowess +2</text:p>
          </table:table-cell>
          <table:table-cell office:value-type="string">
            <text:p>While you’re wearing these cloth wraps, your unarmed strikes are considered magical for the purpose of overcoming immunity and resistance to nonmagical attacks and damage, and you gain a bonus to the attack and damage rolls of your unarmed strikes, determined by the wraps’ rarity. </text:p>
          </table:table-cell>
          <table:table-cell table:number-columns-repeated="2"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Wyrmling Wristlet </text:p>
          </table:table-cell>
          <table:table-cell office:value-type="string">
            <text:p>This bracelet has 1d6 + 3 colorful, egg-shaped beads hanging from it. Ten types of beads exist. The GM decides the type of each bead on the bracelet or determines it randomly. A bracelet can have more than one bead of the same type. You can use an action to detach a bead and throw it into an unoccupied space that you can see up to 30 feet away from you. When it reaches the end of its trajectory, the bead cracks open, destroying the bead, and summons a dragon wyrmling in the space. The type of wyrmling is determined by the bead's color. 1: Black, 2: Blue, 3: Brass, 4: Bronze, 5: Copper, 6: Gold, 7: Green, 8: Red, 9: Silver, 10: White. A summoned wyrmling disappears after 1 hour, when it drops to 0 hit points, or when you summon another wyrmling. The wyrmling shares your initiative count, but it takes its turn immediately after yours. It is friendly to you and your companions until you threaten or harm it. The wyrmling obeys any verbal commands that you issue to it (no action required by you). If you don't issue any commands to it, it defends itself from hostile creatures, but otherwise takes no actions. When the last bead has been used, the wristlet becomes nonmagical.</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7">
          <table:table-cell table:style-name="ce4" office:value-type="string">
            <text:p>Wyvernblade </text:p>
          </table:table-cell>
          <table:table-cell office:value-type="string">
            <text:p>(Rapier or Shortsword) This blade's guard is fashioned after a wyvern in its design. You gain a +1 bonus to attack and damage rolls made with this magic weapon. The weapon has 3 charges and regains all expended charges daily at dawn. While holding the weapon, you can use an action to expend 1 of its charges to fly up to 60 feet in a straight line toward a point or target that you can see. If the target is a creature, you can also make a special attack against it using the blade. On a hit, the target takes an extra 4d6 poison damage, and it can't use its reaction until the start of its next turn. You have advantage on the attack if you fly at least 30 feet toward the target in this way. At the end of your turn, you can choose to fly up to another 30 feet either horizontally or downward.</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table-cell table:style-name="ce14" office:value-type="string">
            <text:p>Zephyr Armor </text:p>
          </table:table-cell>
          <table:table-cell office:value-type="string">
            <text:p>(Light) This fine set of white-and-silver armor bears the wind rune upon its chest. While wearing this armor, you have advantage on Dexterity (Acrobatics) checks and Dexterity saving throws as your movements are bolstered by gentle currents of wind. Invoking the Rune. As an action, you can invoke the armor’s rune to cast the Wind Wall spell (save DC 15) with it.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2500gp</text:p>
          </table:table-cell>
          <table:table-cell table:number-columns-repeated="3"/>
        </table:table-row>
        <table:table-row table:style-name="ro5" table:number-rows-repeated="1048373">
          <table:table-cell table:number-columns-repeated="9"/>
        </table:table-row>
        <table:table-row table:style-name="ro5">
          <table:table-cell table:number-columns-repeated="9"/>
        </table:table-row>
      </table:table>
      <table:table table:name="Class VII" table:style-name="ta1" table:print="false">
        <office:forms form:automatic-focus="false" form:apply-design-mode="false"/>
        <table:table-column table:style-name="co17" table:default-cell-style-name="Default"/>
        <table:table-column table:style-name="co2" table:default-cell-style-name="Default"/>
        <table:table-column table:style-name="co20" table:default-cell-style-name="Default"/>
        <table:table-column table:style-name="co3" table:number-columns-repeated="5" table:default-cell-style-name="Default"/>
        <table:table-row table:style-name="ro7">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number-columns-repeated="2"/>
        </table:table-row>
        <table:table-row table:style-name="ro7">
          <table:table-cell table:style-name="ce4" office:value-type="string">
            <text:p>Abracadabrus</text:p>
          </table:table-cell>
          <table:table-cell office:value-type="string">
            <text:p>An abracadabrus is an ornate, gemstone-studded wooden chest that weighs 25 pounds while empty. Its interior compartment is a cube measuring 1 1/2 feet on a side. The chest has 20 charges. A creature can use an action to touch the closed lid of the chest and expend 1 of the chest's charges while naming one or more nonmagical objects (including raw materials, foodstuffs, and liquids) worth a total of 1 gp or less. The named objects magically appear in the chest, provided they can all fit inside it and the chest doesn't contain anything else. For example, the chest can conjure a plate of strawberries, a bowl of hot soup, a flagon of water, a stuffed animal, or a bag of twenty caltrops. Food and drink conjured by the chest are delicious, and they spoil if not consumed after 24 hours. Gems and precious metals created by the chest disappear after 1 minute. The chest regains 1d20 expended charges daily at dawn. If the item's last charge is expended, roll a d20. On a 1, the chest loses its magic (becoming an ordinary chest), and its gemstones turn to dust.</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3" office:value-type="string">
            <text:p>All-Purpose Tool +3</text:p>
          </table:table-cell>
          <table:table-cell office:value-type="string">
            <text:p>his simple screwdriver can transform into a variety of tools; as an action, you can touch the item and transform it into any type of artisan's tool of your choice (see the "Equipment" chapter in the Player's Handbook for a list of artisan's tools). Whatever form the tool takes, you are proficient with it. While holding this tool, you gain a bonus to the spell attack rolls and the saving throw DCs of your artificer spells. The bonus is determined by the tool's rarity. As an action, you can focus on the tool to channel your creative forces. Choose a cantrip that you don't know from any class list. For 8 hours, you can cast that cantrip, and it counts as an artificer cantrip for you. Once this property is used, it can't be used again until the next dawn.</text:p>
          </table:table-cell>
          <table:table-cell office:value-type="string">
            <text:p>Artific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Amulet of Protection from Turning </text:p>
          </table:table-cell>
          <table:table-cell office:value-type="string">
            <text:p>While you wear this amulet of silver and turquoise, you have advantage on saving throws against effects that turn undead. If you fail a saving throw against such an effect, you can choose to succeed instead. You can do so three times, and expended uses recharge daily at dawn. Each time an effect that turns undead is used against you, the amulet glows with silvery blue light for a few seconds.</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Amulet of the Devout +3</text:p>
          </table:table-cell>
          <table:table-cell office:value-type="string">
            <text:p>This amulet bears the symbol of a deity inlaid with precious stones or metals. While you wear the holy symbol, you gain a bonus to spell attack rolls and the saving throw DCs of your spells. The bonus is determined by the amulet's rarity. While you wear this amulet, you can use your Channel Divinity feature without expending one of the feature's uses. Once this property is used, it can't be used again until the next dawn.</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Arcane Grimoire +3</text:p>
          </table:table-cell>
          <table:table-cell office:value-type="string">
            <text:p>While you are holding this leather-bound book, you can use it as a spellcasting focus for your wizard spells, and you gain a bonus to spell attack rolls and to the saving throw DCs of your wizard spells. The bonus is determined by the book's rarity. You can use this book as a spellbook. In addition, when you use your Arcane Recovery feature, you can increase the number of spell slot levels you regain by 1.</text:p>
          </table:table-cell>
          <table:table-cell office:value-type="string">
            <text:p>Wizard</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Arcanist Gauntlets </text:p>
          </table:table-cell>
          <table:table-cell office:value-type="string">
            <text:p>This pair of rich silk gloves are guarded by an enchanted mithral shell that sporadically releases arcane power. You can use the gauntlets as a spellcasting focus while wearing them, and when you cast a spell using a spell slot of 5th level or lower, you can choose to roll a d6. If you roll a number on the d6 equal to or greater than the spell's slot level, the spell draws on the magic within the gauntlets, instead of your own, and is cast without expending a spell slot. The slot must be of a level you can normally cast. The gauntlets can provide up to 5 levels worth of spell slots in this way each day, and no two slots can be the same level. If the number rolled on the d6 is less than the spell slot's level, you cast the spell as normal and expend the spell slot. If you don't have the spell slot to cast the spell, the spell fails and the slot is counted toward the gauntlets' daily provided spell slots. For example, a 9th-level wizard can use the gauntlets to provide either one 5th-level spell slot or a 4th- and 1st-level spell slot over the course of a day, but not two 2nd- or 3rd-level spell slots.</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Ashen Bloom </text:p>
          </table:table-cell>
          <table:table-cell office:value-type="string">
            <text:p>An ashen bloom is a rare flower that grows in earth that's been charred by a phoenix's fire. Once it blooms, it continues to live indefinitely until all of its petals are removed, even if it's plucked from the soil. When found, an ashen bloom has 2d4 + 2 petals remaining. The flower crumbles to ash once its last petal is removed. Its petals have a variety of uses. You can pluck one of its petals as part of the options below. Once a petal has been used, it loses its magic. Component. You can use one petal as part of casting a spell that deals fire damage. When you do, choose one creature that takes damage from the spell. That target takes an extra 2d6 fire damage. Eaten. You can eat one petal using an action. When you do, you're cured of either one disease or one poison affecting you. If you're afflicted by more than one, you neutralize one disease or poison of your choice that you know is present, or you neutralize one at random. Smoked. You can smoke one petal in a pipe or similar object over the course of 1 minute, at which time you gain resistance to fire damage for 1d4 hours. The exhaled smoke is red. Steeped. You can steep one petal in 8 ounces of cold water over the course of 10 minutes, by which point the water is boiling and crimson. Drinking all of this tea, which takes at least 1 minute, reduces your exhaustion level by one.</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Astral Shard </text:p>
          </table:table-cell>
          <table:table-cell office:value-type="string">
            <text:p>This crystal is a solidified shard of the Astral Plane, swirling with silver mist. As an action, you can attach the shard to a Tiny object (such as a weapon or a piece of jewelry) or detach it. It falls off if your attunement to it ends. You can use the shard as a spellcasting focus while you hold or wear it. When you use a Metamagic option on a spell while you are holding or wearing the shard, immediately after casting the spell you can teleport to an unoccupied space you can see within 30 feet of you.</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Bangle of the Starlight Raven </text:p>
          </table:table-cell>
          <table:table-cell office:value-type="string">
            <text:p>This silver bangle feels almost cool or wet to the touch. Pressing its tail feathers inward causes its wings to unfurl, allowing you to place the bangle on your wrist or remove it. While wearing the bangle, gravity pulls more loosely against you: your weight is halved, and your normal jumping distance is doubled. While wearing it between dusk and dawn, you're also under the effects of the feather fall spell. The bangle has 7 charges for the following properties. It regains 1d6 + 1 expended charges daily at dusk. The illusory ravens produced by these properties appear like moving constellations of starlight. Using a property requires an action. Starlight Messenger. You can expend 3 of the bangle's charges to cast the sending spell, or 2 charges between dusk and dawn. When you do, an illusory raven instantly appears before the recipient to deliver your message to it. The recipient's reply is then delivered to you the same way, at which point the raven vanishes. Stars' Guidance. You can expend 2 of the bangle's charges to cast the locate object spell, or 1 charge between dusk and dawn. When you do, an illusory raven appears on your shoulder to direct you toward the object for the duration, provided it's within range. Starstruck Swarm. You can expend 1 or more of the bangle's charges to cast the magic missile spell from it. For 1 charge, you cast the 1st-level version of the spell, or the 2nd-level version of the spell between dusk and dawn. You can increase the spell slot level by one for each additional charge you expend. The missiles appear as the illusory ravens hurtling toward each targe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Banner of the Krig Rune </text:p>
          </table:table-cell>
          <table:table-cell office:value-type="string">
            <text:p>Crafted from a thick, red fabric, this banner measures 5 feet high and 3 feet wide. The krig (war) rune is displayed on the fabric with round, metal plates sewn into it. It can be attached to a 10-foot pole to serve as a standard. Furling or unfurling the banner requires an action. The banner has the following properties. Mark of Courage. As a bonus action, you can touch the unfurled banner and cause it to emanate courage. You and your allies are immune to the frightened condition while within 20 feet of it. This benefit lasts for 10 minutes or until the banner is furled. Once you use this property, you can't use it again until you finish a short or long rest. Sentinel Standard. You can see invisible creatures while they are within 20 feet of the unfurled banner and within your line of sight. Standard's Shield. As a bonus action, you can touch the unfurled banner and invoke this power. Any ranged attack roll that targets you or an ally of yours has disadvantage if the target is within 20 feet of the unfurled banner. This benefit lasts for 1 minute or until the banner is furled. Once you use this property, you can't use it again until you finish a short or long rest. Gift of Battle. You can transfer the banner's magic to a place by tracing the krig rune on the ground with your finger. The point where you trace it becomes the center of a spherical area of magic that has a 500-foot radius and that is fixed to the place. The transfer takes 8 hours of work that requires the banner to be within 5 feet of you and during which you choose creatures, creature types, or both that will benefit from the magic. At the end, the banner is destroyed, and the area gains the following property: While in the 500-foot-radius sphere, the creatures you chose during the transfer process are immune to the frightened condition and gain a +1 bonus to attack rolls and AC.</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Barrier Tattoo (Medium)</text:p>
          </table:table-cell>
          <table:table-cell office:value-type="string">
            <text:p>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Protection. While you aren't wearing armor, the tattoo grants you an Armor Class of 15+Dex (Max +2). You can use a shield and still gain this benefi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Battering Shield </text:p>
          </table:table-cell>
          <table:table-cell office:value-type="string">
            <text:p>While holding this iron tower shield, you gain a +1 bonus to AC. This bonus is in addition to the shield's normal bonus to AC. Additionally, the shield has 3 charges, and it regains 1d3 expended charges daily at dawn. If you are holding the shield and push a creature within your reach at least 5 feet away, you can expend 1 charge to push that creature an additional 10 feet, knock it prone, or both.</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Belt of Dwarvenkind </text:p>
          </table:table-cell>
          <table:table-cell office:value-type="string">
            <text:p>While wearing this belt, you gain the following benefits: Your Constitution score increases by 2, to a maximum of 20. You have advantage on Charisma (Persuasion) checks made to interact with dwarves. In addition, while attuned to the belt, you have a 50 percent chance each day at dawn of growing a full beard if you're capable of growing one, or a visibly thicker beard if you already have one. If you aren't a dwarf, you gain the following additional benefits while wearing the belt: You have advantage on saving throws against poison, and you have resistance against poison damage. You have darkvision out to a range of 60 feet. You can speak, read, and write Dwarvish.</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Belt of Hill Giant Strength </text:p>
          </table:table-cell>
          <table:table-cell office:value-type="string">
            <text:p>While wearing this belt, your Strength score changes to 21. If your Strength is already equal to or greater than the belt's score, the item has no effect on you.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Blackthorn Spear of the Moonless Hunter </text:p>
          </table:table-cell>
          <table:table-cell office:value-type="string">
            <text:p>(Spear) This spiny, black bone spear is a favorite among nocturnal hunting tribes. While attuned to the spear, you can always see the faint outline of it, even in total darkness. You gain a +2 bonus to attack and damage rolls made with this magic weapon. This spear contains a fragment of the moonless hunter, an ancient spirit that can be channeled to assume some of its powers. While holding the spear, you can use a bonus action to call forth and assume the spirit of the moonless hunter. While assuming the spirit, your eyes become pure white, and you gain the following benefits: You ignore the effects of exhaustion. You can't sleep or be put to sleep by magical means, and you can't take or benefit from finishing a long rest. You have advantage on Dexterity (Stealth) checks. You can see normally in darkness, both magical and nonmagical, out to a range of 60 feet. You can use a bonus action to cause the spear to fly back to your empty hand or land at your feet (your choice), provided that the spear is within 60 feet of you. Your walking speed increases by 10 feet. You can assume the spirit in this way for up to 8 hours. The effect ends early if you release the spirit as a bonus action or if you're farther than 60 feet away from the spear for more than 1 minute. The spirit returns to the spear when you are no longer assuming it, at which point you gain 1 level of exhaustion for every 2 hours you assumed the spirit (minimum 1 level). Exhaustion gained in this way can only be reduced by finishing a long res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Bloodaxe </text:p>
          </table:table-cell>
          <table:table-cell office:value-type="string">
            <text:p>(Greataxe) You gain a +2 bonus to attack and damage rolls made with this magic axe. The axe deals an extra 1d6 necrotic damage to creatures that aren't constructs or undead. If you reduce such a creature to 0 hit points with an attack using this axe, you gain 10 temporary hit points.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Bloodwell Vial (+3)</text:p>
          </table:table-cell>
          <table:table-cell office:value-type="string">
            <text:p>To attune to this vial, you must place a few drops of your blood into it. The vial can't be opened while your attunement to it lasts. If your attunement to the vial ends, the contained blood turns to ash. You can use the vial as a spellcasting focus for your spells while wearing or holding it, and you gain a bonus to spell attack rolls and to the saving throw DCs of your sorcerer spells. The bonus is determined by the vial's rarity. In addition, when you roll any Hit Dice to recover hit points while you are carrying the vial, you can regain 5 sorcery points. This property of the vial can't be used again until the next dawn.</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Bowl of Commanding Water Elementals </text:p>
          </table:table-cell>
          <table:table-cell office:value-type="string">
            <text:p>While this bowl is filled with water, you can use an action to speak the bowl's command word and summon a water elemental, as if you had cast the Conjure Elemental spell. The bowl can't be used this way again until the next dawn. The bowl is about 1 foot in diameter and half as deep. It weighs 3 pounds and holds about 3 gallons.</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Bracelet of Rock Magic </text:p>
          </table:table-cell>
          <table:table-cell office:value-type="string">
            <text:p>While you wear this gold bracelet, it grants you immunity to being petrified, and it allows you to cast Flesh to Stone (save DC 15) as an action. Once the spell has been cast three times, the bracelet can no longer cast it. Thereafter, you can cast Stone Shape as an action. After you have done this thirteen times, the bracelet loses its magic and turns from gold to lead. </text:p>
          </table:table-cell>
          <table:table-cell table:number-columns-repeated="2" office:value-type="string">
            <text:p>Y</text:p>
          </table:table-cell>
          <table:table-cell office:value-type="string">
            <text:p>Creatures of flesh that are strongly related to earth and stone, such as stone giants and dwarves, have advantage on the saving throw against Flesh to Stone cast from the bracelet. If such a creature's save is successful, the bracelet breaks your attunement to it and casts the spell on you. You make your saving throw with disadvantage, and on a failed save you are petrified instantly. </text:p>
          </table:table-cell>
          <table:table-cell table:style-name="ce7" office:value-type="string">
            <text:p>40000gp</text:p>
          </table:table-cell>
          <table:table-cell table:number-columns-repeated="2"/>
        </table:table-row>
        <table:table-row table:style-name="ro7">
          <table:table-cell table:style-name="ce4" office:value-type="string">
            <text:p>Bracelet of the Shattered Aegis </text:p>
          </table:table-cell>
          <table:table-cell office:value-type="string">
            <text:p>A smoldering, defensive insignia burns at the center of the cracked glass sphere that rests atop this woven bracelet. The bracelet has 2 charges and regains all expended charges daily at dawn. If the bracelet has at least 1 charge, you gain a +1 bonus to AC while wearing it. While wearing the bracelet, you can expend 1 of its charges as a reaction when a friendly creature that you can see within 30 feet of you is hit by an attack. That creature gains a bonus to its AC equal to your spellcasting ability modifier (minimum +1) until the start of your next turn, including against the triggering attack, as a shimmering, magical barrier protects it from harm. If the creature is already under the effect of the shield spell, this property has no effect, and the charge is wasted. If an attacker hits the creature while it's protected by this barrier, the barrier shatters, and any hostile creature within 5 feet of it must make a Dexterity saving throw against your spell save DC. On a failed save, a creature takes 3d8 fire damage, or half as much damage on a successful one. When the barrier shatters, the creature loses this bonus to its AC.</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Brazier of Commanding Fire Elementals </text:p>
          </table:table-cell>
          <table:table-cell office:value-type="string">
            <text:p>While a fire burns in this brass brazier, you can use an action to speak the brazier's command word and summon a fire elemental, as if you had cast the Conjure Elemental spell. The brazier can't be used this way again until the next dawn. The brazier weighs 5 pounds.</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Broom of Flying </text:p>
          </table:table-cell>
          <table:table-cell office:value-type="string">
            <text:p>This wooden broom, which weighs 3 pounds, functions like a mundane broom until you stand astride it and speak its command word. It then hovers beneath you and can be ridden in the air. It has a flying speed of 50 feet. It can carry up to 400 pounds, but its flying speed becomes 30 feet while carrying over 200 pounds. The broom stops hovering when you land. You can send the broom to travel alone to a destination within 1 mile of you if you speak the command word, name the location, and are familiar with that place. The broom comes back to you when you speak another command word, provided that the broom is still within 1 mile of you.</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Canaith Mandolin </text:p>
          </table:table-cell>
          <table:table-cell office:value-type="string">
            <text:p>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 You can use an action to play the instrument and cast one of its spells. Once the instrument has been used to cast a spell, it can't be used to cast that spell again until the next dawn. The spells use your spellcasting ability and spell save DC. You can play the instrument while casting a spell that causes any of its targets to be charmed on a failed saving throw, thereby imposing disadvantage on the save. This effect applies only if the spell has a somatic or a material component. Spells: <text:s/><text:tab/>Fly, Invisibility, Levitate, Protection from Evil and Good, Cure Wounds (3rd level), Dispel Magic, Protection from Energy (lightning only)</text:p>
          </table:table-cell>
          <table:table-cell office:value-type="string">
            <text:p>Bard</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Captain's Pride </text:p>
          </table:table-cell>
          <table:table-cell office:value-type="string">
            <text:p>(Leather or Studded Leather) This well-crafted leather armor comes with a sturdy, enveloping longcoat, bearing on its back the insignia of a well-known pirate captain. When you attune to it, the insignia changes to one that represents you instead. While wearing this armor, climbing and swimming don't cost you extra movement, and you can breathe underwater. In addition, you can use a bonus action to shift into a watery, elemental form, gaining the following benefits for the duration: Your speed increases by 10 feet. You have resistance to bludgeoning, piercing, and slashing damage from nonmagical attacks, as well as resistance to acid damage. You have advantage on ability checks to avoid or escape being grappled or restrained. If you’re already grappled or restrained when shift into this form, you automatically escape. While you’re underwater, Wisdom (Perception) checks made to see you have disadvantage. This form lasts as long as you concentrate (as if concentrating on a spell), to a maximum of 1 minute. Once this property of the armor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Carpet of Flying </text:p>
          </table:table-cell>
          <table:table-cell office:value-type="string">
            <text:p>You can speak the carpet's command word as an action to make the carpet hover and fly. It moves according to your spoken directions, provided that you are within 30 feet of it. 3' x 5': 200lb, 80'; 4' x 6': 400lb, 60'; 5' x 7': 600lb, 40'; 6' x 9': 800lb, 30'</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Cauldron of Rebirth </text:p>
          </table:table-cell>
          <table:table-cell office:value-type="string">
            <text:p>This Tiny pot bears relief scenes of heroes on its cast iron sides. You can use the cauldron as a spell casting focus for your spells, and it functions as a suitable component for the Scrying spell. When you finish a long rest, you can use the cauldron to create a Potion of Greater Healing. The potion lasts for 24 hours, then loses its magic if not consumed. As an action, you can cause the cauldron to grow large enough for a Medium creature to crouch within. You can revert the cauldron to its normal size as an action, harmlessly shunting anything that can't fit inside to the nearest unoccupied space. If you place the corpse of a humanoid into the cauldron and cover the corpse with 200 pounds of salt (which costs 10 gp) for at least 8 hours, the salt is consumed and the creature returns to life as if by Raise Dead at the next dawn. Once used, this property can't be used again for 7 days.</text:p>
          </table:table-cell>
          <table:table-cell office:value-type="string">
            <text:p>Druid or Warlock</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Censer of Controlling Air Elementals </text:p>
          </table:table-cell>
          <table:table-cell office:value-type="string">
            <text:p>While incense is burning in this censer, you can use an action to speak the censer's command word and summon an air elemental, as if you had cast the Conjure Elemental spell. The censer can't be used this way again until the next dawn. This 6-inch wide, 1-foot-high vessel resembles a chalice with a decorated lid. It weighs 1 pound.</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Chime of Exile </text:p>
          </table:table-cell>
          <table:table-cell office:value-type="string">
            <text:p>This silver chime is engraved with delicate magic sigils. While holding the chime, you can use an action to cast the Banishment spell (spell save DC 20). If the target of the spell has 50 hit points or fewer, it automatically fails its saving throw. Once the chime has been used to cast the spell, it can’t be used this way again until the next dawn. </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Chronomancer's Eyepiece </text:p>
          </table:table-cell>
          <table:table-cell office:value-type="string">
            <text:p>This singular lens lets you faintly see and command the flow of time around a target. The eyepiece has 5 charges and regains 1d4 + 1 expended charges daily at dawn. While wearing the eyepiece, you can expend 1 charge as a reaction at the end of another creature's turn to speak either of the eyepiece's two command words to warp the flow of time around that creature. You must be able to see the target, and it must be within 60 feet of you. Past. If the target is willing, it is teleported back to the space it was at the beginning of its turn. If another creature or object is occupying the space, the target is teleported to nearest unoccupied space instead. An unwilling target must succeed on a DC 16 Charisma saving throw or be teleported in this way against its will. Future. If the target is willing, it can immediately choose to move again, up to half its speed, without provoking opportunity attacks. After a target moves in this way, its speed is halved until the end of its next tur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2" office:value-type="string">
            <text:p>Cloak of Displacement </text:p>
          </table:table-cell>
          <table:table-cell office:value-type="string">
            <text:p>While you wear this cloak, it projects an illusion that makes you appear to be standing in a place near your actual location, causing any creature to have disadvantage on attack rolls against you. If you take damage, the property ceases to function until the start of your next turn. This property is suppressed while you are incapacitated, restrained, or otherwise unable to move.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Cloak of Invisibility </text:p>
          </table:table-cell>
          <table:table-cell office:value-type="string">
            <text:p>While wearing this cloak, you can pull its hood over your head to cause yourself to become invisible. While you are invisible, anything you are carrying or wearing is invisible with you. You become visible when you cease wearing the hood. Pulling the hood up or down requires an action. Deduct the time you are invisible, in increments of 1 minute, from the cloak's maximum duration of 2 hours. After 2 hours of use, the cloak ceases to function. For every uninterrupted period of 12 hours, the cloak goes unused, it regains 1 hour of duratio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Cloak of Protection </text:p>
          </table:table-cell>
          <table:table-cell office:value-type="string">
            <text:p>You gain a +1 bonus to AC and saving throws while you wear this cloak.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2" office:value-type="string">
            <text:p>Cloak of the Manta Ray </text:p>
          </table:table-cell>
          <table:table-cell office:value-type="string">
            <text:p>While wearing this cloak with its hood up, you can breathe underwater, and you have a swimming speed of 60 feet. Pulling the hood up or down requires an action. </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Cloudkept Armor </text:p>
          </table:table-cell>
          <table:table-cell office:value-type="string">
            <text:p>(Padded or Hide) This armor is buoyed by motes of captured clouds, which have been woven together into a fabric-like hide. While wearing it, you gain a +2 bonus to AC, and your jump distance is increased by 10 feet. If the armor normally imposes disadvantage on Dexterity (Stealth) checks, the cloudkept version of the armor doesn't. In addition, the maximum amount of bludgeoning damage you can take from falling is reduced to 1d6. You can use an action to cast the gaseous form spell from the armor while wearing it, targeting only yourself. This version of the spell has the following changes:The spell lasts for 1 minute, instead of 1 hour. You retain your normal form, instead of becoming a cloud, but look as though you're made of mist. While in your misty form, you retain your normal walking speed and gain a flying speed equal to it. For the duration, you can use a bonus action to revert to your physical form, or back into your misty form again. Once cast in this way, the spell can't be cast from the armor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Coiling Grasp Tattoo </text:p>
          </table:table-cell>
          <table:table-cell office:value-type="string">
            <text:p>Produced by a special needle, this magic tattoo has long intertwining designs. 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Grasping Tendrils. While the tattoo is on your skin, you can, as an action, cause the tattoo to extrude into inky tendrils, which reach for a creature you can see within 15 feet of you. The creature must succeed on a DC 14 Strength saving throw or take 3d6 force damage and be grappled by you. As an action, the creature can escape the grapple by succeeding on a DC 14 Strength (Athletics) or Dexterity (Acrobatics) check. The grapple also ends if you halt it (no action required), if the creature is ever more than 15 feet away from you, or if you use this tattoo on a different creature.</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Cottage Chest </text:p>
          </table:table-cell>
          <table:table-cell office:value-type="string">
            <text:p>This 1-foot-long chest looks like a replica of a woodland cottage and is magically locked. You can use an action to place this chest on the ground and speak its command word. The chest immediately unlocks and grows into a cottage that remains until you use an action to speak the command word that dismisses it, which works only if the cottage is empty. When dismissed, the cottage returns to its normal chest form. If there isn't enough space for the cottage or there are creatures in its area when you speak the command word, the chest remains locked and the action is wasted. The cottage is a wooden, two-story building that's 40 feet wide and 65 feet long. Inside is a kitchen, a dining room, and a large parlor with an ever-burning fire in its hearth. A curling stairway leads to the second floor, which has 4 bedrooms equipped with furniture you'd find in a modest to respectable inn. The first floor has six windows, and each bedroom on the second floor has one. When activated, the cottage has a small door on the side facing you. The door opens only at your command, which you can speak as a bonus action. It is immune to the knock spell and similar magic, such as that of a chime of opening. The cottage's kitchen is filled with magical utensils that automatically stir, measure, and heat all manner of cuisine. Any check made using cook's utensils within the cottage has advantage on the roll. When left to its own devices, the cottage magically produces an array of baked goods for up to 8 creatures when the cottage appears for the first time each day and again each day at dawn until it is dismissed. Eating the food within the cottage provides enough nourishment to sustain a creature for one day. If any baked goods are left uneaten, they vanish at dawn as the new goods appear. Any baked good, furniture, or similar object vanishes when taken outside the cottage and immediately reappears inside. Further, fey and fiends can't enter the cottage unless you choose to let them, and creatures can't move or travel into it using teleportation or by extradimensional or interplanar means. The cottage is made of wood and plaster, and its magic prevents it from being tipped over or moved. The roof, the door, and the walls (including the windows) each have 60 hit points, immunity to damage from nonmagical weapons excluding siege weapons, and resistance to all other damage. Only a wish spell can repair the cottage (this use of the spell counts as replicating a spell of 8th level or lower). Each casting of wish causes the roof, the door, or one wall to regain all its hit points.</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Crown Of Whirling Comets </text:p>
          </table:table-cell>
          <table:table-cell office:value-type="string">
            <text:p>This delicate silver tiara is decorated with stellar iconography. While you wear the crown, the gems on the tiara’s points detach and closely orbit your head. The crown has 6 charges for the following properties, which you can use while wearing the crown: Star Flight. As a bonus action, you can spend 1 charge to gain the power of flight for 10 minutes. For the duration, you gain a flying speed equal to your walking speed, and you can hover. While flying, you glow faintly with starlight. Starlight Strike. As an action, you can spend any number of charges to launch bolts of frigid starlight. You launch a number of bolts equal to the number of charges spent, and you can direct the bolts to target one creature or several, so long as all creatures are within 120 feet of you and you can see them. The bolts automatically strike their targets, and each bolt deals 2d4 cold damage. Whirling Hail. As an action, you can spend 3 charges and cast the Ice Storm spell (save DC 16). The crown regains 1d6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Crystalline Chronicle </text:p>
          </table:table-cell>
          <table:table-cell office:value-type="string">
            <text:p>An etched crystal sphere the size of a grapefruit hums faintly and pulses with irregular flares of inner light. While you are touching the crystal, you can retrieve and store information and spells within the crystal at the same rate as reading and writing. When found, the crystal contains the following spells: Detect Thoughts, Intellect Fortress, Rary's Telepathic Bond, Sending, Telekinesis, Tasha's Mind Whip, and Tenser's Floating Disk. It functions as a spellbook for you, with its spells and other writing psychically encoded within it. While you are holding the crystal, you can use it as a spellcasting focus for your wizard spells, and you know the Mage Hand, Mind Sliver, and Message cantrips if you don't already know them. The crystal has 3 charges, and it regains 1d3 expended charges daily at dawn. You can use the charges in the following ways while holding it: If you spend 1 minute studying the information within the crystal, you can expend 1 charge to replace one of your prepared wizard spells with a different spell in the book. When you cast a wizard spell, you can expend 1 charge to cast the spell without verbal, somatic, or material components of up to 100 gp value.</text:p>
          </table:table-cell>
          <table:table-cell office:value-type="string">
            <text:p>Wizard</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Cube of Teleportation </text:p>
          </table:table-cell>
          <table:table-cell office:value-type="string">
            <text:p>This hefty, metal cube is about 6 inches on a side and weighs 3 pounds. One of the cube's sides looks like a metallic stamp, and is made of countless interlocking and shifting panels that reconfigure themselves to magically generate a new, unique sigil sequence daily at dawn, as described in the teleportation circle spell. Its five other sides are flat and blank, or, at the GM's discretion, have up to 5 different sigil sequences recorded onto them. If you find a permanent teleportation circle, you can place and hold one of the cube's flat sides against the circle for 1 hour, focusing on it for the duration (as if concentrating on a spell). If you hold and focus on the cube for the full duration, the circle's sigil sequence is recorded onto the cube's face. If a sigil was already on the cube's face, it's replaced by the new one. The cube has 3 charges and regains 1d3 expended charges daily at dawn. If you hold one of the cube's recorded sigil sequences on the ground face-down and focus on it for 1 minute (as if concentrating on a spell), the cube expends 1 of its charges and duplicates the effect of the teleportation circle spell, using the sigil sequence from the cube's face to form the spell's teleportation circle on the ground below it.A lternatively, you can hold the stamp side of the cube on the ground and focus on it for 1 minute (as if concentrating on a spell). If you hold and focus on the cube for the full duration, it magically applies its unique sigil sequence onto the ground in a 10-foot-diameter teleportation circle, provided that there's enough space to do so. This circle remains for 1 hour, and can only be used as a destination circle for the duration. Once this property has been used, it can't be used again until the next dawn, unless you use an action to expend 1 of the cube's charges to generate a new sigil sequence and regain the use of this property. Once you've placed a unique teleportation circle in this way, you can use this side of the cube as if it were a normal sigil sequence recording for the generated circle.</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Dancing Sword </text:p>
          </table:table-cell>
          <table:table-cell office:value-type="string">
            <text:p>(Any Sword) You can use a bonus action to toss this magic sword into the air and speak the command word. When you do so, the sword begins to hover, flies up to 30 feet, and attacks one creature of your choice within 5 feet of it. The sword uses your attack roll and ability score modifier to damage rolls. While the sword hovers, you can use a bonus action to cause it to fly up to 30 feet to another spot within 30 feet of you. As part of the same bonus action, you can cause the sword to attack one creature within 5 feet of it. After the hovering sword attacks for the fourth time, it flies up to 30 feet and tries to return to your hand. If you have no hands free, it falls to the ground at your feet. If the sword has no unobstructed path to you, it moves as close to you as it can and then falls to the ground. It also ceases to hover if you grasp it or move more than 30 feet away from i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Dawnbringer </text:p>
          </table:table-cell>
          <table:table-cell office:value-type="string">
            <text:p>While holding the weapon, you can use an action to touch a creature with the blade and cast Lesser Restoration on that creature. Once used, this ability can't be used again until the next dawn.(Longsword) Lost for ages in the Underdark, Dawnbringer appears to be a gilded longsword hilt. While grasping the hilt, you can use a bonus action to make a blade of pure radiance spring from the hilt, or cause the blade to disappear. Dawnbringer has all the properties of a Sun Blade. <text:s/>Sentience. Dawnbringer is a sentient neutral good weapon with an Intelligence of 12, a wisdom of 15, and a Charisma of 14. It has hearing and darkvision out to a range of 120 feet. The sword can speak, read, and understand Common, and it can communicate with its wielder telepathically. Its voice is kind and feminine. It knows every language you know while you're attuned to it. Personality. Forged by ancient sun worshippers, Dawnbringer is meant to bring light into darkness and to fight creatures of darkness. It is kind and compassionate to those in need, but fierce and destructive to its enemies. Long years lost in darkness have made Dawnbringer frightened of both the dark and abandonment. It prefers that its blade always be present and shedding light in areas of darkness, and it strongly resists being parted from its wielder for any length of time.</text:p>
          </table:table-cell>
          <table:table-cell office:value-type="string">
            <text:p>Non-Evil</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Delver's Claws </text:p>
          </table:table-cell>
          <table:table-cell office:value-type="string">
            <text:p>The back of this weatherworn leather glove is adorned with three large metal hooks shaped like a mole’s claws. Stitched into the glove’s palm is the mountain rune. The glove is considered a simple melee weapon with the finesse and light properties, and it deals 1d4 slashing damage on a hit. While attuned to the glove, you gain a burrowing speed equal to your walking speed and blindsight to 15 feet. Invoking the Rune. As an action, you can invoke the glove’s rune to bolster yourself with the sturdiness of the earth. Spend and roll a number of your unspent Hit Dice up to a maximum equal to your proficiency bonus. You then regain a number of hit points equal to the total roll plus your Constitution modifier.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Dimensional Quiver </text:p>
          </table:table-cell>
          <table:table-cell office:value-type="string">
            <text:p>This purple glass quiver is open on both ends and doesn't have a strap. While attuned to it, the quiver floats comfortably within your reach whenever you place it against your body. While attuned to the quiver, you're immune to the banishment spell and similar magic that would transport you to another plane of existence against your will. The quiver also functions as an efficient quiver. The first time you hit a target on each of your turns using a piece of ammunition or a weapon drawn from the quiver, that target takes an extra 1d12 force damage from the attack. In addition, you can use an action to cast either the blink or dimension door spell from the quiver while it's on your person. When you cast blink in this way, you can see up to 60 feet into the Ethereal Plane and can attack targets there as if they were on your current plane of existence for the duration. Once the quiver has been used to cast a spell, it can’t be used to cast that spell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Dimensional Shackles </text:p>
          </table:table-cell>
          <table:table-cell office:value-type="string">
            <text:p>You can use an action to place these shackles on an incapacitated creature. The shackles adjust to fit a creature of Small to Large size. In addition to serving as mundane manacles, the shackles prevent a creature bound by them from using any method of extradimensional movement, including teleportation or travel to a different plane of existence. They don't prevent the creature from passing-through an interdimensional portal. You and any creature you designate when you use the shackles can use an action to remove them. Once every 30 days, the bound creature can make a DC 30 Strength (Athletics) check. On a success, the creature breaks free and destroys the shackles.</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Direstone Runic Wand </text:p>
          </table:table-cell>
          <table:table-cell office:value-type="string">
            <text:p>A rigid stone wand used by the arcane dwarves of the Direstone mines. The wand has 7 charges. While holding it, you can use an action to expend 1 or more of its charges to trace one of the following runes in the air to invoke its properties (spell save DC 15): Algiz. You can expend 3 charges to grant 1 creature you can see within 10 feet of you resistance to fire damage for 1 hour. Eihwaz. You can expend 2 charges to cast the arcane lock spell. When you use this spell to lock a second object, the spell ends on the first one. Hagalaz. You can expend 2 charges to cast the shatter spell. Kenaz. You can expend 1 charge to cast the burning hands spell, or 2 charges to cast the heat metal spell. Raidho. You can expend 4 charges to cast the stone shape spell. This version of the spell can alter the form of either stone or natural metal (such as iron or silver). Alternatively, you can use the wand to cast the illusory script spell over the course of 1 minute by expending 1 of its charges, but can only use it to write on stone or metal surfaces. The wand regains 1d6 + 1 expended charges daily at dawn. If you expend the wand's last charge, roll a d20. On a 1, the wand crumbles into stone dust. If you are not a dwarf when this happens, you must also succeed on a DC 20 Constitution saving throw or be petrified until freed by the greater restoration spell or similar magic.</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Dispelling Stone </text:p>
          </table:table-cell>
          <table:table-cell office:value-type="string">
            <text:p>This smooth, rainbow-colored, egg-shaped stone can be thrown up to 30 feet and explodes in a 10-foot-radius sphere of magical energy on impact, destroying the stone. Any active spell of 5th level or lower in the sphere ends. </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Displacement Leathers </text:p>
          </table:table-cell>
          <table:table-cell office:value-type="string">
            <text:p>(Leather)This armor creates a blurry afterimage of you while you move. When a creature hits you with an opportunity attack while wearing this armor, roll a d20 (no action required). On an 11 or higher, the attack misses and hits a nearby illusion of you instead. On a 10 or lower, the attack hits you. Once this property of the armor has been used for the fourth time, it can't be used again until you finish a long rest.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Dodecahedron of Doom </text:p>
          </table:table-cell>
          <table:table-cell office:value-type="string">
            <text:p>This twelve-sided metal die is 12 inches across and bears the numbers 1 through 12 engraved on its pentagonal sides. The dodecahedron contains arcane clockwork mechanisms that whir and click whenever the die is cast.T he dodecahedron can be hurled up to 60 feet as an action: A random magical effect occurs when the die comes to a rest after rolling across the ground for at least 10 feet. If an effect requires a target and no eligible target is within range, nothing happens. Spells cast by the dodecahedron require no components. Roll a d12 and consult the following table to determine the effect: 1-2: The dodecahedron explodes and is destroyed. Each creature within 20 feet of the exploding die must make a DC 13 Dexterity saving throw, taking 40 (9d8) force damage on a failed save, or half as much damage on a successful one, 3-4: The dodecahedron casts light on itself. The effect lasts until a creature touches the die, 5-6: The dodecahedron casts Ray of Frost (+5 to hit) targeting a random creature within 60 feet that doesn't have total cover against the attack., 7-8: The dodecahedron casts Shocking Grasp (+5 to hit) on the next creature that touches it., 9-10: The dodecahedron casts Darkness on itself. The effect has a duration of 10 minutes., 11-12: The next creature to touch the dodecahedron gains 1d10 temporary hit points that last for 1 hour.</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Doss Lute </text:p>
          </table:table-cell>
          <table:table-cell office:value-type="string">
            <text:p>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 You can use an action to play the instrument and cast one of its spells. Once the instrument has been used to cast a spell, it can't be used to cast that spell again until the next dawn. The spells use your spellcasting ability and spell save DC. You can play the instrument while casting a spell that causes any of its targets to be charmed on a failed saving throw, thereby imposing disadvantage on the save. This effect applies only if the spell has a somatic or a material component. Spells: <text:s/><text:tab/>Fly, Invisibility, Levitate, Protection from Evil and Good, Animal Friendship, Protection from Energy (fire only), Protection from Poison</text:p>
          </table:table-cell>
          <table:table-cell office:value-type="string">
            <text:p>Bard</text:p>
          </table:table-cell>
          <table:table-cell office:value-type="string">
            <text:p>N</text:p>
          </table:table-cell>
          <table:table-cell office:value-type="string">
            <text:p>N/A</text:p>
          </table:table-cell>
          <table:table-cell table:style-name="ce7" office:value-type="string">
            <text:p>40000gp</text:p>
          </table:table-cell>
          <table:table-cell/>
          <table:table-cell table:style-name="ce26"/>
        </table:table-row>
        <table:table-row table:style-name="ro7">
          <table:table-cell table:style-name="ce12" office:value-type="string">
            <text:p>Dragonhide Belt +3</text:p>
          </table:table-cell>
          <table:table-cell office:value-type="string">
            <text:p>This finely detailed belt is made of dragonhide. While wearing it, you gain a bonus to the saving throw DCs of your ki features. The bonus is determined by the belt’s rarity. In addition, you can use an action to regain ki points equal to a roll of your Martial Arts die. You can’t use this action again until the next dawn. </text:p>
          </table:table-cell>
          <table:table-cell office:value-type="string">
            <text:p>Monk</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Dragonstaff of Ahghairon </text:p>
          </table:table-cell>
          <table:table-cell office:value-type="string">
            <text:p>While holding the Dragonstaff of Ahghairon, you have advantage on saving throws against the spells and breath weapons of dragons, as well as the breath weapons of other creatures of the dragon type (such as dragon turtles). A creature of the dragon type that you touch with the staff can move through the city of Waterdeep, ignoring Ahghairon's dragonward. This effect lasts until the creature is touched again by the staff or until a time you proclaim when you confer the benefit. The staff has 10 charges. While holding it, you can expend 1 charge as an action to cast the Command spell. If you target a dragon with this casting, the dragon has disadvantage on its saving throw. The staff regains 1d10 charges daily al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Dragonwing Scimitars </text:p>
          </table:table-cell>
          <table:table-cell office:value-type="string">
            <text:p>This pair of twin scimitars features draconic guards and winglike blades. Despite there being two weapons, they are considered to be a single item for the purposes of attuning to them. While holding one of the swords, you always know the general direction and distance of the other. Chromatic Change. Each of the swords is associated with a damage type: either acid, cold, fire, lightning or poison. Any target hit by one of the scimitars takes an extra 1d10 damage of its associated type. While one of them is in your hand, you can use a bonus action to change its damage type to a different one. When you do, the color of its metal changes to reflect the new damage type. Draconic Riposte. While holding each of the swords in either hand, you can use your reaction when you're hit by a melee attack to gain a +4 bonus to your AC against the triggering attack, potentially causing it to miss you. If the attack misses as a result of this reaction and the attacker is within 5 feet of you, you can immediately make an opportunity attack against the attacker using one of the scimitars. Winged Rush. While you're holding the two swords in either hand, you gain a flying speed equal to your walking speed whenever you take the Dash action. You lose this speed at the end of your turn, falling if you are in the air and nothing else is holding you alof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Drown </text:p>
          </table:table-cell>
          <table:table-cell office:value-type="string">
            <text:p>(Trident) A steel trident decorated with bronze barnacles along the upper part of its haft, Drown has a sea-green jewel just below the tines and a silver shell at the end of its haft. It floats on the surface if dropped onto water, and it floats in place if it is released underwater. The trident is always cool to the touch, and it is immune to any damage due to exposure to water. Drown contains a spark of Olhydra, the Princess of Evil Water. You gain a +1 bonus to attack and damage rolls you make with this magic weapon. When you hit with it, the targets takes an extra 1d8 cold damage. Water Mastery. You gain the following benefits while you hold Drown: • You can speak Aquan fluently. • You have resistance to cold damage.• <text:s/>You can cast Dominate Monster (save DC 17) on a water elemental. Once you have done so, Drown can’t be used this way again until the next dawn.Tears of Endless <text:s/>Anguish. While inside a water node, you can perform a ritual called the Tears of Endless Anguish, using Drown to create a devastation orb of water (see the Devastation Orb description for the time and cost of the ritual). Once you perform the ritual, Drown can’t be used to perform the ritual again until the next dawn.Flaw. Drown makes its wielder <text:s/>covetous. While attuned to the weapon, you gain the following flaw: “I demand and deserve the largest share of the spoils, and I refuse to part with anything that’s mine.” In addition, if you are attuned to Drown for 24 consecutive hours, barnacles form on your skin. The barnacles can be removed with a Greater Restoration spell or similar magic, but not while you are attuned to the weapo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Druidic Shape Charms </text:p>
          </table:table-cell>
          <table:table-cell office:value-type="string">
            <text:p>These small wooden charms are carved in the shape of recognizable creatures. Each one is about three inches tall and can fit into the top of the charm below. If you have multiple charms, they collectively count as a single magic item for the purposes of determining how many items you can attune to. When found, the creature type associated with the charm is random. Roll a d8 and use the table below to determine what charm you find. While a charm is on your person, you can use an action to expend two uses of your Wild Shape to transform into a creature other than a beast, following the normal rules for Wild Shape with the following changes. The type of creature you can transform into is determined by the charms you have. The challenge rating of the creature must be no more than half your druid level, rounded down, and the maximum amount of time you can remain transformed is 10 minutes. 1: Celestial Charm - Carved into the shape of a couatl. Allows you to use your Wild Shape to transform into celestials. 2: Dragon Charm - Carved into the shape of a red dragon. Allows you to use your Wild Shape to transform into dragons. 3: Elderitch Charm - Carved into the shape of a one-eyed aberration. Allows you to use your Wild Shape to transform into aberrations. 4: Fey Charm - Carved into the shape of a satyr. Allows you to use your Wild Shape to transform into fey. 5: Fiend Charm - <text:s/>Carved into the shape of a hell hound. Allows you to use your Wild Shape to transform into fiends. 6: Forest Charm - Carved into the shape of a treant. Allows you to use your Wild Shape to transform into plants. 7: Monster Charm - Carved into the shape of an owlbear. Allows you to use your Wild Shape to transform into monstrosities. 8: Slime Charm - Carved into the shape of a gelatinous cube. Allows you to use your Wild Shape to transform into oozes.</text:p>
          </table:table-cell>
          <table:table-cell office:value-type="string">
            <text:p>Druid</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Dyrrn's Tentacle Whip </text:p>
          </table:table-cell>
          <table:table-cell office:value-type="string">
            <text:p>(Whip) This long, whip-like strand of tough muscle bears a sharp stinger at one end. To attune to this symbiotic weapon, you wrap the whip around your wrist for the entire attunement period, during which time the whip painfully embeds its tendrils into your arm. You gain a +2 bonus to attack and damage rolls made with this magic whip, but attack rolls made against aberrations with this weapon have disadvantage. A creature hit by this weapon takes an extra 1d6 psychic damage. When you roll a 20 on the d20 for an attack roll with this weapon, the target is stunned until the end of its next turn. As a bonus action, you can sheathe the whip by causing it to retract into your arm, or draw the whip out of your arm again.</text:p>
          </table:table-cell>
          <table:table-cell table:number-columns-repeated="2" office:value-type="string">
            <text:p>Y</text:p>
          </table:table-cell>
          <table:table-cell office:value-type="string">
            <text:p>Symbiotic Nature. The whip can't be removed from you while you're attuned to it, and you can't voluntarily end your attunement to it. If you're targeted by a spell that ends a curse, your attunement to the whip ends, and it detaches from you. </text:p>
          </table:table-cell>
          <table:table-cell table:style-name="ce7" office:value-type="string">
            <text:p>40000gp</text:p>
          </table:table-cell>
          <table:table-cell table:number-columns-repeated="2"/>
        </table:table-row>
        <table:table-row table:style-name="ro7">
          <table:table-cell table:style-name="ce4" office:value-type="string">
            <text:p>Efreeti Bottle </text:p>
          </table:table-cell>
          <table:table-cell office:value-type="string">
            <text:p>This painted brass bottle weighs 1 pound. When you use an action to remove the stopper, a cloud of thick smoke flows out of the bottle. At the end of your turn, the smoke disappears with a flash of harmless fire, and an efreeti appears in an unoccupied space within 30 feet of you. See the Monster Manual for the efreeti's statistics. The first time the bottle is opened, the DM rolls to determine what happens. 1-10: The efreeti attacks you. After fighting for 5 rounds, the efreeti disappears, and the bottle loses its magic., 11-90: The efreeti serves you for 1 hour, doing as you command. Then the efreeti returns to the bottle, and a new stopper contains it. The stopper can't be removed for 24 hours. The next two times the bottle is opened , the same effect occurs. If the bottle is opened a fourth time, the efreeti escapes and disappears, and the bottle loses its magic., 91-00: The efreeti can cast the Wish spell three times for you. It disappears when it grants the final wish or after 1 hour, and the bottle loses its magic.</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Eldritch Staff </text:p>
          </table:table-cell>
          <table:table-cell office:value-type="string">
            <text:p>This staff can be wielded as a magic quarterstaff that grants a +1 bonus to attack and damage rolls. The staff has 10 charges and regains 1d6 + 4 expended charges daily at dawn. If you expend the last charge, roll a d20. On a 1, the staff is destroyed in an otherwise harmless burst of eldritch energy. Eldritch Attack. When you hit with a melee attack using the staff, you can expend up to 3 of its charges. For each charge you expend, the target takes an extra 1d8 lightning damage. Eldritch Escape. If you take damage while holding the staff, you can use your reaction to expend 3 of the staff's charges, whereupon you turn invisible and teleport yourself, along with any equipment you are wearing or carrying, up to 60 feet to an unoccupied space that you can see. You remain invisible until the start of your next turn or until you attack, cast a spell, or deal damage.</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Executioner's Mercy </text:p>
          </table:table-cell>
          <table:table-cell office:value-type="string">
            <text:p>(Greatsword) This heavy blade is inscribed with old tenets of justice and mercy. When you hit a prone or restrained creature for the first time on each of your turns with an attack using this magic weapon, it deals an extra 10 force damage, and one creature of your choice that you can see within 10 feet of you gains 10 temporary hit points. The sword has 4 charges and regains all expended charges daily at dawn. As a bonus action, you can expend 1 of the weapon's charges to touch a creature within your reach with the flat of the blade. For 1 minute, that creature becomes warded against death. While this ward is active, the creature has resistance to slashing damage, and if it is reduced to 0 hit points but not killed outright, the ward is consumed and the creature drops to 1 hit point instead. The effect then ends.</text:p>
          </table:table-cell>
          <table:table-cell office:value-type="string">
            <text:p>Lawful</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Fate Cutter Shears </text:p>
          </table:table-cell>
          <table:table-cell office:value-type="string">
            <text:p>(Dagger) The blades of these pruning shears bear many nicks and dents but still cut cleanly. The shears function as a magic dagger. The weapon has the following properties: Ever Sharp. When you hit with an attack using the shears, the target takes an extra 1d6 force damage. Sever Threads. When you hit a creature with the shears, you can cut that creature’s fate. Until the target finishes a long rest, attack rolls against it score a critical hit on a roll of 19 or 20 on the d20. Once this property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Fate Dealer's Deck +3</text:p>
          </table:table-cell>
          <table:table-cell office:value-type="string">
            <text:p>The backs of these cards are inscribed with glyphs representing the Inner Planes, the Outer Planes, or the holy symbols of various deities. While holding this deck, you can use it as a spellcasting focus, and you gain a bonus to spell attack rolls and to your spell save DC. The bonus is determined by the deck’s rarity. In addition, while you’re holding the deck, you can draw a card as an action to expend and roll one of your Hit Dice and add the deck’s bonus to the number rolled. One creature you can see within 30 feet of you either takes radiant damage or regains hit points (your choice) equal to the total.</text:p>
          </table:table-cell>
          <table:table-cell office:value-type="string">
            <text:p>Cleric or Paladin</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Feywrought Armor </text:p>
          </table:table-cell>
          <table:table-cell office:value-type="string">
            <text:p>This colorful, flowery armor was forged in the Feywild and is infused with that plane’s captivating magic. While wearing this armor, you have advantage on saving throws you make to avoid or end the charmed condition on yourself. This armor has 3 charges. You can use an action to expend a charge to cast the Compulsion spell (save DC 15) from this armor. The armor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2" office:value-type="string">
            <text:p>Flying Chariot </text:p>
          </table:table-cell>
          <table:table-cell office:value-type="string">
            <text:p>The chariot's riders and creatures pulling the chariot gain a +1 bonus to their AC. If this magic chariot is pulled by one or more flying creatures, it too can fly. Chariots Chariots and the creatures pulling them work like controlled mounts, as described in the mounted combat rules in the Player's Handbook, but with the following differences: Mounting or dismounting a chariot costs you 5 feet of movement, rather than a number of feet equal to half your speed. Being mounted on a chariot grants you half cover. A chariot's speed is equal to the speed of the slowest creature pulling it. If multiple creatures are pulling the chariot, they all act on the same initiative, and they must take the same action on their turn.</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21" office:value-type="string">
            <text:p>Fochlucan Bandore </text:p>
          </table:table-cell>
          <table:table-cell office:value-type="string">
            <text:p>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 You can use an action to play the instrument and cast one of its spells. Once the instrument has been used to cast a spell, it can't be used to cast that spell again until the next dawn. The spells use your spellcasting ability and spell save DC. You can play the instrument while casting a spell that causes any of its targets to be charmed on a failed saving throw, thereby imposing disadvantage on the save. This effect applies only if the spell has a somatic or a material component. Spells: <text:s/><text:tab/>Fly, Invisibility, Levitate, Protection from Evil and Good, Entangle, Faerie Fire, Shillelagh, Speak with Animals</text:p>
          </table:table-cell>
          <table:table-cell office:value-type="string">
            <text:p>Bard</text:p>
          </table:table-cell>
          <table:table-cell office:value-type="string">
            <text:p>N</text:p>
          </table:table-cell>
          <table:table-cell office:value-type="string">
            <text:p>N/A</text:p>
          </table:table-cell>
          <table:table-cell office:value-type="string">
            <text:p>40000gp</text:p>
          </table:table-cell>
          <table:table-cell table:number-columns-repeated="2"/>
        </table:table-row>
        <table:table-row table:style-name="ro7">
          <table:table-cell table:style-name="ce4" office:value-type="string">
            <text:p>Fool's Blade </text:p>
          </table:table-cell>
          <table:table-cell office:value-type="string">
            <text:p>(Any Sword) This weapon appears ordinary, but it bears strong illusion magic that allows its wielder to skillfully deceive opponents. You have a +2 bonus to attack and damage rolls made with this magic weapon. While wielding it, you also gain the following benefits: Fool’s Feint. As a bonus action, you can feint, choosing a creature within 5 feet of you as your target. Until the start of your next turn, you have advantage on attack rolls against the target. Once this bonus action is used, it can’t be used again until the next dawn. Misdirect. When a creature within 60 feet of you targets you with an attack roll, you can use your reaction to require that creature to make a DC 15 Intelligence saving throw. On a failed save, the attack instead targets another creature of your choice that is within the attacker’s reach. Once this reaction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Forcebreaker Weapon </text:p>
          </table:table-cell>
          <table:table-cell office:value-type="string">
            <text:p>(Bludgening Weapons) You gain a +2 bonus to attack and damage rolls made with this magic weapon.T his weapon was crafted to destroy structures made of force, such as those created by Forcecage or Wall of Force. Striking a Large or smaller structure of magical force with this weapon automatically shatters that structure. If the target is a Huge or larger structure of force, this weapon shatters a 20-foot-cube portion of it.</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Forgework Dragon Shield </text:p>
          </table:table-cell>
          <table:table-cell office:value-type="string">
            <text:p>While holding this plated brass shield, you gain a +1 bonus to AC. This bonus is in addition to the shield’s normal bonus to AC. The shield has a metallic maw in the visage of a dragon forged into the face of the shield, and small plumes of flame occasionally leap from openings in the shield's plates. When a creature within 5 feet of you misses you with an attack, you can use your reaction to retaliate with the shield. When you do, a gout of flame erupts from the shield, forcing the attacker to make a DC 15 Dexterity saving throw. On a failed save, the target takes 3d10 fire damage and ignites. Until a creature takes an action to douse the fire, the target takes 1d10 fire damage at the start of each of its turns. On a successful save, the target takes half as much damage and doesn’t ignite. Once this property has been used, it can't be used again until the next dawn.</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Gem of Brightness </text:p>
          </table:table-cell>
          <table:table-cell office:value-type="string">
            <text:p>This prism has 50 charges. While you are holding it, you can use an action to speak one of three command words to cause one of the following effects: The first command word causes the gem to shed bright light in a 30-foot radius and dim light for an additional 30 feet. This effect doesn't expend a charge. It lasts until you use a bonus action to repeat the command word or until you use another function of the gem. The second command word expends 1 charge and causes the gem to fire a brilliant beam of light at one creature you can see within 60 feet of you. The creature must succeed on a DC 15 Constitution saving throw or become blinded for 1 minute. The creature can repeat the saving throw at the end of each of its turns, ending the effect on itself on a success. The third command word expends 5 charges and causes the gem to flare with blinding light in a 30-foot cone originating from it. Each creature in the cone must make a saving throw as if struck by the beam created with the second command word. When all of the gem's charges are expended, the gem becomes a non magical jewel worth 50 gp.</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Ghost Step Tattoo </text:p>
          </table:table-cell>
          <table:table-cell office:value-type="string">
            <text:p>Produced by a special needle, this tattoo shifts and wavers on the skin, parts of it appearing blurred. 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Ghostly Form. The tattoo has 3 charges, and it regains all expended charges daily at dawn. As a bonus action while the tattoo is on your skin, you can expend 1 of the tattoo's charges to become incorporeal until the end of your next turn. For the duration, you gain the following benefits: You have resistance to bludgeoning, piercing, and slashing damage from nonmagical attacks. You can't be grappled or restrained. You can move through creatures and solid objects as if they were difficult terrain. If you end your turn in a solid object, you take 1d10 force damage. If the effect ends while you are inside a solid object, you instead are shunted to the nearest unoccupied space, and you take 1d10 force damage for every 5 feet travele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Glamoured Studded Leather </text:p>
          </table:table-cell>
          <table:table-cell office:value-type="string">
            <text:p>(Studded Leather) While wearing this armor, you gain a +1 bonus to AC. You can also use a bonus action to speak the armor's command word and cause the armor to assume the appearance of a normal set of clothing or some other kind of armor. You decide what it looks like, including color, style, and accessories, but the armor retains its normal bulk and weight. The illusory appearance last until you use this property again or remove the armor. </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Gurt's Greataxe </text:p>
          </table:table-cell>
          <table:table-cell office:value-type="string">
            <text:p>(Greataxe) In the Year of the Icy Axe (123 DR), the frost giant lord Gurt fell to Uthgar Gardolfsson-leader of the folk who would become the Uthgardt barbarians-in a battle that marked the ascendance of humankind over the giants in the Dessarin Valley. Gurt's Greataxe was buried in Morgur's Mound until it was unearthed and brought back to Waterdeep. After laying in the city's vaults for decades, the axe was given to Harshnag, a frost giant adventurer, in recognition of his service to Waterdeep. Uthgardt barbarians recognize the weapon on sight and attack any giant that wields it. You gain a +1 bonus to attack and damage rolls made with this magic weapon. It is sized for a giant, weighs 325 pounds, and deals 3d12 slashing damage on a hit, plus an extra 2d12 slashing damage if the target is human. The axe sheds light as a torch when the temperature around it drops below 0 degrees Fahrenheit. The light can't be shut off in these conditions. As an action, you can cast a version of the Heat Metal spell (save DC 13) that deals cold damage instead of fire damage. Once this power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Harp of Valor </text:p>
          </table:table-cell>
          <table:table-cell office:value-type="string">
            <text:p>(Shortbow) This bow has ten strings and doubles as a lyre or small harp; you're proficient with the instrument while you're attuned to it. You gain a +2 bonus to attack and damage rolls made with this magic weapon. In addition, arrows fired from the bow deal thunder damage instead of piercing damage. Whenever you make a Charisma (Performance) check using the bow as an instrument, you make the check with advantage. The bow has 10 charges and regains 1d6 + 4 expended charges daily at dawn. While holding the bow, you can use an action to expend up to 5 of its charges to cast either the thunderwave or magic missile spell from it, using your spell save DC. For 1 charge, you cast the 1st-level version of the spell. You can increase the spell slot level by one for each additional charge you expend.</text:p>
          </table:table-cell>
          <table:table-cell office:value-type="string">
            <text:p>Bard</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Hell Hound Cloak </text:p>
          </table:table-cell>
          <table:table-cell office:value-type="string">
            <text:p>This dark cloak is made of cured hell hound hide. As an action, you can command the cloak to transform you into a hell hound for up to 1 hour. The transformation otherwise functions as the Polymorph spell, but you can use a bonus action to revert to your normal form. </text:p>
          </table:table-cell>
          <table:table-cell table:number-columns-repeated="2" office:value-type="string">
            <text:p>Y</text:p>
          </table:table-cell>
          <table:table-cell office:value-type="string">
            <text:p>This cloak is cursed with the essence of a hell hound, and becoming attuned to it extends the curse to you. Until the curse is broken with Remove Curse or similar magic, you are unwilling to part with the cloak, keeping it within reach at all times.The sixth ti me you use the cloak, and each time thereafter, you must make a DC 15 Charisma saving throw. On a failed save, the transformation lasts until dispelled or until you drop to 0 hit points, and you can't willingly return to normal form. If you ever remain in hell hound form for 6 hours, the transformation becomes permanent and you lose your sense of self. All your statistics are then replaced by those of a hell hound. Thereafter, only Remove Curse or similar magic allows you to regain your identity and return to normal. If you remain in this permanent form for 6 days, only a wish spell can reverse the transformation.</text:p>
          </table:table-cell>
          <table:table-cell table:style-name="ce7" office:value-type="string">
            <text:p>40000gp</text:p>
          </table:table-cell>
          <table:table-cell table:number-columns-repeated="2"/>
        </table:table-row>
        <table:table-row table:style-name="ro7">
          <table:table-cell table:style-name="ce14" office:value-type="string">
            <text:p>Helm of Telepathy </text:p>
          </table:table-cell>
          <table:table-cell office:value-type="string">
            <text:p>While wearing this helm, you can use an action to cast the Detect Thoughts spell (save DC 13) from it. As long as you maintain concentration on the spell, you can use a bonus action to send a telepathic message to a creature you are focused on. It can reply — using a bonus action to do so — while your focus on it continues.While focusing <text:s/>on a creature with Detect Thoughts, you can use an action to cast the Suggestion spell (save DC 13) from the helm on that creature. Once used, the Suggestion property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Helm of the Platinum Dragon </text:p>
          </table:table-cell>
          <table:table-cell office:value-type="string">
            <text:p>This magical platinum helmet has been blessed by a powerful, holy dragon. While wearing this helmet, you gain a +1 bonus to AC and saving throws, and when you use your breath weapon, you can choose to exhale a holy blue plume of healing energy instead. When you do, this breath weapon deals radiant damage, evil-aligned hostile creatures within the area have disadvantage on the saving throw, and any friendly creatures in the area regain a number of hit points equal to your breath weapon's damage dice instead. This property of the helm can't be used again until the next dawn. </text:p>
          </table:table-cell>
          <table:table-cell office:value-type="string">
            <text:p>Good Dragonborn</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Heward's Hireling Armor </text:p>
          </table:table-cell>
          <table:table-cell office:value-type="string">
            <text:p>(Leather) A number of Kwalish’s experiments were attempts to research the works of the legendary mage Heward, who first crafted what he named Hireling Armor. While wearing this armor, you gain a +1 bonus to AC. In addition, the armor’s animated straps can assist with the drawing and sheathing of weapons, such that you can draw or stow two one-handed weapons when you would normally be able to draw or stow only one. This armor also has six pockets, each of which is an extradimensional space. Each pocket can hold up to 20 pounds of material, not exceeding a volume of 2 cubic feet. The armor always weighs 10 pounds, regardless of its pockets’ contents. Placing an object into one of the armor’s pockets follows the normal rules for interacting with objects. Retrieving an item from a pocket of the armor requires you to use an action. When you reach into a pocket for a specific item, the item is always magically on top.P lacing the armor inside an extradimensional space created by a Bag of Holding, a Heward’s Handy Haversack, or a similar item instantly destroys both items and opens a gate to the Astral Plane. The gate originates where the one item was placed inside the other. Any creature within 10 feet of the gate is sucked through it and deposited in a random location on the Astral Plane. The gate then closes. The gate is one-way only and can’t be reopene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Horn of Valhalla (Bronze)</text:p>
          </table:table-cell>
          <table:table-cell office:value-type="string">
            <text:p>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 Four types of horn of Valhalla are known to exist, each made of a different metal. The horn's type determines how many berserkers answer its summons, as well as the requirement for its use. 4D4+4, Proficiency in all Medium Armor</text:p>
          </table:table-cell>
          <table:table-cell office:value-type="string">
            <text:p>N</text:p>
          </table:table-cell>
          <table:table-cell office:value-type="string">
            <text:p>Y</text:p>
          </table:table-cell>
          <table:table-cell office:value-type="string">
            <text:p>If you blow the horn without meeting its requirement, the summoned berserkers attack you. If you meet the requirement, they are friendly to you and your companions and follow your commands. </text:p>
          </table:table-cell>
          <table:table-cell table:style-name="ce7" office:value-type="string">
            <text:p>40000gp</text:p>
          </table:table-cell>
          <table:table-cell table:number-columns-repeated="2"/>
        </table:table-row>
        <table:table-row table:style-name="ro5">
          <table:table-cell table:style-name="ce14" office:value-type="string">
            <text:p>Horseshoes of Speed </text:p>
          </table:table-cell>
          <table:table-cell office:value-type="string">
            <text:p>These iron horseshoes come in a set of four. While all four shoes are affixed to the hooves of a horse or similar creature, they increase the creature's walking speed by 30 feet. </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Hunter's Coat </text:p>
          </table:table-cell>
          <table:table-cell office:value-type="string">
            <text:p>(Leather) You gain a +1 bonus to AC while wearing this armor. The coat has 3 charges. When you hit a creature with an attack and that creature doesn't have all its hit points, you can expend 1 charge to deal an extra 1d10 necrotic damage to the target. The coat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Hurricane Lance </text:p>
          </table:table-cell>
          <table:table-cell office:value-type="string">
            <text:p>(Lance) You gain a +2 bonus to attack and damage rolls made with this magic weapon. The lance has 4 charges and regains 1d4 expended charges each day at dawn. You can expend 1 charge as an action to surround yourself with a flurry of wind that lasts for 1 minute. While surrounded by this wind, you can take the Disengage action using a bonus action. You can expend a second charge of the weapon (no action required) while surrounded by the wind to extend the effect to any mount you’re currently riding. If you dismount or are forced off your mount, the effect fades from it. The effect ends early if you fall unconscious or are no longer wielding the lance. In addition, you can use the lance to cast the thunderwave spell at 3rd level (save DC 16). Once this property of the lance has been used, it can’t be used again until the following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Illusionist's Bracers </text:p>
          </table:table-cell>
          <table:table-cell office:value-type="string">
            <text:p>A powerful illusionist of House Dimir originally developed these bracers. which enabled her to create multiple minor illusions at once. The bracers' power, though, extends far beyond illusions. While wearing the bracers. whenever you cast a cantrip, you can use a bonus action on the same turn to cast that cantrip a second time.</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Inferno Engine </text:p>
          </table:table-cell>
          <table:table-cell office:value-type="string">
            <text:p>(Greatsword) The edges of this hulking greatsword are virtually blunt; on a hit, it deals bludgeoning damage, instead of slashing. A gap splits the blade in two, where a fiery contraption emits a constant blaze. The flame sheds bright light in a 40-foot radius and dim light for an additional 40 feet. While holding the sword, you can use a bonus action to magically extinguish the flame or cause it to reignite. While the flame is alight, the sword deals an extra 1d10 fire damage to any target it hits. When it does, the sword also gains a number of charges equal to the number rolled on the d10. Any charge gained by the sword is lost after 1 minute. You can use an action to level the sword in front of you and expend any number of its charges. The flame at the center of the sword then releases a roaring gout of flames in a 5-foot-wide line. The line is 10 feet long if you expend 10 or fewer charges, 20 feet long if you expend 11–20 charges, and 30 feet long if you expend 21–30 charges. Each creature within the line must make a DC 16 Dexterity saving throw. On a failed save, a creature takes fire damage equal to the number of expended charges, or half as much damage on a successful one. You can use a bonus action while holding the sword to vent the flames harmlessly, expending any number of charges each time you do. If the sword reaches more than 30 charges, it immediately erupts in a fiery blast and loses all its charges. Each creature within 30 feet of you must make a DC 16 Dexterity saving throw. A creature takes 2d10 fire damage on a failed save, or half as much damage on a successful one. You automatically fail the saving throw. Any flammable objects within the area that aren't being worn or carried are also ignite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Ingot of the Skold Rune </text:p>
          </table:table-cell>
          <table:table-cell office:value-type="string">
            <text:p>This appears to be a simple ingot of iron ore, about a foot long and a few inches across. Inspection of its surface reveals the faint, silvery outline of the skold (shield) rune. The ingot has the following properties, which work only while it's on your person. Runic Shield. You have a +1 bonus to AC. Shield Bond. As a bonus action, choose a creature that you can see within 30 feet of you, other than yourself. Until the end of your next turn, any damage the target takes is reduced to l, but you take half the damage prevented in this way. The damage you take can't be reduced in any way. Once you use this property, you can't use it again until you finish a short or long rest. Shield Ward. You can transfer the ingot's magic to a nonmagical item — a shield or a two-handed melee weapon — by tracing the skold rune there with your finger. The transfer takes 8 hours of work that requires the two items to be within 5 feet of each other. At the end, the ingot is destroyed, and the rune appears in silver on the chosen item, which gains a benefit based on its form: Shield. The shield is now a rare magic item that requires attunement. Its magic gives you a + 1 bonus to AC, and the first time after each of your long rests that damage reduces you to 0 hit points, you are instead reduced to 1 hit point. You must be wielding the shield to gain these benefits. Weapon. The weapon is now an uncommon magic weapon. It grants you a +1 bonus to AC while you're holding i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Ioun Blade </text:p>
          </table:table-cell>
          <table:table-cell office:value-type="string">
            <text:p>(Any Sword) An Ioun blade is named after Ioun, a god of knowledge and prophecy revered on some worlds. You gain a +1 bonus to attack and damage rolls made with this magic weapon. The blade and crossguard are each inset with a gemstone. While you're attuned to the weapon, you also gain a +1 bonus to Intelligence, Wisdom, and Charisma checks and saving throws. If you're also attuned to an Ioun stone, you don't need to attune to this weapon to use its properties. Furthermore, you can choose to have that stone magically replace one of the gemstones in the sword, instead of having it orbit your head. For each replaced stone, the sword's bonuses increase by 1.</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Ioun Stone (Agility)</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Dexterity score increases by 2, to a maximum of 20, while this deep red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Ioun Stone (Fortitude)</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Constitution score increases by 2, to a maximum of 20, while this pink rhomboid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Ioun Stone (Greater Absorp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While this marbled lavender and green ellipsoid orbits your head, you can use your reaction to cancel a spell of 8th level or lower cast by a creature you can see and targeting only you. Once the stone has canceled 50 levels of spells, it burns out and turns dull gray, losing its magic. If you are targeted by a spell whose level is higher than the number of spell levels the stone has left, the stone can't cancel i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Ioun Stone (Insight)</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Wisdom score increases by 2, to a maximum of 20, while this incandescent blue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Ioun Stone (Intellect)</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Intelligence score increases by 2, to a maximum of 20, while this marbled scarlet and blue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Ioun Stone (Leadership)</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charisma score increases by 2, to a maximum of 20, while this marbled pink and green sphere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Ioun Stone (Regeneration)</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 regain 15 hit points at the end of each hour this pearly white spindle orbits your head, provided that you have at least 1 hit poin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Ioun Stone (Strength)</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Strength score increases by 2, to a maximum of 20, while this pale blue rhomboid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Ironfang </text:p>
          </table:table-cell>
          <table:table-cell office:value-type="string">
            <text:p>(War Pick) A war pick forged from a single piece of iron, Ironfang has a fang-like head inscribed with ancient runes. The pick is heavy in the hand, but when the wielder swings the pick in anger, the weapon seems almost weightless. This weapon is immune to any form of rust, acid, or corrosion — nothing seems to mark it. Ironfang contains a spark of Ogremoch, the Prince of Evil Earth. You gain a +2 bonus to attack and damage rolls you make with this magic weapon. When you hit with it, the target takes an extra 1d8 thunder damage. Earth Mastery. You gain the following benefits while you hold Ironfang: • You can speak Terran fluently. • You have resistance to acid damage. • You have tremorsense out to a range of 60 feet. • You can sense the presence of precious metals and stones within 60 feet of you, but not their exact location.• <text:s/>You can cast Dominate Monster (save DC 17) on an earth elemental. Once you have done so, Ironfang can’t be used this way again until the next dawn. Shatter. Ironfang has 3 charges. You can use your action to expend 1 charge and cast the 2nd-level version of Shatter (DC 17). Ironfang regains 1d3 expended charges daily at dawn.The Rumbling. While in side an earth node, you can perform a ritual called the Rumbling, using Ironfang to create a devastation orb of earth (see the Devastation Orb description for the time and cost of the ritual). Once you perform the ritual, Ironfang can’t be used to perform the ritual again until the next dawn. Flaw. Ironfang heightens its wielder’s destructive nature. While attuned to the weapon, you gain the following flaw: “I like to break things and cause rui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Ki Blade </text:p>
          </table:table-cell>
          <table:table-cell office:value-type="string">
            <text:p>(Shortsword) This gently curved blade resonates with the force of your ki. You gain a +2 bonus to attack and damage rolls made with this magic weapon, and while you're attuned to it, your ki point maximum increases by 2. When you use your Deflect Missiles feature and are holding the ki blade, you can choose to use the weapon to attack the missile instead of capturing it. If you do, the damage you take from the ranged attack is reduced by an extra 1d10. If you reduce the damage to 0, the missile is destroyed unless it was magical, in which case it clatters to the ground at your feet. Once you use this property, you can spend 1 ki point to use your Deflect Missiles feature again on the same turn, potentially destroying multiple missiles from the same attacker.</text:p>
          </table:table-cell>
          <table:table-cell office:value-type="string">
            <text:p>Monk</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Lantern of Revealing </text:p>
          </table:table-cell>
          <table:table-cell office:value-type="string">
            <text:p>While lit, this hooded lantern burns for 6 hours on 1 pint of oil, shedding bright light in a 30-foot radius and dim light for an additional 30 feet. Invisible creatures and objects are visible as long as they are in the lantern's bright light. You can use an action to lower the hood, reducing the light to dim light in a 5-foot radius. </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Lucent Destroyer </text:p>
          </table:table-cell>
          <table:table-cell office:value-type="string">
            <text:p>(Musket) This magic weapon is a triple-barreled bronze musket. You gain a +1 bonus to attack and damage rolls made with it. It requires no ammunition, its damage is radiant instead of piercing, and it doesn’t have the loading property. The base of the weapon is emblazoned with the light rune.A dditionally, while attuned to the weapon, you can cast Dancing Lights from the musket at will. Invoking the Rune. As an action, you can invoke the weapon’s rune to cast the Sunbeam spell (save DC 17) with it.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Luckstone </text:p>
          </table:table-cell>
          <table:table-cell office:value-type="string">
            <text:p>While this polished agate is on your person, you gain a + 1 bonus to ability checks and saving throws.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21" office:value-type="string">
            <text:p>Mac-Fuirmidh Cittern </text:p>
          </table:table-cell>
          <table:table-cell office:value-type="string">
            <text:p>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 You can use an action to play the instrument and cast one of its spells. Once the instrument has been used to cast a spell, it can't be used to cast that spell again until the next dawn. The spells use your spellcasting ability and spell save DC. You can play the instrument while casting a spell that causes any of its targets to be charmed on a failed saving throw, thereby imposing disadvantage on the save. This effect applies only if the spell has a somatic or a material component. Spells: <text:s/><text:tab/>Fly, Invisibility, Levitate, Protection from Evil and Good, Barkskin, Cure Wounds, Fog Cloud</text:p>
          </table:table-cell>
          <table:table-cell office:value-type="string">
            <text:p>Bard</text:p>
          </table:table-cell>
          <table:table-cell office:value-type="string">
            <text:p>N</text:p>
          </table:table-cell>
          <table:table-cell office:value-type="string">
            <text:p>N/A</text:p>
          </table:table-cell>
          <table:table-cell office:value-type="string">
            <text:p>40000gp</text:p>
          </table:table-cell>
          <table:table-cell table:number-columns-repeated="2"/>
        </table:table-row>
        <table:table-row table:style-name="ro7">
          <table:table-cell table:style-name="ce4" office:value-type="string">
            <text:p>Magmarath Molten Blaster </text:p>
          </table:table-cell>
          <table:table-cell office:value-type="string">
            <text:p>(Heavy or Light Crossbow) Molten veins glimmer from beneath this magic weapon's volcanic body. The crossbow magically creates and loads its own ammunition whenever the drawstring is pulled back, forming a bolt of condensed lava each time. On a hit, it deals 2d8 fire damage, instead of the weapon's normal damage. You still add your Dexterity modifier to this damage roll. The ammunition crumbles and turns to ash immediately after it hits or misses a target or if it's removed from the crossbow. The crossbow has 5 charges and regains all expended charges daily at dawn. While holding the crossbow, you can expend 1 of its charges using an action. When you do, the crossbow magically projects an explosive mote of fire, which vaguely resembles a fiery mephit. If the last target you hit with one of the crossbow's lava bolts is still within the weapon's normal range, the mote magically strikes that target and explodes. Roll 4d6. The target takes fire damage equal to the total, and each creature within 10 feet of the explosion (not including the target) must succeed on a DC 16 Dexterity saving throw or take fire damage equal to half the total.</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Manual of Golems </text:p>
          </table:table-cell>
          <table:table-cell office:value-type="string">
            <text:p>This tome contains information and incantations necessary to make a particular type of golem. The DM chooses the type or determines it randomly. To decipher and use the manual, you must be a spellcaster with at least two 5th-level spell slots. A creature that can't use a manual of golems and attempts to read it takes 6d6 psychic damage. 1-5: Clay, 30 days, 65000 gp; 6-17: Flesh, 60 days, 50000gp; 18: Iron, 120 days, 100000gp; 19-20: Stone, 90 days, 80000gp. To create a golem, you must spend the time shown on the table, working without interruption with the manual at hand and resting no more than 8 hours per day. You must also pay the specified cost to purchase supplies. Once you finish creating the golem, the book is consumed in eldritch flames. The golem becomes animate when the ashes of the manual are sprinkled on it. It is under your control, and it understands and obeys your spoken commands. See the Monster Manual for its game statistics.</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Maul of the Guiding Star </text:p>
          </table:table-cell>
          <table:table-cell office:value-type="string">
            <text:p>(Maul) You gain a +1 bonus to attack and damage rolls made with this magic weapon. The maul has 4 charges and regains 1d3 + 1 expended charges daily at dawn. Once on each of your turns when you hit a target with this weapon, you can choose to expend 1 of the weapon’s charges. When you do, the target becomes dusted in glimmering starlight, which lasts until the end of your next turn. While glimmering in this way, the next attack roll against that target is made with advantage. Hit or miss, the starlight condenses around the target and then erupts in a flare of astral energy. The target takes 4d6 radiant damage if the attack hits, or half as much damage if it misses. Either way, the starlight then ends, and the target is no longer glimmering. This radiant damage is separate from the triggering attack’s damage.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Molten Hammer </text:p>
          </table:table-cell>
          <table:table-cell office:value-type="string">
            <text:p>(Maul) This hammer is pulled like glass from molten rock and glows with residual heat from within. You gain a +1 bonus to attack and damage rolls made with this magic weapon, which deals an extra 1d8 fire damage to any target it hits. Overheat. Once on each of your turns when you hit a target with this hammer, you can cause the hammer to magically overheat. When you do, the attack deals an extra 2d8 fire damage. You then take fire damage equal to half this amount, which can't be reduced or prevented in any way.</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Moon Sickle +2</text:p>
          </table:table-cell>
          <table:table-cell office:value-type="string">
            <text:p>(Sickle) This silver-bladed sickle glimmers softly with moonlight. While holding this magic weapon, you gain a bonus to attack and damage rolls made with it, and you gain a bonus to spell attack rolls and the saving throw DCs of your druid and ranger spells. The bonus is determined by the weapon's rarity. In addition, you can use the sickle as a spellcasting focus for your druid and ranger spells. When you cast a spell that restores hit points, you can roll a d4 and add the number rolled to the amount of hit points restored, provided you are holding the sickle. + 2</text:p>
          </table:table-cell>
          <table:table-cell office:value-type="string">
            <text:p>Druid/Rang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Nimbus Coronet </text:p>
          </table:table-cell>
          <table:table-cell office:value-type="string">
            <text:p>The design of this bronze circlet resembles swirling clouds. At its center is set a deep-blue stone, upon which is inscribed the cloud rune. While wearing this circlet, you take no damage from falling. Additionally, as a bonus action, you and everything you are wearing or carrying can teleport to an unoccupied space you can see within 15 feet of yourself, reappearing in a puff of shimmering clouds. Invoking the Rune. As an action, you can invoke the circlet’s rune to assume a cloudlike form. The form lasts for 1 minute, until you are incapacitated, or until you dismiss it (no action required). While in cloud form, you have a flying speed of 60 feet and resistance to bludgeoning, piercing, and slashing damage.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Oil of Etherealness </text:p>
          </table:table-cell>
          <table:table-cell office:value-type="string">
            <text:p>Beads of this cloudy gray oil form on the outside of its container and quickly evaporate. The oil can cover a Medium or smaller creature, along with the equipment it's wearing and carrying (one additional vial is required for each size category above Medium). Applying the oil takes 10 minutes. The affected creature then gains the effect of the Etherealness spell for 1 hour. </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Peregrine Mask </text:p>
          </table:table-cell>
          <table:table-cell office:value-type="string">
            <text:p>While wearing this winged helm, you have a flying speed of 60 feet. In addition, you have advantage on initiative rolls.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Periapt of Health </text:p>
          </table:table-cell>
          <table:table-cell office:value-type="string">
            <text:p>You are immune to contracting any disease while you wear this pendant. If you are already infected with a disease, the effects of the disease are suppressed while you wear the pendant. </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Phasing Bow </text:p>
          </table:table-cell>
          <table:table-cell office:value-type="string">
            <text:p>(Any Bow) This flexible bow is made from the chitinous legs of a phase spider and retains some of its ethereal properties. When you hit with a ranged attack using this magic bow, the target takes an extra 1d4 force damage. The bow has 5 charges and regains all expended charges daily at dawn. When you make a ranged attack with this bow, you can expend 1 of its charges to cause the arrow to slip partially into the Ethereal Plane. When you do, the target of the attack gains no benefit from cover, including total cover, as long as the cover isn't made of lead or more than 1 foot thick. If you hit, the target takes an extra 3d4 force damage. Any effect that blocks travel through the Ethereal Plane also blocks the arrow. Alternatively, you can speak the bow's command word as a bonus action to expend 3 of its charges and fire an arrow at a point you can see within the weapon's normal range. When the arrow hits a solid surface, you vanish from your location and reappear in an unoccupied space nearest to that poin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Polymorph Blade </text:p>
          </table:table-cell>
          <table:table-cell office:value-type="string">
            <text:p>(Any Sword) When you attack a creature with this magic weapon and roll a 20 on the attack roll, the creature must make a DC 15 Wisdom saving throw in addition to suffering the attack’s normal effects. On a failed save, the creature also suffers the effects of a Polymorph spell. Roll a d20 and consult the following table to determine the form the target creature is transformed into. 1: Tyrannosaurus, 2: Giant Ape, 3: Elephant, 4: Giant Scorpion, 5: Rhinoceros, 6: Polar Bear, 7: Giant Toad, 8: Giant Eagle, 9: Black Bear, 10: Crocodile, 11: Wolf, 12: Horse, 13: Ox, 14: Giant Frog, 15: Poisonous Snake, 16: Hawk, 17: Octopus, 18: Cat, 19: Rat, 20: Rabbit. A creature is immune to this effect if it is immune to damage of the weapon’s type, is a shapechanger, or has legendary actions.</text:p>
          </table:table-cell>
          <table:table-cell table:number-columns-repeated="2" office:value-type="string">
            <text:p>Y</text:p>
          </table:table-cell>
          <table:table-cell office:value-type="string">
            <text:p>Until the curse is broken with a Remove Curse spell or similar magic, you are unwilling to part with the weapon. Whenever you attack a creature with this weapon and roll a 1 on the attack roll, you suffer the effect of a Polymorph spell for 1 hour, rolling on the table to determine your new form. </text:p>
          </table:table-cell>
          <table:table-cell table:style-name="ce7" office:value-type="string">
            <text:p>40000gp</text:p>
          </table:table-cell>
          <table:table-cell table:number-columns-repeated="2"/>
        </table:table-row>
        <table:table-row table:style-name="ro7">
          <table:table-cell table:style-name="ce14" office:value-type="string">
            <text:p>Portable Hole </text:p>
          </table:table-cell>
          <table:table-cell office:value-type="string">
            <text:p>This fine black cloth, soft as silk, is folded up to the dimensions of a handkerchief. It unfolds into a circular sheet 6 feet in diameter. You can use an action to unfold a portable hole and place it on or against a solid surface, whereupon the portable hole creates an extradimensional hole 10 feet deep. The cylindrical space within the hole exists on a different plane, so it can't be used to create open passages. Any creature inside an open portable hole can exit the hole by climbing out of it. You can use an action to close a portable hole by taking hold of the edges of the cloth and folding it up. Folding the cloth closes the hole, and any creatures or objects within remain in the extradimensional space. No matter what's in it, the hole weighs next to nothing. If the hole is folded up, a creature within the hole's extradimensional space can use an action to make a DC 10 Strength check. On a successful check, the creature forces its way out and appears within 5 feet of the portable hole or the creature carrying it. A breathing creature within a closed portable hole can survive for up to 10 minutes, after which time it begins to suffocate.P lacing a portable hole inside an extradimensional space created by a Bag of Holding, Heward's Handy Haversack, or similar item instantly destroys both items and opens a gate to the Astral Plane. The gate originates where the one item was placed inside the other. Any creature within 10 feet of the gate is sucked through it and deposited in a random location on the Astral Plane. The gate then closes. The gate is one-way only and can't be reopened.</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Potion of Cloud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7</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2" office:value-type="string">
            <text:p>Potion of Mind Control (Monster)</text:p>
          </table:table-cell>
          <table:table-cell office:value-type="string">
            <text:p>When you drink, you can cast Dominate Monster (save DC 15) on a specific creature if you do so before the end of your next turn. If you don't, the potion is wasted. If the target's initial saving throw fails, the effect lasts for 1 hour, with no concentration required on your part. The charmed creature has disadvantage on new saving throws to break the effect during this time.</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Potion of Possibility </text:p>
          </table:table-cell>
          <table:table-cell office:value-type="string">
            <text:p>When you drink this clear potion, you gain two Fragments of Possibility, each of which looks like a Tiny, grayish bead of energy that follows you around, staying within 1 foot of you at all times. Each fragment lasts for 8 hours or until used. When you make an attack roll, an ability check, or a saving throw, you can expend your fragment to roll an additional d20 and choose which of the d20s to use. Alternatively, when an attack roll is made against you, you can expend your fragment to roll a d20 and choose which of the d20s to use, the one you rolled or the one the attacker rolled. If the original d20 roll has advantage or disadvantage, you roll your d20 after advantage or disadvantage has been applied to the original roll. While you have one or more Fragments of Possibility from this potion, you can't gain another Fragment of Possibility from any source.</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Prototype Thunderberd </text:p>
          </table:table-cell>
          <table:table-cell office:value-type="string">
            <text:p>(Halberd) This halberd is a long-lost prototype from a now-dissolved military research facility. Electricity magically courses through the weapon along specially channeled grooves in its hollow haft. When you hit with an attack using this halberd, the target takes an extra 1d6 lightning damage. This halberd has 10 charges and regains 1d6 + 4 expended charges daily at dawn. While the weapon has at least 1 charge, you can use an action to load a crossbow bolt into its haft toward the bottom of the weapon. Powerful magnetic forces inside the hollow weapon stabilize the bolt and charge it with electricity. When you take the Attack action while holding this loaded weapon, you can expend 1 or more of its charges to make a special ranged attack with it by leveling and firing the halberd as if it were a crossbow. When you do, you don’t make an attack roll for the attack, and the bolt is magically launched forward from the weapon in a 1-foot-wide line that’s 10 feet long, plus an extra 10 feet for each charge you expend. Each creature in the line must succeed on a DC 15 Dexterity saving throw or take 1d6 piercing damage, plus 1d6 lightning damage for each charge you expend. On a successful save, a creature takes half as much piercing and lightning damage. After the attack, the bolt is destroyed. If you expend the halberd’s last charge, roll a d20. On a 1, the weapon becomes overcharged and splinters into an explosion of shrapnel, destroying the halberd. Each creature within 10 feet of the weapon must make a DC 15 Dexterity saving throw. On a failed save, a creature takes 10d6 piercing damage, or half as much damage on a successful one.</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Reap and Sew </text:p>
          </table:table-cell>
          <table:table-cell office:value-type="string">
            <text:p>(Light Crossbow) You gain a +2 bonus to attack and damage rolls made with this magic weapon. While attuned to the weapon, you can cast the mending cantrip at will. A special, needle-like bolt is magically bound to the crossbow. When fired, the bolt leaves a faint thread of arcane energy behind it and deals force damage instead of piercing. The bolt returns to the crossbow and loads itself after each attack, ignoring the crossbow’s normal loading property. <text:s/>The crossbow has 4 charges and regains 1d4 expended charges each day at dawn. When you fire the special bolt from this crossbow and hit a Large or smaller creature, you can expend 1 charge to tether that creature to a point on the ground adjacent to it. If the creature attempts to move more than 10 feet away from that point before the end of its next turn, it must succeed on a DC 15 Strength saving throw or have its movement speed reduced to 0 until the start of its next turn. If the special bolt is somehow destroyed or lost, the bolt reappears loaded in the crossbow after 24 hours. The weapon is considered to be a mundane, nonmagical crossbow while separated from the bolt for longer than 1 minute.</text:p>
          </table:table-cell>
          <table:table-cell table:number-columns-repeated="2" office:value-type="string">
            <text:p>Y</text:p>
          </table:table-cell>
          <table:table-cell office:value-type="string">
            <text:p>Once attuned to this weapon, you must make a DC 12 Wisdom saving throw whenever you attempt to take a short or long rest. On a failure, you are overcome with the urge to craft and are forced to sew, knit, crochet, or cross-stitch feverishly for at least 1 hour before being able to rest. The curse remains even if the attunement ends, but can be undone by any effect that removes a curse such as a greater restoration or remove curse spell. </text:p>
          </table:table-cell>
          <table:table-cell table:style-name="ce7" office:value-type="string">
            <text:p>40000gp</text:p>
          </table:table-cell>
          <table:table-cell table:number-columns-repeated="2"/>
        </table:table-row>
        <table:table-row table:style-name="ro7">
          <table:table-cell table:style-name="ce14" office:value-type="string">
            <text:p>Rhythm Maker's Drum +3</text:p>
          </table:table-cell>
          <table:table-cell office:value-type="string">
            <text:p>While holding this drum, you gain a bonus to spell attack rolls and to the saving throw DCs of your bard spells. The bonus is determined by the drum's rarity. As an action, you can play the drum to regain one use of your Bardic Inspiration feature. This property of the drum can't be used again until the next dawn.</text:p>
          </table:table-cell>
          <table:table-cell office:value-type="string">
            <text:p>Bard</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Ring of Amity </text:p>
          </table:table-cell>
          <table:table-cell office:value-type="string">
            <text:p>This ring is carved from hematite and bears an engraving of the friend rune. When you first attune to this ring, you can touch one willing creature and form a magical bond between the two of you. While this bond lasts, whenever you are subjected to a spell or magical effect that restores hit points, the bonded creature also receives the benefits of the spell or effect. You can bond with a different creature whenever you finish a long rest, provided that you can touch the creature and the creature is willing. A creature can benefit from only one ring of amity’s bond at a time. The bond ends if either you or the creature travels to a different plane of existence, if you bond with a different creature at the end of a long rest, or if you sever the bond as a bonus action. Invoking the Rune. When the bonded creature hits a target with an attack roll, you can use your reaction to invoke the ring’s rune if you are within 60 feet of the bonded creature. The bonded creature’s attack is then turned into a critical hit.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Ring of Djinni Summoning </text:p>
          </table:table-cell>
          <table:table-cell office:value-type="string">
            <text:p>While wearing this ring, you can speak its command word as an action to summon a particular djinni from the Elemental Plane of Air. The djinni appears in an unoccupied space you choose within 120 feet of you. It remains as long as you concentrate (as if concentrating on a spell), to a maximum of 1 hour, or until it drops to 0 hit points. It then returns to its home plane. While summoned, the djinni is friendly to you and your companions. It obeys any commands you give it, no matter what language you use. If you fail to command it, the djinni defends itself against attackers but takes no other actions. After the djinni departs, it can't be summoned again for 24 hours, and the ring becomes nonmagical if the djinni dies.</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Ring of Free Action </text:p>
          </table:table-cell>
          <table:table-cell office:value-type="string">
            <text:p>While you wear this ring, difficult terrain doesn't cost you extra movement. In addition, magic can neither reduce your speed nor cause you to be paralyzed or restrained.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Ring of Invisibility </text:p>
          </table:table-cell>
          <table:table-cell office:value-type="string">
            <text:p>While wearing this ring, you can turn invisible as an action. Anything you are wearing or carrying is invisible with you. You remain invisible until the ring is removed, until you attack or cast a spell, or until you use a bonus action to become visible again.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Ring of Lunar Might </text:p>
          </table:table-cell>
          <table:table-cell office:value-type="string">
            <text:p>This intricate ring has various flowing designs that are both entropic and patterned in nature. While wearing the ring, you can use an action to create an area of gravitational force that extends from you in a 20-foot-radius, 40-foot-high cylinder. The area moves with you and remains as long as you concentrate (as if concentrating on a spell), to a maximum of 10 minutes. You have a semblance of control of the gravity within this cylinder. A friendly creature other than you spends 1 foot of movement for every 2 feet it moves within the area, while hostile creatures must spend 2 feet of movement for every 1 foot moved instead. For the duration, you can use a bonus action on each of your turns to try and overwhelm a creature that you can see within the cylinder with a wave of intense gravity. Such a creature must succeed on a DC 16 Strength saving throw or take 2d10 bludgeoning damage and be knocked prone. In addition, you can use a bonus action on your turn to pull or push any water within the area up to 20 feet toward you or away from you, up to the outside of the cylinder. This effect lasts for the duration of the cylinder or until you use a bonus action to change the water's direction or end the effect. Once the ring has been used to create an area of gravitational force, it can't do so again until the next dusk. Alternatively, you can use an action to speak the ring's command word to cast the reverse gravity spell (spell DC 16) from it. Once the ring has been used in this way, it loses this property.</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Robe of Eyes </text:p>
          </table:table-cell>
          <table:table-cell office:value-type="string">
            <text:p>This robe is adorned with eyelike patterns. While you wear the robe, you gain the following benefits: The robe lets you see in all directions, and you have advantage on Wisdom (Perception) checks that rely on sight. You have darkvision out to a range of 120 feet. You can see invisible creatures and objects, as well as see into the Ethereal Plane, out to a range of 120 feet. The eyes on the robe can't be closed or averted. Although you can close or avert your own eyes, you are never considered to be doing so while wearing this robe. A Light spell cast on the robe or a Dayight spell cast within 5 feet of the robe causes you to be blinded for 1 minute. At the end of each of your turns, you can make a Constitution saving throw (DC 11 for Light or DC 15 for Dayight), ending the blindness on a success.</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Rod of Rulership </text:p>
          </table:table-cell>
          <table:table-cell office:value-type="string">
            <text:p>You can use an action to present the rod and command obedience from each creature of your choice that you can see within 120 feet of you. Each target must succeed on a DC 15 Wisdom saving throw or be charmed by you for 8 hours. While charmed in this way, the creature regards you as its trusted leader. If harmed by you or your companions, or commanded to do something contrary to its nature, a target ceases to be charmed in this way. The rod can't be used again until the nex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Rod of Security </text:p>
          </table:table-cell>
          <table:table-cell office:value-type="string">
            <text:p>While holding this rod, you can use an action to activate it. The rod then instantly transports you and up to 199 other willing creatures you can see to a paradise that exists in an extraplanar space. You choose the form that the paradise takes. It could be a tranquil garden, lovely glade, cheery tavern, immense palace, tropical island, fantastic carnival, or whatever else you can imagine. Regardless of its nature, the paradise contains enough water and food to sustain its visitors. Everything else that can be interacted with inside the extraplanar space can exist only there. For example, a flower picked from a garden in the paradise disappears if it is taken outside the extraplanar space. For each hour spent in the paradise, a visitor regains hit points as if it had spent 1 Hit Die. Also, creatures don't age while in the paradise, although time passes normally. Visitors can remain in the paradise for up to 200 days divided by the number of creatures present (round down). When the time runs out or you use an action to end it, all visitors reappear in the location they occupied when you activated the rod, or an unoccupied space nearest that location. The rod can't be used again until ten days have passed.</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Rod of the Pact Keeper +3</text:p>
          </table:table-cell>
          <table:table-cell office:value-type="string">
            <text:p>While holding this rod, you gain a bonus to spell attack rolls and to the saving throw DCs of your warlock spells. This bonus is determined by the rod's rarity. In addition, you can regain one warlock spell slot as an action while holding the rod. You can't use this property again until you finish a long rest.</text:p>
          </table:table-cell>
          <table:table-cell office:value-type="string">
            <text:p>Warlock</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Rogue's Mantle </text:p>
          </table:table-cell>
          <table:table-cell office:value-type="string">
            <text:p>This dark, hooded mantle of thick cloth is infused with secretive and deceptive magic. While wearing it, you gain the following benefits: Darkvision. You gain darkvision within a range of 60 feet. If you already have darkvision, the mantle increases your darkvision’s range by 60 feet instead. Move in Shadows. While you are in dim light or darkness, you can use a bonus action to teleport, along with anything you are wearing or carrying, up to 30 feet to an unoccupied space you can see that is also in dim light or darkness. You then have advantage on the first melee attack you make before the end of the turn. Willful Enmity. You can cast the Antagonize spell (save DC 15) from the mantle. Once the mantle has cast the spell, it can’t cast the spell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Rope of Entanglement </text:p>
          </table:table-cell>
          <table:table-cell office:value-type="string">
            <text:p>This rope is 30 feet long and weighs 3 pounds. If you hold one end of the rope and use an action to speak its command word, the other end darts forward to entangle a creature you can see within 20 feet of you. The target must succeed on a DC 15 Dexterity saving throw or become restrained. You can release the creature by using a bonus action to speak a second command word. A target restrained by the rope can use an action to make a DC 15 Strength or Dexterity check (target's choice). On a success, the creature is no longer restrained by the rope. The rope has AC 20 and 20 hit points. It regains 1 hit point every 5 minutes as long as it has at least 1 hit point. If the rope drops to 0 hit points, it is destroyed.</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Saddle of the Cavalier </text:p>
          </table:table-cell>
          <table:table-cell office:value-type="string">
            <text:p>While in this saddle on a mount, you can't be dismounted against your will if you're conscious, and attack rolls against the mount have disadvantage. </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Sage's Signet (Hart)</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Aura of Vitality, Mass Cure Wounds</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Sage's Signet (Lion)</text:p>
          </table:table-cell>
          <table:table-cell office:value-type="string">
            <text:p>This gilded ring bears a beautiful engraving and is imbued with powers of keen wisdom and foresight. While wearing this ring, you can use an action to cast the Augury spell from the ring. Once you use the ring to cast the spell, the ring can’t cast the spell again until the next dawn. Six varieties of Sage’s Signet rings exist, each with a different signet (see the table below). A ring’s signet determines its rarity as well as the additional spells it can cast. While wearing a Sage’s Signet, you can cast each of its additional spells once from the ring using your Intelligence as the spellcasting ability. Once you cast each of the additional spells from the ring, it can’t cast the spell again until the next dawn. Destructive Wave, Fireball</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Salamander Flame Gauntlets </text:p>
          </table:table-cell>
          <table:table-cell office:value-type="string">
            <text:p>These dark metal gauntlets were forged using fire from the heart of a salamander. While wearing them, your unarmed strikes with your hands deal an extra 1d4 fire damage to any target they hit. In addition, you can use a bonus action to cast the flame blade spell (4th-level version, no concentration required) from the gauntlets, using either your spellcasting ability or your choice of Strength or Dexterity for the spellcasting ability of the spell when you do. While holding the fiery blade, you can use an action to make a ranged spell attack with it instead. When you do, the blade becomes a fiery spear with a range of 30 feet. On a hit, the spear deals 4d6 fire damage. Immediately after the attack, the fiery blade reforms in your han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Sandstorm Dancer </text:p>
          </table:table-cell>
          <table:table-cell office:value-type="string">
            <text:p>This golden cloak billows illusory sand around you when you walk or cast a spell. The cloak has 8 charges and regains 1d6 + 2 expended charges daily at dawn. While wearing the cloak, you can expend 1 or more of its charges to cast the following spells from it (save DC 15): blur (2 charges), call lightning (3 charges), create or destroy water (1 charge), or hallucinatory terrain (4 charges).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Sash of Sorcerous Synergy </text:p>
          </table:table-cell>
          <table:table-cell office:value-type="string">
            <text:p>This miraculous, one-shouldered robe is made from fine fabrics that have been steeped in powerful magic and fastened with an ornate buckle. The sash has 5 charges and regains 1d4 + 1 expended charges daily at dawn. When an ally that you can see within 60 feet of you casts a spell while you're wearing this robe, you can use your reaction to expend 1 or more of the sash's charges to twist the spell with one of your known Metamagic options, without spending any sorcery points. The number of charges you expend is equal to the number of sorcery points the Metamagic option would normally cost. If using the sash would cause the spell to target a second creature, you choose the new target. In addition, when you use a Metamagic option on a spell while wearing this sash, you can change the style, color, and material of the garment and buckle. The sash's weight doesn’t change. Regardless of its appearance, the sash can’t be anything but a one-shouldered robe.</text:p>
          </table:table-cell>
          <table:table-cell office:value-type="string">
            <text:p>Sorcer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Slippers of Spider Climbing </text:p>
          </table:table-cell>
          <table:table-cell office:value-type="string">
            <text:p>While you wear these light shoes, you can move up, down , and across vertical surfaces and upside down along ceilings, while leaving your hands free. You have a climbing speed equal to your walking speed. However, the slippers don't allow you to move this way on a slippery surface, such as one covered by ice or oil.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Sovereign Glue </text:p>
          </table:table-cell>
          <table:table-cell office:value-type="string">
            <text:p>This viscous, milky-white substance can form a permanent adhesive bond between any two objects. It must be stored in a jar or flask that has been coated inside with Oil of Slipperiness. When found, a container contains 1d6 + 1 ounces.One ounce of the gl ue can cover a 1-foot square surface. The glue takes 1 minute to set. Once it has done so, the bond it creates can be broken only by the application of Universal Solvent or Oil of Etherealness, or with a Wish spell.</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Spell Gem (4<text:span text:style-name="T3">th</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5 ATT +7 Amber</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Spell Scroll (7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8 Att +10</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Spellsword </text:p>
          </table:table-cell>
          <table:table-cell office:value-type="string">
            <text:p>(Shortsword) This item appears to be a shortsword hilt. While grasping the hilt, you can use a bonus action to expend a spell slot of 1st level or higher to activate the sword, causing a blade of pure energy to spring into existence. The sword remains activated for 8 hours, or until you deactivate it early using an action. Once you activate the sword in this way, you can use it as a spellcasting focus, and you are proficient with the spellsword for the duration. You can use your spellcasting ability, instead of Strength or Dexterity, for your attack and damage rolls using this weapon, which deals force damage instead of piercing damage. If you activate the sword using a 3rd- or 4th-level spell slot, its damage die becomes a d8, and you gain a +1 bonus to attack and damage rolls made with it. If you use a 5th-level slot or higher, its damage die becomes a d10, and the bonus increases to +2 instead. When you deactivate the weapon early using an action, the remaining magic stored within the blade erupts into a wave of energy. Each creature in a 10-foot cone must make a DC 15 Dexterity saving throw. A creature takes 3d6 force damage on a failed save, or half as much damage on a successful one. If the sword was activated using a 3rd- or 4th-level spell slot, the force damage becomes 4d8, or 5d10 if it was activated with a 5th-level slot or higher. The blade emits bright light in a 20-foot radius and dim light for an additional 20 feet, and disappears if the sword is no longer activated or if you let go of the weapon. While holding the activated sword, you can use a bonus action to cause the blade to vanish or reappear.</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Spider Staff </text:p>
          </table:table-cell>
          <table:table-cell office:value-type="string">
            <text:p>The top of this magic quarterstaff is shaped like a spider. It deals an extra 1d6 poison damage on a hit when used to make a weapon attack.S pells. The staff has 10 charges. While holding it, you can expend the requisite number of charges to cast one of the following spells from the staff: Spider Climb (1 charge) or Web (2 charges, spell save DC 15). The staff regains 1d6 + 4 expended charges daily at dusk. If you expend the staff’s last charge, roll a d20. On a 1, the staff crumbles to dust and is destroyed.</text:p>
          </table:table-cell>
          <table:table-cell office:value-type="string">
            <text:p>Bard/Sorcerer/Warlock/Wizard</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Staff of Defense </text:p>
          </table:table-cell>
          <table:table-cell office:value-type="string">
            <text:p>This slender, hollow staff is made of glass yet is as strong as oak. It weighs 3 pounds. While holding the staff, you have a +1 bonus to your Armor Class.S pells. The staff has 10 charges. While holding it, you can expend the requisite number of charges to cast one of the following spells from the staff: mage armor (1 charge) or shield (2 charges). The staff regains 1d6 + 4 expended charges each day at dawn. If you expend the staff's last charge, roll a d20. On a 1, the staff shatters and is destroyed.</text:p>
          </table:table-cell>
          <table:table-cell office:value-type="string">
            <text:p>Bard/Sorcerer/Warlock/Wizard</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Staff of Healing </text:p>
          </table:table-cell>
          <table:table-cell office:value-type="string">
            <text:p>The staff has 10 charges. While holding it, you can use an action to expend 1 or more of its charges to cast one of the following spells from it, using your spell save DC and spellcasting ability modifier: Cure Wounds (1 charge per spell level, up to 4th), Lesser Restoration (2 charges), or Mass Cure Wounds (5 charges). The staff regains 1d6 + 4 expended charges daily at dawn. If you expend the last charge, roll a d20. On a 1, the staff vanishes in a flash of light, lost forever.</text:p>
          </table:table-cell>
          <table:table-cell office:value-type="string">
            <text:p>Bard/Cleric/Druid</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Staff of Swarming Insects </text:p>
          </table:table-cell>
          <table:table-cell office:value-type="string">
            <text:p>This staff has 10 charges and regains 1d6 + 4 expended charges daily at dawn. If you expend the last charge, roll a d20. On a 1, a swarm of insects consumes and destroys the staff, then disperses.S pells. While holding the staff, you can use an action to expend some of its charges to cast one of the following spells from it, using your spell save DC: Giant Insect (4 charges) or Insect Plague (5 charges). Insect Cloud. While holding the staff, you can use an action and expend 1 charge to cause a swarm of harmless flying insects to spread out in a 30-foot radius from you. The insects remain for 10 minutes, making the area heavily obscured for creatures other than you. The swarm moves with you, remaining centered on you. A wind of at least 10 miles per hour disperses the swarm and ends the effect.</text:p>
          </table:table-cell>
          <table:table-cell office:value-type="string">
            <text:p>Bard/Cleric/Druid/Sorcerer/Warlock/Wizard</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Staff of the Adder </text:p>
          </table:table-cell>
          <table:table-cell office:value-type="string">
            <text:p>You can use a bonus action to speak this staff's command word and make the head of the staff become that of an animate poisonous snake for 1 minute. By using another bonus action to speak the command word again, you return the staff to its normal inanimate form. You can make a melee attack using the snake head, which has a reach of 5 feet. Your proficiency bonus applies to the attack roll. On a hit, the target takes 1d6 piercing damage and must succeed on a DC 15 Constitution saving throw or take 3d6 poison damage. The snake head can be attacked while it is animate. It has an Armor Class of 15 and 20 hit points. If the head drops to 0 hit points, the staff is destroyed. As long as it's not destroyed, the staff regains all lost hit points when it reverts to its inanimate form.</text:p>
          </table:table-cell>
          <table:table-cell office:value-type="string">
            <text:p>Cleric/Druid/Warlock</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Staff of the Python </text:p>
          </table:table-cell>
          <table:table-cell office:value-type="string">
            <text:p>You can use an action to speak this staff's command word and throw the staff on the ground within 10 feet of you. The staff becomes a giant constrictor snake (see the Monster Manual for statistics) under your control and acts on its own initiative count. By using a bonus action to speak the command word again, you return the staff to its normal form in a space formerly occupied by the snake. On your turn, you can mentally command the snake if it is within 60 feet of you and you aren't incapacitated. You decide what action the snake takes and where it moves during its next turn, or you can issue it a general command, such as to attack your enemies or guard a location. If the snake is reduced to 0 hit points, it dies and reverts to its staff form. The staff then shatters and is destroyed. If the snake reverts to staff form before losing all its hit points, it regains all of them.</text:p>
          </table:table-cell>
          <table:table-cell office:value-type="string">
            <text:p>Cleric/Druid/Warlock</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Starlight's Reach </text:p>
          </table:table-cell>
          <table:table-cell office:value-type="string">
            <text:p>These long, silken gloves are dotted with silver stars. While wearing them, you can always see the stars in the sky, even in the daytime, and you can't become lost by nonmagical means as long as you can see them. While wearing the gloves, you can use a bonus action to summon a javelin of starlight. The javelin appears in your space and moves with you, floating alongside you. It sheds bright light in a 10-foot radius and dim light for an additional 10 feet. When you summon the javelin, and again as a bonus action on each of your subsequent turns, you can make a ranged spell attack with the weapon, with a spell attack bonus of +8. The javelin has a range of 30 feet, but it can be used to attack a target up to 120 feet away: doing so causes you to make the attack with disadvantage. If the javelin hits a target, it deals 1d6 + 4 radiant damage, and a shimmering star appears fixed in space at the point of impact. The star sheds bright and dim light like the javelin, and it remains there for up to 1 minute. Hit or miss, the javelin then winks out and reappears next to you in your space.Y ou can use a bonus action to dismiss the javelin. When you do, the shimmering stars created by the javelin each flare with a celestial light, creating 1-inch-diameter beams of energy between them. A star can have up to two beams of energy connected to it, and each beam must connect to a different star no more than 60 feet away from it (you choose which stars). A creature caught in one or more of the beams must succeed on a DC 16 Dexterity saving throw or take 4d6 radiant damage. The stars then vanish. After the javelin attacks for the fifth time, it disappears, and any stars created by it wink out without creating any beams.</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Starmetal Constellation Scepter </text:p>
          </table:table-cell>
          <table:table-cell office:value-type="string">
            <text:p>This metal scepter has a pair of floating astrolabe rings rotating around its head. Small stars connected by silver lines decorate its surface. You can use a bonus action while holding this scepter to create a floating, 5-foot-diameter sphere of light in an unoccupied space that you can see within 60 feet of you. The sphere sheds bright light in a 10-foot radius and dim light for an additional 10 feet. The light is sunlight. You can move one or more of the spheres up to 20 feet as part of this bonus action. You can have up to four spheres at a time. Each sphere remains for 1 minute or until you dismiss it (no action required). If you make a fifth sphere, the first one winks out. A creature that starts its turn within the bright light or enters it for the first time on its turn must succeed on a DC 15 Constitution saving throw or take 2d6 radiant damage. You can use an action on your turn while holding this scepter to cause two or more of the spheres to emit a beam of light between them, provided that the spheres are no more than 60 feet away from one another. Each beam connects any two spheres, creating a line of light between them that's 1 inch thick. Any creature caught in one or more of the lines must succeed on a DC 15 Dexterity saving throw or take 4d6 radiant damage. The beams then vanish.</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Starmetal Flail </text:p>
          </table:table-cell>
          <table:table-cell office:value-type="string">
            <text:p>(Flail) This flail has no connecting chain between its handle and bludgeon. Instead, it's magically tethered a set distance apart through the metal's magical magnetism, causing the weapon's weight to be negligible. A small, star-like furnace rages inside the weapon, causing it to roar aflame whenever it's swung. You gain a +2 bonus to attack and damage rolls made with this magic weapon, which also has the finesse property. Targets hit by the weapon take an extra 1d6 fire damage, as the fire within it burns with meteoric heat. The weapon can be used to make ranged weapon attacks by flinging the bludgeon farther away than its normal reach, using either your Strength or Dexterity modifier for the attack and damage rolls when you do. The attack has a normal range of 30 feet and a long range of 90 feet. The first time on each of your turns that you hit a target farther than 30 feet away from you with the bludgeon, the weapon's extra fire damage is doubled as the bludgeon continues to erupt in flames. Immediately after the attack, the bludgeon returns to the flail.</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Starmetal Sliver </text:p>
          </table:table-cell>
          <table:table-cell office:value-type="string">
            <text:p>(Dagger) This slim blade was forged using strange, unearthly metals from a meteorite. When you use an action to toss this magic dagger into the air, it orbits your body at a distance of 1d3 feet. Another creature can use an action to grasp the dagger to separate it from you, either by making a successful attack roll against AC 24 or a successful DC 24 Dexterity (Acrobatics) check. You can use an action to seize and either wield or stow the dagger. When you take the Attack action while the dagger is orbiting you, you can use a bonus action to cause the dagger to attack a target within 10 feet of you. The dagger uses your attack roll and ability score modifier to damage rolls. Immediately after the attack, the dagger returns to orbit you. In addition, the dagger creates a small gravitational field that wards off harm. While the dagger orbits you, when you are hit by a ranged weapon attack, the damage you take from the attack is reduced by 1d10 + 4. If the damage is reduced to 0, the missile slows to a stop without hitting you and falls to the ground at your fee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7" office:value-type="string">
            <text:p>Steel</text:p>
          </table:table-cell>
          <table:table-cell office:value-type="string">
            <text:p>(Longsword) You have a +2 bonus to attack and damage rolls made with this magic weapon. Revivify. You can use an action to cast the Revivify spell from the sword. You must touch the target with the sword to cast the spell. Once this property of the weapon is used, it can't be used again until the next dawn. Sentience. Steel is a sentient, lawful good longsword with an Intelligence of 8, a Wisdom of 11, and a Charisma of 15. It can see and hear out to a range of 60 feet. The sword can speak, read, and understand Common and Draconic. It frets over your well-being while you are attuned to it, and it doesn't like to back down from a figh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Stirring Scaled Ornament </text:p>
          </table:table-cell>
          <table:table-cell office:value-type="string">
            <text:p>This ornament can be jewelry, a cloak, or another wearable accessory. It appears to be fashioned from a dragon’s scale, tooth, or claw, or it incorporates images in those shapes. You gain a +1 bonus to AC, and you can’t be charmed or frightened. Moreover, each creature of your choice within 30 feet of you has advantage on saving throws it makes to avoid being charmed or frightened or to end those conditions on itself.</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Stone of Controlling Earth Elementals </text:p>
          </table:table-cell>
          <table:table-cell office:value-type="string">
            <text:p>If the stone is touching the ground, you can use an action to speak its command word and summon an earth elemental, as if you had cast the Conjure Elemental spell. The stone can't be used this way again until the next dawn. This stone weighs 5 pounds. </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Stonespeaker Crystal </text:p>
          </table:table-cell>
          <table:table-cell office:value-type="string">
            <text:p>Created by the stone giant librarians of Gravenhollow. this nineteen-inch-long shard of quartz grants you advantage on Intelligence (investigation) checks while it is on your person.T he crystal has 10 charges. While holding it, you can use an action to expend some of its charges to east one of the following spells from it: speak with animals (2 charges), speak with dead (4 charges), or speak with plants (3 charges). When you cast a divination spell, you can use the crystal in place of one material component that would normally be consumed by the spell, at a cost of 1 charge per level of the spell. The crystal is not consumed when used in this way. The crystal regains 1d6 + 4 expended charges daily at dawn. If you expend the crystal's last charge, roll a d20. On a 1, the crystal vanishes, lost forever.</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Sun Blade </text:p>
          </table:table-cell>
          <table:table-cell office:value-type="string">
            <text:p>(Weapon) This item appears to be a longsword hilt. While grasping the hilt, you can use a bonus action to cause a blade of pure radiance to spring into existence, or make the blade disappear. While the blade exists, this magic longsword has the finesse property. If you are proficient with shortswords or longswords, you are proficient with the sun blade. You gain a +2 bonus to attack and damage rolls made with this weapon, which deals radiant damage instead of slashing damage. When you hit an undead with it, that target takes an extra 1d8 radiant damage. The sword's luminous blade emits bright light in a 15-foot radius and dim light for an additional 15 feet. The light is sunlight. While the blade persists, you can use an action to expand or reduce its radius of bright and dim light by 5 feet each, to a maximum of 30 feet each or a minimum of 10 feet each.</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Sunforger </text:p>
          </table:table-cell>
          <table:table-cell office:value-type="string">
            <text:p>(Warhammer) You gain a +2 bonus to attack and damage rolls made with this magic weapon. As an action, you can hurl the weapon up to 120 feet to a point you can see. When it reaches that point, the weapon vanishes in an explosion, and each creature in a 20-foot-radius sphere centered on that point must make a DC 15 Dexterity saving throw, taking 6d6 fire damage on a failed save, or half as much damage on a successful one. Afterward, you can use an action to cause the weapon to reappear in your empty hand. You can't cause it to explode again until you finish a short or long rest. If you don't call the weapon back to your hand, it reappears at the point where it exploded when you are no longer attuned to it or when 24 hours have passe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Sunsword </text:p>
          </table:table-cell>
          <table:table-cell office:value-type="string">
            <text:p>(Longsword) The Sunsword is a unique blade once possessed by Strahd's brother, Sergei von Zarovich. In its original form, it had a platinum hilt and guard, and a thin crystal blade as strong as steel. Strahd employed a powerful wizard named Khazan to destroy the weapon after Sergei's death. The first part of the process required the hilt and the blade to be separated, which Khazan accomplished. While Khazan was busying himself destroying the blade, his apprentice stole the hilt and fled. Khazan later located his apprentice's mutilated corpse in the Svalich Woods, but the hilt was nowhere to be found. To avoid the vampire's wrath, Khazan told Strahd that the entire weapon had been destroyed. The hilt, which is sentient, knows that it can never be reunited with its original crystal blade. It has, however, gained the properties of a Sun Blade. Sentience. The Sunsword is a sentient chaotic good weapon with an Intelligence of 11, a Wisdom of 17, and a Charisma of 16. It has hearing and normal vision out to a range of 60 feet. The weapon communicates by transmitting emotions to the creature carrying or wielding it. Personality. The Sunsword's special purpose is to destroy Strahd, not so much because it wants to free the land of Barovia from evil but because it wants revenge for the loss of its crystal blade. The weapon secretly fears its own destructio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Sword of Sharpness </text:p>
          </table:table-cell>
          <table:table-cell office:value-type="string">
            <text:p>(Any Slashing Sword) When you attack an object with this magic sword and hit, maximize your weapon damage dice against the target. When you attack a creature with this weapon and roll a 20 on the attack roll, that target takes an extra 14 slashing damage. Then roll another d20. If you roll a 20 you lop off one of the target's limbs, with the effect of such loss determined by the DM. If the creature has no limb to sever, you lop off a portion of its body instead. In addition, you can speak the sword's command word to cause the blade to shed bright light in a 10-foot radius and dim light for an additional 10 feet. Speaking the command word again or sheathing the sword puts out the ligh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Sword of the Paruns </text:p>
          </table:table-cell>
          <table:table-cell office:value-type="string">
            <text:p>(Longsword) You gain a +1 bonus to attack and damage rolls made with this magic weapon. Additionally, once on each of your turns, you can use one of the following properties if you're holding the sword: Immediately after you use the Attack action to attack with the sword, you can enable one creature within 60 feet of you to use its reaction to make one weapon attack. Immediately after you take the Dash action, you can enable one creature within 60 feet of you to use its reaction to move up to its speed. Immediately after you take the Dodge action, you can enable one creature within 60 feet of you to use its reaction to gain the benefits of the Dodge actio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Tasha's Creeping Keepboat </text:p>
          </table:table-cell>
          <table:table-cell office:value-type="string">
            <text:p>This magic vehicle is a boat 10 feet wide and 30 feet long. It has four legs that propel it across land and water. It has a walking and swimming speed of 20 feet, but it can’t travel underwater. The boat moves according to your spoken directions while you are riding it, and creatures of your choice gain a +1 bonus to their Armor Class while on the boat. The boat can transport up to 1,000 pounds without hindrance. It can carry up to twice this weight, but it moves at half speed if it carries more than its normal capacity.</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Timepiercer </text:p>
          </table:table-cell>
          <table:table-cell office:value-type="string">
            <text:p>(Rapier) This item appears to be a sword hilt that has a small hole on either end of it. The hilt is made of clear quartz and contains an hourglass with sand inside it. Despite the holes on the hilt, the sand never seems to flow out of the hourglass. You can speak the hilt’s command word as a bonus action to cause it to form a thin blade of sand. The hourglass spills sand from the bottom of the hilt that circulates up and around to form the blade and guard of the rapier before returning to the hourglass again through the hole at the top. You can speak the hilt’s command word again as a bonus action to cause all the sand to return to the hourglass. While the blade is formed, you gain a +2 bonus to attack and damage rolls made with this magic weapon. While holding the hilt, you can use an action to cast either the haste or slow spell (save DC 16) from it. You have advantage on Constitution saving throws you make in order to maintain concentration on a spell cast in this way. Once a spell has been cast using the hilt, it can’t be used to cast that spell again until the next dawn. The sands in the hourglass move quickly while you concentrate on a haste spell cast in this way, or more slowly when you concentrate on a slow spell.</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Tinderstrike </text:p>
          </table:table-cell>
          <table:table-cell office:value-type="string">
            <text:p>(Dagger) A flint dagger, Tinderstrike is uncommonly sharp, and sparks cascade off its edge whenever it strikes something solid. Its handle is always warm to the touch, and the blade smolders for 1d4 minutes after it is used to deal damage. It contains a spark of Imix, Prince of Evil Fire. You gain a +2 bonus to attack and damage rolls you make with this magic weapon. When you hit with it, the target takes an extra 2d6 fire damage. Fire Mastery. You gain the following benefits while you hold Tinderstrike: You can speak Ignan fluently. You have resistance to fire damage.Y ou can cast Dominate Monster (save DC 17) on a fire elemental. Once you have done so, Tinderstrike can’t be used this way again until the next dawn.Dance of the All -Consuming Fire. While inside a fire node, you can perform a ritual called the Dance of the All-Consuming Fire, using Tinderstrike to create a devastation orb of fire (see the Devastation Orb description for the time and cost of the ritual). Once you perform the ritual, Tinderstrike can’t be used to perform the ritual again until the next dawn. Flaw. Tinderstrike makes its wielder impatient and rash. While attuned to the weapon, you gain the following flaw: “I act without thinking and take risks without weighing the consequences.”</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Trident of Fish Command </text:p>
          </table:table-cell>
          <table:table-cell office:value-type="string">
            <text:p>(Trident) This trident is a magic weapon. It has 3 charges. While you carry it, you can use an action and expend 1 charge to cast Dominate Beast (save DC 15) from it on a beast that has an innate swimming speed. The trident regains 1d3 expended charges daily a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Two-Birds Sling </text:p>
          </table:table-cell>
          <table:table-cell office:value-type="string">
            <text:p>You have a +1 bonus to attack and damage rolls made with this weapon. When you make a ranged attack with this sling and hit a target, you can cause the ammunition to ricochet toward a second target within 10 feet of the first, and then make a ranged attack against the second target.</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Ventilating Lungs </text:p>
          </table:table-cell>
          <table:table-cell office:value-type="string">
            <text:p>These metallic nodules were created in response to the poisonous gases used on the battlefields of the Last War. When you attune to these lungs, they replace the lungs in your chest, which disappear. The lungs allow you to breathe normally, even in an antimagic field, and their breathing function can't be suppressed by magic.O utside an antimagic field or any other effect that suppresses magic, these lungs allow you to breathe normally in any environment (including a vacuum), and you have advantage on saving throws against harmful gases such as those created by a Cloudkill spell, a Stinking Cloud spell, inhaled poisons, and gaseous breath weapons .As an action, you can <text:s/>use these lungs to exhale a gust of wind, as if you had cast the Gust of Wind spell (spell save DC 15) with no components. This property of the lungs can't be used again until the next dawn. If your attunement to the lungs ends, your original lungs reappear.</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Voidwalker Armor </text:p>
          </table:table-cell>
          <table:table-cell office:value-type="string">
            <text:p>(Studded Leather) This black studded leather armor bears a red sheen. While wearing this armor, you can use a bonus action to summon a projection of yourself in an unoccupied space within 30 feet of yourself. The projection is a translucent copy of you that has immunity to all damage and conditions, and you can make attacks and cast spells with a range other than self as if standing in the projection’s space. The projection disappears at the end of your turn. Once you use this bonus action, it can’t be used again until the next dawn. </text:p>
          </table:table-cell>
          <table:table-cell table:number-columns-repeated="2" office:value-type="string">
            <text:p>Y</text:p>
          </table:table-cell>
          <table:table-cell office:value-type="string">
            <text:p>As long as you remain cursed, you’re unwilling to part with the armor. Taking it off fails to end the curse. While cursed in this way, you feel disconnected from your body, continuously hearing whispers that call for you to join them. Whenever you finish a long rest while cursed, you must make a DC 11 Charisma saving throw. On a failed save, your soul is drawn from your body and trapped in an object on a different plane of existence. The object and location of this object are chosen by the DM (but might be the House of Cards; see chapter 18). While your soul is trapped in this way, your body is inert and doesn’t age or require sustenance. Destroying the object frees your soul; otherwise, only a Wish spell can restore your soul to your body. </text:p>
          </table:table-cell>
          <table:table-cell table:style-name="ce7" office:value-type="string">
            <text:p>40000gp</text:p>
          </table:table-cell>
          <table:table-cell table:number-columns-repeated="2"/>
        </table:table-row>
        <table:table-row table:style-name="ro7">
          <table:table-cell table:style-name="ce14" office:value-type="string">
            <text:p>Wand of Binding </text:p>
          </table:table-cell>
          <table:table-cell office:value-type="string">
            <text:p>This wand has 7 charges for the following properties. It regains 1d6 + 1 expended charges daily at dawn. If you expend the wand's last charge, roll a d20. On a 1, the wand crumbles into ashes and is destroyed.S pells. While holding the wand, you can use an action to expend some of its charges to cast one of the following spells (save DC 17): Hold Monster (5 charges) or Hold Person (2 charges). Assisted Escape. While holding the wand, you can use your reaction to expend 1 charge and gain advantage on a saving throw you make to avoid being paralyzed or restrained, or you can expend 1 charge and gain advantage on any check you make to escape a grapple.</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4" office:value-type="string">
            <text:p>Wand of Fear </text:p>
          </table:table-cell>
          <table:table-cell office:value-type="string">
            <text:p>This wand has 7 charges for the following properties. It regains 1d6 + 1 expended charges daily at dawn. If you expend the wand's last charge, roll a d20. On a 1, the wand crumbles into ashes and is destroyed. Command. While holding the wand, you can use an action to expend 1 charge and command another creature to flee or grovel, as with the Command spell (save DC 15). Cone of Fear. While holding the wand, you can use an action to expend 2 charges, causing the wand's tip to emit a 60-foot cone of amber light. Each creature in the cone must succeed on a DC 15 Wisdom saving throw or become frightened of you for 1 minute. While it is frightened in this way, a creature must spend its turns trying to move as far away from you as it can, and it can't willingly move to a space within 30 feet of you. It also can't take reactions. For its action, it can use only the Dash action or try to escape from an effect that prevents it from moving. If it has nowhere it can move, the creature can use the Dodge action. At the end of each of its turns, a creature can repeat the saving throw, ending the effect on itself on a success.</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Wand of Fireballs </text:p>
          </table:table-cell>
          <table:table-cell office:value-type="string">
            <text:p>This wand has 7 charges. While holding it, you can use an action to expend 1 or more of its charges to cast the Fireball spell (save DC 15) from it. For 1 charge, you cast the 3rd-level version of the spell. You can increase the spell slot level by one for each additional charge you expend. The wand regains 1d6 + 1 expended charges daily at dawn. If you expend the wand's last charge, roll a d20. On a 1, the wand crumbles into ashes and is destroyed.</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Wand of Lightning Bolts </text:p>
          </table:table-cell>
          <table:table-cell office:value-type="string">
            <text:p>This wand has 7 charges. While holding it, you can use an action to expend 1 or more of its charges to cast the Lightning Bolt (save DC 15) from it. For 1 charge, you cast the 3rd-level version of the spell. You can increase the spell slot level by one for each additional charge you expend. The wand regains 1d6 + 1 expended charges daily at dawn. If you expend the wand's last charge, roll a d20. On a 1, the wand crumbles into ashes and is destroyed.</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Wand of the War Mage +3</text:p>
          </table:table-cell>
          <table:table-cell office:value-type="string">
            <text:p>While holding this wand, you gain a bonus to spell attack rolls determined by the wand's rarity. In addition, you ignore half cover when making a spell attack. </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Wand of Viscid Globs </text:p>
          </table:table-cell>
          <table:table-cell office:value-type="string">
            <text:p>Crafted by the drow, this slim black wand has 7 charges. While holding it, you can use an action to expend 1 of its charges to cause a small glob of viscous material to launch from the tip at one creature within 60 feet of you. Make a ranged attack roll against the target, with a bonus equal to your spellcasting modifier (or your Intelligence modifier, if you don't have a spellcasting ability) plus your proficiency bonus. On a hit, the glob expands and dries on the target, which is restrained for 1 hour. After that time, the viscous material cracks and falls away.A pplying a pint or more of alcohol to the restrained creature dissolves the glob instantly, as does the application of Oil of Etherealness or Universal Solvent. The glob also dissolves instantly if exposed to sunlight. No other nonmagical processes can remove the viscous material until it deteriorates on its own. The wand regains 1d6 + 1 expended charges daily at midnight. If you expend the wand's last charge, roll a d20. On a 1, the wand melts into harmless slime and is destroyed. A Wand of Viscid Globs is destroyed if exposed to sunlight for 1 hour without interruptio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2" office:value-type="string">
            <text:p>Wand of Wonder </text:p>
          </table:table-cell>
          <table:table-cell office:value-type="string">
            <text:p>This wand has 7 charges. While holding it, you can use an action to expend 1 of its charges and choose a target within 120 feet of you. The target can be a creature, an object, or a point in space. Roll d100 and consult the following table to discover what happens. If the effect causes you to cast a spell from the wand, the spell's save DC is 15. If the spell normally has a range expressed in feet, its range becomes 120 feet if it isn't already. If an effect covers an area, you must center the spell on and include the target. If an effect has multiple possible subjects, the DM randomly determines which ones are affected. The wand regains 1d6 + 1 expended charges daily at dawn. If you expend the wand's last charge, roll a d20. On a 1, the wand crumbles into dust and is destroyed. <text:a xlink:href="https://dnd5e.wikidot.com/wondrous-items:wand-of-wonder">here</text:a></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Warrior's Passkey </text:p>
          </table:table-cell>
          <table:table-cell office:value-type="string">
            <text:p>This silver skeleton key is warm to the touch. While holding the key in its key form, you can use an action to cast the Knock spell from the key. Transforming the Key. While holding the key, you can use a bonus action to transform it into a magic longsword. You are considered proficient with the sword, and you have a +1 bonus to attack and damage rolls made with it. On a hit, the sword deals 1d10 force damage. The item remains in its sword form until it leaves your grasp or you use another bonus action to revert it to its key form. If you end your attunement to the item while it’s in its sword form, it automatically reverts to its key form.</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Watchful Helm </text:p>
          </table:table-cell>
          <table:table-cell office:value-type="string">
            <text:p>While you wear this helm, you gain a +1 bonus to AC and remain aware of your surroundings even while you're asleep, and you have advantage on Wisdom (Perception) checks that rely on sight.A s a bonus action, you can cast the See Invisibility spell from the helm. Once this property of the helm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Wayfarer's Boots </text:p>
          </table:table-cell>
          <table:table-cell office:value-type="string">
            <text:p>This pair of boots is made of durable cloth, with the journey rune stitched in golden thread above each heel. While you are wearing this item, your walking speed increases by 10 feet, and you have advantage on Wisdom (Survival) checks.I nvoking the Runes. As a bonus action, you can invoke the boots’ runes to cast the Expeditious Retreat spell with them. Once the runes have been invoked, they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Waythe </text:p>
          </table:table-cell>
          <table:table-cell office:value-type="string">
            <text:p>(Greatsword) Waythe is a unique greatsword most recently in the possession of a high-ranking cloud giant ambassador. You gain a +1 bonus to attack and damage rolls made with this magic weapon. When you hit a creature of the giant type with it, the giant takes an extra 2d6 slashing damage, and it must succeed on a DC 15 Strength saving throw or fall prone.T he sword also functions as a Wand of Enemy Detecetion. It regains all of its expended charges at dawn and isn't at risk of crumbling if its last charge is used.Sentience. Waythe is a s entient weapon of neutral good alignment, with an Intelligence of 12, a Wisdom of 2, and a Charisma of 14. It has hearing and darkvision out to a range of 120 feet. The weapon can speak and understand Giant and Common, and it can communicate telepathically with its wielder. Personality. This sword believes in freedom and allowing others to live as they see fit. It is protective of its friends, and wants to be friends with a like-minded wielder. (It takes only 1 minute for a good-aligned character to gain attunement with the sword.) Waythe is courageous to the point of foolhardiness, however, and vocally urges bold action. It is likely to come into conflict with an evil or a timid wielder.</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2" office:value-type="string">
            <text:p>Weapon +3</text:p>
          </table:table-cell>
          <table:table-cell office:value-type="string">
            <text:p>(Any Weapon) You have a bonus to attack and damage rolls made with this magic weapon. The bonus is determined by the weapon's rarity. </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Weapon of Throne's Command </text:p>
          </table:table-cell>
          <table:table-cell office:value-type="string">
            <text:p>(Any Martial) This weapon is bedecked in ornate gold filigree and deep-blue and maroon jewels. You gain a +1 bonus to attack and damage rolls made with this weapon. Additionally, you gain proficiency in the Intimidation and Persuasion skills if you don’t already have it.S pellcasting. The weapon has 5 charges. You can use a bonus action and expend 1 or more of its charges to cast one of the following spells (save DC 16): Command (1 charge), Zone of Truth (2 charges), Compulsion (4 charges), Banishment (4 charges), or Dominate Person (5 charges). The weapon regains 1d4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Well of Many Worlds </text:p>
          </table:table-cell>
          <table:table-cell office:value-type="string">
            <text:p>This fine black cloth, such as silk, is folded up to the dimensions of a handkerchief. It unfolds into a circular sheet 6 feet in diameter. You can use an action to unfold and place the well of many worlds on a solid surface, whereupon it creates a two-way portal to another world or plane of existence. Each time the item opens a portal, the DM decides where it leads. You can use an action to close an open portal by taking hold of the edges of the cloth and folding it up. Once well of many worlds has opened a portal, it can't do so again for 1d8 hours.</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Wind-Up Merchant </text:p>
          </table:table-cell>
          <table:table-cell office:value-type="string">
            <text:p>This soft toy figurine is 5 inches tall and weighs 1 pound. You can use an action to wind up the toy using a crank in the back, causing it to release a thin strip of parchment listing 3 magic items and their costs from the list below. The toy then whirs and animates slowly, walking and bowing slightly, and can't be wound up again until 24 hours have passed. Roll 3d12, recording each number rolled, to determine which of the following magic items are listed on the parchment. At the GM's discretion, reroll duplicate results. 1: Potion of Climbing (25gp), 2: Potion of Healing (25gp), 3: 1<text:span text:style-name="T3">st</text:span> lvl Spell Scroll (25gp), 4: Broom of Flying (50gp), 5: Dust of Disappearance (50gp), 6: Eversmoking Bottle (50gp), 7: Goggles of Night (50gp), 8: Immovable Rod (50gp), 9: Potion of Growth (50gp), 10: Potion Resistance (50gp), 11: Restorative Ointments (2 uses) (50gp), 12: Ring of Water Walking (50gp). While the toy is animated, you can use an action to deposit any number of coins into the slot on the toy's belly and speak the name of an item listed on the parchment. If the value of the coins deposited in the toy is equal to or greater than the cost of the named item, the item magically appears in your hand or at your feet (your choice) and is removed from the parchment. The spent coins are then lost. The toy remains animated for 5 minutes or until each item has been purchased from the list. When the toy stops animating, any deposited coins that weren't spent on the listed items clatter to the ground below it, converting them into smaller denominations as needed, and the parchment turns to dust and is destroyed. An item purchased from the wind-up merchant disappears after 24 hours, or early if you attempt to sell or trade it to another creature.</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Windvane </text:p>
          </table:table-cell>
          <table:table-cell office:value-type="string">
            <text:p>(Spear) A silver spear, Windvane has dark sapphires on the filigreed surface of its polished head. Held by its shining haft, the weapon feels insubstantial, as if clutching a cool, gently flowing breeze. The spear contains a spark of Yan-C-Bin, the Prince of Evil Air. You have a +2 bonus to attack rolls and damage rolls you make with this magic weapon, which has the finesse weapon property. When you hit with it, the target takes an extra 1d6 lightning damage. Air Mastery. You gain the following benefits while you hold Windvane: You can speak Auran fluently. You have resistance to lightning damage.Y ou can cast Dominate Monster (save DC 17) on an air elemental. Once you have done so, Windvane can’t be used this way again until the next dawn.Song of the Four <text:s/>Winds. While inside an air node, you can perform a ritual called the Song of the Four Winds, using Windvane to create a devastation orb of air (see the Devastation Orb description for the time and cost of the ritual). Once you perform the ritual, Windvane can’t be used to perform the ritual again until the next dawn. Flaw. Windvane makes its wielder mercurial and unreliable. While attuned to the weapon, you gain the following flaw: “I break my vows and plans. Duty and honor mean nothing to me.”</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table-cell table:style-name="ce12" office:value-type="string">
            <text:p>Wings of Flying </text:p>
          </table:table-cell>
          <table:table-cell office:value-type="string">
            <text:p>While wearing this cloak, you can use an action to speak its command word. This turns the cloak into a pair of bat wings or bird wings on your back for 1 hour or until you repeat the command word as an action. The wings give you a flying speed of 60 feet. When they disappear, you can't use them again for 1d12 hours.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4" office:value-type="string">
            <text:p>Witchlight Watch </text:p>
          </table:table-cell>
          <table:table-cell office:value-type="string">
            <text:p>This ornate pocket watch is fastened to the end of a gold chain. It glows with a faint golden light when opened, and it makes a soft ticking noise that can be heard only by the creature holding it. The face of the watch shows a miniature painting of the Witchlight Carnival ringed by a tiny henge, orbited at night by a mote of light small enough to slip through the eye of a needle. This light causes the henge to cast shadows, and these shadows allow the watch's owner to track the passage of time. Carnival Setup and Takedown. The creature attuned to the watch can use an action to initiate the packing up or the unpacking of the Witchlight Carnival, provided the creature and the carnival are on the same plane of existence. In the span of 1 hour, all objects that are elements of the carnival are magically whisked about until everything is packed up and ready for travel, or unpacked and assembled. The watch has no effect on creatures, which can move about freely and safely while the carnival is being set up or taken down. Once the process of packing up or unpacking the carnival begins, it can't be stopped until the task is complete. When the watch is used to pack up or unpack the carnival, this property cannot be used again until 8 hours have elapsed. Additional Properties. The pocket watch has the following additional properties: While carrying the watch, the creature attuned to it can cast the Fire Bolt, Invisibility, or Message spell as an action, requiring no spell components and using Intelligence as the spellcasting ability. After the watch's Invisibility spell is cast, roll a d8; on a roll of 3 or 8, the watch can't be used to cast this spell again until the next dawn. The creature attuned to the watch gains 30 pounds. This extra weight vanishes when the attunement ends. The creature attuned to the watch must eat and drink eight times the normal amount each day.</text:p>
          </table:table-cell>
          <table:table-cell office:value-type="string">
            <text:p>Mister Witch or Handpicked Successor</text:p>
          </table:table-cell>
          <table:table-cell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7">
          <table:table-cell table:style-name="ce14" office:value-type="string">
            <text:p>Wraps Of Unarmed Prowess +3</text:p>
          </table:table-cell>
          <table:table-cell office:value-type="string">
            <text:p>While you’re wearing these cloth wraps, your unarmed strikes are considered magical for the purpose of overcoming immunity and resistance to nonmagical attacks and damage, and you gain a bonus to the attack and damage rolls of your unarmed strikes, determined by the wraps’ rarity. </text:p>
          </table:table-cell>
          <table:table-cell table:number-columns-repeated="2" office:value-type="string">
            <text:p>N</text:p>
          </table:table-cell>
          <table:table-cell office:value-type="string">
            <text:p>N/A</text:p>
          </table:table-cell>
          <table:table-cell table:style-name="ce7" office:value-type="string">
            <text:p>40000gp</text:p>
          </table:table-cell>
          <table:table-cell table:number-columns-repeated="2"/>
        </table:table-row>
        <table:table-row table:style-name="ro5" table:number-rows-repeated="1048392">
          <table:table-cell table:number-columns-repeated="8"/>
        </table:table-row>
        <table:table-row table:style-name="ro5">
          <table:table-cell table:number-columns-repeated="8"/>
        </table:table-row>
      </table:table>
      <table:table table:name="Class VIII" table:style-name="ta1" table:print="false">
        <office:forms form:automatic-focus="false" form:apply-design-mode="false"/>
        <table:table-column table:style-name="co21" table:default-cell-style-name="Default"/>
        <table:table-column table:style-name="co22" table:default-cell-style-name="Default"/>
        <table:table-column table:style-name="co3" table:number-columns-repeated="7" table:default-cell-style-name="Default"/>
        <table:table-row table:style-name="ro7">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number-columns-repeated="3"/>
        </table:table-row>
        <table:table-row table:style-name="ro7">
          <table:table-cell table:style-name="ce4" office:value-type="string">
            <text:p>Absorbing Tattoo </text:p>
          </table:table-cell>
          <table:table-cell office:value-type="string">
            <text:p>Produced by a special needle, this magic tattoo features designs that emphasize one color. 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Damage Resistance. While the tattoo is on your skin, you have resistance to a type of damage associated with that color, as shown on the table below. The DM chooses the color or determines it randomly. 1: Acid/Green, 2: Cold/Blue, 3: Fire/Red, 4: Force/White, 5: Lightning/Yellow, 6: Necrotic/Black, 7: Poison/Violet, 8: Psychic/Silver, 9: Radiant/Gold, 10: Thunder/Orange. Damage Absorption. When you take damage of the chosen type, you can use your reaction to gain immunity against that instance of the damage, and you regain a number of hit points equal to half the damage you would have taken. Once this re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Adrenal Blades </text:p>
          </table:table-cell>
          <table:table-cell office:value-type="string">
            <text:p>(Scimitar) This pair of scimitars are made of darkened steel and have feather-like designs. You gain a +1 bonus to attack and damage rolls made with these magic weapons, which are considered to be a single item for the purposes of attuning to them. While holding one of the swords, you always know the general direction and distance of the other. While the swords are on your person, choose one of the following benefits whenever you roll initiative. These benefits last for 1 minute. Fight. The weapons' bonus increases to +3, instead of +1. You have advantage on opportunity attacks made with them. Flight. You gain a flying speed of 40 feet, but fall if you end your turn in the air and nothing else is holding you aloft. Opportunity attacks against you are made with disadvantage. In addition, if a creature forces you to make a saving throw against becoming frightened, you can immediately use your reaction (before making the saving throw) to move up to your speed in a straight line toward that creature. If the target is within 5 feet of you at the end of this movement, you can also make two weapon attacks against it: one with each scimitar. For each attack that hits, you gain a +5 bonus to the saving throw against becoming frightened.</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Amethyst Lodestone </text:p>
          </table:table-cell>
          <table:table-cell office:value-type="string">
            <text:p>This fist-sized chunk of amethyst is infused with an amethyst dragon’s ability to bend gravitational forces. While you are carrying the lodestone, you have advantage on Strength saving throws.The lodestone has 6 charges for the following properties, which you can use while you are holding the stone. The stone regains 1d6 expended charges daily at dawn.F light. As a bonus action, you can expend 1 charge to gain the power of flight for 10 minutes. For the duration, you gain a flying speed equal to your walking speed, and you can hover. Gravitational Thrust. As an action, you can expend 1 charge to focus gravity around a creature you can see within 60 feet of you. The target must succeed on a DC 18 Strength saving throw or be pushed up to 20 feet in a direction of your choice.R everse Gravity. As an action, you can expend 3 charges to cast Reverse Gravity from the stone (save DC 18).</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Amulet of the Black Skull </text:p>
          </table:table-cell>
          <table:table-cell office:value-type="string">
            <text:p>This amulet is carved from obsidian and shaped like a screaming humanoid skull, with ruby eyes and emeralds for teeth. It hangs from an iron chain necklace. The amulet has 6 charges and regains 1d6 charges daily at dawn. While wearing the amulet, you can use an action to expend 1 of its charges to transport yourself and anything you are wearing or carrying to a location within 100 feet of you. The destination you choose doesn't need to be in your line of sight, but it must be familiar to you (in other words, a place you have seen or visited), and it must be on the same plane of existence as you. This effect isn't subject to the magic restrictions placed on the Tomb of the Nine Gods; thus, the amulet can be used to enter and exit the tomb. If you aren't undead, you must make a DC 16 Constitution saving throw each time you use the amulet to teleport. On a failed saving throw, the black skull cackles as you are transformed in transit. The transformation takes effect as soon as you arrive at the destination, and is determined randomly by rolling percentile dice and consulting the Black Skull Transformation table. 1-20: The symbol of Acererak is burned into your flesh, a curse that can only be removed with a Remove Curse spell or similar magic. Until the curse ends, your hit points can't be restored by magic. 21-35: You grow larger as if affected by an Enlarge/Reduce spell, except the effect lasts for 1 hour. 36-50: You grow smaller as if affected by an Enlarge/Reduce spell, except the effect lasts for 1 hour. 51-70: <text:s/>You arrive at the destination wearing nothing but the Amulet of the Black Skull. Everything else that you were wearing or carrying appears in a random unoccupied space within 100 feet of you. 71-95: <text:s/><text:tab/>You are paralyzed for 1 minute or until this effect is ended with a Lesser Restoration spell or similar magic. 96-00: You become petrified. This effect can be ended only with a Greater Restoration spell or similar magic.</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Antimagic Armor </text:p>
          </table:table-cell>
          <table:table-cell office:value-type="string">
            <text:p>(Light/Medium/Heavy) While wearing this armor, you can use your reaction to give yourself advantage on a saving throw you make against a spell. Once this property is used, it can’t be used again until the next dawn.I n addition, while you wear this armor, you can use it to cast Antimagic Field, requiring no spell components. Once this property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Archivist's Key </text:p>
          </table:table-cell>
          <table:table-cell office:value-type="string">
            <text:p>This magical key is one of several made by a secret order of historians and archivists. While holding the key, you can use an action to twist the key, as if you were unlocking a door. When you do, a magical, spectral door slowly appears in front of you over the course of 1 minute, duplicating the effect of the magnificent mansion spell with the following change. The dwelling always includes a large library that magically includes copies of books, scrolls, maps, and more. The library does not count toward the total amount of space created by the spell. Its contents are strangely organized and seemingly change each time the key is used. A creature can visit the library and attempt to uncover a piece of knowledge, such as ancient poetry, the history of a forgotten kingdom, or the family lineage of a tyrannical king. The GM determines the checks and DCs needed to locate a given piece of information. For example, a book of foreign nursery rhymes may be easy to find, but a copy of necromantic research documents would be extremely difficult, if not impossible. When the spell ends, the key can't be used this way again for 24 hours.</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4" office:value-type="string">
            <text:p>Armor of Resistance </text:p>
          </table:table-cell>
          <table:table-cell office:value-type="string">
            <text:p>(Light/Medium/Heavy) You have resistance to one type of damage while you wear this armor. The DM chooses the type or determines it randomly from the options below. 1: Acid, 2: Cold, 3: Fire, 4: Force, 5: Lightning, 6: Necrotic, 7: Poison, 8: Psychic, 9: Radiant, 10: Thunder</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3" office:value-type="string">
            <text:p>Barrier Tattoo (Heavy)</text:p>
          </table:table-cell>
          <table:table-cell office:value-type="string">
            <text:p>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Protection. While you aren't wearing armor, the tattoo grants you an Armor Class of 18. You can use a shield and still gain this benefit.</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Belashyrra's Beholder Crown </text:p>
          </table:table-cell>
          <table:table-cell office:value-type="string">
            <text:p>This symbiotic crown is carved from dark purple and mauve stone, with ten points like stalks set with gemstones resembling the eyestalks of a beholder. To attune to this item, you must wear it on your head for the entire attunement period, during which the crown's hidden tendrils burrow into your scalp to bond with your skull. While wearing the crown, you can see normally in darkness, both magical and nonmagical, to a distance of 120 feet.S pells. The crown has 10 charges. While wearing it, you can use an action to expend some of its charges to cast one of the following spells from it (spell save DC 16): Charm Person (1 charge), Disintegrate (6 charges), Fear (3 charges), Finger of Death (7 charges), Flesh to Stone (6 charges), Hold Person (2 charges), Ray of Enfeeblement (2 charges), Sleep (1 charge), Slow (3 charges), Telekinesis (5 charges). The crown regains 1d6 + 3 expended charges daily at dawn.</text:p>
          </table:table-cell>
          <table:table-cell table:number-columns-repeated="2" office:value-type="string">
            <text:p>Y</text:p>
          </table:table-cell>
          <table:table-cell office:value-type="string">
            <text:p>Symbiotic Nature. The crown can't be removed from you while you're attuned to it, and you can't voluntarily end your attunement to it. If you're targeted by a spell that ends a curse, your attunement to the crown ends, and it detaches from you. The daelkyr Belashyrra made these crowns. While on the same plane of existence as the crown, Belashyrra can see through its eyestalks.</text:p>
          </table:table-cell>
          <table:table-cell table:style-name="ce7" office:value-type="string">
            <text:p>100000gp</text:p>
          </table:table-cell>
          <table:table-cell table:number-columns-repeated="3"/>
        </table:table-row>
        <table:table-row table:style-name="ro5">
          <table:table-cell table:style-name="ce12" office:value-type="string">
            <text:p>Belt of Frost Giant Strength </text:p>
          </table:table-cell>
          <table:table-cell office:value-type="string">
            <text:p>While wearing this belt, your Strength score changes to 23. If your Strength is already equal to or greater than the belt's score, the item has no effect on you.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4" office:value-type="string">
            <text:p>Belt of Stone Giant Strength </text:p>
          </table:table-cell>
          <table:table-cell office:value-type="string">
            <text:p>While wearing this belt, your Strength score changes to 23. If your Strength is already equal to or greater than the belt's score, the item has no effect on you.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Blazeblood Rapier </text:p>
          </table:table-cell>
          <table:table-cell office:value-type="string">
            <text:p>(Rapier) This twisted silver flamberge pulses faintly in your hand. It always feels warm to the touch, especially the blade. While holding this weapon, your blood feels like it's on fire: you gain resistance to fire damage, and whenever a creature within 5 feet of you hits you with an attack, that creature automatically takes 1d6 fire damage. Blood Conversion. While holding the rapier, you can use an action to speak its command word and stab the air in front of you with it. You can then spend up to 3 Hit Dice (a minimum of 1). The rapier releases a blast of fiery blood, which extends from you in a 5-foot-wide line that's 30 feet long. Each creature within the line must make a DC 16 Dexterity saving throw. A creature takes 3d6 fire damage for each Hit Die you spent on a failed save, or half as much fire damage on a successful one. The damage increases to 4d6 for each Hit Die spent if you have fewer than half your hit points remaining. If this property reduces one or more creatures to 0 hit points, you immediately regain 1d3 Hit Dice; a creature slain by it is reduced to ashes, unless it has the Legendary Resistance trait. Once this property of the rapier has been used, it can't be used again until the next dawn.</text:p>
          </table:table-cell>
          <table:table-cell table:number-columns-repeated="2" office:value-type="string">
            <text:p>Y</text:p>
          </table:table-cell>
          <table:table-cell office:value-type="string">
            <text:p>As long as you remain cursed, you are unwilling to part with the rapier, keeping it within reach at all times. In addition, if you die, you are immediately reduced to ashes, and you can't be revived by any means other than a true resurrection or wish spell. </text:p>
          </table:table-cell>
          <table:table-cell table:style-name="ce7" office:value-type="string">
            <text:p>100000gp</text:p>
          </table:table-cell>
          <table:table-cell table:number-columns-repeated="3"/>
        </table:table-row>
        <table:table-row table:style-name="ro7">
          <table:table-cell table:style-name="ce4" office:value-type="string">
            <text:p>Bookmark </text:p>
          </table:table-cell>
          <table:table-cell office:value-type="string">
            <text:p>(Dagger) This +3 dagger belongs to Artus Cimber. While you have the dagger drawn, you can use a bonus action to activate one of the following properties: Cause a blue gem set into the dagger's pommel to shed bright light in a 20-foot radius and dim light for an additional 20 feet, or make the gem go dark. Turn the dagger into a compass that, while resting on your palm, points north.C ast Dimension Door from the dagger. Once this property is used, it can't be used again until the next dawn. Cast Compulsion (save DC 15) from the dagger. The range of the spell increases to 90 feet, but it targets only spiders that are beasts. Once this property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4" office:value-type="string">
            <text:p>Bracers of Defense </text:p>
          </table:table-cell>
          <table:table-cell office:value-type="string">
            <text:p>While wearing these bracers, you gain a +2 bonus to AC if you are wearing no armor and using no shield.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Candle of Invocation </text:p>
          </table:table-cell>
          <table:table-cell office:value-type="string">
            <text:p>This slender taper is dedicated to a deity and shares that deity's alignment. The candle's alignment can be detected with the Detect Good and Evil spell. The DM chooses the god and associated alignment or determines the alignment randomly. 1-2: Chaotic Evil, 3-4: Chaotic Neutral, 5-7: Chaotic Good, 8-9: Neutral Evil, 10-11: Neutral, 12-13: Neutral Good, 14-15: Lawful Evil, 16-17: Lawful Neutral, 18-20: Lawful Good. The candle's magic is activated when the candle is lit, which requires an action. After burning for 4 hours, the candle is destroyed. You can snuff it out early for use at a later time. Deduct the time it burned in increments of 1 minute from the candle's total burn time. While lit, the candle sheds dim light in a 30-foot radius. Any creature within that light whose alignment matches that of the candle makes attack rolls, saving throws, and ability checks with advantage. In addition, a cleric or druid in the light whose alignment matches the candle's can cast 1st-level spells he or she has prepared without expending spell slots, though the spell's effect is as if cast with a 1st-level slot. Alternatively, when you light the candle for the first time, you can cast the <text:a xlink:href="http://dnd5e.wikidot.com/spell:gate">Gate</text:a> spell with it. Doing so destroys the candle.</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Carrion Shroud </text:p>
          </table:table-cell>
          <table:table-cell office:value-type="string">
            <text:p>This ruffled cloak of dull feathers and down grants you the resilience and cunning of a ravenous vulture. When you move while wearing this cloak, small, tattered feathers drift from the cloak that vanish when they touch the ground. While wearing the cloak, your Constitution score increases by 2, to a maximum of 20, you have advantage on saving throws against disease and poison, and you have resistance to poison damage. In addition, while wearing the cloak, you can speak its command word as a bonus action to cause it to transform into a pair of sickly vulture wings for 1 minute. While the cloak is transformed, you gain a flying speed of 60 feet, and when you hit a creature that's missing any of its hit points with a melee weapon attack, that creature takes an extra 1d6 necrotic damage. This property of the cloak can't be used again until the next dusk.</text:p>
          </table:table-cell>
          <table:table-cell table:number-columns-repeated="2" office:value-type="string">
            <text:p>Y</text:p>
          </table:table-cell>
          <table:table-cell office:value-type="string">
            <text:p>As long as you remain cursed, you are unwilling to part with the cloak, keeping it worn at all times. The cloak gives you an insatiable hunger for flesh, and while traditional food can sustain you, you no longer enjoy the smell or taste of it. While cursed, whenever you reduce a creature within 5 feet of you to 0 hit points, you're forced to make a DC 13 Wisdom saving throw. If the creature is a construct, ooze, plant, or undead, you automatically succeed on this saving throw. On a failed save, you are overcome with the urge to tear into the creature's flesh and feast: sacrificing any additional movement, action, or bonus action you had left on your turn. You can repeat this saving throw at the start of each of your following turns, ending your need to feast on a success. </text:p>
          </table:table-cell>
          <table:table-cell table:style-name="ce7" office:value-type="string">
            <text:p>100000gp</text:p>
          </table:table-cell>
          <table:table-cell table:number-columns-repeated="3"/>
        </table:table-row>
        <table:table-row table:style-name="ro5">
          <table:table-cell table:style-name="ce12" office:value-type="string">
            <text:p>Chromatic Rose </text:p>
          </table:table-cell>
          <table:table-cell office:value-type="string">
            <text:p>This magic rose comes in one of five colors, as noted in the Chromatic Roses table. While a rose is held, it gains a harmless visual effect as indicated on the table. While holding the rose by its stem, you gain resistance to damage of the type associated with the rose's color. If you would take more than 10 damage of this type from a single source (after applying the resistance), the rose disintegrates, and you take no damage instead. As an action, you can blow the petals from the rose to produce a 20-foot cone of acid, lightning, poisonous gas, fire, or cold, as dictated by the rose's damage type. Each creature in the cone must make a DC 15 Constitution saving throw, taking 3d10 damage of the appropriate type on a failed save, or half as much damage on a successful one. Using this property destroys the rose. Black: Drips Acid/Acid, Blue: Crackles with Lightning/Lightning, Green: Issues Green Gas/Poison, Red: Wreathed in Fire/Fire, White: Covered in Frost/Cold</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Claw of the Wyrm Rune </text:p>
          </table:table-cell>
          <table:table-cell office:value-type="string">
            <text:p>This dragon's claw has been covered with a coat of molten silver, upon which has been inscribed the wyrm (dragon) rune. The claw has the following properties. Wyrmslayer. As an action, you can point the claw at a dragon within 30 feet of you. The dragon must then succeed on a DC 15 Constitution saving throw or gain vulnerability to all damage types until the end of your next turn. This property can be used three times. The claw regains all expended uses at the next dawn. Wyrm Shield. While the claw is displayed on your person, you have resistance to the damage caused by any dragon's breath weapon. Wyrm Ward. You can transfer the claw's magic to a place by tracing the wyrm rune on the ground with your finger. The point where you trace it becomes the center of a spherical area of magic that has a 100-foot radius and that is fixed to the place. The transfer takes 8 hours of work that requires the claw to be within 5 feet of you. At the end, the claw is destroyed, and the area gains the following property: While in the 100-foot-radius sphere, any dragon has disadvantage on saving throws and can have a flying speed no higher than 10 feet.</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2" office:value-type="string">
            <text:p>Cli lyre </text:p>
          </table:table-cell>
          <table:table-cell office:value-type="string">
            <text:p>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 You can use an action to play the instrument and cast one of its spells. Once the instrument has been used to cast a spell, it can't be used to cast that spell again until the next dawn. The spells use your spellcasting ability and spell save DC. You can play the instrument while casting a spell that causes any of its targets to be charmed on a failed saving throw, thereby imposing disadvantage on the save. This effect applies only if the spell has a somatic or a material component. Spells: <text:s/><text:tab/>Fly, Invisibility, Levitate, Protection from Evil and Good, Stone Shape, Wall of Fire, Wind Wall</text:p>
          </table:table-cell>
          <table:table-cell office:value-type="string">
            <text:p>Bard</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Cloak of Arachnida </text:p>
          </table:table-cell>
          <table:table-cell office:value-type="string">
            <text:p>This fine garment is made of black silk interwoven with faint silvery threads. While wearing it, you gain the following benefits: You have resistance to poison damage. You have a climbing speed equal to your walking speed. You can move up, down, and across vertical surfaces and upside down along ceilings, while leaving your hands free. You can't be caught in webs of any sort and can move through webs as if they were difficult terrain. You can use an action to cast the Web spell (save DC 13). The web created by the spell fills twice its normal area. Once used, this property of the cloak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4" office:value-type="string">
            <text:p>Cloak of the Bat </text:p>
          </table:table-cell>
          <table:table-cell office:value-type="string">
            <text:p>While wearing this cloak, you have advantage on Dexterity (Stealth) checks. In an area of dim light or darkness, you can grip the edges of the cloak with both hands and use it to fly at a speed of 40 feet. If you ever fail to grip the cloak's edges while flying in this way, or if you are no longer in dim light or darkness, you lose this flying speed. While wearing the cloak in an area of dim light or darkness, you can use your action to cast Polymorph on yourself, transforming into a bat. While you are in the form of the bat, you retain your Intelligence, Wisdom, and Charisma scores. The cloak can't be used this way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Conch of Teleportation </text:p>
          </table:table-cell>
          <table:table-cell office:value-type="string">
            <text:p>This item is an ordinary, albeit rather large, conch shell that has been inscribed with the uvar rune. The conch measures 2 1/2 feet long and weighs 20 pounds. As an action, you can cast the Teleport spell by blowing into the shell. The destination is fixed, and there is no chance of either a mishap or the spell being off target. Anyone teleported by the conch appears in a specific location designated by the item's creator at the time the uvar rune is inscribed on the conch. It doesn't allow teleportation to any other destination. Once its spell is cast, the conch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Contingency Cards </text:p>
          </table:table-cell>
          <table:table-cell office:value-type="string">
            <text:p>When found, there are 1d4 + 2 contingency cards in a stack. Each one has a type of circumstance detailed on it. Choose from the table below or roll a number of d20s equal to the cards found to determine what circumstance is written on each card. 1: When you die, 2: When you roll a 1 on the d20 when making an ability check, 3: When you trigger an attack of opportunity from a hostile creature, 4: When you miss with an attack, 5: When you fail a saving throw against a hostile source, 6: When you're knocked prone by a hostile source, 7: When you hit a target with an attack, 8: When you fall from a height greater than 10 feet, 9: When you make a death saving throw, 10: When you drop to less than half your maximum hit points, 11: When you're surprised or trigger a trap, 12: When a spell you cast ends early as a result of counterspell, dispel magic, or failing a Constitution saving throw, 13: When you finish a short rest, 14: When you roll initiative, 15: When you take more than 30 damage from a single source, 16: <text:tab/>When you become grappled or restrained, 17: When you become frightened or charmed, 18: When you score a critical hit, 19: When you yell out "Help!", 20: The card is blank: write your own circumstance before using it to cast a spell. When you cast a spell that targets only yourself, you can use a contingency card that you're holding as part of casting it to recreate the effects of the contingency spell from it, using the circumstance that's written on the card as the one required by the spell. The card then ignites and turns to ash, destroying itself. The spell you cast is then only cast once the circumstance comes to pass for the first time within the next 10 days, as per the contingency spell. This version of contingency doesn't end early as a result of not having a material component.</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Cryomancer's Lexicon </text:p>
          </table:table-cell>
          <table:table-cell office:value-type="string">
            <text:p>This thick book is bound with white leather and is freezing cold to the touch. This book can be used as a spellbook and contains the following spells, which are wizard spells for you while you're attuned to the book: cone of cold, freezing sphere, ice storm, protection from energy (cold damage only), sleet storm, and wall of ice. The book also has 7 charges. It regains 1d6 + 1 expended charges daily at dawn. While the book is on your person, you can expend 1 or more of its charges for use with the following properties: Cold Casting. You can expend 1 or more charges from the book in place of using spell slots when casting one of the book's icy spells. For each charge you spend as part of casting a spell in this way, the level of the spell slot you need to expend to cast it is reduced by 1. You can use an action to cast one of the book's spells, even if you didn't prepare it, provided you use only charges to cast it in this way. Freeze Over. When a creature that you can see (including yourself) takes damage, you can use your reaction to expend 1 of the book's charges to change the damage's type to cold. Icy Armor. You can use an action to expend up to 3 of the book's charges to coat yourself in a magical frozen barrier. You gain 10 temporary hit points for each expended charge, and when a creature hits you with a melee attack while you have these hit points, that creature takes 10 cold damage for each spent charge.</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Crypt Keeper Glaive </text:p>
          </table:table-cell>
          <table:table-cell office:value-type="string">
            <text:p>(Glaive) You gain a +3 bonus to attack and damage rolls made with this magic weapon. When you use the glaive to reduce a Small or larger creature that is hostile toward you to 0 hit points, roll a d10. You gain temporary hit points equal to the number you roll. In addition, the glaive’s blade begins to glow with a sickly green haze whenever you gain temporary hit points in this way. While glowing, the first successful melee attack you make with the glaive deals extra necrotic damage equal to the number of temporary hit points you gained. Once you deal this bonus damage, the haze fades. The haze and any remaining temporary hit points are lost after 1 minute. <text:s/>Undead creatures killed by this weapon cannot be raised from the dead again. 6 feet under. The first time on your turn that you land a successful melee attack with this weapon against a creature that is prone, the weapon’s damage die is maximized.</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2" office:value-type="string">
            <text:p>Cube of Force </text:p>
          </table:table-cell>
          <table:table-cell office:value-type="string">
            <text:p>This cube is about an inch across. Each face has a distinct marking on it that can be pressed. The cube starts with 36 charges, and it regains 1d20 expended charges daily at dawn. You can use an action to press one of the cube's faces, expending a number of charges based on the chosen face, as shown in the Cube of Force Faces table. Each face has a different effect. If the cube has insufficient charges remaining, nothing happens. Otherwise, a barrier of invisible force springs into existence, forming a cube 15 feet on a side. The barrier is centered on you, moves with you, and lasts for 1 minute, until you use an action to press the cube's sixth face, or the cube runs out of charges. You can change the barrier's effect by pressing a different face of the cube and expending the requisite number of charges, resetting the duration. If your movement causes the barrier to come into contact with a solid object that can't pass through the cube, you can't move any closer to that object as long as the barrier remains. Faces{1: 1 Charge, Gases, wind, and fog can't pass through the barrier. 2: 2 Charges, Nonliving matter can't pass through the barrier. Walls, floors, and ceilings can pass through at your discretion. 3: 3 Charges, Living matter can't pass through the barrier. 4: 4 Charges, <text:s text:c="2"/>Spell effects can't pass through the barrier. 5: 5 Charges, Nothing can pass through the barrier. Walls, floors, and ceilings can pass through at your discretion. 6: 0 Charges, The barrier deactivates.} The cube loses charges when the barrier is targeted by certain spells or comes into contact with certain spell or magic item effects, as shown in the table below. {Disintigrate: 1d12, Horn of Blasting: 1d10, Passwall: 1d6, Prismatic Spray: 1d20, Wall of Fire: 1d4}</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Deathmetal Axe </text:p>
          </table:table-cell>
          <table:table-cell office:value-type="string">
            <text:p>(Greataxe) This adamantine axe is covered in narrow cracks, which periodically erupt with harmless, magical flame. Along its haft are four strings: plucking a string creates a deep, bone-rattling resonance from the axe. If you're proficient with lutes, you are proficient with the deathmetal axe, and you can play it as if it were a lute. You gain a +2 bonus to attack and damage rolls made with this magic weapon, as well as on any Charisma (Performance) check you make with it. Whenever the axe hits an object, the hit is a critical hit. Charges. The axe has 7 charges for the following properties. It regains 1d6 + 1 expended charges daily at dawn. If you take 10 or more lightning damage and then use one of the axe's properties on your next turn, the number of charges required by the property is reduced by 1. Spells. While holding the axe, you can use an action to expend 2 of its charges to cast either the shatter or thunderwave (2nd-level version) spell from it (save DC 16). Thunderous Performance. When you take the Attack action with this weapon, you can expend 1 of its charges to replace one of your attacks with a special performance. When you do, make a DC 16 Charisma (Performance) check. On a success, you create an instantaneous wave of sound, which affects creatures within 10 feet of you; friendly creatures within the wave immediately gain 2d6 + 2 temporary hit points, and hostile creatures must succeed on a DC 16 Constitution saving throw or take 2d6 + 2 thunder damage. When you roll a 20 on the Charisma (Performance) check, the radius of your wave increases to 30 feet, and the number of temporary hit points gained and thunder damage dealt is doubled. A creature is immune to these effects if it can't hear the performance. The wave then fades.</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Deck Of Wonder </text:p>
          </table:table-cell>
          <table:table-cell office:value-type="string">
            <text:p>Created in the image of the Deck of Many Things, this deck of ivory or vellum cards bestows an assortment of minor benefits and penalties on those who draw from it. Most (75 percent) of these decks have only thirteen cards, but the rest have twenty-two. Before you draw a card, you must declare how many cards you intend to draw, then draw them randomly. Any additional cards drawn have no effect. Unless a card states otherwise, as soon as you draw a card from the deck, its magic takes effect. You must draw each card you declared no more than 1 hour after the previous draw. If you fail to draw the chosen number, the remaining number of cards fly from the deck and take effect simultaneously. Unless it is the Mystery card, a drawn card immediately takes effect, fades from existence, and reappears in the deck, making it possible to draw the same card multiple times. You can use an altered deck of playing cards to simulate the deck, as shown in the Deck of Wonder table. <text:a xlink:href="https://dnd5e.wikidot.com/wondrous-items:deck-of-wonder">Table</text:a></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Demon Armor </text:p>
          </table:table-cell>
          <table:table-cell office:value-type="string">
            <text:p>(Plate) While wearing this armor, you gain a +1 bonus to AC, and you can understand and speak Abyssal. In addition, the armor's clawed gauntlets turn unarmed strikes with your hands into magic weapons that deal slashing damage, with a +1 bonus to attack rolls and damage rolls and a damage die of 1d8. </text:p>
          </table:table-cell>
          <table:table-cell table:number-columns-repeated="2" office:value-type="string">
            <text:p>Y</text:p>
          </table:table-cell>
          <table:table-cell office:value-type="string">
            <text:p>Once you don this cursed armor, you can't doff it unless you are targeted by the Remove Curse spell or similar magic. While wearing the armor, you have disadvantage on attack rolls against demons and on saving throws against their spells and special abilities. </text:p>
          </table:table-cell>
          <table:table-cell table:style-name="ce7" office:value-type="string">
            <text:p>100000gp</text:p>
          </table:table-cell>
          <table:table-cell table:number-columns-repeated="3"/>
        </table:table-row>
        <table:table-row table:style-name="ro7">
          <table:table-cell table:style-name="ce14" office:value-type="string">
            <text:p>Demon Skin </text:p>
          </table:table-cell>
          <table:table-cell office:value-type="string">
            <text:p>(Heavy) This magic armor appears as a pot of bubbling black ichor. When you attune to it, the ichor adheres to and contours to your skin, and the pot disappears. The armor can be worn under normal clothes, and it doesn’t impede bodily functions. Once you put it on, it can’t be removed unless you choose to do so or you die, at which point the pot reappears and the ichor flows back into it. While wearing the armor, you have resistance to poison damage. The armor also doesn’t impose disadvantage on Dexterity (Stealth) checks.</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Dragon Scale Mail </text:p>
          </table:table-cell>
          <table:table-cell office:value-type="string">
            <text:p>(Scale Mail) Dragon scale mail is made of the scales of one kind of dragon. Sometimes dragons collect their cast-off scales and gift them to humanoids. Other times, hunters carefully skin and preserve the hide of a dead dragon. In either case, dragon scale mail is highly valued. While wearing this armor, you gain a +1 bonus to AC, you have advantage on saving throws against the Frightful Presence and breath weapons of dragons, and you have resistance to one damage type that is determined by the kind of dragon that provided the scales (see the table). Additionally, you can focus your senses as an action to magically discern the distance and direction to the closest dragon within 30 miles of you that is of the same type as the armor. This special action can't be used again until the next dawn. Black: Acid, Blue: Lightning, Brass: Fire, Bronze: Lightning, Copper: Acid, Gold: Fire, Green: Poison, Red: Fire, Silver: Cold, White: Cold</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Dragonlance </text:p>
          </table:table-cell>
          <table:table-cell office:value-type="string">
            <text:p>(Lance/Pike) A dragonlance is a renowned weapon forged from rare metal with the aid of powerful artifacts. On Krynn, its creation is associated with the god Paladine and legendary heroes who fought against the evil of the Dragon Queen. Different lances are forged for use by foot soldiers (as pikes) and by riders (as lances), but the magical properties of the weapons are the same. You gain a +3 bonus to attack and damage rolls made with this magic weapon. When you hit a Dragon with this weapon, the Dragon takes an extra 3d6 force damage, and any Dragon of your choice that you can see within 30 feet of you can immediately use its reaction to make a melee attack.</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Duskcrusher </text:p>
          </table:table-cell>
          <table:table-cell office:value-type="string">
            <text:p>(Warhammer) This item takes the form of a leather-wrapped metal rod emblazoned with the symbol of Pelor, the Dawn Father. While grasping the rod, you can use a bonus action to cause a warhammer head of crackling radiance to spring into existence. The warhammer's radiant head emits bright light in a 15-foot radius and dim light for an additional 15 feet. The light is sunlight. You can use an action to make the radiant head disappear. While the radiant head is active, you gain a +2 bonus to attack and damage rolls made with this magic weapon, and attacks with the weapon deal radiant damage instead of bludgeoning damage. An undead creature hit by the weapon takes an extra 1d8 radiant damage. While you are holding Duskcrusher and its radiant head is active, you can use an action to cast the Sunbeam spell (save DC 15) from the weapon, and this action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Dwarven Thrower </text:p>
          </table:table-cell>
          <table:table-cell office:value-type="string">
            <text:p>(Warhammer) You gain a +3 bonus to attack and damage rolls made with this magic weapon. It has the thrown property with a normal range of 20 feet and a long range of 60 feet. When you hit with a ranged attack using this weapon, it deals an extra 1d8 damage or, if the target is a giant, 2d8 damage. Immediately after the attack, the weapon flies back to your hand. </text:p>
          </table:table-cell>
          <table:table-cell office:value-type="string">
            <text:p>Dwarf</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Fane-Eater </text:p>
          </table:table-cell>
          <table:table-cell office:value-type="string">
            <text:p>(Battleaxe) You gain a +3 bonus to attack and damage rolls with Fane-Eater. If you attack a creature with this weapon and roll a 20 on the attack roll, the creature takes an extra 2d8 necrotic damage, and you regain a number of hit points equal to the necrotic damage taken. </text:p>
          </table:table-cell>
          <table:table-cell office:value-type="string">
            <text:p>Evil Cleric/Paladin</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FoWP Gold Canary </text:p>
          </table:table-cell>
          <table:table-cell office:value-type="string">
            <text:p>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 The creature is friendly to you and your companions. It understands your languages and obeys your spoken commands. If you issue no commands, the creature defends itself but takes no other actions. See the Monster Manuel for the creature's statistics. 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 Gold Canary (Legendary) Giant Canary Form. The figurine becomes a giant canary (see the accompanying stat block) for up to 8 hours and can be ridden as a mount. Once the figurine has become a giant canary, it can’t be used this way again until the next dawn. Gold Dragon Form. While you are missing half or more of your hit points, you can speak a different command word and the figurine becomes an adult gold dragon for up to 1 hour. The dragon can’t use any legendary actions or lair actions. Once the figurine has become an adult gold dragon, it can’t be used this way again until 1 year has passed.</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Frost Brand </text:p>
          </table:table-cell>
          <table:table-cell office:value-type="string">
            <text:p>(Any Sword) When you hit with an attack using this magic sword, the target takes an extra 1d6 cold damage. In addition, while you hold the sword, you have resistance to fire damage. In freezing temperatures, the blade sheds bright light in a 10-foot radius and dim light for an additional 10 feet. When you draw this weapon, you can extinguish all nonmagical flames within 30 feet of you. This property can be used no more than once per hour.</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Frostfell Cloak </text:p>
          </table:table-cell>
          <table:table-cell office:value-type="string">
            <text:p>This cloak has an icy, geometric pattern of a snowflake inside its warm lining. While wearing the cloak, you have resistance to cold damage and ignore difficult terrain created by ice or snow. As you walk, snowflakes drift behind you and vanish upon touching the ground. The cloak has 5 charges and regains all expended charges daily at dawn. Once on each of your turns while wearing the cloak, you can expend 1, 2, or 3 charges from the cloak (no action required) by forfeiting 10, 20, or 30 feet of your walking speed for that turn, respectively, in order to spin in place instead. If your maximum walking speed is 25 feet, you can choose to forfeit 25 feet instead of 30. As you spin in place, a wave of bitter cold spreads out from the cloak, causing the ground in a 5-foot radius around you to become covered in thick snow. The radius increases by 5 feet for each additional charge you expend, up to 15 feet. Each other creature within the area must make a DC 15 Constitution saving throw or take 1d8 cold damage. The snow is difficult terrain and remains for 1d4 rounds, disappearing at the start of your turn on the round that it would end.</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Gauntlets of the Divine Feud </text:p>
          </table:table-cell>
          <table:table-cell office:value-type="string">
            <text:p>These paired gauntlets are the last remnants of a conflict between ancient rivals, one a holy warrior and the other a grim zealot, and remain linked by their feud. You have a +1 bonus to AC and saving throws while wearing these gloves. The gloves have a total of 2 charges and regain 1 expended charge daily at dawn. While wearing them, you can use an action to expend 1 of the gauntlets' charges to cast either the harm or heal spell from them, using your spell save DC. Once you cast a spell from the gauntlets, it can't be cast in this way again until the next dawn. Alternatively, you can expend 2 charges as an action to cast both spells from the gauntlets at the same time. When you do, the spells each have a range of touch.</text:p>
          </table:table-cell>
          <table:table-cell office:value-type="string">
            <text:p>Cleric</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Ghostly Blade </text:p>
          </table:table-cell>
          <table:table-cell office:value-type="string">
            <text:p>(Longsword) This fractured sword is inhabited by the spirit of its previous wielder. While grasping the hilt, you can use a bonus action to cause a blade of ghostly energy to spring into existence, or make the blade disappear. While the blade exists, this magic longsword has the finesse property. If you are proficient with shortswords or longswords, you are proficient with the ghostly blade. You gain a +1 bonus to attack and damage rolls made with this magic weapon, which deals force damage instead of slashing damage. While holding the sword, you can use a bonus action to see up to 30 feet into the Ethereal Plane until the start of your next turn. Further, your attacks with this weapon can hit any creature you see on that plane. If you're on the Ethereal Plane, you can use this weapon to attack targets you see on the plane you originated from; when you do, the attack rolls are made with disadvantage, regardless of any other circumstances that might otherwise grant you advantage on the attack. Blink Step. You can use a bonus action to step into the Ethereal Plane, where you remain until the end of your next turn. At the end of the effect, you reappear in an unoccupied space of your choice within 10 feet of you on the plane you originated from. This property of the weapon can be used twice, and it regains all expended uses of it daily at dawn. While on the Ethereal Plane, you can see and hear the plane you originated from, which is cast in shades of gray, and you can't see anything there more than 60 feet away. You can only affect and be affected by other creatures on the Ethereal Plane. Creatures that aren't there can't perceive you or interact with you, unless they have the ability to do so. Possession Immunity. While you're attuned to this weapon, you can't be possessed by another creature. If you are already possessed by another creature, you can't attune to this item. Sentience. While the weapon itself isn't sentient, it's haunted by the spirit of its last wielder. The spirit is neutral with an Intelligence of 15, a Wisdom of 12, and a Charisma of 17. It can hear and has darkvision out to a range of 120 feet. It can speak, read, and understand any languages it knew in life, and can communicate with its wielder telepathically. Its voice echoes in a loud whisper. Personality. The spirit seeks to slay the creature who killed it in life. It patiently asks the sword's wielder to avenge its death. It shares stories with the wielder in order to feel a semblance of life even after death. If its requests are ignored for long enough, the spirit may prevent the wielder from using the sword's properties.</text:p>
          </table:table-cell>
          <table:table-cell table:number-columns-repeated="2" office:value-type="string">
            <text:p>Y</text:p>
          </table:table-cell>
          <table:table-cell office:value-type="string">
            <text:p>As long as you remain cursed, you are unwilling to part with the sword, keeping it within reach at all times. You also have disadvantage on attack rolls with weapons other than this one, unless no foe is within 60 feet of you that you can see or hear. This portion of the curse is only revealed when you die. If a creature slays you while you're cursed, you must make a DC 16 Charisma saving throw. On a failed save, your spirit is shunted into the blade to replace the previous one, becoming the new sentience within the weapon. For the duration, you can't be returned to life by any means other than a wish spell, unless the sword is used to slay the creature that killed you. If you're returned to life by wish in this way, the weapon becomes a nonmagical sword handle. When your spirit is shunted into the sword, the original spirit appears as a ghost within 5 feet of the weapon. The ghost can wield this sword and use its properties, although its disposition depends on how you treated it. Once the sword has slain the creature that killed its inhabited spirit, the spirit leaves the blade (and can be returned to life), and the weapon transforms into a sun blade that has the Blinkstep property. Using this version of Blinkstep allows you to cast misty step from it, instead of its usual properties; when you do, you reappear in a flash of bright light.</text:p>
          </table:table-cell>
          <table:table-cell table:style-name="ce7" office:value-type="string">
            <text:p>100000gp</text:p>
          </table:table-cell>
          <table:table-cell table:number-columns-repeated="3"/>
        </table:table-row>
        <table:table-row table:style-name="ro7">
          <table:table-cell table:style-name="ce4" office:value-type="string">
            <text:p>H'rethi Cloak of Shielding </text:p>
          </table:table-cell>
          <table:table-cell office:value-type="string">
            <text:p>This asymmetrical cloak is typically worn by desert nomads in place of more durable armor. Its woven fibers have been enchanted to be like the shifting sand of the desert, shrugging off extraordinary heat and devastating blows. While wearing the cloak, you have resistance to fire damage, and any critical hit against you becomes a normal hit. The cloak also has 4 charges and regains 1d4 expended charges daily at dawn. When a creature within 5 feet of you hits you with an attack (but before it deals damage), you can use your reaction to expend 1 of the cloak's charges to force that creature to reroll the attack. It must use the new roll.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Harp of Gilded Plenty </text:p>
          </table:table-cell>
          <table:table-cell office:value-type="string">
            <text:p>This golden harp is sculpted in the image of the god Iallanis, depicted as a young cloud giant woman. When a creature comes within 5 feet of the harp, the instrument animates and is capable of speaking, singing, and playing by itself. Whenever you attempt to attune to the harp, you must first make either a DC 15 Charisma (Performance) check or a DC 20 Charisma (Persuasion) check to convince the harp that you are worthy, attuning to the harp on a success. If you fail, you can’t attempt to attune to the harp again until the next dawn. Once you have successfully attuned to the harp, the harp resizes to suit you. Stalwart Song. Whenever you make a Charisma check while attuned to the harp, you can treat a roll of 9 or lower on the die as a 10.F east of Plenty. If you spend 10 minutes playing the harp, you can cast the Heroes' Feast spell from it. Once this property is used, it can’t be used again until 1d10 + 10 days have passed.Soothing Melo dy. As an action, you can use the harp to cast the Calm Emotions spell (save DC 19). When the spell is cast using the harp, its duration increases to 1 hour, provided you maintain concentration on the spell. This property can be used five times, and it regains all uses at dawn. Sentience. The harp is a sentient, chaotic good object with an Intelligence of 13, a Wisdom of 15, and a Charisma of 20. It has hearing and darkvision to a range of 120 feet. The harp can speak, read, and understand Common and Giant. It can also communicate telepathically with the creature attuned to it. The harp has a dramatic and pompous personality, taking extreme pride in the quality of music produced from its strings. If the harp is shorter than 6 feet tall, it bemoans its height.</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Horn of Valhalla (Iron)</text:p>
          </table:table-cell>
          <table:table-cell office:value-type="string">
            <text:p>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 Four types of horn of Valhalla are known to exist, each made of a different metal. The horn's type determines how many berserkers answer its summons, as well as the requirement for its use. 5D4+5, Proficiency in all Martial Weapons</text:p>
          </table:table-cell>
          <table:table-cell office:value-type="string">
            <text:p>N</text:p>
          </table:table-cell>
          <table:table-cell office:value-type="string">
            <text:p>Y</text:p>
          </table:table-cell>
          <table:table-cell office:value-type="string">
            <text:p>If you blow the horn without meeting its requirement, the summoned berserkers attack you. If you meet the requirement, they are friendly to you and your companions and follow your commands. </text:p>
          </table:table-cell>
          <table:table-cell table:style-name="ce7" office:value-type="string">
            <text:p>100000gp</text:p>
          </table:table-cell>
          <table:table-cell table:number-columns-repeated="3"/>
        </table:table-row>
        <table:table-row table:style-name="ro7">
          <table:table-cell table:style-name="ce4" office:value-type="string">
            <text:p>Hour and Minute </text:p>
          </table:table-cell>
          <table:table-cell office:value-type="string">
            <text:p>(Dagger and Shortsword) These two magical weapons are bound by a powerful force. Despite there being two weapons, you only need to attune to one of them to use their properties. While holding one of the weapons, you can use an action to determine the distance and direction of the other paired weapon as long as you're on the same plane of existence. If you attune to one of the weapons while another creature is attuned to the other, you are each aware of the other creature's attunement and must make an Intelligence (Arcana) check contested by the other creature's Intelligence (Arcana) check. The creature that wins the contest remains attuned to the item, and for the next 24 hours, its attunement cannot be broken by another creature attempting to attune to the other weapon. The creature that loses the contest is no longer attuned to the weapon. While holding both weapons in either hand, you gain several benefits: You gain a +1 bonus to attack and damage rolls made with these magic weapons. Your perception of time is slightly quickened: allowing you to dodge attacks that would have normally hit you. You gain a +1 bonus to AC. When you roll a 20 on an attack roll using Hour (the dagger) against a creature, that creature is subjected to the effect of the slow spell until the end of your next turn. When you roll a 20 on an attack roll using Minute (the shortsword), you gain the effect of the haste spell until the start of your next turn. When the effect ends, you don't suffer the normal effects of the spell ending. In addition, you can use an action to lay the two weapons down on the ground. When you do, they magically point north before spinning around to align and tell the current time. When they do, 12:00 is always facing north.</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Infernal Tack </text:p>
          </table:table-cell>
          <table:table-cell office:value-type="string">
            <text:p>A narzugon devil binds a nightmare (described in the Monster Manual) to its service with infernal tack, which consists of a bridle, bit, reins, saddle, stirrups, and spurs. A nightmare equipped with infernal tack must serve whoever wears the spurs until the wearer dies or the tack is removed. You can use an action to call the nightmare equipped with infernal tack by clashing the spurs together or scraping them through blood. The nightmare appears at the start of your next turn, within 20 feet of you. It acts as your ally and takes its turn on your initiative count. It remains for 1 day, until you or it dies, or until you dismiss it as an action. If the nightmare dies, it reforms in the Nine Hells within 24 hours, after which you can summon it again. The tack doesn't conjure a nightmare from thin air; one must first be subdued so the tack can be placed on it. No nightmare accepts this forced servitude willingly, but some eventually form strong loyalties to their masters and become partners in evil.</text:p>
          </table:table-cell>
          <table:table-cell office:value-type="string">
            <text:p>Evil</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Jester's Mask </text:p>
          </table:table-cell>
          <table:table-cell office:value-type="string">
            <text:p>This colorful, harlequin domino mask is edged with pearls. While wearing this mask, you gain the following benefits: Charismatic Focus. You can use the mask as a spellcasting focus. You gain a +3 bonus to any spell attack rolls and spell saving throw DCs that use Charisma as the spellcasting ability. Marvelous Escape. When a creature hits you with an attack roll, you can use your reaction to disappear in a puff of smoke and colorful sparkles. You take no damage and instead teleport, along with anything you are wearing or carrying, to an unoccupied space you can see within 30 feet of yourself. Once this reaction is used, it can’t be used again until the next dawn. Topsy-Turvy. When you roll a 1 on a d20, you can treat the roll as if you rolled a 20 instead. Once this property is used, it can’t be used again until the next dawn.</text:p>
          </table:table-cell>
          <table:table-cell office:value-type="string">
            <text:p>Bard/Sorcerer/Warlock</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2" office:value-type="string">
            <text:p>Knave's Eye Patch </text:p>
          </table:table-cell>
          <table:table-cell office:value-type="string">
            <text:p>While wearing this eye patch, you gain these benefits: You have advantage on Wisdom (Perception) checks that rely on sight. If you have the Sunlight Sensitivity trait, you are unaffected by the trait. You are immune to magic that allows other creatures to read your thoughts or determine whether you are lying. Creatures can communicate telepathically with you only if you allow it.</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Kyrzin's Ooze </text:p>
          </table:table-cell>
          <table:table-cell office:value-type="string">
            <text:p>This opalescent, symbiotic goo comes sealed in a jar and slowly shifts and moves, as if endlessly exploring the jar's interior. To attune to this item, you must first drink the contents of the jar, unlocking the following properties. Resistant. While attuned to Kyrzin's ooze, you have resistance to poison and acid damage, and you're immune to the poisoned condition. Amorphous. As an action, you can speak a command word and cause your body to assume the amorphous qualities of an ooze. For the next minute, you (along with any equipment you're wearing or carrying) can move through a space as narrow as 1 inch wide without squeezing. Once you use this property, it can't be used again until the next dawn. Acid Breath. As an action, you can exhale acid in a 30-foot line that is 5 feet wide. Each creature in that line must make a DC 15 Dexterity saving throw, taking 36 (8d8) acid damage on a failed save, or half as much damage on a successful one. Once you use this property, it can't be used again until the next dawn.</text:p>
          </table:table-cell>
          <table:table-cell table:number-columns-repeated="2" office:value-type="string">
            <text:p>Y</text:p>
          </table:table-cell>
          <table:table-cell office:value-type="string">
            <text:p>Symbiotic Nature. The ooze can't be removed from you while you're attuned to it, and you can't voluntarily end your attunement to it. If you're targeted by a spell that ends a curse, your attunement to the ooze ends, as it seeps out of you. If you die while the ooze is inside you, it bursts out and engulfs you, turning your corpse into a black pudding allied with the daelkyr (see the Monster Manual for the black pudding's stat block).</text:p>
          </table:table-cell>
          <table:table-cell table:style-name="ce7" office:value-type="string">
            <text:p>100000gp</text:p>
          </table:table-cell>
          <table:table-cell table:number-columns-repeated="3"/>
        </table:table-row>
        <table:table-row table:style-name="ro7">
          <table:table-cell table:style-name="ce4" office:value-type="string">
            <text:p>Last Stand Armor </text:p>
          </table:table-cell>
          <table:table-cell office:value-type="string">
            <text:p>(Any Armor) You have a +1 bonus to AC while wearing this armor, which shimmers softly. If you die while wearing the armor, it is destroyed, and each celestial, fey, and fiend with 30 feet of you must succeed on a DC 15 Charisma saving throw or be banished to its home plane of existence, unless it is already there.</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Leather Golem Armor </text:p>
          </table:table-cell>
          <table:table-cell office:value-type="string">
            <text:p>(Leather) Strange rituals have repurposed the body of a flesh golem into this partially sentient suit of leather armor. While wearing this armor, you gain a +1 bonus to AC and to saving throws against spells and other magical effects. In addition, you gain the following properties: Immutable Form. You are immune to any spell or effect that would alter your form. Lightning Absorption. You gain resistance to lightning damage. Whenever you take lightning damage, you gain 5 temporary hit points.</text:p>
          </table:table-cell>
          <table:table-cell table:number-columns-repeated="2" office:value-type="string">
            <text:p>Y</text:p>
          </table:table-cell>
          <table:table-cell office:value-type="string">
            <text:p>Until the curse is broken with a Remove Curse spell or similar magic, you are unwilling to part with the armor. In addition, while you wear the cursed armor, you gain the following properties:Aversion of <text:s/>Fire. If you take fire damage, you have disadvantage on attack rolls and ability checks until the end of your next turn. Berserk. Whenever a critical hit is made against you, roll a d6. On a 6, the armor causes you to go berserk. On each of your turns while berserk, you attack the nearest creature you can see. If no creature is near enough to move to and attack, you attack an object, with preference for an object smaller than yourself. Once the armor causes you to go berserk, it cannot be removed. You continue to attack until you are incapacitated or until another creature is able to calm you with appropriate magic (such as a calm emotions spell) or a successful DC 15 Charisma (Persuasion) check.</text:p>
          </table:table-cell>
          <table:table-cell table:style-name="ce7" office:value-type="string">
            <text:p>100000gp</text:p>
          </table:table-cell>
          <table:table-cell table:number-columns-repeated="3"/>
        </table:table-row>
        <table:table-row table:style-name="ro7">
          <table:table-cell table:style-name="ce4" office:value-type="string">
            <text:p>Lifewell Tattoo </text:p>
          </table:table-cell>
          <table:table-cell office:value-type="string">
            <text:p>Produced by a special needle, this magic tattoo features symbols of life and rebirth. 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Necrotic Resistance. You have resistance to necrotic damage. Life Ward. When you would be reduced to 0 hit points, you drop to 1 hit point instead. Once used, this property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Lord's Ensemble </text:p>
          </table:table-cell>
          <table:table-cell office:value-type="string">
            <text:p>The Masked Lords of Waterdeep don this ensemble when meeting with one another. This raiment renders each lord indistinguishable from the others. The ensemble consists of three pieces — a helm, an amulet, and a robe — that function as a single magic item when worn together, but only within the city of Waterdeep and its sewers. You become attuned to the ensemble as a single item. Lord's Helm. This bucket helm covers your head and conceals your face. Screens over the eyes help to shroud your identity without blinding you. While you wear the helm, your voice is magically altered to sound genderless, and you are immune to magic that allows other creatures to read your thoughts, to determine whether you are lying, to know your alignment, or to know your creature type. Creatures can communicate telepathically with you only if you allow it.L ord's Amulet. This amulet bears the crest of Waterdeep. It functions as an Amulet of Proof Against Detection and Location.Lord's Robe. This elegant robe functions as a <text:s/>Ring of Free Action, and it creates the illusion that you have a nondescript. androgynous humanoid build and stand 6 feet tall.</text:p>
          </table:table-cell>
          <table:table-cell office:value-type="string">
            <text:p>Creature with Humanoid Build</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Love's Embrace </text:p>
          </table:table-cell>
          <table:table-cell office:value-type="string">
            <text:p>(Greatsword) You gain a +1 bonus to attack and damage rolls made with this magic weapon. This weapon can be attuned to by two friendly creatures together over the course of a long rest. If the weapon is attuned to by two creatures in this way, the weapon’s attack and damage bonus becomes +2 instead. This greatsword is made of two long scimitars that are held together by a powerful, unidentifiable magic. You can speak the weapon’s command word using a bonus action to separate it into a pair of scimitars or recombine them into the greatsword. If you are not already holding it when you speak the weapon’s command word and are on the same plane of existence as it, you can choose to summon either one or both scimitars to your hand as individual blades or as the combined greatsword. The scimitars have the thrown property with a normal range of 20 feet and a long range of 60 feet when separated. The scimitars deal piercing damage when thrown. Each scimitar also has its own elemental effect — either fire or cold — that inflicts an extra 1d6 fire or 1d6 cold damage with each strike, depending on which sword you hit with. When you hit with an attack using the greatsword, the target takes both fire and cold bonus damage from the attack. Each attuned creature can cast the fire shield spell once at 4th level without expending a spell slot. You do not need material or somatic components when casting it in this way. Once you cast this spell, you cannot cast it again until the following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Lyre of Building </text:p>
          </table:table-cell>
          <table:table-cell office:value-type="string">
            <text:p>While holding this lyre, you can cast Mending as an action. You can also play the lyre as a reaction when an object or a structure you can see within 300 feet of you takes damage, causing it to be immune to that damage and any further damage of the same type until the start of your next turn.In addi tion, you can play the lyre as an action to cast Fabricate, Move Earth, Passwall, or Summon Construct, and that spell can't be cast from it again until the next dawn.</text:p>
          </table:table-cell>
          <table:table-cell office:value-type="string">
            <text:p>Bard</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2" office:value-type="string">
            <text:p>Mantle of Spell Resistance </text:p>
          </table:table-cell>
          <table:table-cell office:value-type="string">
            <text:p>You have advantage on saving throws against spells while you wear this cloak.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Mindguard Crown </text:p>
          </table:table-cell>
          <table:table-cell office:value-type="string">
            <text:p>While you wear this adamantine crown, you have advantage on Intelligence, Wisdom, and Charisma saving throws, and you have resistance to psychic damage.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4" office:value-type="string">
            <text:p>Molten Bronze Skin </text:p>
          </table:table-cell>
          <table:table-cell office:value-type="string">
            <text:p>(Breast/Half/Full Plate) This magical armor appears as a jug of molten bronze. When you attune to it, the bronze adheres and contours to your skin. The armor can be worn under normal clothes, but it doesn't impede bodily functions. Once you put it on, it can't be removed unless you choose to do so. While wearing the armor, you have resistance to fire damage. The armor also doesn't impose disadvantage on Dexterity (Stealth) checks.</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Moon Sickle +3</text:p>
          </table:table-cell>
          <table:table-cell office:value-type="string">
            <text:p>(Sickle) This silver-bladed sickle glimmers softly with moonlight. While holding this magic weapon, you gain a bonus to attack and damage rolls made with it, and you gain a bonus to spell attack rolls and the saving throw DCs of your druid and ranger spells. The bonus is determined by the weapon's rarity. In addition, you can use the sickle as a spellcasting focus for your druid and ranger spells. When you cast a spell that restores hit points, you can roll a d4 and add the number rolled to the amount of hit points restored, provided you are holding the sickle. + 3</text:p>
          </table:table-cell>
          <table:table-cell office:value-type="string">
            <text:p>Druid/Ranger</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Mudslick Tower </text:p>
          </table:table-cell>
          <table:table-cell office:value-type="string">
            <text:p>You can use an action to place this 1-inch-diameter granite sphere on the ground and speak its command word, which is “petrification” in Terran. The sphere rapidly grows into a stout tower that remains until you use an action to touch the tower and speak the command word again, whereupon the tower shrinks back to a 1-inch-diameter granite sphere. The tower must be empty to shrink in this way. The tower bristles with muddy knobs that constantly extrude and retract across its surface, as though the tower were breathing through a coating of thick mud. Each creature in the area where the tower appears must make a DC 15 Dexterity saving throw, taking 10d10 bludgeoning damage on a failed save, or half as much damage on a successful one. In either case, the creature is pushed to an unoccupied space outside but next to the tower. Objects in the area that aren’t being worn or carried take this damage and are pushed automatically. Whenever it expands, the mudslick tower merges with any natural stone it touches, awkwardly tipping and wedging itself to touch as much natural stone as it can.T he tower is 20 feet on a side and 30 feet high, with arrow slits on all sides and a battlement atop it. Its interior is divided into two floors, with a ladder running along one wall to connect them. The ladder ends at a trapdoor leading to the roof. When activated, the tower has a small door on the side facing you. The door opens only at your command, which you can speak as a bonus action. It is immune to the Knock spell and similar magic, such as that of a Chime of Opening. Although it looks like stone, the tower is made of adamantine, and its magic prevents creatures from tipping it over. The roof, the door, and the walls each have 100 hit points, immunity to damage from nonmagical weapons excluding siege weapons, and resistance to all other damage. While merged with natural stone, the mudslick tower has immunity to all damage. Only a Wish spell can repair the tower (this use of the spell counts as replicating a spell of 8th level or lower). Each casting of Wish causes the roof, the door, or one wall to regain 50 hit points.</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Necklace of Prayer Beads </text:p>
          </table:table-cell>
          <table:table-cell office:value-type="string">
            <text:p>This necklace has 1d4 + 2 magic beads made from aquamarine, black pearl, or topaz. It also has many nonmagical beads made from stones such as amber, bloodstone, citrine, coral, jade, pearl, or quartz. If a magic bead is removed from the necklace, that bead loses its magic. Six types of magic beads exist. The DM decides the type of each bead on the necklace or determines it randomly. A necklace can have more than one bead of the same type. To use one, you must be wearing the necklace. Each bead contains a spell that you can cast from it as a bonus action (using your spell save DC if a save is necessary). Once a magic bead's spell is cast, that bead can't be used again until the next dawn. {1-6: Bead of Blessing, Bless; 7-12: Bead of Curing, ((2nd)Cure Wounds, Lesser Restoration); 13-16: Bead of Favor, Greater Restoration; 17-18: Bead of Smiting, Branding Smite; 19: Bead of Summons, Planar Ally; 20: Bead of Wind Walking, Wind Walk}</text:p>
          </table:table-cell>
          <table:table-cell office:value-type="string">
            <text:p>Cleric/Druid/Paladin</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2" office:value-type="string">
            <text:p>Opal of the Ild Rune </text:p>
          </table:table-cell>
          <table:table-cell office:value-type="string">
            <text:p>This triangular fire opal measures about three inches on each side and is half an inch thick. The ild (fire) rune shimmers within its core, causing it to be slightly warm to the touch. The opal has the following properties, which work only while it's on your person. Ignite. As an action, you can ignite an object within 10 feet of you. The object must be flammable, and the fire starts in a circle no larger than 1 foot in diameter. Fire's Friend. You have resistance to cold damage. Fire Tamer. As an action, you can extinguish any open flame within 10 feet of you. You choose how much fire to extinguish in that radius. Gift of Flame. You can transfer the opal's magic to a nonmagical item — a weapon or a suit of armor — by tracing the ild rune there with your finger. The transfer takes 8 hours of work that requires the two items to be within 5 feet of each other. At the end, the opal is destroyed, and the rune appears in red on the chosen item, which gains a benefit based on its form: Weapon. The weapon is now an uncommon magic weapon. It deals an extra 1d6 fire damage to any target it hits. Armor. The armor is now a rare magic item that requires attunement. You have resistance to cold damage while wearing the armor.</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Orb of the Veil </text:p>
          </table:table-cell>
          <table:table-cell office:value-type="string">
            <text:p>This onyx sphere bears deep, spiraling grooves and dangles from an iron chain. While the orb is on your person, you gain the following benefits: Your Wisdom score increases by 2, as does your maximum for that score. You gain darkvision out to a range of 60 feet. If you already have darkvision, the orb increases its range by 60 feet. You have advantage on Wisdom checks to find hidden doors and paths.</text:p>
          </table:table-cell>
          <table:table-cell table:number-columns-repeated="2" office:value-type="string">
            <text:p>Y</text:p>
          </table:table-cell>
          <table:table-cell office:value-type="string">
            <text:p>As long as you remain cursed, you are unwilling to part with the orb, keeping it on your person at all times. All nonmagical flames within 30 feet of you automatically extinguish, and fire damage dealt by you is halved. </text:p>
          </table:table-cell>
          <table:table-cell table:style-name="ce7" office:value-type="string">
            <text:p>100000gp</text:p>
          </table:table-cell>
          <table:table-cell table:number-columns-repeated="3"/>
        </table:table-row>
        <table:table-row table:style-name="ro7">
          <table:table-cell table:style-name="ce4" office:value-type="string">
            <text:p>Plate Armor of Etherealness </text:p>
          </table:table-cell>
          <table:table-cell office:value-type="string">
            <text:p>(Plate) While you're wearing this armor, you can speak its command word as an action to gain the effect of the Etherealness spell, which last for 10 minutes or until you remove the armor or use an action to speak the command word again. This property of the armor can't be used again until the nex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Potentate's Chess Set </text:p>
          </table:table-cell>
          <table:table-cell office:value-type="string">
            <text:p>When found, this chess set is missing half its pieces. The set is contained within a case, which often doubles as the board when opened up. The case itself isn't magical, but the pieces within it are. While the set is on your person and within its case, you can use an action to invoke one of its magical pieces. When you do, a spectral, Medium replica of that piece appears at your location before beginning to move. A spectral piece can move appropriately to how a normal piece would in a game of chess, in increments of 5 feet and up to a maximum range of 60 feet. For instance, a pawn could move up to 5 feet, but a bishop could move up to 60 feet in a straight line—albeit diagonally. If you're not using a square grid, a piece can move anywhere within its range at the GM's discretion. When you invoke a piece and move it in this way, it expends that piece's use until the next dawn. The number of each piece you have when found is listed in its description. Use a spell attack bonus of +7 and save DC of 15 for each piece, or +8 and 16 if you have a complete set. Pawn (8): The pawn moves up to 5 feet, or 10 feet if it's the first round of combat, and attacks a target within the space. On a hit, the target takes 2d8 force damage and must succeed on a Strength saving throw or be knocked prone. Alternatively, you can invoke the pawn as a reaction when a hostile creature's movement provokes an opportunity attack from you. Bishop (2): The bishop moves in a line that's 5 feet wide and up to 60 feet long. Each friendly creature within the line regains 3d8 hit points. Knight (2): The knight moves 10 feet in a straight line and then turns left or right (your choice) before moving another 5 feet. At the end of the movement, it attacks the target within its space. If the target is Medium or smaller, the attack is made with advantage. On a hit, the target takes 5d8 force damage. If you roll an 8 on any of the damage dice, the knight's use isn't expended. Rook (2): The rook moves in a line that's 5 feet wide and up to 60 feet long. Each hostile creature within the line must make a Dexterity saving throw. On a failed save, a creature takes 5d8 force damage, or half as much damage on a successful one. Queen (1): The queen moves up to 60 feet in a straight line. At the end of the movement, the queen can make up to five attacks divided as you choose between any targets that you can see within 5 feet of it. On a hit, a target takes 2d8 force damage. If you roll a 20 on the attack roll for any of the attacks, the queen's use isn't expended. King (1): When you invoke the king, you cast antilife shell from it. If you haven't expended the use of all your rooks, you can also expend one of their uses as part of the same action to teleport to an unoccupied space that you can see within 30 feet of you. A spectral piece disappears immediately after it's used. A piece's movement is blocked by total cover. A complete set has 16 pawns, 4 bishops, 4 knights, 4 rooks, 2 queens, and 2 kings. You add your proficiency bonus to any check you make to play a game with the chess set.</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Potion of Dragon's Majesty </text:p>
          </table:table-cell>
          <table:table-cell office:value-type="string">
            <text:p>This potion looks like liquid gold, with a single scale from a chromatic, gem, or metallic dragon suspended in it. When you drink this potion, you transform into an adult dragon of the same kind as the dragon the scale came from. The transformation lasts for 1 hour. Any equipment you are wearing or carrying melds into your new form or falls to the ground (your choice). For the duration, you use the game statistics of the adult dragon instead of your own, but you retain your languages, personality, and memories. You can’t use a dragon’s Change Shape or its legendary or lair actions. </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Potion of Giant Size </text:p>
          </table:table-cell>
          <table:table-cell office:value-type="string">
            <text:p>When you drink this potion, you become Huge for 24 hours if you are Medium or smaller, otherwise the potion does nothing. For that duration, your Strength becomes 25, if it isn't already higher, and your hit point maximum is doubled (your current hit points are doubled when you drink the potion). In addition, the reach of your melee attacks increases by 5 feet. Everything you are carrying and wearing also increases in size for the duration. When rolling damage for weapons enlarged in this manner, roll three times the normal number of dice; for example, an enlarged longsword would deal 3d8 slashing damage (instead of 1d8), or 3d10 slashing damage (instead of 1d10) when used with two hands. When the effect ends, any hit points you have above your hit point maximum become temporary hit points. This potion is a pale white liquid made from the tongue of a giant clam, with a pungent aroma akin to that of rotting algae. It tastes sweet, however, when consumed.</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4" office:value-type="string">
            <text:p>Potion of Storm Giant Strength </text:p>
          </table:table-cell>
          <table:table-cell office:value-type="string">
            <text:p>When you drink this potion, your Strength score changes for 1 hour. The type of giant determines the score (see the table below). This potion has no effect on you if your Strength is equal to or greater than that score. This potion's transparent liquid has floating in it a sliver of fingernail from a giant of the appropriate type. 29</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Quaal's Feather Token (Anchor)</text:p>
          </table:table-cell>
          <table:table-cell office:value-type="string">
            <text:p>This tiny object looks like a feather. Different types of feather tokens exist, each with a different single-use effect. You can use an action to touch the token to a boat or ship. For the next 24 hours, the vessel can't be moved by any means. Touching the token to the vessel again ends the effect. When the effect ends, the token disappears.</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Quaal's Feather Token (Fan)</text:p>
          </table:table-cell>
          <table:table-cell office:value-type="string">
            <text:p>This tiny object looks like a feather. Different types of feather tokens exist, each with a different single-use effect. If you are on a boat or ship, you can use an action to toss the token up to 10 feet in the air. The token disappears, and a giant flapping fan takes its place. The fan floats and creates a wind strong enough to fill the sails of one ship, increasing its speed by 5 miles per hour for 8 hours. You can dismiss the fan as an action.</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Quiver of Elemental Chaos </text:p>
          </table:table-cell>
          <table:table-cell office:value-type="string">
            <text:p>This quiver has a lid with 5 holes in it and has depictions of the Elemental Planes on its side. It has 4 buttons along its top that correspond to each of the four elements: Air, Earth, Fire, and Water. Elemental Ammunition. The quiver can have up to 5 arrows or bolts on display at a time, which appear through the holes in its lid. You can press one of the quiver's buttons using a bonus action to cause it to create and display 1 elemental arrow or bolt. The type of arrow or bolt depends on the button you press. The quiver can produce up to 5 of each type of ammunition in this way each day. Any arrow or bolt created by this quiver is magical and has the following properties based on its element. The ammunition is only magical for you, and any arrow or bolt removed from the quiver loses its magic at the end of the turn. Air Ammunition. This ammunition is weightless and whistles softly as it moves. This piece of ammunition can be fired at its long range without disadvantage and deals an extra 1d6 thunder damage to any target it hits. In addition, any magical atmospheric effect that the arrow passes through cast at 3rd level or lower, such as a fog cloud or stinking cloud, is dispelled. Earth Ammunition. This ammunition carries an uncanny force behind it and turns to stone at its end. When you hit with a ranged attack using this ammunition, the target takes an extra 2d6 bludgeoning damage and must succeed on a DC 15 Strength saving throw or be pushed up to 10 feet away from you. Fire Ammunition. This ammunition has tongues of fire licking up its side and spews embers at the slightest movement. When shot, it erupts into a plume of white-hot flame. This piece of ammunition deals an extra 1d6 fire damage to any target it hits. Hit or miss, the ammunition explodes. The target and each creature within 5 feet of it must succeed on a DC 15 Dexterity saving throw or take 1d6 fire damage. Water Ammunition. This ammunition has a silky texture and glitters with watery reflections. A ranged attack made with this ammunition ignores the normal penalties of underwater fighting and deals an extra 2d6 piercing damage to any target it hits, or 3d6 piercing damage if the target is made of fire. In addition, any nonmagical flames within 10 feet of this ammunition's point of impact are extinguished when it hits. Paraelemental Ammunition. You can press two compatible elemental buttons at the same time as a bonus action to create a paraelemental arrow or bolt: a hybrid piece of ammunition. Water and Air create Ice, Fire and Earth create Magma, Earth and Water create Ooze, and Air and Fire create Smoke. This ammunition appears from a special compartment in the quiver's lid. The quiver can create 1 of each type of paraelemental ammunition each day. A non-compatible combination, such as Fire and Water or Air and Earth, has no effect. Ice Ammunition. This special piece of frosted ammunition is cold to the touch and casts off snowflakes when it moves. When you hit with a ranged attack using this ammunition, the target takes an extra 3d6 cold damage and must make a DC 15 Constitution saving throw. On a failed save, the target is paralyzed for 1 minute. On a success, the target's speed is halved until the end of its next turn. A creature with resistance or immunity to cold damage automatically succeeds on the saving throw. A paralyzed target can repeat the saving throw at the end of each of its turns, ending the effect on a success. The effect ends early if the paralyzed target takes fire damage. Magma Ammunition. This special piece of glimmering ammunition is warm to the touch and flakes off in sooty pieces. When you hit with a ranged attack using this ammunition, the target takes an extra 3d6 fire damage. Hit or miss, the area in a 10-foot-radius sphere centered on the point of impact becomes unbearably hot until the end of the turn. Each creature within the area must succeed on a DC 15 Constitution saving throw or gain 1 level of exhaustion from the sudden flash of heat. A creature with resistance or immunity to fire damage automatically succeeds on the saving throw. Ooze Ammunition. This special piece of sticky ammunition gives off a faint, alchemical odor. This ammunition creates a unique grease spell (save DC 15) at the point of impact. This version of the spell covers a 20-foot-square area, and any creature that starts its turn prone in the area takes 1d6 acid damage. Smoke Ammunition. This special piece of black ammunition feels smooth like coal to the touch and releases a faint wisp of smoke. This ammunition duplicates the effect of the fog cloud spell (2nd-level version) at the point of impact, with the exception that this fog is pitch black.</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Reaper's Scream </text:p>
          </table:table-cell>
          <table:table-cell office:value-type="string">
            <text:p>(Morningstar) The spikes of this iron morningstar glow with sickly, pale light. The death rune is inscribed on its shaft and inlaid with pearl. You gain a +2 bonus to attack and damage rolls made with this weapon, and attacks with this weapon deal necrotic damage instead of piercing damage. When you attack a creature with this weapon and roll a 20 on the attack roll, you gain 10 temporary hit points. Any creature that hits you with a melee attack while you have 1 or more of these temporary hit points takes 10 necrotic damage. Invoking the Rune. As a bonus action, you can invoke the weapon’s rune, unleashing the screams of every creature slain by the weapon in one cacophonous burst. Each creature of your choice within 60 feet of you must succeed on a DC 15 Wisdom saving throw or have the stunned condition until the start of your next turn.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Red Wizard Blade </text:p>
          </table:table-cell>
          <table:table-cell office:value-type="string">
            <text:p>(Dagger) Forged by Red Wizards using a secret process known only to them, this grim steel dagger draws its power from the Negative Plane. When you hit a creature with a melee attack using this magic dagger, the target takes an extra 3d12 necrotic damage.A <text:s/>creature reduced to 0 hit points by this weapon dies and can’t be raised from the dead except by a deity or by a creature using a tablet of reawakening to cast the True Resurrection spell.</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2" office:value-type="string">
            <text:p>Ring of Evasion </text:p>
          </table:table-cell>
          <table:table-cell office:value-type="string">
            <text:p>This ring has 3 charges, and it regains 1d3 expended charges daily at dawn. When you fail a Dexterity saving throw while wearing it, you can use your reaction to expend 1 of its charges to succeed on that saving throw instead.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2"/>
          <table:table-cell table:style-name="ce21"/>
        </table:table-row>
        <table:table-row table:style-name="ro5">
          <table:table-cell table:style-name="ce12" office:value-type="string">
            <text:p>Ring of Mind Shielding </text:p>
          </table:table-cell>
          <table:table-cell office:value-type="string">
            <text:p>While wearing this ring, you are immune to magic that allows other creatures to read your thoughts, determine whether you are lying, know your alignment, or know your creature type. Creatures can telepathically communicate with you only if you allow it. You can use an action to cause the ring to become invisible until you use another action to make it visible, until you remove the ring, or until you die. If you die while wearing the ring, your soul enters it, unless it already houses a soul. You can remain in the ring or depart for the afterlife. As long as your soul is in the ring, you can telepathically communicate with any creature wearing it. A wearer can't prevent this telepathic communicatio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4" office:value-type="string">
            <text:p>Ring of Protection </text:p>
          </table:table-cell>
          <table:table-cell office:value-type="string">
            <text:p>You gain a +1 bonus to AC and saving throws while wearing this ring.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Ring of Regeneration </text:p>
          </table:table-cell>
          <table:table-cell office:value-type="string">
            <text:p>While wearing this ring, you regain 1d6 hit points every 10 minutes, provided that you have at least 1 hit point. If you lose a body part, the ring causes the missing part to regrow and return to full functionality after 1d6 + 1 days if you have at least 1 hit point the whole time.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Ring of Resistance </text:p>
          </table:table-cell>
          <table:table-cell office:value-type="string">
            <text:p>You have resistance to one damage type while wearing this ring. The gem in the ring indicates the type, which the DM chooses or determines randomly. {1: Acid, Pearl; 2: Cold, Tourmaline; 3: Fire, Garnet; 4: Force, Sapphire; 5: Lightning, Citrine; 6: Necrotic, Jet; 7: Poison, Amethyst; 8: Psychic, Jade; 9: Radiant, Topaz; 10: Thunder, Spinel</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2" office:value-type="string">
            <text:p>Ring of Spell Storing </text:p>
          </table:table-cell>
          <table:table-cell office:value-type="string">
            <text:p>This ring stores spells cast into it, holding them until the attuned wearer uses them. The ring can store up to 5 levels worth of spells at a time. When found, it contain 1d6 - 1 levels of stored spells chosen by the DM. Any creature can cast a spell of 1st through 5th level into the ring by touching the ring as the spell is cast. The spell has no effect, other than to be stored in the ring. If the ring can't hold the spell, the spell is expended without effect. The level of the slot used to cast the spell determines how much space it uses. While wearing this ring, you can cast any spell stored in it. The spell uses the slot level, spell save DC, spell attack bonus, and spellcasting ability of the original caster, but is otherwise treated as if you cast the spell. The spell cast from the ring is no longer stored in it, freeing up space.</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Ring of Spell Turning </text:p>
          </table:table-cell>
          <table:table-cell office:value-type="string">
            <text:p>While wearing this ring, you have advantage on saving throws against any spell that targets only you (not in an area of effect). In addition, if you roll a 20 for the save and the spell is 7th level or lower, the spell has no effect on you and instead targets the caster, using the slot level, spell save DC, attack bonus, and spellcasting ability of the caster.</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Ring of the Split Mind </text:p>
          </table:table-cell>
          <table:table-cell office:value-type="string">
            <text:p>This crimson ring is split into two half-circles that magically hover a hair's breadth apart. While wearing the ring and concentrating on only one spell, you have advantage on Constitution saving throws that you make to maintain your concentration on that spell when you take damage. If you're concentrating on a spell of 3rd level or lower and wearing the ring, you can choose to cast another spell of 3rd level or lower that also requires concentration without losing concentration on the first one. While concentrating on two spells in this way, make a Constitution saving throw for each spell as normal whenever you take damage to maintain your concentration. When you do, roll the d20 for each spell's saving throw in the order in which you cast them. You are vulnerable to psychic damage while concentrating on two spells in this way. Once this property of the ring has been used, it can't be used again until the next dawn.</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4" office:value-type="string">
            <text:p>Ring of Warmth </text:p>
          </table:table-cell>
          <table:table-cell office:value-type="string">
            <text:p>While wearing this ring, you have resistance to cold damage. In addition, you and everything you wear and carry are unharmed by temperatures as low as -50 degrees Fahrenheit.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4" office:value-type="string">
            <text:p>Robe of Summer </text:p>
          </table:table-cell>
          <table:table-cell office:value-type="string">
            <text:p>This elegant garment is made from fine cloth in hues of red, orange, and gold. While you wear the robe, you have resistance to cold damage. In addition, you are comfortable as if the temperature were that of a balmy day, so you suffer no ill effects from the weather's temperature extremes.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Rod of Absorption </text:p>
          </table:table-cell>
          <table:table-cell office:value-type="string">
            <text:p>While holding this rod, you can use your reaction to absorb a spell that is targeting only you and not with an area of effect. The absorbed spell's effect is canceled, and the spell's energy - not the spell itself - is stored in the rod. The energy has the same level as the spell when it was cast. The rod can absorb and store up to 50 levels of energy over the course of its existence. Once the rod absorbs 50 levels of energy, it can't absorb more. If you are targeted by a spell that the rod can't store, the rod has no effect on that spell. When you become attuned to the rod, you know how many levels of energy the rod has absorbed over the course of its existence, and how many levels of spell energy it currently has stored. If you are a spellcaster holding the rod, you can convert energy stored in it into spell slots to cast spells you have prepared or know. You can create spell slots only of a level equal to or lower than your own spell slots, up to a maximum of 5th level. You use the stored levels in place of your slots, but otherwise cast the spell as normal. For example, you can use 3 levels stored in the rod as a 3rd-level spell slot. A newly found rod has 1d10 levels of spell energy stored in it already. A rod that can no longer absorb spell energy and has no energy remaining becomes nonmagical.</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Rod of Resurrection </text:p>
          </table:table-cell>
          <table:table-cell office:value-type="string">
            <text:p>This rod has 5 charges. While you hold it, you can use an action to cast one of the following spells from it: Heal (expends 1 charge) or Resurrection (expends 5 charges. The rod regains 1 expended charge daily at dawn. If the rod is reduced to 0 charges, roll a d20. On a 1, the rod disappears in a burst of radiance.</text:p>
          </table:table-cell>
          <table:table-cell office:value-type="string">
            <text:p>Cleric/Druid/Paladin</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7" office:value-type="string">
            <text:p>Ruby Weave Gem</text:p>
          </table:table-cell>
          <table:table-cell office:value-type="string">
            <text:p>While you are holding this gem, you can use it as a spellcasting focus for your spells. The gem has 3 charges and regains all expended charges daily at dawn. When you cast a spell while holding this gem, you can expend up to 3 charges to ignore the spell’s material components with a gold piece cost, up to 500 gp per charge expended. When you finish a long rest, choose a spell from any class list. The spell you choose must be of a level you can cast. You know the chosen spell and can cast it with your spell slots of the appropriate level until the end of your next long rest.</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Ruinblade </text:p>
          </table:table-cell>
          <table:table-cell office:value-type="string">
            <text:p>Ruinblade is a unique weapon possessed by Moghadam, the architect of the Tomb of Horrors. A symbol of his authority, Moghadam carries the weapon during the time frame of the adventure to intimidate the tomb’s workers. (In later years, after Acererak trapped Moghadam in the completed tomb as an undead archwraith, Moghadam was able to use the weapon as his own phylactery.) A small jade version of the green devil face of the Tomb of Horrors is fashioned into the hilt of the weapon, with the blade extending from its open mouth. The blade always appears ruined and rusting, and causes its surroundings to appear reflected in the blade as if in a state of decay. You gain a +2 bonus to attack and damage rolls made with this magic weapon. When you hit an undead creature with it, the attack deals an extra 1d8 force damage. In addition, the weapon has the following properties: Blighted Ruin. You can cast the Blight spell from the weapon (DC 15). Once used, this property of the weapon can’t be used until the next dawn.Destru ctive Ruin. You can cast the Disintegrate spell from the weapon, but can target only a nonmagical object or a creation of magical force. Once used, this property of the weapon can’t be used until dawn seven days later. Sentience. Ruinblade is a sentient lawful evil weapon with an Intelligence of 15, a Wisdom of 8, and a Charisma of 16. It has hearing and darkvision out to a range of 120 feet. The weapon can speak, read, and understand Common, and can communicate with its wielder telepathically. Its voice is a rough, ruined echo. While you are attuned to it, Ruinblade also understands every language you know. Personality. Ruinblade speaks either with a dolorous or frenetic tone, depending on its mood. That mood improves when the sword is actively engaged in acts of destruction, but worsens if the blade is left inactive too long. The weapon’s purpose is to ruin and unmake existing objects, so that its owner can rebuild the world from a blank slate. It thus encourages its wielder to engage in constant destruction, claiming that this will allow the creation of a more superior vision from the ruin of what came before.</text:p>
          </table:table-cell>
          <table:table-cell table:number-columns-repeated="2" office:value-type="string">
            <text:p>Y</text:p>
          </table:table-cell>
          <table:table-cell office:value-type="string">
            <text:p>Until the curse is broken with a Remove Curse spell or similar magic, you are unwilling to part with the weapon. The weapon must take direct part in the destruction of 1,000 gp worth of materials and objects every seven days, or a conflict arises between you and the weapon at the end of the seventh day.</text:p>
          </table:table-cell>
          <table:table-cell table:style-name="ce7" office:value-type="string">
            <text:p>100000gp</text:p>
          </table:table-cell>
          <table:table-cell table:number-columns-repeated="3"/>
        </table:table-row>
        <table:table-row table:style-name="ro7">
          <table:table-cell table:style-name="ce4" office:value-type="string">
            <text:p>Sanctum Amulet </text:p>
          </table:table-cell>
          <table:table-cell office:value-type="string">
            <text:p>A black opal pendant hangs at the base of this pearlescent chain. The sacred rune is inscribed on the back of the pendant.W hile wearing this item, you have resistance to necrotic damage. Additionally, you can cast the Spare the Dying cantrip using either an action or a bonus action. Invoking the Rune. When a creature you can see within 60 feet of you is reduced to 0 hit points as a result of taking damage, you can use your reaction to invoke the item’s rune, causing the pendant to flash with pale light. The creature then instead drops to 1 hit point.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cimitar of Speed </text:p>
          </table:table-cell>
          <table:table-cell office:value-type="string">
            <text:p>(Scimitar)You gain a +2 bonus to attack and damage rolls made with this magic weapon. In addition, you can make one attack with it as a bonus action on each of your turns.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hard of the Ise Rune </text:p>
          </table:table-cell>
          <table:table-cell office:value-type="string">
            <text:p>This shard of ice is long and slender, roughly the size of a dagger. The ise (ice) rune glows within it. The shard has the following properties, which work only while it's on your person. Frigid Touch. As an action, you can touch a body of water and freeze the water in a 10-foot-radius sphere around the spot you touched. Once you use this property, you can't use it again until you finish a short or long rest. Frost Friend. You have resistance to fire damage. Icy Mantle. As an action, you can touch yourself or another creature with water on your finger. The water creates an icy mantle of protection. The next time within the next minute that the target takes bludgeoning, slashing, or piercing damage, that damage is reduced to 0, and the mantle is destroyed. Once you use this property, you can't use it again until you finish a short or long rest. Winter's Howl. As an action, you can cast Sleet Storm (spell save DC 17). You regain this ability after you finish a short or long rest. Gift of Frost. You can transfer the shard's magic to a nonmagical item — a cloak or a pair of boots — by tracing the ise rune there with your finger. The transfer takes 8 hours of work that requires the two items to be within 5 feet of each other. At the end, the shard is destroyed, and the rune appears in blue on the chosen item, which gains a benefit based on its form: Cloak. The cloak is now a rare magic item that requires attunement. While wearing it, you have resistance to fire damage, and you have advantage on Dexterity (Stealth) checks made while in snowy terrain. Boots. The pair of boots is now a rare magic item that requires attunement. While wearing it, you ignore difficult terrain while walking, and you can walk on water.</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4" office:value-type="string">
            <text:p>Shield of Missile Attraction </text:p>
          </table:table-cell>
          <table:table-cell office:value-type="string">
            <text:p>(Shield) While holding this shield, you have resistance to damage from ranged weapon attacks. </text:p>
          </table:table-cell>
          <table:table-cell table:number-columns-repeated="2" office:value-type="string">
            <text:p>Y</text:p>
          </table:table-cell>
          <table:table-cell office:value-type="string">
            <text:p>This shield is cursed. Attuning to it curses you until you are targeted by the Remove Curse spell or similar magic. Removing the shield fails to end the curse on you. Whenever a ranged weapon attack is made against a target within 10 feet of you, the curse causes you to become the target instead.</text:p>
          </table:table-cell>
          <table:table-cell table:style-name="ce7" office:value-type="string">
            <text:p>100000gp</text:p>
          </table:table-cell>
          <table:table-cell table:number-columns-repeated="3"/>
        </table:table-row>
        <table:table-row table:style-name="ro7">
          <table:table-cell table:style-name="ce4" office:value-type="string">
            <text:p>Shield of the Blazing Dreadnought </text:p>
          </table:table-cell>
          <table:table-cell office:value-type="string">
            <text:p>(Shield) Modeled after the formidable spiked tower shields wielded by some fire giants, this iron shield emanates a constant warmth. You can use a bonus action to activate the shield, causing glowing lava to flow through the shield’s grooves for 1 minute. While the shield is active, you gain the following benefits: Blazing Soul. You have immunity to fire damage. Cleansing Fire. As an action, you can cause the shield to flare with the cleansing fire of the god Surtur. Choose one creature you can see within 30 feet of yourself (you can choose yourself). One disease or condition of your choice affecting this creature ends immediately; the condition can be blinded, charmed, deafened, or poisoned. Shield Bash. When you take the Attack action on your turn, you can replace one of your attacks with a shield bash, targeting one creature you can see within 5 feet of yourself. The target must make a Strength saving throw (DC equals 8 + your proficiency bonus + your Strength modifier). On a failed save, the target takes 3d6 bludgeoning damage plus 3d6 fire damage and is knocked prone. On a successful save, the target takes half as much damage only. You can use Shield Bash only once per turn. Once the shield has been activated, it can’t be activat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kyglider Shield </text:p>
          </table:table-cell>
          <table:table-cell office:value-type="string">
            <text:p>(Shield) This rust-colored shield is made from the scales and leathery hide of a wyvern. While holding the shield, you have resistance to poison damage. In addition, the shield has 3 charges and regains all expended charges daily at dawn. When you fall while holding the shield, you can use your reaction to expend 1 of the shield's charges to cause a pair of wyvern wings to magically outstretch from the shield. While the wings remain outstretched, you fall at a rate of 10 feet per round and gain a flying speed of 30 feet, which you can use to glide horizontally as you descend so long as you hold onto the shield. If you land on the ground while falling in this way, you take no damage from falling. You can’t Dash while using the shield to fly, and this flying speed can’t be increased in any way. You can use the shield to gain altitude when flying in this way, but must spend 3 feet of movement for every 1 foot you fly upward. The wings refold immediately if you land or at the end of your turn if you didn't fly at least 15 feet on that turn.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ling Bullets of Althemone </text:p>
          </table:table-cell>
          <table:table-cell office:value-type="string">
            <text:p>The sling bullets come in a pouch, which contains 1d4 + 4 bullets. Roll on the Magic Sling Bullets table for each bullet to determine its magical property. You have a +2 bonus to attack and damage rolls made with each of these bullets. If a bullet misses its target, the bullet teleports back into the pouch. Once a bullet hits a target, the bullet loses its magic. 1: Banishment. A creature that takes damage from this bullet must succeed on a DC 15 Charisma saving throw or be banished as though affected by the Banishment spell. 2: Fulguration. On a hit, this bullet deals an extra 2d8 lightning damage to its target. All other creatures within 10 feet of the target must each succeed on a DC 15 Constitution saving throw or take 1d8 thunder damage. 3: Stunning. On a hit, this bullet deals an extra 1d10 force damage, and the target is stunned until the end of your next turn. 4: Tracking. A creature that takes damage from this bullet is marked with a glowing rune where the bullet hit. The mark lasts 24 hours. While the creature is marked, you always know the direction to it.</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pell Bottle </text:p>
          </table:table-cell>
          <table:table-cell office:value-type="string">
            <text:p>This glass bottle can store one spell of up to 5th level at a time. When found, roll a d6 and subtract 1: the total determines the level of spell in the bottle (the DM chooses the spell, and 0 means the bottle is empty). A swirling blue vapor fills the bottle while it contains a spell. When the bottle is empty, any creature can cast a spell of 1st through 5th level into it by touching it while casting. The spell has no effect other than to be stored in the bottle. While holding the bottle, you can cast the spell stored in it. The spell uses the slot level, spell save DC, spell attack bonus, and spellcasting ability of the original caster, but is otherwise treated as if you cast the spell. The bottle becomes empty once the spell is cast. If you're holding the empty bottle when you see a creature casting a spell within 60 feet of you, you can open the bottle as a reaction in an attempt to interrupt the spell. If the creature is casting a spell of 3rd level or lower, the spell has no effect, and it is stored in the bottle. If it is casting a spell of 4th level or higher, make an Intelligence check. The DC equals 10 + the spell's level. On a success, the spell has no effect, and it is stored in the bottle.</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2" office:value-type="string">
            <text:p>Spell Gem (5<text:span text:style-name="T3">th</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7 ATT +9 Jade</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Spell Gem (6th)</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7 ATT +10 Topaz</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2" office:value-type="string">
            <text:p>Spell Scroll (8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8 Att +10</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Spell Scroll (9th)</text:p>
          </table:table-cell>
          <table:table-cell table:style-name="ce7" office:value-type="string">
            <text:p>A spell scroll bears the words of a single spell, written in a mystical cipher. If the spell is on your class’s spell list, you can read the scroll and cast its spell without providing any material components. Otherwise, the scroll is unintelligible. Casting the spell by reading the scroll requires the spell’s normal casting time. Once the spell is cast, the words on the scroll fade, and it crumbles to dust. If the casting is interrupted, the scroll is not lost. If the spell is on your class's spell list but of a higher level than you can normally cast, you must make an ability check using your spellcasting ability to determine whether you cast it successfully. The DC equals 10 + the spell's level. On a failed check, the spell disappears from the scroll with no other effect. Once the spell is cast, the words on the scroll fade, and the scroll itself crumbles to dust. DC 19 Att +11</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pellguard Shield </text:p>
          </table:table-cell>
          <table:table-cell office:value-type="string">
            <text:p>(Shield) While holding this shield, you have advantage on saving throws against spells and other magical effects, and spell attacks have disadvantage against you.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pindle Of Fate </text:p>
          </table:table-cell>
          <table:table-cell office:value-type="string">
            <text:p>This wand is shaped like a drop spindle wrapped in red thread. The wand has 6 charges that can be used for the following properties: Battle Foreknowledge. When you roll initiative, you can expend 1 charge to add or subtract your proficiency bonus from the total roll. Doom Foretold. As an action, you can expend 2 charges to target a creature within 30 feet of yourself and invoke that creature’s doom. While the target is on the same plane of existence as you, you can sense the direction to its location, and you know the direction of its movement if it’s in motion. Additionally, once per turn when you deal damage to the doomed creature, you can roll 1d6 and add the number rolled to the damage roll. These benefits persist for 1 hour or until you target another creature with this effect. Twist of Fate. When a creature within 60 feet of you makes a saving throw or an attack roll, you can use your reaction to expend 3 charges and alter the outcome, turning a failed saving throw into a successful one, a missed attack roll into a hit, or vice versa. The wand regains 1d6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taff of Dunamancy </text:p>
          </table:table-cell>
          <table:table-cell office:value-type="string">
            <text:p>This staff of polished gray wood bears numerous runes carved along its length. The staff has 10 charges and regains 1d6 + 4 expended charges daily at dawn. If you expend the last charge, roll a d20. On a 1, the staff turns into dust and is destroyed.W hile holding the staff, you can use an action to expend 2 or more of its charges to cast one of the following spells from it, using your spell save DC and spell attack bonus: Fortune's Favor (2 charges), Pulse Wave (3 charges), or Gravity Sinkhole (4 charges). New Possibility. If you are holding the staff and fail a saving throw against a spell that targets only you, you can turn your failed save into a successful one. This property can't be used again until the next dawn.</text:p>
          </table:table-cell>
          <table:table-cell office:value-type="string">
            <text:p>Wizard</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taff of Fate </text:p>
          </table:table-cell>
          <table:table-cell office:value-type="string">
            <text:p>(Quarterstaff) This transparent crystal staff can be wielded as a magic quarterstaff that grants a +3 bonus to attack and damage rolls made with it. Altered Outcome. The staff has 6 charges. As a bonus action, you can expend 1 of the staff's charges to give yourself or one other creature that you can see a d4. The recipient can roll this d4 and add the number rolled to one ability check, attack roll, damage roll, or saving throw it makes before the start of your next turn. If this extra die is not used before then, it is lost. If you expend the staff's last charge, roll a d20. On a roll of 9 or lower, the staff becomes a nonmagical quarterstaff that breaks the first time it scores a hit and deals damage. On a roll of 10 or higher, the staff regains 1d6 of its expended charges.</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taff of Fire </text:p>
          </table:table-cell>
          <table:table-cell office:value-type="string">
            <text:p>You have resistance to fire damage while you hold this staff.T he staff has 10 charges. While holding it, you can use an action to expend 1 or more of its charges to cast one of the following spells from it, using your spell save DC: Burning Hands (1 charge), Fireball (3 charges), or Wall of Fire (4 charges). The staff regains 1d6 + 4 expended charges daily at dawn. If you expend the last charge, roll a d20. On a 1, the staff blackens, crumbles into cinders, and is destroyed.</text:p>
          </table:table-cell>
          <table:table-cell office:value-type="string">
            <text:p>Druid/Sorcerer/Warlock/Wizard</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taff of Frost </text:p>
          </table:table-cell>
          <table:table-cell office:value-type="string">
            <text:p>You have resistance to cold damage while you hold this staff.T he staff has 10 charges. While holding it, you can use an action to expend 1 or more of its charges to cast one of the following spells from it, using your spell save DC: Cone of Cold (5 charges), Fog Cloud (1 charge), Ice Storm (4 charges), or Wall of Ice (4 charges). The staff regains 1d6 + 4 expended charges daily at dawn. If you expend the last charge, roll a d20. On a 1, the staff turns to water and is destroyed.</text:p>
          </table:table-cell>
          <table:table-cell office:value-type="string">
            <text:p>Druid/Sorcerer/Warlock/Wizard</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taff of Striking </text:p>
          </table:table-cell>
          <table:table-cell office:value-type="string">
            <text:p>This staff can be wielded as a magic quarterstaff that grants a +3 bonus to attack and damage rolls made with it. The staff has 10 charges. When you hit with a melee attack using it, you can expend up to 3 of its charges. For each charge you expend, the target takes an extra 1d6 force damage. The staff regains 1d6 + 4 expended charges daily at dawn. If you expend the last charge, roll a d20. On a 1, the staff becomes a nonmagical quarterstaff.</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taff of the Eclipse </text:p>
          </table:table-cell>
          <table:table-cell office:value-type="string">
            <text:p>This staff has a crescent-shaped head made of pockmarked lunar stone. Floating within the crescent stone is a motionless, black orb. Regardless of how you look at the orb, it's always encircled by a ring of fire that faces you. The fire winks out if the staff isn't held. The fire is harmless, and it sheds bright light in a 10-foot radius and dim light for an additional 10 feet. While holding the staff, you have darkvision out to a range of 60 feet. If you already have darkvision, holding the staff increases its range by 60 feet. The staff has 10 charges. It regains 1d6 + 4 expended charges daily at dusk. If you expend the last charge, roll a d20. On a 1, the staff crumbles into dust and is destroyed. Spells. While holding the staff, you can use an action to expend some of its charges to cast either the moonbeam (2 charges) or wall of fire (4 charges) spell, using your spell save DC. This version of wall of fire creates the same ghostly flames as moonbeam; it deals radiant damage instead of fire damage and doesn't ignite flammable objects, although it doesn't share moonbeam's other effects. You can increase the spell slot level of a spell cast from the staff by one for each additional charge you expend. Blood Moon. When you cast moonbeam from the staff, you can choose to cause its dim light to be red. A creature that fails its saving throw against the spell also has its hit point maximum reduced by an amount equal to the radiant damage dealt. If this effect reduces a creature's hit point maximum to 0, the creature dies. The reduction lasts until the creature finishes a long rest. Once this property of the staff has been used, it can't be used again until the next dawn. Coronal Flame. When you cast wall of fire from the staff, you can choose to cause it to embody the nature of an eclipse. When you do, the spell creates a ringed wall up to 20 feet in diameter, 20 feet high, and 1 foot thick; the area within the ring is filled with magical darkness until the spell ends. While holding the staff, you can see through this darkness as if it were dim light. When cast in this way, the spell deals fire damage instead of radiant, and you don't take fire damage as a result of entering the wall. You still take fire damage if you end your turn in the wall or within 10 feet of the side you selected when you cast the spell. Once this property of the staff has been used, it can't be used again until the next dawn. Darken. You can use a bonus action while holding the staff to expend 1 charge from it to target a 15-foot cube you can see within 60 feet of you. Any nonmagical flames within the cube are extinguished, and any spell of 2nd level or lower creating an area of light that overlaps with the cube is dispelled. As long as you extinguish or dispel at least one source of light, you then gain 1d6 + 4 temporary hit points.</text:p>
          </table:table-cell>
          <table:table-cell office:value-type="string">
            <text:p>Druid/Sorcerer/Warlock/Wizard</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taff of Thunder and Lightning </text:p>
          </table:table-cell>
          <table:table-cell office:value-type="string">
            <text:p>This staff can be wielded as a magic quarterstaff that grants a +2 bonus to attack and damage rolls made with it. It also has the following additional properties. When one of these properties is used, it can't be used again until the next dawn. Lightning. When you hit with a melee attack using the staff, you can cause the target to take an extra 2d6 lightning damage. Thunder. When you hit with a melee attack using the staff, you can cause the staff to emit a crack of thunder, audible out to 300 feet. The target you hit must succeed on a DC 17 Constitution saving throw or become stunned until the end of your next turn. Lightning Strike. You can use an action to cause a bolt of lightning to leap from the staff's tip in a line that is 5 feet wide and 120 feet long. Each creature in that line must make a DC 17 Dexterity saving throw, taking 9d6 lightning damage on a failed save, or half as much damage on a successful one. Thunderclap. You can use an action to cause the staff to issue a deafening thunderclap, audible out to 600 feet. Each creature within 60 feet of you (not including you) must make a DC 17 Constitution saving throw. On a failed save, a creature takes 2d6 thunder damage and becomes deafened for 1 minute. On a successful save, a creature takes half damage and isn't deafened. Thunder and Lightning. You can use an action to use the Lightning Strike and Thunderclap properties at the same time. Doing so doesn't expend the daily use of those properties, only the use of this one.</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tonemaker War Pick</text:p>
          </table:table-cell>
          <table:table-cell office:value-type="string">
            <text:p>(War Pick) You gain a +1 bonus to attack and damage rolls made with this magic war pick. It has the following special properties:M eld into Stone. You can cast the Meld into Stone spell from this war pick. Once this property is used, it can’t be used again until the next dawn. Petrification. The war pick has 1d6 + 1 charges. If you score a critical hit against a creature that has fewer than 100 hit points, you can expend 1 charge from the war pick to have that creature make a DC 15 Constitution saving throw. On a failed save, the creature has the petrified condition for 8 hours. When the war pick has no charges remaining, it loses this property.</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Storm Thrower Harpoon </text:p>
          </table:table-cell>
          <table:table-cell office:value-type="string">
            <text:p>(Trident) This weapon has a +3 bonus to attack and damage rolls made with this magical weapon. The trident has a chain attached to its handle that can be used to retrieve the weapon once it’s been thrown using a bonus action. When you hit with a ranged attack using this weapon, it deals an additional 1d8 lightning damage. In addition, this trident acts as a conduit for the sky’s ferocious power. Immediately after hitting a creature with the trident, you can call down a bolt of lightning upon it, forcing it and all creatures within 5 feet to make a DC 16 Dexterity saving throw. On a failed save, creatures take 6d10 lightning damage, or half as much on a success. Creatures have disadvantage on the saving throw if they’re submerged in water or wearing metal armor. You are immune to the lightning damage caused by this effect. This ability fails if the creatures are obstructed from the sky. Once you use this ability, you cannot do so again until the next dawn. Impale. You can use your action to try to impale and pull a creature toward you. If your target is a creature that is no more than one size larger than you, you can make a ranged weapon attack against it using the trident. If you hit, you can attempt to pull the impaled creature toward you by making a Strength (Athletics) check contested by the target’s Strength (Athletics) check. If you succeed, you can pull the creature up to 20 feet toward you.</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2" office:value-type="string">
            <text:p>Sword of Wounding </text:p>
          </table:table-cell>
          <table:table-cell office:value-type="string">
            <text:p>Hit points lost to this weapon's damage can be regained only through a short or long rest, rather than by regeneration, magic, or any other means. Once per turn, when you hit a creature with an attack using this magic weapon, you can wound the target. At the start of each of the wounded creature's turns, it takes 1d4 necrotic damage for each time you've wounded it, and it can then make a DC 15 Constitution saving throw, ending the effect of all such wounds on itself on a success. Alternatively, the wounded creature, or a creature within 5 feet of it, can use an action to make a DC 15 Wisdom (Medicine) check, ending the effect of such wounds on it on a success.</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Tablet of Reawakening </text:p>
          </table:table-cell>
          <table:table-cell office:value-type="string">
            <text:p>Witches of Rashemen created this Tiny stone tablet to counter the necromancy of the Red Wizards. As an action, you can cast True Resurrection from the tablet. Once used in this way, the tablet turns to dust and is destroyed. </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Teleportation Map </text:p>
          </table:table-cell>
          <table:table-cell office:value-type="string">
            <text:p>This map is delicately inked on a magic scroll and kept in an elaborate travel case. Almost every teleportation map is different: some show maps of entire continents, whereas others are of local city streets or their immediate surroundings. When found, the GM decides the area and scale of the map on the scroll. While holding the scroll, you can use an action to speak its command word and touch a point on the outstretched map. When you do, you and up to seven other creatures of your choice that are touching you are teleported to the spot you touched on the map. That spot on the map is then incinerated, leaving a charred 1-inch-radius circle around the point. If you touch a spot on the scroll that's charred and speak its command word, nothing happens. Maps on a smaller scale can teleport you more accurately than those on a larger one. The GM decides how close you are to the intended target depending on where you touch the map in relation to its size and scale. Each time you use this scroll, roll a d20. On a 1, the scroll bursts into flames (after teleporting you) and is destroyed. This number increases by 1 each time the map's been used, after the first. When found, the map has been used 1d6 − 3 times (minimum 0).</text:p>
          </table:table-cell>
          <table:table-cell table:number-columns-repeated="2"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Tentacle Rod </text:p>
          </table:table-cell>
          <table:table-cell office:value-type="string">
            <text:p>Made by the drow, this rod is a magic weapon that ends in three rubbery tentacles. While holding the rod, you can use an action to direct each tentacle to attack a creature you can see within 15 feet of you. Each tentacle makes a melee attack roll with a +9 bonus. On a hit, the tentacle deals 1d6 bludgeoning damage. If you hit a target with all three tentacles, it must make a DC 15 Constitution saving throw. On a failure, the creature's speed is halved, it has disadvantage on Dexterity saving throws, and it can't use reactions for 1 minute. Moreover, on each of its turns, it can take either an action or a bonus action, but not both. At the end of each of its turns, it can repeat the saving throw, ending the effect on itself on a success.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Tidecaller Trident </text:p>
          </table:table-cell>
          <table:table-cell office:value-type="string">
            <text:p>(Trident) You gain a +2 bonus to attack and damage rolls made with this magic trident. You also have advantage on attack rolls made with this weapon while underwater.T his trident has 3 charges. You can expend 1 charge to cast Control Water (save DC 15) from the trident or 3 charges to cast Tsunami (save DC 15) from it instead. The trident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Time Warden Armor </text:p>
          </table:table-cell>
          <table:table-cell office:value-type="string">
            <text:p>(Breastplate) This silver and brass breastplate is adorned with subtle clock designs. While wearing this armor, you are immune to the slow spell and don’t suffer the negative effects of haste when it ends on you. When you roll initiative while wearing this armor, use the number rolled on the d20, before adding any modifiers, to determine which of the following effects occur: 1-5: Any attack roll made against you before the start of your second turn of combat is made with disadvantage. 6-15: You add 1d12 to the total of your initiative. 16-20: At the start of your first turn, you can use a bonus action to take the Dash action. If you take the Attack action on that turn, you can make one additional weapon attack as part of that Attack action. You make this additional attack roll with advantage.</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Tome of Lost Knowledge </text:p>
          </table:table-cell>
          <table:table-cell office:value-type="string">
            <text:p>This gold-trimmed book's cover is embossed with a portrait of Ogden Fellweaver, a legendary wizard infamous for his ill-gotten knowledge. If you can attune to this item, you can use it as a spellbook and an arcane focus. If your attunement to the book ends, anything written in the book disappears. Absorb Knowledge. Immediately after a creature that you can see within 60 feet of you casts a spell of 1st level or higher, you can use your reaction to make an Intelligence (Arcana) check. The DC equals 10 + the spell's level. On a success, the spell is magically added to the book in your own notation. You must be holding the book to use this property. If the added spell is a wizard spell and of a level for which you have spell slots, you can prepare this spell just like your other spells. If the spell is not a wizard spell, its notation is garbled and impossible to use. Once this property has been used, it can't be used again until a number of days equal to the spell's level have passed. Shift Knowledge. While using this book as your spellbook, you can replace up to 3 spells from your prepared list of spells when you finish a short rest. Once this property has been used, it can't be used again until the next dawn. Unknown Knowledge. While holding the book, you can use an action to channel its hidden knowledge. When you do, you gain proficiency in one skill or tool of your choice until the next dawn. If you're already proficient in the chosen skill or tool, your proficiency bonus is instead doubled for any ability check you make using that skill or tool. Once this property has been used, it can't be used again until the next dawn.</text:p>
          </table:table-cell>
          <table:table-cell office:value-type="string">
            <text:p>Wizard</text:p>
          </table:table-cell>
          <table:table-cell office:value-type="string">
            <text:p>Y</text:p>
          </table:table-cell>
          <table:table-cell office:value-type="string">
            <text:p>As long as you remain cursed, you are unwilling to part with the book, keeping it within reach at all times. In addition, you are compelled to use this book as your spellbook. Each time you prepare a spell from another spellbook, you take psychic damage equal to the spell's level. </text:p>
          </table:table-cell>
          <table:table-cell table:style-name="ce7" office:value-type="string">
            <text:p>100000gp</text:p>
          </table:table-cell>
          <table:table-cell table:number-columns-repeated="3"/>
        </table:table-row>
        <table:table-row table:style-name="ro7">
          <table:table-cell table:style-name="ce4" office:value-type="string">
            <text:p>Topaz Annihilator </text:p>
          </table:table-cell>
          <table:table-cell office:value-type="string">
            <text:p>(Firearm) This magic ranged weapon resembles a musket, but in lieu of any ammunition, it holds a glowing yellow scale from a topaz dragon in its heart. The weapon has a normal range of 100 feet and a long range of 300 feet, and it has the two-handed property. It deals 2d6 necrotic damage on a hit. If this damage reduces a creature or object to 0 hit points, the target is reduced to dust. A creature reduced to dust can be restored to life only by a true resurrection or wish spell. While the weapon is on your person, you can use an action to cast the Disintegrate spell (save DC 18). Once this property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Voyager Staff </text:p>
          </table:table-cell>
          <table:table-cell office:value-type="string">
            <text:p>You gain a +1 bonus to attack and damage rolls made with this magic quarterstaff. While you hold it, you gain a +1 bonus to spell attack rolls. This staff has 10 charges. While holding it, you can use an action to expend 1 or more of the staff's charges to cast one of the following spells from it, using your spell save DC: Banishment (4 charges), Blink (3 charges), Misty Step (2 charges), Passwall (5 charges), or Teleport (7 charges). The staff regains 1d6 + 4 expended charges daily at dawn. If you expend the last charge, roll a d20. On a 1, the staff vanishes forever.</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2" office:value-type="string">
            <text:p>Wakened Dragon Vessel</text:p>
          </table:table-cell>
          <table:table-cell office:value-type="string">
            <text:p>This vessel can be a potion bottle, drinking horn, or other container meant to hold a liquid. As a bonus action, if the vessel is empty, you can speak the command word to fill the vessel with one of the following (your choice): Ale, Olive Oil, Mead, Wine, a Potion of Healing, a Greater Potion of Healing, a Superior Potion of Healing, a Potion of Flying, a Potion of Fire Breath, or a Potion of Climbing. Once this property is used, it can’t be used until the next dawn. A potion you create in this way loses its magical properties if it isn’t imbibed within 24 hours. </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Wakened Dragon-Touched Focus </text:p>
          </table:table-cell>
          <table:table-cell office:value-type="string">
            <text:p>This wondrous item can be a scepter, an orb, an amulet, a crystal, or another finely crafted object. It typically incorporates imagery of dragons’ wings, claws, teeth, or scales. You have advantage on initiative rolls. While you are holding the focus, it can function as a spellcasting focus for all your spells. <text:span text:style-name="T1">Chromatic:</text:span> Whenever you use a spell slot to cast a spell that deals acid, cold, fire, lightning, or poison damage, roll a d6, and you gain a bonus equal to the number rolled to one of the spell’s damage rolls. You can use it to cast Hold Monster, Rimes Binding Ice once each refreshed at dawn <text:span text:style-name="T1">Gem:</text:span> Whenever you use a spell slot to cast a spell, you can immediately teleport to an unoccupied space you can see within 15 feet of you. You can use it to cast Rary's Telepathic Bond, Raulothim's Psychic Lance once each refreshed at dawn <text:span text:style-name="T1">Metallic:</text:span> When a creature you can see within 30 feet of you makes a saving throw, you can use your reaction to give that creature advantage on the saving throw. You can use it to cast Fizban's Platinum Shield, Legend Lore once each refreshed at dawn</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Wakened Dragon's Wrath Weapon </text:p>
          </table:table-cell>
          <table:table-cell office:value-type="string">
            <text:p>(Any Weapon) This weapon is decorated with dragon heads, claws, wings, scales, or Draconic letters. When it steeps in a dragon’s hoard, it absorbs the energy of the dragon’s breath weapon and deals damage of that type with its special properties. Whenever you roll a 20 on your attack roll with this weapon, each creature of your choice within 5 feet of the target takes 5 damage of the type dealt by the dragon’s breath weapon. You gain a +2 bonus to attack and damage rolls made using the weapon. On a hit, the weapon deals an extra 2d6 damage of the type dealt by the dragon’s breath weapon. As an action, you can unleash a 30-foot cone of destructive energy from the weapon. Each creature in that area must make a DC 16 Dexterity saving throw, taking 8d6 damage of the type dealt by the dragon’s breath weapon on a failed save, or half as much damage on a successful one. Once this 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table-cell table:style-name="ce14" office:value-type="string">
            <text:p>Wakened Scaled Ornament </text:p>
          </table:table-cell>
          <table:table-cell office:value-type="string">
            <text:p>This ornament can be jewelry, a cloak, or another wearable accessory. It appears to be fashioned from a dragon’s scale, tooth, or claw, or it incorporates images in those shapes. You gain a +1 bonus to AC, and you can’t be charmed or frightened. Moreover, each creature of your choice within 30 feet of you has advantage on saving throws it makes to avoid being charmed or frightened or to end those conditions on itself. In addition, when you would take damage of the type dealt by the breath of the dragon in whose hoard the ornament became Wakened, you can use your reaction to take no damage instead, and you regain hit points equal to the damage you would have taken. Once this property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14" office:value-type="string">
            <text:p>Wand of Paralysis </text:p>
          </table:table-cell>
          <table:table-cell office:value-type="string">
            <text:p>This wand has 7 charges. While holding it, you can use an action to expend 1 of its charges to cause a thin blue ray to streak from the tip toward a creature you can see within 60 feet of you. The target must succeed on a DC 15 Constitution saving throw or be paralyzed for 1 minute. At the end of each of the target's turns, it can repeat the saving throw, ending the effect on itself on a success. The wand regains 1d6 + 1 expended charges daily at dawn. If you expend the wand's last charge, roll a d20. On a 1, the wand crumbles into ashes and is destroyed.</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Wand of Polymorph </text:p>
          </table:table-cell>
          <table:table-cell office:value-type="string">
            <text:p>This wand has 7 charges. While holding it, you can use an action to expend 1 of its charges to cast the Polymorph spell (save DC 15) from it. The wand regains 1d6 + 1 expended charges daily at dawn. If you expend the wand's last charge, roll a d20. On a 1, the wand crumbles into ashes and is destroyed.</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Witchlight Vane </text:p>
          </table:table-cell>
          <table:table-cell office:value-type="string">
            <text:p>This ornate rod is topped by a pair of butterfly wings and incorporates bits of red glass into its length. It weighs 3 pounds. Magic Weapon. In the hands of one who is attuned to it, the vane can be wielded as a magic mace that grants a +3 bonus to attack and damage rolls made with it. In addition, the vane deals an extra 1d8 radiant damage on a hit. Sense Mood. While the vane is inside the perimeter of the Witchlight Carnival, it can sense the mood of every creature in the carnival that has an Intelligence of 4 or higher. As an action, a creature attuned to the vane can use it to pinpoint the location of the happiest creature in the carnival. The butterfly shape at the top of the vane spins slowly clockwise when spirits in the carnival are generally high; if the general mood in the carnival is dour, the top of the vane spins slowly counterclockwise. Sentience. The vane is a sentient, chaotic good wondrous item with an Intelligence of 11, a Wisdom of 14, and a Charisma of 14. It has hearing and normal vision out to a range of 30 feet, and it communicates by transmitting emotion to the creature attuned to it. Its purpose is to make sure everyone in the Witchlight Carnival is having a good time. Additional Properties. The vane has the following additional properties: The creature holding the vane has vulnerability to lightning damage. The creature attuned to the vane can't be blinded, deafened, petrified, or stunned.W hile carrying the vane, the creature attuned to it can cast the Dancing Lights, Polymorph, or Ray of Frost spell as an action, requiring no spell components and using Charisma as the spellcasting ability. After the vane's Polymorph spell is cast, roll a d8; on a roll of 3 or 8, the vane can't be used to cast this spell again until the next dawn.</text:p>
          </table:table-cell>
          <table:table-cell office:value-type="string">
            <text:p>Mister Light or Handpicked Successor</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7">
          <table:table-cell table:style-name="ce4" office:value-type="string">
            <text:p>Wyrmreaver Gauntlets </text:p>
          </table:table-cell>
          <table:table-cell office:value-type="string">
            <text:p>Originally crafted for ground-bound giant brawlers to fight against dragons and other enormous predators of the sky, these studded gauntlets are engraved with the dragon rune. While you are wearing these gauntlets, your unarmed strike deals an additional 1d6 force damage on a hit. Additionally, whenever you finish a long rest, choose one of the following damage types: acid, cold, fire, lightning, or poison. You have resistance to the chosen damage type until you finish another long rest. Invoking the Runes. As a bonus action, you can invoke the gauntlets’ runes and summon two enormous spectral fists that envelop the gauntlets and mimic your hand motions. The fists can also launch themselves to strike distant opponents, returning immediately to your space after they hit or miss. The fists last for 1 minute or until you are incapacitated. While the spectral fists are active, unarmed strikes you make on your turn have a reach of 30 feet, and when you hit a creature with an opportunity attack made with your unarmed strike, the creature must succeed on a Strength saving throw (DC equals 8 + your proficiency bonus + your Strength modifier) or have the prone condition. Once the runes have been invoked, they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100000gp</text:p>
          </table:table-cell>
          <table:table-cell table:number-columns-repeated="3"/>
        </table:table-row>
        <table:table-row table:style-name="ro5" table:number-rows-repeated="1048448">
          <table:table-cell table:number-columns-repeated="9"/>
        </table:table-row>
        <table:table-row table:style-name="ro5">
          <table:table-cell table:number-columns-repeated="9"/>
        </table:table-row>
      </table:table>
      <table:table table:name="Class IX" table:style-name="ta1" table:print="false">
        <office:forms form:automatic-focus="false" form:apply-design-mode="false"/>
        <table:table-column table:style-name="co23" table:default-cell-style-name="Default"/>
        <table:table-column table:style-name="co22" table:default-cell-style-name="Default"/>
        <table:table-column table:style-name="co3" table:number-columns-repeated="6" table:default-cell-style-name="Default"/>
        <table:table-row table:style-name="ro5">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number-columns-repeated="2"/>
        </table:table-row>
        <table:table-row table:style-name="ro7">
          <table:table-cell table:style-name="ce4" office:value-type="string">
            <text:p>Amulet of the Platinum Fang </text:p>
          </table:table-cell>
          <table:table-cell office:value-type="string">
            <text:p>A single fang—said to be from a deific dragon—hangs on this platinum necklace. The tooth itself is cracked but repaired with molten platinum, sealing it together and retaining its inherent magic. You have resistance to radiant damage while wearing this amulet. In addition, whenever a spell restores hit points to you, you also gain 1d6 + 4 temporary hit points. Platinum Aspect. While wearing the amulet, you can use an action to call forth an instantaneous, spectral maw of a platinum dragon. Make a melee spell attack with the maw against a target within 15 feet of you, using a +10 spell attack bonus. On a hit, the target takes 2d10 + 10 force damage plus 4d6 radiant damage. Once you've used this property, you can't do so again until the next dawn. If you're a dragonborn, you can choose to use this property in place of your breath weapon. When you do, it can't be used again until you finish a short or long rest, instead of the next dawn. If you use your normal breath weapon, you can choose for it to deal radiant damage, instead of its normal damage type.</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Apparatus of Kwalish </text:p>
          </table:table-cell>
          <table:table-cell office:value-type="string">
            <text:p>This item first appears to be a Large sealed iron barrel weighing 500 pounds. The barrel has a hidden catch, which can be found with a successful DC 20 Intelligence (Investigation) check. Releasing the catch unlocks a hatch at one end of the barrel, allowing two Medium or smaller creatures to crawl inside. Ten levers are set in a row at the far end, each in a neutral position, able to move either up or down. When certain levers are used, the apparatus transforms to resemble a giant lobster. The apparatus of Kwalish is a Large object with the following <text:a xlink:href="https://dnd5e.wikidot.com/wondrous-items:apparatus-of-kwalish">statistics</text:a>:</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5">
          <table:table-cell table:style-name="ce12" office:value-type="string">
            <text:p>Armor +2</text:p>
          </table:table-cell>
          <table:table-cell office:value-type="string">
            <text:p>(Any Armor) You have a bonus to AC while wearing this armor. The bonus is determined by its rarity. </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Armor of Invulnerability </text:p>
          </table:table-cell>
          <table:table-cell office:value-type="string">
            <text:p>(Plate) You have resistance to nonmagical damage while you wear this armor. Additionally, you can use an action to make yourself immune to nonmagical damage for 10 minutes or until you are no longer wearing the armor. Once this special action is used, it can't be used again until the nex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5">
          <table:table-cell table:style-name="ce12" office:value-type="string">
            <text:p>Arrow-Catching Shield </text:p>
          </table:table-cell>
          <table:table-cell office:value-type="string">
            <text:p>(Shield) You gain a +2 bonus to AC against ranged attacks while you wield this shield. This bonus is in addition to the shield's normal bonus to AC. In addition, whenever an attacker makes a ranged attack against a target within 5 feet of you, you can use your reaction to become the target of the attack instead. </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5">
          <table:table-cell table:style-name="ce13" office:value-type="string">
            <text:p>Ascendant Dragon Vessel</text:p>
          </table:table-cell>
          <table:table-cell office:value-type="string">
            <text:p>This vessel can be a potion bottle, drinking horn, or other container meant to hold a liquid. As a bonus action, if the vessel is empty, you can speak the command word to fill the vessel with one of the following (your choice): Ale, Olive Oil, Mead, Wine, Whiskey, a Potion of Healing, a Greater Potion of Healing, a Superior Potion of Healing, a Supreme Potion of Healing, a Potion of Flying, a Potion of Fire Breath, a Potion of Climbing, or a Potion of Dragon's Majesty. Once this property is used, it can’t be used until the next dawn. A potion you create in this way loses its magical properties if it isn’t imbibed within 24 hours. </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12" office:value-type="string">
            <text:p>Ascendant Dragon-Touched Focus </text:p>
          </table:table-cell>
          <table:table-cell office:value-type="string">
            <text:p>This wondrous item can be a scepter, an orb, an amulet, a crystal, or another finely crafted object. It typically incorporates imagery of dragons’ wings, claws, teeth, or scales. You have advantage on initiative rolls. While you are holding the focus, it can function as a spellcasting focus for all your spells. when you cast a spell of 1st level or higher while holding this focus, you can treat the spell as if it were cast using a 9th-level spell slot. Once this property is used, it can’t be used again until the next dawn. <text:span text:style-name="T1">Chromatic:</text:span> Whenever you use a spell slot to cast a spell that deals acid, cold, fire, lightning, or poison damage, roll a d6, and you gain a bonus equal to the number rolled to one of the spell’s damage rolls. You can use it to cast Hold Monster, Rimes Binding Ice once each refreshed at dawn <text:span text:style-name="T1">Gem:</text:span> Whenever you use a spell slot to cast a spell, you can immediately teleport to an unoccupied space you can see within 15 feet of you. You can use it to cast Rary's Telepathic Bond, Raulothim's Psychic Lance once each refreshed at dawn <text:span text:style-name="T1">Metallic:</text:span> When a creature you can see within 30 feet of you makes a saving throw, you can use your reaction to give that creature advantage on the saving throw. You can use it to cast Fizban's Platinum Shield, Legend Lore once each refreshed at dawn</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5">
          <table:table-cell table:style-name="ce14" office:value-type="string">
            <text:p>Ascendant Dragon's Wrath Weapon </text:p>
          </table:table-cell>
          <table:table-cell office:value-type="string">
            <text:p>(Any Weapon) This weapon is decorated with dragon heads, claws, wings, scales, or Draconic letters. When it steeps in a dragon’s hoard, it absorbs the energy of the dragon’s breath weapon and deals damage of that type with its special properties. Whenever you roll a 20 on your attack roll with this weapon, each creature of your choice within 5 feet of the target takes 5 damage of the type dealt by the dragon’s breath weapon. You gain a +3 bonus to attack and damage rolls made using the weapon. On a hit, the weapon deals an extra 3d6 damage of the type dealt by the dragon’s breath weapon. As an action, you can unleash a 60-foot cone of destructive energy from the weapon. Each creature in that area must make a DC 18 Dexterity saving throw, taking 12d6 damage of the type dealt by the dragon’s breath weapon on a failed save, or half as much damage on a successful one. Once this 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5">
          <table:table-cell table:style-name="ce14" office:value-type="string">
            <text:p>Ascendant Scaled Ornament </text:p>
          </table:table-cell>
          <table:table-cell office:value-type="string">
            <text:p>This ornament can be jewelry, a cloak, or another wearable accessory. It appears to be fashioned from a dragon’s scale, tooth, or claw, or it incorporates images in those shapes. You gain a +1 bonus to AC, and you can’t be charmed or frightened. Moreover, each creature of your choice within 30 feet of you has advantage on saving throws it makes to avoid being charmed or frightened or to end those conditions on itself. In addition, when you would take damage of the type dealt by the breath of the dragon in whose hoard the ornament became Wakened, you can use your reaction to take no damage instead, and you regain hit points equal to the damage you would have taken. Once this property is used, it can’t be used again until the next dawn. In addition, while you are wearing the ornament, you gain a flying speed equal to your walking speed and can hover. While you are flying using this speed, spectral dragon wings appear on your back.</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Azuredge </text:p>
          </table:table-cell>
          <table:table-cell office:value-type="string">
            <text:p>Forged by the archwizard Ahghairon, this intelligent battleaxe was crafted to defend Waterdeep. Its current wielder is a former member of Force Grey named Meloon Wardragon, but the weapon is searching for a new owner. Azuredge has a solid steel handle etched with tiny runes, wrapped in blue dragon hide with a star sapphire set into the pommel. The axe head is forged from silver, electrum, and steel alloys whose edges constantly shimmer with a deep blue luminescence. You gain a +3 bonus to attack and damage rolls made with this magic weapon. The Shield spell provides no defense against the axe, which passes through that spell's barrier of magical force. When you hit a fiend or an undead with the axe, cold blue flames erupt from its blade and deal an extra 2d6 radiant damage to the target. Hurling. The battleaxe has 3 charges. You can expend 1 charge and make a ranged attack with the axe, hurling it as if it had the thrown property with a normal range of 60 feet and a long range of 180 feet. Whether it hits or misses, the axe flies back to you at the end of the current turn, landing in your open hand or al your feet in your space (as you choose). The axe regains all expended charges daily at dawn. Illumination. While holding the axe, you can use an action to cause the axe to glow blue or to quench the glow. This glow sheds bright light in a 30-foot radius and dim light for an additional 30 feet. Sentience. Azuredge is a sentient lawful neutral weapon with an Intelligence of 12, a Wisdom of 15, and a Charisma of 15. It has hearing and darkvision out to a range of 120 feet. The weapon communicates telepathically with its wielder and can speak, read, and understand Common. It has a calm, delicate voice. The weapon can sense the presence of non-lawful creatures within 120 feet of it. Personality. Azuredge is sworn to protect Waterdeep, and it desires to be wielded by a law-abiding person willing to dedicate everything to the city's defense. The weapon is patient and takes its time finding its ideal wielder. If someone tries to use Azuredge against its will, the axe can become ten times heavier than normal, and can magically adhere to any Medium or larger object or surface it comes into contact with. Once it does so, the axe can't be wielded. Nothing short of a Wish spell can separate the axe from the item or surface to which it is adhered without destroying one or the other, though the axe can choose to end the effect at any time.</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5">
          <table:table-cell table:style-name="ce14" office:value-type="string">
            <text:p>Belt of Fire Giant Strength </text:p>
          </table:table-cell>
          <table:table-cell office:value-type="string">
            <text:p>While wearing this belt, your Strength score changes to 25. If your Strength is already equal to or greater than the belt's score, the item has no effect on you. </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Black Crystal Tablet </text:p>
          </table:table-cell>
          <table:table-cell office:value-type="string">
            <text:p>Any creature that attunes to the tablet must make a DC 20 Wisdom saving throw at the end of its next long rest. On a failed save, the creature becomes afflicted with a random form of long-term madness (see "Madness" in chapter 8 of the Dungeon Master's Guide). As an action, a creature attuned to the Black Crystal Tablet can use it to cast Eyebite or Gate (the portal created by this spell links to the Far Realm only). After the tablet is used to cast a spell, it cannot be used again until the next dawn.</text:p>
          </table:table-cell>
          <table:table-cell office:value-type="string">
            <text:p>Proficiency in Arcana</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Black Hole </text:p>
          </table:table-cell>
          <table:table-cell office:value-type="string">
            <text:p>(Longsword/Rapier) This black longsword has a pulsating, cosmic void at its center. The void is a tiny shred of a sphere of annihilation, which only functions to grant this weapon its various properties. You gain a +3 bonus to attack and damage rolls made with this magic weapon, which has the finesse property. While holding it, ranged attacks against you are made with disadvantage. Whenever a ranged attack misses you while holding the longsword, you gain 2d6 temporary hit points, and the missile or spell permanently disappears into the void at the weapon's center. If the missile is a magic item, it immediately reappears in a random location within 1,000 feet of you. The first target you hit with the sword on each of your turns takes an extra 2d10 force damage. While holding the longsword, you can use a bonus action to magically split it into two rapiers named gravity and mass, which each have the light property. The void vanishes when the longsword is split. You gain a +1 bonus to attack and damage rolls made with these weapons, instead of +3. If you're proficient with longswords, you are proficient with these rapiers. Each sword has its own unique properties. Gravity. Gravity has an elaborate, twisting basket at the base of its blade. When you hit a creature with this weapon, the target's speed is reduced by a cumulative 10 feet until the start of your next turn. A creature whose speed is reduced to 0 in this way must immediately succeed on a DC 16 Constitution saving throw or be magically restrained until the start of your next turn. Mass. Mass has a hefty, armored guard around its handle. A creature hit with this weapon for the first time on a turn must succeed on a DC 16 Constitution saving throw or feel a powerful, invisible weight thrust upon it; such a creature has disadvantage on ability checks, saving throws, and attack rolls it makes using Strength until the start of your next turn. A creature not attuned to black hole can still benefit from the rapiers' properties. Such a creature must make a DC 16 Strength saving throw at the end of each of its turns while holding either of the rapiers; on a failure, the creature drops them to the ground at its feet. Fusion. While holding either gravity or mass, you can use a bonus action to cause the other one to fly to the hand holding the weapon. To do so, you must be attuned to black hole, and the other weapon must be within 60 feet of you. If another creature is holding the other rapier, it must be willing to let the weapon go. When the two weapons are reunited in this way, they recombine into black hole. Immediately after black hole is reformed in this way, you can use an action on the same turn to cause a brief tear in spacetime to form. Any creature of your choice that you can see within 120 feet of you must make a DC 16 Strength saving throw. On a failed save, a creature is pulled up to 40 feet toward you and takes 4d10 force damage. On a successful save, a creature is pulled half as far and takes half as much force damage. Once this action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Blast Scepter </text:p>
          </table:table-cell>
          <table:table-cell office:value-type="string">
            <text:p>The Blast Scepter can be used as an arcane focus.W hoever is attuned to the Blast Scepter gains resistance to fire and lightning damage and can, as an action, use it to cast Thunderwave as a 4th level spell (save DC 16) without expending a spell slot.</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Blood Fury Tattoo </text:p>
          </table:table-cell>
          <table:table-cell office:value-type="string">
            <text:p>Produced by a special needle, this magic tattoo evokes fury in its form and colors. Tattoo Attunement. To attune to this item, you hold the needle to your skin where you want the tattoo to appear, pressing the needle there throughout the attunement process. When the attunement is complete, the needle turns into the ink that becomes the tattoo, which appears on the skin. If your attunement to the tattoo ends, the tattoo vanishes, and the needle reappears in your space. Bloodthirsty Strikes. The tattoo has 10 charges, and it regains all expended charges daily at dawn. While this tattoo is on your skin, you gain the following benefits: When you hit a creature with a weapon attack, you can expend a charge to deal an extra 4d6 necrotic damage to the target, and you regain a number of hit points equal to the necrotic damage dealt. When a creature you can see damages you, you can expend a charge and use your reaction to make a melee attack against that creature, with advantage on your attack roll.</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Bracers of Spell Reflection </text:p>
          </table:table-cell>
          <table:table-cell office:value-type="string">
            <text:p>While wearing these mirrored bracers, you gain a +2 bonus to AC if you are wearing no armor and using no shield. In addition, you have advantage on saving throws against spells. While wearing the bracers, you can use your Deflect Missiles feature when you're hit by a ranged spell attack, reducing its damage as if it were from a ranged weapon. If you reduce the damage to 0, you don't suffer any of the spell's effects and can immediately reflect the spell back at the attacker. The reflected spell uses the same spell attack bonus and spell save DC as when it was originally cast.</text:p>
          </table:table-cell>
          <table:table-cell office:value-type="string">
            <text:p>Monk</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Celestial Bident </text:p>
          </table:table-cell>
          <table:table-cell office:value-type="string">
            <text:p>(Trident) This bident's prongs are designed as celestial wings. A ball of pure light radiates between the wings, which sheds bright light in a 30-foot radius and dim light for an additional 30 feet. The light is sunlight. While holding the bident, you can use a bonus action to light or extinguish the ball. Alternatively, you can use an action to expand or reduce its radius of bright and dim light by 5 feet each, to a maximum of 40 feet each or a minimum of 10 feet each. If you're attuned to the celestial bident, you are considered proficient with it. You gain a +2 bonus to attack and damage rolls made with this magic weapon, which deals an extra 1d6 radiant damage to any target it hits while the ball of pure light is present in the bident. Immediately after you make a ranged weapon attack with the bident, it flies back to your open hand. While holding the weapon, you also gain a +2 bonus to spell attack rolls. Bestow Light. While the ball of light is present between the bident's prongs, you can use an action to touch a creature with the bident and confer the light into them. The ball disappears within the creature for 8 hours. For the duration, the creature can't be blinded, deafened, diseased, frightened, paralyzed, petrified, or poisoned. If the creature is already affected by such a condition, the effects are suppressed for the duration of this effect. The ball of light returns to the bident at the end of the 8 hours or when the creature is reduced to 0 hit points. If the creature is reduced to 0 hit points, the ball lifts from the creature's body and returns to the bident, and the creature immediately regains 1 hit point. Once a creature has benefitted from this property, it can't do so again for 24 hours. Guiding Bident. While holding the weapon, you can use an action to cast the guiding bolt spell from it, using your spell attack bonus. When you do, the bolt appears as a duplicate of the bident made of pure light, and on a hit, any allied creature within 10 feet of the target gains 10 temporary hit points.</text:p>
          </table:table-cell>
          <table:table-cell office:value-type="string">
            <text:p>Cleric/Paladin</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Cloak of Smoke and Cinder </text:p>
          </table:table-cell>
          <table:table-cell office:value-type="string">
            <text:p>This short, hooded mantle is in threadbare tatters after being burned in a magical fire. While wearing it, the embers of that fire still burn, and plumes of smoke drape downward to replace the parts of the cloak that were lost. While wearing the cloak, you have resistance to fire damage and ignore any penalties that come as a result of a target being obscured by smoke. It also functions as a cape of the mountebank. Whenever another creature hits you with an attack on its turn while you're wearing the cloak, a cloud of smoke billows outward from the cloak, which heavily obscures you and the area around you in a 10-foot-radius sphere. The smoke vanishes at the end of the turn; a wind of moderate or greater speed (at least 10 miles per hour) also disperses the smoke. This property is suppressed while you are incapacitated, restrained, or otherwise unable to move, as well as while you're in an area of moderate or greater wind.</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Collar of the Crystal Veil </text:p>
          </table:table-cell>
          <table:table-cell office:value-type="string">
            <text:p>This platinum collar surrounds a chained web of ornate diamonds with a series of armor-like plates. While wearing the necklace, a translucent, glittering veil surrounds you: your AC is equal to 12 + your spellcasting ability modifier if you are wearing no armor and using no shield. In addition, you gain a +1 bonus to saving throws. Crystalline Barrier. As a bonus action while wearing the necklace, you can project its magic outward to form a magical barrier. The barrier uses your AC, has 50 hit points, and is immune to poison and psychic damage. It extends from you to form a 10-foot-radius sphere. Nothing can physically pass through the barrier, and spells cast from outside the barrier can't target anything within its area. Similarly, the area within the barrier is excluded from the areas affected by such spells. The barrier remains for as long as you concentrate (as if concentrating on a spell), to a maximum of 1 minute, or until it drops to 0 hit points. You can designate up to 4 creatures that can pass through the barrier when it appears. The sphere moves with you and remains centered on you. It ends early if you remove the necklace or if you move in such a way that a creature you didn't designate would be forced to enter its area. Once this property of the necklace has been used, it can't be used again until the next dawn.</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Crystal Ball </text:p>
          </table:table-cell>
          <table:table-cell office:value-type="string">
            <text:p>The typical crystal ball, a very rare item, is about 6 inches in diameter. While touching it, you can cast the Scrying spell (save DC 17) with it. </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5">
          <table:table-cell table:style-name="ce14" office:value-type="string">
            <text:p>Daern's Instant Fortress </text:p>
          </table:table-cell>
          <table:table-cell office:value-type="string">
            <text:p>You can use an action to place this 1-inch metal cube on the ground and speak its command word. The cube rapidly grows into a fortress that remains until you use an action to speak the command word that dismisses it, which works only if the fortress is empty.T he fortress is a square tower, 20 feet on a side and 30 feet high, with arrow slits on all sides and a battlement atop it. Its interior is divided into two floors, with a ladder running along one wall to connect them. The ladder ends at a trapdoor leading to the roof. When activated, the tower has a small door on the side facing you. The door opens only at your command, which you can speak as a bonus action. It is immune to the Knock spell and similar magic, such as that of a Chime of Opening. Each creature in the area where the fortress appears must make a DC 15 Dexterity saving throw, taking 10d10 bludgeoning damage on a failed save, or half as much damage on a successful one. In either case, the creature is pushed to an unoccupied space outside but next to the fortress. Objects in the area that aren't being worn or carried take this damage and are pushed automatically. The tower is made of adamantine, and its magic prevents it from being tipped over. The roof, the door, and the walls each have 100 hit points, immunity to damage from nonmagical weapons excluding siege weapons, and resistance to all other damage. Only a Wish spell can repair the fortress (this use of the spell counts as replicating a spell of 8th level or lower). Each casting of wish causes the roof, the door, or one wall to regain 50 hit points.</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Deck Of Dimensions </text:p>
          </table:table-cell>
          <table:table-cell office:value-type="string">
            <text:p>The backs of the cards in this deck are decorated with intricate designs representing different planes of existence. The deck has 6 charges. While holding it, you can expend 1 or more of its charges to use the following properties: Marked Card. As a bonus action, you can expend 1 charge to draw a card from the deck and place it in an unoccupied space within 5 feet of you. The card then becomes marked with an invisible sigil. Once within the next 24 hours, as an action, you can speak the marked card’s name and teleport to the card’s location, along with any equipment you are wearing or carrying, appearing in the closest unoccupied space to the card. After you teleport in this way, or after 8 hours, the card returns to the deck, and the mark on it fades.R iffling Portal. As an action, you can expend 3 charges to cast the Arcane Gate spell from the deck. The deck vanishes, and fluttering cards create the spell’s portal rings. When the spell ends, the deck reappears in your possession. Shuffling Stride. As a bonus action, you can expend 1 charge to throw a card from the deck to an unoccupied space within 60 feet of yourself and teleport, along with any equipment you’re wearing or carrying, to that space. The card then vanishes and returns to the deck. The deck regains 1d6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Defender </text:p>
          </table:table-cell>
          <table:table-cell office:value-type="string">
            <text:p>(Any Sword) You gain a +3 bonus to attack and damage rolls made with this magic weapon. The first time you attack with the sword on each of your turns, you can transfer some or all of the sword's bonus to your Armor Class, instead of using the bonus on any attacks that turn. For example, you could reduce the bonus to your attack and damage rolls to +1 and gain +2 to AC. The adjusted bonuses remain in effect until the start of your next turn, although you must hold the sword to gain a bonus to AC from it.</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Dwarven Plate </text:p>
          </table:table-cell>
          <table:table-cell office:value-type="string">
            <text:p>(Plate) While wearing this armor, you gain a +2 bonus to AC. In addition, if an effect moves you against your will along the ground, you can use your reaction to reduce the distance you are moved by up to 10 feet. </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Euryale's Aegis </text:p>
          </table:table-cell>
          <table:table-cell office:value-type="string">
            <text:p>(Shield) This gleaming brass shield bears a relief of the legendary medusa druid Euryale. While wielding this shield, you gain the following benefits: Blessing of Euryale. You have resistance to poison damage and are immune to the petrified condition. Petrifying Heraldry. As a bonus action, you can make the front of the shield flare with a medusa’s petrifying magic, causing the relief’s eyes to glow brightly. Choose one creature you can see within 30 feet of you. The creature must succeed on a DC 20 Constitution saving throw, or it has the restrained condition as its body turns to stone. The restrained creature must make another DC 20 Constitution saving throw at the start of its next turn. On a failed save, the creature has the petrified condition for 24 hours. On a successful save, the restrained condition ends. Once this bonus action is used, it can’t be used again until the next dawn.S pellcasting. While wielding the shield, you can use an action to cast one of the following spells from it: Lesser Restoration, Locate Creature, Transport Via Plants. Once you use the shield to cast a spell, the shield can’t cast that spell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Flail of Tiamat </text:p>
          </table:table-cell>
          <table:table-cell office:value-type="string">
            <text:p>(Flail) This magic flail is made in the image of Tiamat, with five jagged heads shaped like the heads of five different chromatic dragons. You gain a +3 bonus to attack and damage rolls made with this flail. When you hit with an attack roll using it, the target takes an extra 5d4 damage of your choice of one of the following damage types: acid, cold, fire, lightning, or poison. While holding the flail, you can use an action and speak a command word to cause the heads to breathe multicolored flames in a 90-foot cone. Each creature in that area must make a DC 18 Dexterity saving throw. On a failed save, it takes 14d6 damage of one of the following damage types (your choice): acid, cold, fire, lightning, or poison. On a successful save, it takes half as much damage. Once this action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Gateway Ring </text:p>
          </table:table-cell>
          <table:table-cell office:value-type="string">
            <text:p>Made from tiny, moss-covered stones, this ring is enchanted with ancient fey magic. You can use an action to speak the ring's command word, followed by the name or description of a precise location on any plane of existence, and toss it into an unoccupied space within 10 feet of you. The ring expands into a 5-foot circular stone portal that's 1 foot thick in the space where it lands, floating 1 foot off the ground, where it remains for up to 1 minute. The portal duplicates the effect of the gate spell, creating another stone portal at the destination. This version of the spell can't target an individual creature, but can be used to target a precise location on the same plane of existence as you. You can end the spell and close the portal early by speaking the ring's command word again as an action while touching it with your hand. When you do, the ring returns to its normal size and reappears on your hand. If the portal remains for the full duration, the ring returns to its normal size and falls to the ground on a random side of the portal. Once the ring has been used, it can't be used again until 10 days have passed.</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Glaive of the Revenant King </text:p>
          </table:table-cell>
          <table:table-cell office:value-type="string">
            <text:p>(Glaive) This long-lost silver glaive once belonged to an elven king. Its impeccable elven make lets it be swung nimbly, despite its size. This weapon has the finesse property. In addition, you gain a +3 bonus to attack and damage rolls made with this magic weapon. Sentience. The glaive is a sentient weapon of chaotic good alignment, with an Intelligence of 14, a Wisdom of 15, and a Charisma of 16. It has hearing and darkvision out to a range of 120 feet. The weapon communicates telepathically with its wielder and can speak, read, and understand Elvish and Sylvan. Personality. The glaive is inhabited by the spirit of Kelren, the elven king of Imfe Mythse. His life's mission to rid his kingdom of demons, fiends, and other unwelcome ilk lives on inside the weapon. He seeks to rebalance the flow and seasons of nature, eager to destroy anything that threatens to change the natural ecosystems of the world. Kelren is stern, but honest. He may share stories of his kingdom from time to time if an anecdote serves to further his ambitions. A character who he deems unworthy of wielding the blade, such as a weak or evil creature, may be denied the ability to attune to the weapon. Elven Kinship. You are considered proficient with this weapon if you are an elf or half-elf. In addition, while attuned to this weapon, you have advantage on Charisma checks made to interact with fey creatures. Energy Nullification. If you hit a target with this weapon that is either resistant or immune to cold or fire damage, that target loses that resistance or immunity until the end of your next tur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Gloves of Soul Catching </text:p>
          </table:table-cell>
          <table:table-cell office:value-type="string">
            <text:p>Your Constitution score is 20 while you wear these gloves. This property of the gloves has no effect on you if your Constitution is already 20 or higher. After making a successful unarmed strike while wearing these gloves, you can use the gloves to deal an extra 2d10 force damage to the target, and you regain a number of hit points equal to the force damage dealt. Alternatively, instead of regaining hit points in this way, you can choose to gain advantage on one attack roll, ability check, or saving throw you make before the end of your next tur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Godsteel Wargauntlets </text:p>
          </table:table-cell>
          <table:table-cell office:value-type="string">
            <text:p>These golden gauntlets carry a powerful force within them. The gauntlets have 10 charges. While wearing the gauntlets, you gain a +1 bonus to AC, and any target you hit with an unarmed strike or damage-dealing spell with a range of touch takes an extra 1d6 force damage. When you deal this bonus force damage, you can choose to expend up to 5 of the gauntlets' charges, dealing an extra 1d10 force damage to the target for each expended charge. The gauntlets regain all expended charges daily at dawn. If you're attuned to one or more other magic items with "godsteel" in the name, you don't need to be attuned to these gauntlets in order to use them.</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Hammock of Worlds </text:p>
          </table:table-cell>
          <table:table-cell office:value-type="string">
            <text:p>The Hammock of Worlds is a colorful hammock woven with traditional Ataguan designs. It can be used only by a member of the order known as the Green Doctors. You can use an action to unfold and place the Hammock of Worlds on a solid surface, whereupon it creates a two-way portal to the Ghost Orchid Tepui in the Feywild or to the Drought Elder in the Far Realm (the user's choice). You can use an action to close an open portal by taking hold of the edges of the cloth and folding it up. Once the Hammock of Worlds has opened a portal, it can't do so again for 1d8 hours.</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Hazirawn </text:p>
          </table:table-cell>
          <table:table-cell office:value-type="string">
            <text:p>(Greatsword) A sentient (neutral evil) greatsword, Hazirawn is capable of speech in Common and Netherese. Even if you aren't attuned to the sword, you gain a +1 bonus on attack rolls and damage rolls made with this magic weapon. If you aren't attuned to Hazirawn, you deal an extra 1d6 necrotic damage when you hit with it. Increased Potency. While you are attuned to this weapon, its bonus on attack rolls and damage rolls increases to +2, and a hit deals an extra 2d6 necrotic damage (instead of 1d6).S pells. Hazirawn has 4 charges to cast spells. As long as the sword is attuned to you and you are holding it in your hand, you can use an action to expend the required number of charges to cast one of the following spells from the sword: Detect Magic (1 charge), Detect Evil and Good (1 charge), or Detect Thoughts (2 charges). Each night at midnight, Hazirawn regains 1d4 expended charges. Wounding. While you are attuned to the weapon, any creature that you hit with Hazirawn can't regain hit points for 1 minute. The target can make a DC 15 Constitution saving throw at the end of each of its turns, ending this effect early on itself on a success.</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Helm of Disjunction </text:p>
          </table:table-cell>
          <table:table-cell office:value-type="string">
            <text:p>The wizard Mordenkainen crafted this sleek, golden helmet. If he created other helms of disjunction, they have yet to be found. As an action while wearing this helm, you can use it to emit an antimagic pulse in a 300-foot-radius sphere centered on yourself. The pulse has the following effects: Magic Item Disjunction. Potions and scrolls in the area are destroyed. All other magic items in the area have their magical properties suppressed for 1 minute. Artifacts are unaffected by this property, as are magic items on your person. Spell Disjunction. Any ongoing spell ends if the creature, object, or area affected by it is even partly in the pulse’s area. Wave of Force. The antimagic pulse is strong enough to knock down creatures close to you. Each creature within 30 feet of you must succeed on a DC 15 Strength saving throw or have the prone condition. Once you use the helm’s property, it can’t be used again until 1d4 days have passed.</text:p>
          </table:table-cell>
          <table:table-cell office:value-type="string">
            <text:p>Sorcerer/Warlock/Wizard</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Heretic </text:p>
          </table:table-cell>
          <table:table-cell office:value-type="string">
            <text:p>(Longsword) The blasphemous weapon Heretic was created by a cult to steal power from good-aligned gods. The blade hungers to strike down servants of the Upper Planes and weaken the forces of good. You gain a +3 bonus to attack and damage rolls made with this magic weapon. Heretic has 6 charges for the following properties; the sword regains 1d4 + 1 charges daily at dawn: Destroy Devotion. Once per turn when you hit a creature with this weapon, you can expend 1 of its charges to attempt to render the target powerless. The target must succeed on a DC 17 Constitution saving throw or have the paralyzed condition until the start of your next turn. Celestials have disadvantage on the save.F aith Hunter. While holding the sword, you can use an action to expend 1 or more of its charges to cast one of the following spells from it: Detect Evil and Good (1 charge), Fly (2 charges), or True Seeing (3 charges). Sentience. Heretic is a sentient, chaotic evil weapon with an Intelligence of 17, a Wisdom of 17, and a Charisma of 15. It has hearing and darkvision out to a range of 120 feet. The weapon can speak, read, and understand Common and Giant, and it can communicate with its wielder telepathically. Its voice is soft and deep but rises in a wild furor when it's aware Celestials or worshipers of good-aligned deities are present. While you are attuned to it, Heretic also understands every language you know. Personality. Heretic craves the destruction of good-aligned gods and their supporters. The blade is condescending and snobby, especially in the company of priests and other pious folk, at whom it often directs sneering comments. When Heretic identifies its quarry, it erupts in a frenzied need for violence.</text:p>
          </table:table-cell>
          <table:table-cell office:value-type="string">
            <text:p>Non-Good</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Holy Avenger </text:p>
          </table:table-cell>
          <table:table-cell office:value-type="string">
            <text:p>(Any Sword) You gain a +3 bonus to attack and damage rolls made with this magic weapon. When you hit a fiend or an undead with it, that creature takes an extra 2d10 radiant damage. While you hold the drawn sword, it creates an aura in a 10-foot radius around you. You and all creatures friendly to you in the aura have advantage on saving throws against spells and other magical effects. If you have 17 or more levels in the paladin class, the radius of the aura increases to 30 feet.</text:p>
          </table:table-cell>
          <table:table-cell office:value-type="string">
            <text:p>Paladin</text:p>
          </table:table-cell>
          <table:table-cell office:value-type="string">
            <text:p>N</text:p>
          </table:table-cell>
          <table:table-cell office:value-type="string">
            <text:p>N/A</text:p>
          </table:table-cell>
          <table:table-cell table:style-name="ce7" office:value-type="string">
            <text:p>200000gp</text:p>
          </table:table-cell>
          <table:table-cell/>
          <table:table-cell office:value-type="string">
            <text:p><text:s/></text:p>
          </table:table-cell>
        </table:table-row>
        <table:table-row table:style-name="ro7">
          <table:table-cell table:style-name="ce4" office:value-type="string">
            <text:p>Holy Symbol of Ravenkind </text:p>
          </table:table-cell>
          <table:table-cell office:value-type="string">
            <text:p>The Holy Symbol of Ravenkind is a unique holy symbol sacred to the good-hearted faithful of Barovia. It predates the establishment of any church in Barovia. According to legend, it was delivered to a paladin named Lugdana by a giant raven — or an angel in the form of a giant raven. Lugdana used the holy symbol to root out and destroy nests of vampires until her death. The high priests of Ravenloft kept and wore the holy symbol after Lugdana's passing. The holy symbol is a platinum amulet shaped like the sun, with a large crystal embedded in its center. The holy symbol has 10 charges for the following properties. It regains 1d6 + 4 charges daily at dawn. Hold Vampires. As an action, you can expend 1 charge and present the holy symbol to make it flare with holy power. Vampires and vampire spawn within 30 feet of the holy symbol when it flares must make a DC 15 Wisdom saving throw. On a failed save, a target is paralyzed for 1 minute. It can repeat the saving throw at the end of each of its turns to end the effect on itself. Turn Undead. If you have the Turn Undead or the Turn the Unholy feature, you can expend 3 charges when you present the holy symbol while using that feature. When you do so, undead have disadvantage on their saving throws against the effect. Sunlight. As an action, you can expend 5 charges while presenting the holy symbol to make it shed bright light in a 30-foot radius and dim light for an additional 30 feet. The light is sunlight and lasts for 10 minutes or until you end the effect (no action required).</text:p>
          </table:table-cell>
          <table:table-cell office:value-type="string">
            <text:p>Good Cleric/Paladin</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Icon of Ravenloft </text:p>
          </table:table-cell>
          <table:table-cell office:value-type="string">
            <text:p>The Icon of Ravenloft is a 12-inch-tall statuette made of the purest silver, weighing 10 pounds. It depicts a cleric kneeling in supplication. The icon was given to Strahd by the archpriest Ciril Romulich, an old family friend, to consecrate the castle and its chapel.W hile within 30 feet of the icon, a creature is under the effect of a Protection from Evil and Good spell against fiends and undead. Only a creature attuned to the icon can use its other properties. Augury. You can use an action to cast an Augury spell from the icon, with no material components required. Once used, this property can't be used again until the next dawn. Bane of the Undead. You can use the icon as a holy symbol while using the Turn Undead or Turn the Unholy feature. If you do so, increase the save DC by 2. Cure Wounds. While holding the icon, you can take an action to heal one creature that you can see within 30 feet of you. The target regains 3d8 + 3 hit points, unless it is an undead, a construct, or a fiend. Once used, this property can't be used again until the next dawn.</text:p>
          </table:table-cell>
          <table:table-cell office:value-type="string">
            <text:p>Good</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Living Armor </text:p>
          </table:table-cell>
          <table:table-cell office:value-type="string">
            <text:p>(Any Armor) This hideous armor is formed from black chitin, beneath which veins pulse and red sinews glisten. To attune to this item, you must wear it for the entire attunement period, during which tendrils on the inside burrow into you. While wearing this armor, you have a +1 bonus to Armor Class, and you have resistance to the following damage types: necrotic, poison, and psychic.</text:p>
          </table:table-cell>
          <table:table-cell table:number-columns-repeated="2" office:value-type="string">
            <text:p>Y</text:p>
          </table:table-cell>
          <table:table-cell office:value-type="string">
            <text:p>Symbiotic Nature. The armor can't be removed from you while you're attuned to it, and you can't voluntarily end your attunement to it. If you're targeted by a spell that ends a curse, your attunement to the armor ends, and it detaches from you. The armor requires fresh blood be fed to it. Immediately after you finish any long rest, you must either feed half of your remaining Hit Dice to the armor (round up) or take 1 level of exhaustion.</text:p>
          </table:table-cell>
          <table:table-cell table:style-name="ce7" office:value-type="string">
            <text:p>200000gp</text:p>
          </table:table-cell>
          <table:table-cell table:number-columns-repeated="2"/>
        </table:table-row>
        <table:table-row table:style-name="ro7">
          <table:table-cell table:style-name="ce4" office:value-type="string">
            <text:p>Longbow of the Healing Hearth </text:p>
          </table:table-cell>
          <table:table-cell office:value-type="string">
            <text:p>(Longbow) This ivory longbow is inscribed with a prayer to the god Hiatea, the runes of which are entwined with gilded engravings of wheat stalks and deer antlers. You gain a +3 bonus to attack and damage rolls made with this weapon. If you load no ammunition in the weapon, it produces its own, automatically creating one magic arrow when you pull back the string. The arrow created by the bow vanishes the instant after it hits or misses a target. The bow has 8 charges for the following properties, which you can use while wielding the bow. The bow regains 1d4 + 1 charges daily at dawn. Curative Arrow. When you take the Attack action using the bow, you can expend 1 charge to replace one of your attacks with a blazing arrow of curative magic, which automatically hits one creature you can see within 150 feet of you. The target can then immediately spend and roll one of its unspent Hit Dice and regain a number of hit points equal to the roll plus your Wisdom modifier (minimum of +1). If the target has no unspent Hit Dice remaining, nothing happens. You can use a curative arrow only once per turn.S pellcasting. While holding the bow, you can use an action to expend 1 or more of its charges to cast one of the following spells from it (save DC 18): Create Food and Water (1 charge), Warding Bond (2 charges), Guardian of Faith (3 charges).</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Lost Crown of Besilmer </text:p>
          </table:table-cell>
          <table:table-cell office:value-type="string">
            <text:p>This dwarven battle-helm consists of a sturdy open-faced steel helmet, decorated with a golden circlet above the brow from which seven small gold spikes project upward. You gain the following benefits while wearing the crown: You have resistance to psychic damage. You have advantage on saving throws against effects that would charm you. You can use a bonus action to inspire one creature you can see that is within 60 feet of you and that can see or hear you. Once before the end of your next turn, the inspired creature can roll a d6 and add the num­ber rolled to one ability check, attack roll, or saving throw it makes. This uses 1 charge from the crown. It has 3 charges, and it regains 1d3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Manual of Bodily Health </text:p>
          </table:table-cell>
          <table:table-cell office:value-type="string">
            <text:p>This book contains health and diet tips, and its words are charged with magic. If you spend 48 hours over a period of 6 days or fewer studying the book's contents and practicing its guidelines, your Constitution score increases by 2, as does your maximum for that score. The manual then loses its magic, but regains it in a century. </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Manual of Gainful Exercise </text:p>
          </table:table-cell>
          <table:table-cell office:value-type="string">
            <text:p>This book describes fitness exercises, and its words are charged with magic. If you spend 48 hours over a period of 6 days or fewer studying the book's contents and practicing its guidelines, your Strength score increases by 2, as does your maximum for that score. The manual then loses its magic, but regains it in a century. </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Manual of Quickness of Action </text:p>
          </table:table-cell>
          <table:table-cell office:value-type="string">
            <text:p>This book contains coordination and balance exercises, and its words are charged with magic. If you spend 48 hours over a period of 6 days or fewer studying the book's contents and practicing its guidelines, your Dexterity score increases by 2, as does your maximum for that score. The manual then loses its magic, but regains it in a century. </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Mark of the Everglacier Monarch </text:p>
          </table:table-cell>
          <table:table-cell office:value-type="string">
            <text:p>This wide necklace is adorned with forever-cold icicles that hang from it. While wearing the necklace, your skin develops a resilient layer of frost, granting you immunity to cold damage and resistance to slashing damage. When you cast a spell that deals either acid, fire, lightning, poison, or thunder damage, you can choose to change the spell's damage type to cold instead. When you deal 35 or more cold damage to a creature with a single spell, that creature must also make a DC 15 Constitution saving throw. On a failed save, the creature is restrained by ice and must make another Constitution saving throw at the end of each of its turns. If it successfully saves against this effect three times, the effect ends. If it fails its saves three times, it is turned to ice and subjected to the petrified condition for 1 hour. If a restrained or petrified creature takes 10 or more fire damage (ignoring resistance and immunity), the effect ends early.</text:p>
          </table:table-cell>
          <table:table-cell office:value-type="string">
            <text:p>Spellcaster</text:p>
          </table:table-cell>
          <table:table-cell office:value-type="string">
            <text:p>Y</text:p>
          </table:table-cell>
          <table:table-cell office:value-type="string">
            <text:p>This necklace is cursed, and attuning to it extends that curse to you until you're targeted by a greater restoration spell or similar magic. Removing the necklace fails to end the curse. While cursed, your icy skin can splinter painfully when hit in certain ways: you are vulnerable to bludgeoning damage. If you die while cursed in this way, your body shatters into icy shrapnel. Each creature within 30 feet of you must make a DC 15 Dexterity saving throw. A creature takes 8d6 cold damage on a failed save, or half as much damage on a successful one. Your body leaves behind only a shimmering pile of snow-like dust, and you can only be brought back to life with a resurrection, true resurrection, or wish spell. </text:p>
          </table:table-cell>
          <table:table-cell table:style-name="ce7" office:value-type="string">
            <text:p>200000gp</text:p>
          </table:table-cell>
          <table:table-cell table:number-columns-repeated="2"/>
        </table:table-row>
        <table:table-row table:style-name="ro7">
          <table:table-cell table:style-name="ce4" office:value-type="string">
            <text:p>Metallurgist's Grip </text:p>
          </table:table-cell>
          <table:table-cell office:value-type="string">
            <text:p>This plated metal gauntlet extends up your arm. The armored plates are extensively corroded. If you're missing a hand or arm, the item can function as a prosthesis for it. While you're attuned to the gauntlet, it can't be removed from you against your will, and you have resistance to acid damage. While wearing the gauntlet or using it as a prosthesis, you gain the following properties. Absorb Acid. You can use your reaction whenever you take acid damage to reduce the acid damage you take by 2d6 + 3. When you do, the next melee weapon attack you make before the end of your next turn deals extra acid damage equal to the acid damage it reduced. Caustic Overdrive. You can use a bonus action to cast the haste spell on yourself from the gauntlet. When you do, the spell doesn't require concentration, and you must roll a d6 at the end of each of your turns. You take acid damage equal to the result of the d6, which can't be prevented or reduced in any way. On a 1, the spell ends. Once this property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Mister Bottle </text:p>
          </table:table-cell>
          <table:table-cell office:value-type="string">
            <text:p>The sound of sloshing liquid can be heard from this flask whenever you swish it around, even if the flask is empty. You can use an action while holding the empty flask to speak the name of one of the following liquids: beer, honey, mayonnaise, oil, vinegar, water (fresh or salt), or wine. When you do, 8 ounces of that liquid appears within the flask. Afterward, you can use an action to open the flask and either pour the liquid out or drink it. Create Potion. Alternatively, you can use an action to name one of the magical potions below while holding the empty flask. When you do, roll a d100; if the result is equal to or less than that potion's success threshold, the flask then fills with 1 ounce of the named potion (enough for one use). Otherwise, the flask fills with 1 ounce of water. Oil of Slipperiness: 80, Potion of Clairvoyance: 70, Potion of Climbing: 95, Potion of Diminution: 60, Potion of Flying: 50, Potion of Hill Giant Strength: 75, Potion of Frost/Stone Giant Strength: 60, Potion of Fire Giant Strength: 45, Potion of Cloud Giant Strength: 30, Potion of Storm Giant Strength: 15, Potion of Growth: 40, Potion of Healing: 95, Potion of Greater Healing: 75, Potion of Superior Healing: 55, Potion of Supreme Healing: 35, Potion of Mind Reading: 70, Potion of Poison: 80, Potion of Resistance: 95, Potion of Water Breathing: 95, Once you've named a potion, it can't be named again until the next dawn. A potion with varying effects, such as a potion of healing or potion of greater healing, count as a single named potion for the purposes of this property. Any liquid or potion remaining in the flask is lost daily at dawn. A potion that's poured into another vessel for later use immediately loses its magic and turns to water. Sentience. Mister Bottle is a sentient chaotic neutral item with an Intelligence of 19, a Wisdom of 14, and a Charisma of 15. It has hearing and darkvision out to a range of 120 feet. It can speak, read, and understand Common. Its voice sounds tinny and hollow when it speaks, during which time the flask's mouth opens and shuts cartoonishly. Personality. Mister Bottle used to be a renowned alchemist whose experiments (and misadventures) eventually got the better of him. After centuries of being trapped within an iron flask, he managed to transform it into its current form from inside. He has since forgotten his given name. Regardless, his passion for alchemy and potions remains unchanged. If you use an action to pour a magical potion into Mister Bottle's mouth, the potion disappears, but it can be made again using the bottle's Create Potion property. The GM decides the potion's success threshold.</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Mistral Mantle </text:p>
          </table:table-cell>
          <table:table-cell office:value-type="string">
            <text:p>This thick, fur-lined cloak has the frost rune stitched on the hem in silvery blue thread. Frigid wind swirls around the cloak, regardless of the weather. While wearing this cloak, you have resistance to cold damage. Additionally, when you move within 5 feet of a creature, you can cause the cloak’s cold wind to buffet the creature. The creature must succeed on a DC 14 Dexterity saving throw or take 1d6 cold damage and have the prone condition. A creature can be affected by the mantle only once during a turn. Invoking the Rune. As an action, you can invoke the mantle’s rune to cast the Sleet Storm spell (save DC 14) with it. When you use the mantle to cast the spell, the area of the spell isn’t difficult terrain for you, and you can see through the storm, ignoring the normal penalties of a heavily obscured area.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Mourningsteel Demi-Gauntlets </text:p>
          </table:table-cell>
          <table:table-cell office:value-type="string">
            <text:p>This pair of dark, open-fingered gauntlets are made from mourningsteel, a metal whose ore has been steeped in the blood of countless fallen creatures. While wearing the gauntlets, you have resistance to necrotic damage. The gauntlets have 12 charges and regain 1d6 + 6 expended charges daily at dawn. While wearing the gauntlets, you can use an action to cast one of the following spells from them using a spell attack bonus of +8: chill touch (no charges, or 1 to cast at 5th level), inflict wounds (1 charge per spell level, up to 5th), or vampiric touch (3 charges). Damage dealt by these spells ignores resistance to necrotic damage. In addition, if you spend a charge to cast chill touch from the gauntlets and hit a creature, you can immediately choose to expend additional charges to cast either the inflict wounds or vampiric touch spell from them as part of the action to cast the cantrip. When you do, the cantrip's skeletal hand delivers the spell to the target, instead of requiring you to touch it. If you were already concentrating on the vampiric touch spell when you hit a creature with chill touch in this way (after spending a charge to cast it), you don't need to expend any additional charges to deliver your vampiric touch spell to the target. Necrotic damage dealt by chill touch doesn't count toward the amount dealt by vampiric touch for the purpose of calculating the number of hit points you regain from the spell.</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14" office:value-type="string">
            <text:p>Necklace of Adaptation </text:p>
          </table:table-cell>
          <table:table-cell office:value-type="string">
            <text:p>While wearing this necklace, you can breathe normally in any environment, and you have advantage on saving throws made against harmful gases and vapors (such as Cloudkill and Stinking Cloud effects, inhaled poisons, and the breath weapons of some dragons). </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Nepenthe </text:p>
          </table:table-cell>
          <table:table-cell office:value-type="string">
            <text:p>(Longsword) You gain a +3 bonus to attack and damage rolls made with this magic weapon. When you hit a fiend or an undead with it, that creature takes an extra 2d10 radiant damage. While you hold the drawn sword, it creates an aura in a 10-foot radius around you. You and all creatures friendly to you in the aura have advantage on saving throws against spells and other magical effects. If you have 17 or more levels in the paladin class, the radius of the aura increases to 30 feet. Sentience. Nepenthe is a sentient neutral evil weapon with an Intelligence of 10, a Wisdom of 8, and a Charisma of 18. It has hearing and darkvision out to a range of 60 feet. It can read and understand Elvish. It can also speak Elvish, but only through the voice of its wielder, with whom the sword can communicate telepathically. Personality. In its lifetime, the sword has beheaded thousands of criminals, not all of whom were guilty of the crimes for which they were convicted. The sword cannot distinguish the guilty from the innocent. With each beheading, it hungers for more justice and blood. The sword is corrupt and irredeemable.</text:p>
          </table:table-cell>
          <table:table-cell office:value-type="string">
            <text:p>Paladin</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Nightfall Pearl </text:p>
          </table:table-cell>
          <table:table-cell office:value-type="string">
            <text:p>Used to summon night, this 6-inch-diameter, jet-black orb is cold to the touch. You can spend 10 minutes to activate it, causing the area within 10 miles of it at the moment of activation to become night even if it is daytime. This night lasts for 24 hours, until you cancel it as an action, or until your attunement to the pearl ends. Once used, the pearl can't be used again for 24 hours. </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Nine Lives Stealer </text:p>
          </table:table-cell>
          <table:table-cell office:value-type="string">
            <text:p>(Any Sword) You gain a +2 bonus to attack and damage rolls made with this magic weapon. The sword has 1d8 + 1 charges. If you score a critical hit against a creature that has fewer than 100 hit points, it must succeed on a DC 15 Constitution saving throw or be slain instantly as the sword tears its life force from its body (a construct or an undead is immune). The sword loses 1 charge if the creature is slain. When the sword has no charges remaining, it loses this property.</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Orb of Skoraeus </text:p>
          </table:table-cell>
          <table:table-cell office:value-type="string">
            <text:p>Said to be infused with the wisdom and power of the god Skoraeus, this polished stone orb is veined with iridescent crystal that seems to glow from within. The orb is 8 inches in diameter and weighs 8 pounds, making it a palm-sized trinket for a stone giant but a more unwieldy item for a Medium creature to use. While holding this orb, you can use it as a spellcasting focus for your spells. You also gain the following benefits: Abundant Components. The orb has 3 charges and regains all expended charges at dawn. When you cast a spell while holding this orb, you can expend up to 3 charges to ignore the spell’s material components with a gold piece cost, up to 300 gp per charge expended. Astute Mind. You gain a +2 bonus to any Constitution saving throw you make to maintain your concentration on a spell. Divine Sight. You can see normally in darkness, both magical and nonmagical, to a distance of 120 feet.</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14" office:value-type="string">
            <text:p>Orb of the Stein Rune </text:p>
          </table:table-cell>
          <table:table-cell office:value-type="string">
            <text:p>This orb of granite is about the size of an adult human's fist. The stein (stone) rune appears on it in the form of crystalline veins that run across the surface. The orb has the following properties, which work only while it's on your person. Indomitable Stand. As an action, you can channel the orb's magic to hold your ground. For the next minute or until you move any distance, you have advantage on all checks and saving throws to resist effects that force you to move. In addition, any enemy that moves to a space within 10 feet of you must succeed on a DC 12 Strength saving throw or be unable to move any farther this turn. Stone Soul. You can't be petrified.E arthen Step. You can cast Meld into Stone as a bonus action. Once you use this property, you can't use it again until you finish a short or long rest. Gift of Stone. You can transfer the orb's magic to a nonmagical item — a shield or a pair of boots — by tracing the stein rune there with your finger. The transfer takes 8 hours of work that requires the two items to be within 5 feet of each other. At the end, the orb is destroyed, and the rune appears in silver on the chosen item, which gains a benefit based on its form: Shield. The shield is now a rare magic item that requires attunement. While you wield it, you have resistance to all damage dealt by ranged weapon attacks. Boots. The pair of boots is now an uncommon magic item that requires attunement. While you wear the boots, you have advantage on Strength saving throws, and you can use your reaction to avoid being knocked prone.</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Orcsplitter </text:p>
          </table:table-cell>
          <table:table-cell office:value-type="string">
            <text:p>(Greataxe) A mighty axe wielded long ago by the dwarf king Torhild Flametongue, Orcsplitter is a battered weapon that appears unremarkable at first glance. Its head is graven with the Dwarvish runes for “orc,” but the runes are depicted with a gap or slash through the markings; the word “orc” is literally split in two. You gain the following benefits while holding this magic weapon: You gain a +2 bonus to attack and damage rolls made with it. When you roll a 20 on an attack roll with this weapon against an orc, that orc must succeed on a DC 17 Constitution saving throw or drop to 0 hit points. You can’t be surprised by orcs while you’re not inca­pacitated. You are also aware when orcs are within 120 feet of you and aren’t behind total cover, although you don’t know their location. You and any of your friends within 30 feet of you can’t be frightened while you’re not incapacitated. Sentience. Orcsplitter is a sentient, lawful good weapon with an Intelligence of 6, a Wisdom of 15, and a Charisma of 10. It can see and hear out to 120 feet and has darkvision. It communicates by transmitting emotions to its wielder, although on rare occasions it uses a limited form of telepathy to bring to the wielder’s mind a couplet or stanza of ancient Dwarvish verse. Personality. Orcsplitter is grim, taciturn, and inflexible. It knows little more than the desire to face orcs in battle and serve a courageous, just wielder. It disdains cowards and any form of duplicity, deception, or disloyalty. The weapon’s purpose is to defend dwarves and to serve as a symbol of dwarven resolve. It hates the traditional foes of dwarves — giants, goblins, and, most of all, orcs — and silently urges its possessor to meet such creatures in battle.</text:p>
          </table:table-cell>
          <table:table-cell office:value-type="string">
            <text:p>Good Dwarf/Fighter/Paladin</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Pauldron of the Lost Legion </text:p>
          </table:table-cell>
          <table:table-cell office:value-type="string">
            <text:p>This cauldron is made of mourningsteel, a metal sometimes found below ancient battlegrounds. A tattered capelet bearing a crest hangs from it. You gain a +1 bonus to AC while wearing this pauldron. In addition, whenever you roll initiative and aren't surprised, you can immediately move up to 30 feet without provoking opportunity attacks, provided your speed isn't 0. While moving in this way, you can move through another creature's space, regardless of its size, and such a creature's space isn't considered difficult terrain for you. Your appearance becomes slightly ghost-like for the duration of this movement; you can force one creature you move through in this way to make a DC 17 Constitution saving throw, taking 3d6 force damage on a failed save. While wearing the pauldron, you also have advantage on saving throws against effects from undead. The pauldron has the spirits of 10 long-lost souls trapped within its metal. While wearing it, you can use the pauldron's following properties by calling upon the trapped souls; these properties use a spell attack bonus of +9 and spell save DC of 17. The pauldron regains the use of 1d8 + 2 spirits daily at dawn. Spells. You can use an action to cast either the guardian of faith (4 spirits) or spirit guardians (3 spirits) spell from the pauldron. The spells appear as a ghostly formation of stalwart soldiers or a swirling whirlwind of weaponry, respectively. Retaliate. When you take damage from another creature you can see within 5 feet of you, you can use your reaction to use 1 of the pauldron's spirits to make a melee spell attack against the triggering creature. On a hit, the target takes 1d6 + 4 force damage, and you gain 10 temporary hit points. Spirit Swarm. As an action, you can use 3 or more spirits from the pauldron to create a formation of ghostly soldiers. The soldiers appear in an unoccupied space that you can see within 10 feet of you. Treat the soldiers as a Large undead swarm: they can occupy another creature's space and vice versa, and they can move through any opening as small as 1-inch across. The swarm has 10 hit points for every spirit used to create it, and it can't regain hit points or gain temporary hit points. It has immunity to all damage and effects, but loses 10 hit points at the end of each of your subsequent turns. On your turn, you can use a bonus action to move the swarm up to 30 feet and make a melee spell attack against a creature in its space. On a hit, the target takes 3d6 + 4 force damage, or half as much damage if the swarm has fewer than half its hit points remaining. The swarm vanishes once it reaches 0 hit points. It vanishes early if you dismiss it (no action required) or if it's targeted by the dispel evil and good spell or similar magic. Sentience. The pauldron of the lost legion is a sentient lawful good item with an Intelligence of 12, a Wisdom of 15, and a Charisma of 17. It has hearing and darkvision out to a range of 120 feet. The pauldron communicates telepathatically with its wearer and can speak, read, and understand Common. The pauldron's voice is cacophonous and echoing in your mind. Personality. The pauldron of the lost legion's sentience is divided between the 10 spirits trapped inside, which were all a part of the same battalion long ago. Even once a spirit is used as part of one of the pauldron's properties, it returns to the item and can still be heard among their voices. The dominant personality of the pauldron is that of the battalion's leader, a gruff and tired man named Elrik Viccar. He is followed for eternity by his fellow soldiers, despite his wishes for them to pass on. Elrik is plagued with guilt and is certain that his actions led to his comrades' undeserved deaths. Purifying the Pauldron. Unburdening Elrik of his guilt (which can be done at the GM's discretion) causes the pauldron to become purified, transforming it into a gold-hued metal called solacesteel when it happens. The solacesteel version of this item isn't sentient, but the spirits' spell attacks use a d8 damage die, instead of a d6.</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14" office:value-type="string">
            <text:p>Periapt of Proof against Poison </text:p>
          </table:table-cell>
          <table:table-cell office:value-type="string">
            <text:p>This delicate silver chain has a brilliant-cut black gem pendant. While you wear it, poisons have no effect on you. You are immune to the poisoned condition and have immunity to poison damage. </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12" office:value-type="string">
            <text:p>Piwafwi of Fire Resistance </text:p>
          </table:table-cell>
          <table:table-cell office:value-type="string">
            <text:p>This cloak is a Cloak of Elvenkind. It also grants you resistance to fire damage while you wear it. It loses its magic if exposed to sunlight for 1 hour without interruption. </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Platinum Scarf </text:p>
          </table:table-cell>
          <table:table-cell office:value-type="string">
            <text:p>This scarf is made of sturdy cloth and covered in platinum-colored scales. As an action, you can pull a scale from the scarf and speak a command word. When you do so, choose one of the following effects: Breath of Life. The scale disappears, and you or a creature you touch regains 10d4 hit points. Platinum Shield. For 1 hour or until you dismiss it (no action required), the scale becomes a +1 shield, which you or another creature can use. A creature wielding the shield has immunity to radiant damage. Radiant Hammer. For 1 hour or until you dismiss it (no action required), the scale becomes a magic light hammer, which you or another creature can use. The weapon deals 2d4 radiant damage, instead of the bludgeoning damage normal for a light hammer. It deals an extra 2d4 radiant damage to chromatic dragons. Once three scales have been pulled from the scarf, no more scales can be removed until the next dawn, when all the missing scales grow back. If you pull off a scale but don’t speak a command word, it disappears after 1 minute.</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Pyxis of Pandemonium </text:p>
          </table:table-cell>
          <table:table-cell office:value-type="string">
            <text:p>A creature that touches this ornate wooden vessel for 1 minute gains the benefits of a short rest. That creature also gains the effects of the bless spell until the creature finishes a short or long rest. The creature can't gain these benefits again until it finishes a long rest. If the vessel is opened, roll on the Pyxis of Pandemonium table to determine what happens. Any spells cast by the vessel have a spell save DC of 17. One minute after the vessel is opened, it disappears. It reappears, sealed, in a random location on the same plane of existence 24 hours later. 1: <text:s/>Androphagia. Each creature within 60 feet of the vessel must succeed on a DC 17 Wisdom saving throw or go berserk for l minute. The berserk creature must begin its turn using the Attack action to make one melee or ranged attack (its choice) against the creature nearest to it. The berserk creature can repeat the save at the end of its turn, ending the effect on itself on a success. 2: Bile Blight. The vessel casts the Harm spell on each creature within 30 feet of it. 3: Flood. The vessel casts the Tsunami spell at a point of the DM's choice within 120 feet of it. 4: Medusa's Gaze. The vessel casts the Flesh to Stone spell on each creature within 30 feet of it. 5: Labyrinth. The vessel casts the Maze spell on each creature within 30 feet of it. 6: Nightmare. Tendrils of shadow seep from the vessel and form into 1d4 shadow demons (see the Monster Manual for their stat block), which appear in unoccupied spaces within 30 feet of it and are hostile. 7: Swarming Insects. The vessel casts the Insect Plague spell, centered on itself and with a radius of 30 feet. 8: Unbridled Revel. The vessel casts the Otto's Irresistible Dance spell on each creature within 30 feet of it.</text:p>
          </table:table-cell>
          <table:table-cell office:value-type="string">
            <text:p>N</text:p>
          </table:table-cell>
          <table:table-cell office:value-type="string">
            <text:p>Y</text:p>
          </table:table-cell>
          <table:table-cell office:value-type="string">
            <text:p>Any creature that gains the benefit of a short rest from the vessel hears cloying telepathic whispers emanating it. That creature must make a DC 17 Wisdom saving throw. On a failed save, the creature is charmed by the vessel for 1 hour. The charmed creature does everything it can to open the vessel as soon as possible. On a successful save, the creature is immune to the vessel's whispers for 24 hours. </text:p>
          </table:table-cell>
          <table:table-cell table:style-name="ce7" office:value-type="string">
            <text:p>200000gp</text:p>
          </table:table-cell>
          <table:table-cell table:number-columns-repeated="2"/>
        </table:table-row>
        <table:table-row table:style-name="ro7">
          <table:table-cell table:style-name="ce4" office:value-type="string">
            <text:p>Rakdos Riteknife </text:p>
          </table:table-cell>
          <table:table-cell office:value-type="string">
            <text:p>(Dagger) You gain a +1 bonus to attack and damage rolls made with this magic weapon. Its blade is cruelly serrated, and its hilt resembles a demonic head and wings. Whenever you slay a creature with an attack using the dagger, the creature's soul is imprisoned inside the dagger, and that creature can be restored to life only by a Wish spell. The dagger can hold a maximum of five souls. For each soul imprisoned in the dagger, your attacks with it deal an extra 1d4 necrotic damage on a hit. While the dagger is within 5 feet of you, your dreams are haunted by whispers from the trapped souls. The dagger has the following additional properties. Siphon Vitality. As a bonus action, you can release any number of stored souls from the dagger to regain 1d10 hit points per soul released. Annihilation. If the dagger holds five souls, you can use this property: As a reaction immediately after you hit a creature with the dagger and deal damage to that target, you can release all five souls. If the target now has fewer than 75 hit points, it must succeed on a DC 15 Constitution saving throw or die. If the target dies, you can't use this property again until you finish a long rest.</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Realmswarden Greataxe </text:p>
          </table:table-cell>
          <table:table-cell office:value-type="string">
            <text:p>(Greataxe) This ancient stone axe hilt is intricately carved. At its center is a gap that houses a single, perfect diamond that's magically suspended in place and glows with an uncanny energy. While grasping the hilt, you can use a bonus action to cause a wide blade of pure prismatic light to radiate from the axe's head, or make the blade disappear. The axe's blade emits bright light in a 15-foot radius and dim light for an additional 15 feet. You gain a +3 bonus to attack and damage rolls made with this magic weapon, which deals force damage instead of slashing damage. When you hit an aberration or undead with it, that target takes an extra 1d12 radiant damage. While the blade persists, you can use a bonus action to expand or reduce its radius of bright and dim light by 5 feet each, to a maximum of 30 feet each or a minimum of 10 feet each. The light that comes from the diamond at the axe's center and forms the blade can be wrought to create powerful, destructive glyphs. Over the course of 1 minute, you can trace a glyph onto the surface of the axe, starting with the gem at its center, to recreate the effects of the symbol spell (save DC 17) with the following changes: The glyph you create as part of the spell exists on the axe and moves with it. The glyph can only be triggered when you hit a creature with the axe. Once that creature makes a saving throw against the glyph’s effect, the spell ends. The spell only affects the target that triggered the glyph. Aberrations and undead have disadvantage on the saving throw to resist the spell's effects. Once this property of the axe has been used, it can't be used again until 12 hours have passed. You can only have one glyph on the axe in this way at a time.</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Remorhaz Cloak </text:p>
          </table:table-cell>
          <table:table-cell office:value-type="string">
            <text:p>This cloak is made using a strip of a remorhaz's winglike fins and is lightly reinforced with plates of its spined carapace. The first time you attune to this item, and then again each day at dawn, you can choose either cold or fire damage: you gain resistance to that damage type until you make the choice again. Fiery Carapace. While wearing the cloak, you can use an action to immediately gain 20 temporary hit points, which last for 1 hour. While you have these temporary hit points, any creature within 5 feet of you that hits you with a weapon attack automatically takes 2d6 fire damage, as flames erupt from your wounds. If a creature reduces these temporary hit points to 0, a wave of fire explodes from the cloak. Each creature within 10 feet of you, other than you, takes 2d6 fire damage from the explosion. Once this property has been used, it can't be used again until the next dawn. Boiling Blood. If you're a barbarian and are wearing this cloak, your blood boils whenever you rage. While you don't have the temporary hit points from the cloak's Fiery Carapace property, any creature within 5 feet of you automatically takes 1d4 fire damage whenever it hits you with a weapon attack while you're raging.</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Ring of Telekinesis </text:p>
          </table:table-cell>
          <table:table-cell office:value-type="string">
            <text:p>While wearing this ring, you can cast the Telekinesis spell at will, but you can target only objects that aren't being worn or carried. </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Rod of Alertness </text:p>
          </table:table-cell>
          <table:table-cell office:value-type="string">
            <text:p>This rod has a flanged head and the following properties: Alertness. While holding this rod, you have advantage on Wisdom (Perception) checks and on rolls for initiative.S pells. While holding the rod, you can use an action to cast one of the following spells from it: Detect Evil and Good, Detect Magic, Detect Poison and Disease, or See Invisibility. Protective Aura. As an action, you can plant the shaft end of the rod in the ground, whereupon the rod's head sheds bright light in a 60-foot radius and dim light for an additional 60 feet. While in that bright light, you and any creature that is friendly to you gain a +1 bonus to AC and saving throws and can sense the location of any invisible hostile creature that is also in the bright light. The rod's head stops glowing and the effect ends after 10 minutes, or when a creature uses an action to pull the rod from the ground. This property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Rod Of Hellish Flames </text:p>
          </table:table-cell>
          <table:table-cell office:value-type="string">
            <text:p>Glowing cinders orbit the flanged head of this black iron rod. This rod can be used as an arcane focus. While holding this rod, you gain the following benefits: Hellish Resistance. You have resistance to fire and necrotic damage.S earing Rebuke. You can cast the Hellish Rebuke spell as a 4th-level spell (save DC 16) from the rod. Once you use the rod to cast the spell, the rod can’t cast the spell again until the next dawn. Surge of Brimstone. Whenever you cast a spell that deals fire or necrotic damage, you can use the rod to deal the maximum damage instead of rolling. Once this property is used, it can’t be used again until the next dawn.</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Rod of Lordly Might </text:p>
          </table:table-cell>
          <table:table-cell office:value-type="string">
            <text:p>This rod has a flanged head, and it functions as a magic mace that grants a +3 bonus to attack and damage rolls made with it. The rod has properties associated with six different buttons that are set in a row along the haft. It has three other properties as well, detailed below. Six Buttons. You can press one of the rod's six buttons as a bonus action. A button's effect lasts until you push a different button or until you push the same button again, which causes the rod to revert to its normal form.I f you press button 1, the rod becomes a Flame Tongue as a fiery blade sprouts from the end opposite the rod's flanged head (you choose the type of sword). If you press button 2, the rod's flanged head folds down and two crescent-shaped blades spring out, transforming the rod into a magic battleaxe that grants a +3 bonus to attack and damage rolls made with it. If you press button 3, the rod's flanged head folds down, a spear point springs from the rod's tip, and the rod's handle lengthens into a 6-foot haft, transforming the rod into a magic spear that grants a +3 bonus to attack and damage rolls made with it. If you press button 4, the rod transforms into a climbing pole up to 50 feet long, as you specify. In surfaces as hard as granite, a spike at the bottom and three hooks at the top anchor the pole. Horizontal bars 3 inches long fold out from the sides, 1 foot apart, forming a ladder. The pole can bear up to 4,000 pounds. More weight or lack of solid anchoring causes the rod to revert to its normal form. If you press button 5, the rod transforms into a handheld battering ram and grants you a +10 bonus to Strength checks made to break through doors, barricades, and other barriers.If you press <text:s/>button 6, the rod assumes or remains in its normal form and indicates magnetic north. (Nothing happens if this function of the rod is used in a location that has no magnetic north.) The rod also gives you knowledge of your approximate depth beneath the ground or your height above it. Drain Life. When you hit a creature with a melee attack using the rod, you can force the target to make a DC 17 Constitution saving throw. On a failure, the target rakes an extra 4d6 necrotic damage, and you regain a number of hit points equal to half that necrotic damage. This property can't be used again until the next dawn. Paralyze. When you hit a creature with a melee attack using the rod, you can force the target to make a DC 17 Strength saving throw. On a failure , the target is paralyzed for 1 minute. The target can repeat the saving throw at the end of each of its turns, ending the effect on a success. This property can't be used again until the next dawn. Terrify. While holding the rod, you can use an action to force each creature you can see with in 30 feet of you to make a DC 17 Wisdom saving throw. On a failure, a target is frightened of you for 1 minute. A frightened target can repeat the saving throw at the end of each of its turns, ending the effect on itself on a success. This property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Sapphire Buckler </text:p>
          </table:table-cell>
          <table:table-cell office:value-type="string">
            <text:p>(Shield) This crystalline blue shield is fashioned from a sapphire dragon’s scale and is created to aid in rooting out the influence of Aberrations. While wielding the shield, you have resistance to psychic and thunder damage. Also, when you take damage from a creature that is within 5 feet of you, you can use your reaction to deal 2d6 thunder damage to that creature. As an action, you can use the shield to help you locate Aberrations until the end of your next turn. If any Aberrations are within 1 mile of you, the shield emits a low humming tone for a moment, and you know the direction of all Aberrations within that range. Once this property is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Scarab of Protection </text:p>
          </table:table-cell>
          <table:table-cell office:value-type="string">
            <text:p>If you hold this beetle-shaped medallion in your hand for 1 round, an inscription appears on its surface revealing its magical nature. It provides two benefits while it is on your person: You have advantage on saving throws against spells. The scarab has 12 charges. If you fail a saving throw against a necromancy spell or a harmful effect originating from an undead creature, you can use your reaction to expend 1 charge and turn the failed save into a successful one. The scarab crumbles into powder and is destroyed when its last charge is expended.</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5">
          <table:table-cell table:style-name="ce12" office:value-type="string">
            <text:p>Serpent Scale Armor </text:p>
          </table:table-cell>
          <table:table-cell office:value-type="string">
            <text:p>(Scale Mail)This suit of magic armor is made from shimmering scales. While wearing it, you can apply your full Dexterity modifier (instead of a maximum of +2) when determining your Armor Class. In addition, this armor does not impose disadvantage on your Dexterity (Stealth) checks. </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14" office:value-type="string">
            <text:p>Shard of Xeluan </text:p>
          </table:table-cell>
          <table:table-cell office:value-type="string">
            <text:p>This 1-foot-long shard of obsidian has veins of silver and gold beneath its cold surface. Empowered Magic. While holding the shard, you can use it as a spellcasting focus, and it gives you a +1 bonus to your spell attack rolls. Enhanced Strength. Your Strength score increases by 4 while the shard is on your person. The shard can't raise your Strength score above 22.</text:p>
          </table:table-cell>
          <table:table-cell table:number-columns-repeated="2" office:value-type="string">
            <text:p>Y</text:p>
          </table:table-cell>
          <table:table-cell office:value-type="string">
            <text:p>Curse. Attuning to this item extends its curse to you. You remain cursed until you are targeted by a Remove Curse spell or similar magic, or until the shard is reattached to Xeluan's petrified heart. The shard's curse causes misfortune to befall you. When you roll a 1 on an attack roll, an ability check, or a saving throw, roll on the Shard Misfortunes table to determine the misfortune. For as long as this misfortune lasts, no other shard misfortunes befall you. 1: You accidentally cut yourself with the shard and are poisoned until the next dawn. 2: You experience a vision of an ancient calamity—a beautiful city threatened by crumbling mountains and erupting volcanoes—and are stunned until the end of your next turn. 3: For a few seconds, the ground shakes under you. You and each creature within 10 feet of you must succeed on a DC 16 Dexterity saving throw or be knocked prone. 4: The shard releases three glowing darts of magical force that target one random creature within 30 feet of you. If no such target exists, you become the target. Each dart hits automatically and deals 3 (1d4 + 1) force damage to the target. 5: Until the next dawn, Beasts with an Intelligence score of 3 or lower are hostile to you. 6: Nothing seems to go your way. Until the next dawn, you have disadvantage on ability checks.</text:p>
          </table:table-cell>
          <table:table-cell table:style-name="ce7" office:value-type="string">
            <text:p>200000gp</text:p>
          </table:table-cell>
          <table:table-cell table:number-columns-repeated="2"/>
        </table:table-row>
        <table:table-row table:style-name="ro5">
          <table:table-cell table:style-name="ce14" office:value-type="string">
            <text:p>Shield +2</text:p>
          </table:table-cell>
          <table:table-cell office:value-type="string">
            <text:p>While holding this shield, you have a bonus to AC of +1. This bonus is in addition to the shield's normal bonus to AC. </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Shield of the Uven Rune </text:p>
          </table:table-cell>
          <table:table-cell office:value-type="string">
            <text:p>(Shield) This shield is made from the scale of an ancient white dragon. It has a rune burned into its outward-facing side. A character who examines the rune and succeeds on a DC 20 Intelligence (History) check recognizes it as an uven ("enemy" in Giant) rune that confers great power. While holding the shield, you benefit from the following properties. Winter's Friend. You are immune to cold damage. Deadly Rebuke. Immediately after a creature hits you with a melee attack, you can use your reaction to deal 3d6 necrotic damage to that creature. Bane. You can cast the Bane spell from the shield (save DC 17). The spell does not require concentration and lasts for 1 minute. Once you cast the spell from the shield you can't do so again until you finish a short or long rest. Gift of Vengeance. You can transfer the shield's magic to a nonmagical weapon by tracing the uven rune on the weapon with one finger. The transfer takes 8 hours of work that requires the two items to be within 5 feet of each other. At the end, the shield is destroyed, and the rune is etched or burned into the chosen weapon. This weapon becomes a rare magic item that requires attunement. It has the properties of a +1 weapon. The bonus increases to +3 when the weapon is used against one of the following creature types, chosen by you at the time of the magic weapon's creation: aberrations, celestials, constructs, dragons, elementals, fey, fiends, giants or undead.</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14" office:value-type="string">
            <text:p>Spell Gem (7<text:span text:style-name="T3">th</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8 ATT +10 Star Ruby</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Spellfire Bow </text:p>
          </table:table-cell>
          <table:table-cell office:value-type="string">
            <text:p>(Longbow) This richly polished wooden longbow is ornamented with a silver trim and bowstring. Even if you aren't attuned to the bow, it creates a special arcane arrow when you draw it back without nocking one. When you fire the bow using one of these arcane arrows, you gain a +3 bonus to attack and damage rolls made with this weapon, which deals force damage instead of piercing damage. If you’re attuned to the bow, you are proficient with it and can use it as a spellcasting focus. While holding the weapon, you gain a +3 bonus to any ranged spell attack you make, as the spell is launched through the bow. When you do, you perform any somatic component for the spell by drawing the bow. In addition, when you cast a spell of 1st level or higher that has a range of 5 feet or greater, its range increases by 30 feet.</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Spirit Cleaver </text:p>
          </table:table-cell>
          <table:table-cell office:value-type="string">
            <text:p>(Dagger) This dark metal blade can slip between a person and their spirit to sever their connection to one another. You gain a +3 bonus to attack and damage rolls made with this magic weapon, which deals slashing damage instead of piercing damage. While holding this weapon, you can use an action to cast the etherealness spell from it with the following changes: While on the Ethereal Plane, you can attack targets that you can see on the plane you originated from with the spirit cleaver. These attacks are made with advantage. If a target has 75 hit points or fewer after taking Sneak Attack damage in this way and isn't a construct or undead, it must succeed on a DC 17 Constitution saving throw or die. The spell has a duration of 1 minute, but ends early if you attack a creature on the plane you originated from with the spirit cleaver. Once this property of the weapon has been used, it can't be used again until the next dawn.</text:p>
          </table:table-cell>
          <table:table-cell office:value-type="string">
            <text:p>Rogue</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Staff of Power </text:p>
          </table:table-cell>
          <table:table-cell office:value-type="string">
            <text:p>This staff can be wielded as a magic quarterstaff that grants a +2 bonus to attack and damage rolls made with it. While holding it, you gain a +2 bonus to Armor Class, saving throws, and spell attack rolls. The staff has 20 charges for the following properties. The staff regains 2d8 + 4 expended charges daily at dawn. If you expend the last charge, roll a d20. On a 1, the staff retains its +2 bonus to attack and damage roll but loses all other properties. On a 20, the staff regain 1d8 + 2 charges. Power Strike. When you hit with a melee attack using the staff, you can expend 1 charge to deal an extra 1d6 force damage to the target.S pells. While holding this staff, you can use an action to expend 1 or more of its charges to cast one of the following spells from it, using your spell save DC and spell attack bonus: Cone of Cold (5 charges), Fireball (5th-level version, 5 charges), Globe of Invulnerability (6 charges), Hold Monster (5 charges), Levitate (2 charges). Lightning Bolt (5th-level version, 5 charges), Magic Missile (1 charge), Ray of Enfeeblement (1 charge), or Wall of Force (5 charges). Retributive Strike. You can use an action to break the staff over your knee or against a solid surface, performing a retributive strike. The staff is destroyed and releases its remaining magic in an explosion that expands to fill a 30-foot-radius sphere centered on it. You have a 50 percent chance to instantly travel to a random plane of existence, avoiding the explosion. If you fail to avoid the effect, you take force damage equal to 16 x the number of charge in the staff. Every other creature in the area must make a DC 17 Dexterity saving throw. On a failed save. a creature takes an amount of damage based on how far away it is from the point of origin, as shown in the following table. On a successful save, a creature takes half as much damage. 10': 8 x charges, 20': 6 x charges, 30': 4 x charges</text:p>
          </table:table-cell>
          <table:table-cell office:value-type="string">
            <text:p>Sorcerer/Warlock/Wizard</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14" office:value-type="string">
            <text:p>Staff of the Woodlands </text:p>
          </table:table-cell>
          <table:table-cell office:value-type="string">
            <text:p>This staff can be wielded as a magic quarterstaff that grants a +2 bonus to attack and damage rolls made with it. While holding it, you have a +2 bonus to spell attack rolls. The staff has 10 charges for the following properties. It regains 1d6 + 4 expended charges daily at dawn. If you expend the last charge, roll a d20. On a 1, the staff loses its properties and becomes a nonmagical quarterstaff.S pells. You can use an action to expend 1 or more of the staff's charges to cast one of the following spells from it, using your spell save DC: Animal Friendship (1 charge), Awaken (5 charges), Barkskin (2 charges), Locate Animals or Plants (2 charges), Speak with Animals (1 charge), Speak with Plants (3 charges), or Wall of Thorns (6 charges).You can also use an action to cast the Pass Without Trace spell from the staff without using any c harges. Tree Form. You can use an action to plant one end of the staff in fertile earth and expend 1 charge to transform the staff into a healthy tree. The tree is 60 feet tall and has a 5-foot-diameter trunk, and its branches at the top spread out in a 20-foot radius. The tree appears ordinary but radiates a faint aura of transmutation magic if targeted by detect magic. While touching the tree and using another action to speak its command, word, you return the staff to its normal form. Any creature in the tree falls when it reverts to a staff.</text:p>
          </table:table-cell>
          <table:table-cell office:value-type="string">
            <text:p>Druid</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Stonebreaker's Breastplate </text:p>
          </table:table-cell>
          <table:table-cell office:value-type="string">
            <text:p>(Breastplate) This breastplate is made from marbled granite, though it feels no heavier than a typical metal breastplate. Its chest is emblazoned with the stone rune. While wearing this breastplate, you have resistance to bludgeoning, piercing, and slashing damage and are immune to being knocked prone.I nvoking the Rune. As an action, you can invoke the breastplate’s rune to cast the Wall of Stone spell (save DC 14) with it. When you cast the spell in this way, you have advantage on saving throws made to maintain concentration on the spell. Once the rune has been invoked, it can’t be invok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Sword of Answering </text:p>
          </table:table-cell>
          <table:table-cell office:value-type="string">
            <text:p>(Longsword) In the world of Greyhawk, only nine of these blades are known to exist. Each is patterned after the legendary sword Fragarach, which is variously translated as "Final Word." Each of the nine swords has its own name and alignment, and each bears a different gem in its pommel. You gain a +3 bonus to attack and damage rolls made with this sword. In addition, while you hold the sword, you can use your reaction to make one melee attack with it against any creature in your reach that deals damage to you. You have advantage on the attack roll, and any damage dealt with this special attack ignores any damage immunity or resistance the target has. Answerer(CG, Emerald), Back Talker(CE, Jet), Concluder(LN, Amethyst), Last Quip(CN, Tourmaline), Rebutter(NG, Topaz), Replier(N, Topaz), Retorter(LG, Aquamarine), Scather(LE, Garnet), Squelcher(NE, Spinel)</text:p>
          </table:table-cell>
          <table:table-cell office:value-type="string">
            <text:p>Same Alignment as the Sword</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Sword of the Planes </text:p>
          </table:table-cell>
          <table:table-cell office:value-type="string">
            <text:p>(Any Sword) You gain a +3 bonus to attack and damage rolls made with this magic sword. This sword can tear the fabric of reality, creating a temporary rift between planes. You can use your action to choose a different plane of existence from the one you’re on and slice through an unoccupied space within 5 feet of yourself, creating a rift to that other plane. The rift can be up to 10 feet high and 10 feet wide, and it lasts for 1 minute. Once this property is used, it can’t be used again until the next dawn. You can specify a target destination, such as the City of Brass on the Elemental Plane of Fire or the palace of Dispater on the second layer of the Nine Hells, and the rift opens in or near that destination (DM’s discretion). If you are trying to reach the City of Brass, for example, the rift might appear on the Street of Steel, before the Gate of Ashes, or facing the city from across the Sea of Fire, at the DM’s discretion. Anything that enters the rift is instantly transported to the other plane, appearing in the unoccupied space nearest to the rift.</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Tome of Advanced Fighting Styles </text:p>
          </table:table-cell>
          <table:table-cell office:value-type="string">
            <text:p>This book's magically charged pages are filled with detailed descriptions and illustrations that teach unique styles of combat. If you spend 48 hours over a period of 6 days or fewer studying the book's contents and practicing its guidelines, you gain one of the following Advanced Fighting Styles: Advanced Simplicity. Your attacks made with simple weapons score a critical hit on a roll of 19 or 20. Crushing Blows. When you score a critical hit using a melee weapon that has the heavy property, the target takes extra bludgeoning damage equal to 5 + the ability score modifier you used for your attack and damage rolls. Net Mastery. When you throw a net, its normal and long range is doubled. In addition, the first time that a creature attempts to escape from a net that you threw, the escape DC is equal to 8 + your proficiency bonus + your Strength or Dexterity modifier (your choice), unless it's already higher. Quick Shot. You gain a special reach with ranged weapons called a firing reach that's a number of feet equal to 5 + your normal reach. While you are wielding a ranged weapon, other creatures provoke an opportunity attack from you when they move out of your firing reach. Readied Bulwark. You gain a +2 bonus to AC against opportunity attacks while holding a shield. Versatile Expert. When you hit with an attack using a weapon that has the versatile property, you can use the two-handed damage die even if you're only wielding the weapon with one hand. You can't take an Advanced Fighting Style option more than once, even if you later get to choose again. Once the book has been used to grant an Advanced Fighting Style, it loses its magic, but regains it in a century.</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Tome of Clear Thought </text:p>
          </table:table-cell>
          <table:table-cell office:value-type="string">
            <text:p>This book contains memory and logic exercises, and its words are charged with magic. If you spend 48 hours over a period of 6 days or fewer studying the book's contents and practicing its guidelines, your Intelligence score increases by 2, as does your maximum for that score. The manual then loses its magic, but regains it in a century. </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Tome of Leadership and Influence </text:p>
          </table:table-cell>
          <table:table-cell office:value-type="string">
            <text:p>This book contains guidelines for influencing and charming others, and its words are charged with magic. If you spend 48 hours over a period of 6 days or fewer studying the book's contents and practicing its guidelines, your Charisma score increases by 2, as does your maximum for that score. The manual then loses its magic, but regains it in a century. </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Tome of Planar Wonderings and Wanderings </text:p>
          </table:table-cell>
          <table:table-cell office:value-type="string">
            <text:p>This book contains musings and detailed intricacies of the nature of the Planes of Existence throughout the multiverse. If you spend 48 hours over a period of 6 days or fewer studying the book's contents and practicing its guidelines, your Intelligence, Wisdom, and Charisma scores each increase by 1. If either your Intelligence, Wisdom, or Charisma score is already at its maximum, you can increase one of the other two scores by 2, instead of 1. In addition, you gain the ability to magically sense the presence of planar portals or extradimensional spaces. As an action, you detect the distance and direction to either the closest planar portal within 3 miles of you or to the nearest opening to an extradimensional space within 30 feet of you. When you finish studying this book it loses its magic, but regains it in a century.</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Tome of the Stilled Tongue </text:p>
          </table:table-cell>
          <table:table-cell office:value-type="string">
            <text:p>This thick leather-bound volume has a desiccated tongue pinned to the front cover. Five of these tomes exist, and it's unknown which one is the original. The grisly cover decoration on the first tome of the stilled tongue once belonged to a treacherous former servant of the lich-god Vecna, keeper of secrets. The tongues pinned to the covers of the four copies came from other spellcasters who crossed Vecna. The first few pages of each tome are filled with indecipherable scrawls. The remaining pages are blank and pristine. If you can attune to this item, you can use it as a spellbook and an arcane focus. In addition, while holding the tome, you can use a bonus action to cast a spell you have written in this tome, without expending a spell slot or using any verbal or somatic components Once used, this property of the tome can't be used again until the next dawn. While attuned to the book, you can remove the tongue from the book's cover. If you do so, all spells written in the book are permanently erased. Vecna watches anyone using this tome. He can also write cryptic messages in the book. These messages appear at midnight and fade away after they are read.</text:p>
          </table:table-cell>
          <table:table-cell office:value-type="string">
            <text:p>Y</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Tome of Understanding </text:p>
          </table:table-cell>
          <table:table-cell office:value-type="string">
            <text:p>This book contains intuition and insight exercises, and its words are charged with magic. If you spend 48 hours over a period of 6 days or fewer studying the book's contents and practicing its guidelines, your Wisdom score increases by 2, as does your maximum for that score. The manual then loses its magic, but regains it in a century. </text:p>
          </table:table-cell>
          <table:table-cell table:number-columns-repeated="2"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Wave </text:p>
          </table:table-cell>
          <table:table-cell office:value-type="string">
            <text:p>(Trident) Held in the dungeon of White Plume Mountain, this trident is an exquisite weapon engraved with images of waves, shells, and sea creatures. Although you must worship a god of the sea to attune to this weapon, Wave happily accepts new converts. You gain a +3 bonus to attack and damage rolls made with this magic weapon. If you score a critical hit with it, the target takes extra necrotic damage equal to half its hit point maximum.T he weapon also functions as a Trident of Fish Command and a Weapon of Warning. It can confer the benefit of a Cap of Water Breathing while you hold it, and you can use it as a Cube of Force by choosing the effect, instead of pressing cube sides to select it. Sentience. Wave is a sentient weapon of neutral alignment, with an Intelligence of 14, a Wisdom of 10, and a Charisma of 18. It has hearing and darkvision out to a range of 120 feet. The weapon communicates telepathically with its wielder and can speak, read, and understand Aquan. It can also speak with aquatic animals as if using a speak with animals spell, using telepathy to involve its wielder in the conversation. Personality. When it grows restless, Wave has a habit of humming tunes that vary from sea chanteys to sacred hymns of the sea gods. Wave zealously desires to convert mortals to the worship of one or more sea gods, or else to consign the faithless to death. Conflict arises if the wielder fails to further the weapon's objectives in the world. The trident has a nostalgic attachment to the place where it was forged, a desolate island called Thunderforge. A sea god imprisoned a family of storm giants there, and the giants forged Wave in an act of devotion to — or rebellion against — that god. Wave harbors a secret doubt about its own nature and purpose. For all its devotion to the sea gods, Wave fears that it was intended to bring about a particular sea god's demise. This destiny is something Wave might not be able to avert.</text:p>
          </table:table-cell>
          <table:table-cell office:value-type="string">
            <text:p>Worshiper of a God of the Sea</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7">
          <table:table-cell table:style-name="ce4" office:value-type="string">
            <text:p>Whelm </text:p>
          </table:table-cell>
          <table:table-cell office:value-type="string">
            <text:p>(Warhammer) Whelm is a powerful warhammer forged by dwarves and lost in the dungeon of White Plume Mountain. You gain a +3 bonus to attack and damage rolls made with this magic weapon. At dawn the day after you first make an attack roll with Whelm, you develop a fear of being outdoors that persists as long as you remain attuned to the weapon. This causes you to have disadvantage on attack rolls, saving throws, and ability checks while you can see the daytime sky. Thrown Weapon. Whelm has the thrown property, with a normal range of 20 feet and a long range of 60 feet. When you hit with a ranged weapon attack using it, the target takes an extra 1d8 bludgeoning damage, or an extra 2d8 bludgeoning damage if the target is a giant. Each time you throw the weapon, it flies back to your hand after the attack. If you don't have a hand free, the weapon lands at your feet. Shock Wave. You can use an action to strike the ground with Whelm and send a shock wave out from the point of impact. Each creature of your choice on the ground within 60 feet of that point must succeed on a DC 15 Constitution saving throw or become stunned for 1 minute. A creature can repeat the saving throw at the end of each of its turns, ending the effect on itself on a success. Once used, this property can't be used again until the next dawn.S upernatural Awareness. While you are holding the weapon, it alerts you to the location of any secret or concealed doors within 30 feet of you. In addition, you can use an action to cast Detect Evil and Good or Locate Object object from the weapon. Once you cast either spell, you can't cast it from the weapon again until the next dawn. Sentience. Whelm is a sentient lawful neutral weapon with an Intelligence of 15, a Wisdom of 12, and a Charisma of 15. It has hearing and darkvision out to a range of 120 feet. The weapon communicates telepathically with its wielder and can speak, read, and understand Dwarvish. Giant, and Goblin. It shouts battle cries in Dwarvish when used in combat. Personality. Whelm's purpose is to slaughter giants and goblinoids. It also seeks to protect dwarves against all enemies. Conflict arises if the wielder fails to destroy goblins and giants or to protect dwarves. Whelm has ties to the dwarf clan that created it, variously called the Dankil or the Mightyhammer clan. It longs to be returned to that clan. It would do anything to protect those dwarves from harm. The hammer also carries a secret shame. Centuries ago, a dwarf named Ctenmiir wielded it valiantly for a time. But Ctenmiir was turned into a vampire. His will was strong enough that he bent Whelm to his evil purposes, even killing members of his own clan.</text:p>
          </table:table-cell>
          <table:table-cell office:value-type="string">
            <text:p>Dwarf</text:p>
          </table:table-cell>
          <table:table-cell office:value-type="string">
            <text:p>N</text:p>
          </table:table-cell>
          <table:table-cell office:value-type="string">
            <text:p>N/A</text:p>
          </table:table-cell>
          <table:table-cell table:style-name="ce7" office:value-type="string">
            <text:p>200000gp</text:p>
          </table:table-cell>
          <table:table-cell table:number-columns-repeated="2"/>
        </table:table-row>
        <table:table-row table:style-name="ro5" table:number-rows-repeated="2">
          <table:table-cell table:number-columns-repeated="5"/>
          <table:table-cell table:style-name="ce7"/>
          <table:table-cell table:number-columns-repeated="2"/>
        </table:table-row>
        <table:table-row table:style-name="ro5" table:number-rows-repeated="1048483">
          <table:table-cell table:number-columns-repeated="8"/>
        </table:table-row>
        <table:table-row table:style-name="ro5">
          <table:table-cell table:number-columns-repeated="8"/>
        </table:table-row>
      </table:table>
      <table:table table:name="Class X" table:style-name="ta1" table:print="false">
        <office:forms form:automatic-focus="false" form:apply-design-mode="false"/>
        <table:table-column table:style-name="co24" table:default-cell-style-name="Default"/>
        <table:table-column table:style-name="co25" table:default-cell-style-name="Default"/>
        <table:table-column table:style-name="co3" table:number-columns-repeated="4" table:default-cell-style-name="Default"/>
        <table:table-row table:style-name="ro7">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row>
        <table:table-row table:style-name="ro7">
          <table:table-cell table:style-name="ce4" office:value-type="string">
            <text:p>Amulet of Divine Protection </text:p>
          </table:table-cell>
          <table:table-cell office:value-type="string">
            <text:p>While wearing this amulet, you gain the effect of the shield of faith spell, granting you a +2 to bonus to AC. Whenever you take damage for the first time on a turn while wearing it, you must make a Constitution saving throw (as if you were concentrating on a spell). On a failed save, the amulet's effect is suppressed for 1 minute. Maintaining the effect of this amulet does not prevent you from concentrating on a different spell. </text:p>
          </table:table-cell>
          <table:table-cell office:value-type="string">
            <text:p>Cleric/Paladin</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5">
          <table:table-cell table:style-name="ce12" office:value-type="string">
            <text:p>Belt of Cloud Giant Strength </text:p>
          </table:table-cell>
          <table:table-cell office:value-type="string">
            <text:p>While wearing this belt, your Strength score changes to 27. If your Strength is already equal to or greater than the belt's score, the item has no effect on you.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Bolide Blade </text:p>
          </table:table-cell>
          <table:table-cell office:value-type="string">
            <text:p>(Longsword) This black blade was forged from the metal of a meteor. When swung, a cosmic plume of shooting stars and distant galaxies can be seen in its dark afterimage. You gain a +3 bonus to attack and damage rolls made with this magic weapon, which also has the finesse property. Cosmic Dilation. Each day at dusk, you gain the benefits of the mirror image spell. This version of the spell only has two duplicates, instead of three, and remains until both duplicates are destroyed or until the blade isn't on your person. Starshower Saya. As an action, you can sheath the blade immediately before making a special attack with it. Choose an unoccupied space that you can see within 30 feet of you that's also within 5 feet of another creature that you can see. You then draw the blade and shoot forward in a streak of light, harmlessly passing through any creature between you and the space. This movement doesn't provoke opportunity attacks. When you arrive at the new space, make an attack roll with advantage using the sword against a creature within 5 feet of you. On a hit, the target takes an extra 4d12 radiant damage and releases seven motes of starlight from it, or four motes on a miss. The motes of starlight are magic missiles, which can each target the same or different targets of your choice within 60 feet of the target of the attack. Hit or miss, you then regain the effects of the mirror image from the weapon's Cosmic Dilation. Once this property has been used, it can't be used again until the next dusk.</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Cathedral Armor </text:p>
          </table:table-cell>
          <table:table-cell office:value-type="string">
            <text:p>(Breastplate) The front of this magic armor is covered in a panel of stained glass. Attuning to the armor causes the design of the glass to change to depict your deity, oaths, or similar divine order. You have a +2 bonus to AC while wearing this armor. While wearing the armor, you can use an action to cast the prismatic spray spell from it, using your spell save DC. Alternatively, you can cast this spell as part of using your Channel Divinity. The Channel Divinity must require an action to use, and you choose whether the spell is cast before or after the effects of the Channel Divinity resolve. If your deity is aligned to a particular damage type, such as fire or lightning, you can choose that damage type's respective color, instead of rolling a d8 to determine it, as part of casting the spell from the armor. The armor can't be used to cast this spell again until the next dawn.</text:p>
          </table:table-cell>
          <table:table-cell office:value-type="string">
            <text:p>Cleric/Paladin</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Champion's Shield </text:p>
          </table:table-cell>
          <table:table-cell office:value-type="string">
            <text:p>(Shield) This round metal shield is magically covered with 1d4 designs of mighty foes, such as dragons, vampires, or krakens. While holding this shield, you have a +2 bonus to AC. This bonus is in addition to the shield's normal bonus to AC. In addition, you gain 10 temporary hit points each time a creature within 120 feet of you uses a legendary action; these temporary hit points end early if you are no longer holding the shield. If a creature with legendary actions is slain within that range, a new etching depicting that creature's final moments appears amongst the other images. When a creature uses a legendary action to make an attack roll against you or force you to make a saving throw, you can use your reaction while holding the shield to impose disadvantage on the attack roll or grant yourself advantage on the saving throw. The shield is always under the effects of the programmed illusion spell, and its triggering condition is when you use an action to touch a foe's design on the shield and speak the item's command word. The scripted performance is of that creature's final minute, before it was slain, and the illusion appears in a 5-foot cube in front of the shield.</text:p>
          </table:table-cell>
          <table:table-cell table:number-columns-repeated="2"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Death's Shadow </text:p>
          </table:table-cell>
          <table:table-cell office:value-type="string">
            <text:p>This black garnet amulet is carved into the shape of a bird's skull and is adorned with several dark feathers. At its center is a single phoenix feather that serves as a catalyst for this strange talisman's necromantic magic. While wearing this amulet, you are immune to necrotic damage. Shadow Form. When you are reduced to 0 hit points while wearing this amulet, a shadowy version of yourself rises from your unconscious body. You control this form, which has your equipment and statistics. It has 100 temporary hit points and resistance to all damage that isn't force, psychic, or radiant. The shadow form can't move more than 60 feet from your body. The shadow vanishes after 1 minute or when it loses all its temporary hit points. If the shadow survives for the duration, it returns to your body and causes you to regain a number of hit points equal to the shadow's remaining number of temporary hit points. If the shadow is defeated, the amulet is destroyed and you immediately fail 2 death saving throws. While your shadow form is defending you, your unconscious body is covered by an impenetrable veil of shadow. While covered in this way, you can't be interacted with: you are immune to all damage, don't make death saving throws, can’t regain hit points, and can’t be affected by spells or magical effects. A creature can use an action to make a DC 30 Strength check, moving the covered body up to 10 feet on a success. Once this property has been used, it can't be used again until 7 days have passe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14" office:value-type="string">
            <text:p>Helm of Teleportation </text:p>
          </table:table-cell>
          <table:table-cell office:value-type="string">
            <text:p>This helm has 3 charges. While wearing it, you can use an action and expend 1 charge to cast the Teleport spell from it. The helm regains 1d3 expended charges daily at dawn. </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Hide of the Wild Guardian </text:p>
          </table:table-cell>
          <table:table-cell office:value-type="string">
            <text:p>This well-worn gray bearskin cloak has been passed down from druid to druid for generations. While wearing it, you gain the following benefits: You gain a +1 bonus to ability checks and saving throws. You can use your Wild Shape feature up to three times between rests, instead of twice, unless you can already use it more. The maximum challenge rating beast you can transform into with your Wild Shape increases by 1. While transformed into a beast, you gain a +3 bonus to AC, as well as to attack and damage rolls with natural weapons, even if the cloak merges into your new form.</text:p>
          </table:table-cell>
          <table:table-cell office:value-type="string">
            <text:p>Druid</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Hither-Thither Staff </text:p>
          </table:table-cell>
          <table:table-cell office:value-type="string">
            <text:p>This walking stick has a brilliant gemstone fitted at the top. This staff has 4 charges and regains 1d4 expended charges daily at dawn. As an action, you can expend 1 charge from the staff to create two linked teleportation portals, each one appearing on a flat surface of your choice that you can see within 1,500 feet of yourself. Alternatively, you can expend 1 charge as an action to relocate one or both portals, subject to the same limitation. The surface on which a portal appears must be big enough to accommodate it. Each portal is a two-dimensional, glowing oval ring, and together they create an open doorway up to 6 feet high and 4 feet wide. Any creature or object entering one portal exits from the other as if the two portals were a single opening that connects their locations. A portal can appear on a moving surface, but the effect ends when the two portals move more than 1 mile apart. As a bonus action while holding the staff, you can close both portals (ending the effect) or suppress one portal, causing it to disappear until you relocate it (see above), during which time the remaining portal can’t be used. The portals otherwise last for 24 hours.</text:p>
          </table:table-cell>
          <table:table-cell table:number-columns-repeated="2"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14" office:value-type="string">
            <text:p>Ioun Stone (Mastery)</text:p>
          </table:table-cell>
          <table:table-cell office:value-type="string">
            <text:p>An Ioun stone is named after Ioun, a god of knowledge and prophecy revered on some worlds. Many types of Ioun stone exist, each type a distant combination of shape and color. 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 A stone has AC 24, 10 hit points, and resistance to all damage. It is considered to be an object that is being worn while it orbits your head. Your proficiency bonus increases by 1 while this pale green prism orbits your head.</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Luck Blade </text:p>
          </table:table-cell>
          <table:table-cell office:value-type="string">
            <text:p>(Any Sword) You gain a +1 bonus to attack and damage rolls made with this magic weapon. While the sword is on your person, you also gain a +1 bonus to saving throws. Luck. If the sword is on your person, you can call on its luck (no action required) to reroll one attack roll, ability check, or saving throw you dislike. You must use the second roll. This property can't be used again until the next dawn. Wish. The sword has 1d4- 1 charges. While holding it, you can use an action to expend 1 charge and cast the Wish spell from it. This property can't be used again until the next dawn. The sword loses this property if it has no charges.</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Matalotok </text:p>
          </table:table-cell>
          <table:table-cell office:value-type="string">
            <text:p>(Warhammer) Matalotok, the Frost Father, is an ancient hammer fashioned by Thyrm, the god of frost giants. The favored weapon of the demon lord Kostchtchie, Matalotok is frigid to the touch and wreathed in mist. You are immune to cold damage while holding Matalotok. Whenever it deals damage to a creature, the hammer radiates a burst of intense cold in a 30-foot-radius sphere. Each creature in that area takes 10 (3d6) cold damage.</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6">
          <table:table-cell table:style-name="ce4" office:value-type="string">
            <text:p>Mirror of Reflected Pasts </text:p>
          </table:table-cell>
          <table:table-cell office:value-type="string">
            <text:p>This mirror of elven design allows those who stare into it to reflect on positive memories. The 3-foot-tall mirror weighs 25 pounds, and it has AC 11, 10 hit points, and vulnerability to bludgeoning damage. It shatters and is destroyed if reduced to 0 hit points. While holding the mirror upright, you can use an action to speak its command word and activate it. While activated, the mirror hovers in the air, and it can be destroyed but not moved. It remains activated until you use an action to speak the command word again or your attunement to the mirror ends, at which the mirror harmlessly floats to the ground. Once the mirror has been deactivated, it can't be activated again until the next dawn. If a non-Construct creature other than you sees its reflection in the activated mirror while within 30 feet of it, that creature must succeed on a DC 15 Wisdom saving throw or become paralyzed until the mirror is deactivated or until the creature can no longer see the mirror. A creature paralyzed by the mirror can repeat the saving throw at the end of each of its turns, ending the effect on a success. If a creature's saving throw is successful or the effect ends for it, the creature is immune to this mirror's effect for the next 24 hours. While paralyzed by the mirror, the creature sees events from their past reflected in the mirror's glass. These memories aren't real, but rather idealized versions of those occurrences. Nearby observers can glimpse flashes of these memories if looking indirectly at the mirror.</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8">
          <table:table-cell table:style-name="ce4" office:value-type="string">
            <text:p>Nether Scroll of Azumar </text:p>
          </table:table-cell>
          <table:table-cell office:value-type="string">
            <text:p>Unlike most scrolls, a Nether Scroll of Azumar is not a consumable magic item. It takes 30 days of concentrated study—at least 8 hours per day—to attempt to understand this scroll. After completing this study, you must make a DC 25 Intelligence (Arcana) check. If this check fails, you take 16d10 psychic damage, and you can attempt the check again after another 30 days of concentrated study. When you succeed on the check, you gain the following benefits: Your Intelligence score increases by 2, to a maximum of 22. Once you gain this benefit, you can't use this scroll to increase your Intelligence again. You gain advantage on saving throws against spells and other magical effects. When you gain the scroll's benefits, a stone golem magically appears in an unoccupied space within 60 feet of you and acts as your ally. If you die, the golem turns to dust.</text:p>
          </table:table-cell>
          <table:table-cell table:number-columns-repeated="2" office:value-type="string">
            <text:p>N</text:p>
          </table:table-cell>
          <table:table-cell office:value-type="string">
            <text:p>N/A</text:p>
          </table:table-cell>
          <table:table-cell table:style-name="ce7" office:value-type="string">
            <text:p>400000gp</text:p>
          </table:table-cell>
        </table:table-row>
        <table:table-row table:style-name="ro8">
          <table:table-cell table:style-name="ce4" office:value-type="string">
            <text:p>Nightbringer </text:p>
          </table:table-cell>
          <table:table-cell office:value-type="string">
            <text:p>(Mace) This heavy mace has a dark oaken handle and a head of blackened steel trimmed with gold. In combat, the mace’s head is wreathed in inky black energy. You gain a +3 bonus to attack and damage rolls made with this weapon. When you hit with an attack roll using it, the target takes an additional 4d4 radiant damage. If you have an evil alignment, you also gain the following benefits when attuned to Nightbringer: Blessing of the Dragon Queen. You are immune to the charmed and frightened conditions, and you gain immunity to one of the following damage types (choose when you attune to the weapon): acid, cold, fire, lightning, or poison. Eyes of Midnight. You have darkvision with a range of 60 feet. If you already have darkvision, its range increases by 60 feet. Midnight Shroud. The weapon has 6 charges. When you hit a creature with an attack using this weapon, you can expend one charge to force the creature to make a DC 20 Constitution saving throw. On a failed save, the creature is blinded until the start of your next turn. The weapon regains 1d6 expended charges daily a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8">
          <table:table-cell table:style-name="ce4" office:value-type="string">
            <text:p>Obsidian Flint Dragon Plate </text:p>
          </table:table-cell>
          <table:table-cell office:value-type="string">
            <text:p>You gain a +2 bonus to AC and resistance to poison damage while you wear this armor. ln addition, you gain advantage on ability checks and saving throws made to avoid or end the grappled condition on yourself. </text:p>
          </table:table-cell>
          <table:table-cell table:number-columns-repeated="2" office:value-type="string">
            <text:p>N</text:p>
          </table:table-cell>
          <table:table-cell office:value-type="string">
            <text:p>N/A</text:p>
          </table:table-cell>
          <table:table-cell table:style-name="ce7" office:value-type="string">
            <text:p>400000gp</text:p>
          </table:table-cell>
        </table:table-row>
        <table:table-row table:style-name="ro8">
          <table:table-cell table:style-name="ce12" office:value-type="string">
            <text:p>Pariah's Shield </text:p>
          </table:table-cell>
          <table:table-cell office:value-type="string">
            <text:p>(Shield) Soldiers of the Boros Legion consider it an honor to bear this shield, even knowing that it might be the last honor they receive. The front of the shield is sculpted to depict a grieving human face. You gain a +1 bonus to AC for every two allies within 5 feet of you (up to a maximum of +3) while you wield this shield. This bonus is in addition to the shield's normal bonus to AC. When a creature you can see within 5 feet of you takes damage, you can use your reaction to take that damage, instead of the creature taking it. When you do so, the damage type changes to force.</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Ring of Elemental Command (Air)</text:p>
          </table:table-cell>
          <table:table-cell office:value-type="string">
            <text:p>While wearing this ring, you have advantage on attack rolls against elementals from the linked plane, and they have disadvantage on attack rolls against you. In addition, you have access to properties based on the linked plane. The ring has 5 charges. It regains 1d4 + 1 expended charges daily at dawn. Spells cast from the ring have a save DC of 17. You can expend 2 of the ring's charges to cast <text:a xlink:href="http://dnd5e.wikidot.com/spell:dominate-monster">Dominate Monster</text:a> on an air elemental. In addition, when you fall, you descend 60 feet per round and take no damage from falling. You can also speak and understand Auran. Vif you help slay an air elemental while attuned to the ring, you gain access to the following additional properties: You have resistance to lightning damage. You have a flying speed equal to your walking speed and can hover.You can cast the <text:s/>following spells from the ring, expending the necessary number of charges: <text:a xlink:href="http://dnd5e.wikidot.com/spell:chain-lightning">Chain Lightning</text:a> (3 charges), <text:a xlink:href="http://dnd5e.wikidot.com/spell:gust-of-wind">Gust of Wind</text:a> (2 charges), or <text:a xlink:href="http://dnd5e.wikidot.com/spell:wind-wall">Wind Wall</text:a> (1 charge).</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Ring of Elemental Command (Earth)</text:p>
          </table:table-cell>
          <table:table-cell office:value-type="string">
            <text:p>While wearing this ring, you have advantage on attack rolls against elementals from the linked plane, and they have disadvantage on attack rolls against you. In addition, you have access to properties based on the linked plane. The ring has 5 charges. It regains 1d4 + 1 expended charges daily at dawn. Spells cast from the ring have a save DC of 17. You can expend a 2 of the ring's charges to cast Dominate Monster on an earth elemental. In addition, you can move in difficult terrain that is composed of rubble, rocks, or dirt as if it were normal terrain. You can also speak and understand Terran. If you help slay an earth elemental while attuned to the ring, you gain access to the following additional properties: You have resistance to acid damage. You can move through solid earth or rock as if those areas were difficult terrain. If you end your turn there, you are shunted out to the nearest occupied space you last occupied.You can cast the <text:s/>following spells from the ring, expending the necessary number of charges: Stone Shape (2 charges), Stoneskin (3 charges), or Wall of Stone (3 charges).</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Ring of Elemental Command (Fire)</text:p>
          </table:table-cell>
          <table:table-cell office:value-type="string">
            <text:p>While wearing this ring, you have advantage on attack rolls against elementals from the linked plane, and they have disadvantage on attack rolls against you. In addition, you have access to properties based on the linked plane. The ring has 5 charges. It regains 1d4 + 1 expended charges daily at dawn. Spells cast from the ring have a save DC of 17. You can expend 2 of the ring's charges to cast Dominate Monster on a fire elemental. In addition, you have resistance to fire damage. You can also speak and understand Ignan. If you help slay a fire elemental while attuned to the ring, you gain access to the following additional properties: You are immune to fire damage.You can cast the <text:s/>following spells from the ring, expending the necessary number of charges: Burning Hands (1 charge), Fireball (2 charges), and Wall of Fire (3 charges).</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Ring of Elemental Command (Water)</text:p>
          </table:table-cell>
          <table:table-cell office:value-type="string">
            <text:p>While wearing this ring, you have advantage on attack rolls against elementals from the linked plane, and they have disadvantage on attack rolls against you. In addition, you have access to properties based on the linked plane. The ring has 5 charges. It regains 1d4 + 1 expended charges daily at dawn. Spells cast from the ring have a save DC of 17. You can expend 2 of the ring's charges to cast Dominate Monster on a water elemental. In addition, you can stand on and walk across liquid surfaces as if they were solid ground. You can also speak and understand Aquan. If you help slay a water elemental while attuned to the ring, you gain access to the following additional properties: You can breathe underwater and have a swimming speed equal to your walking speed.You can cast the <text:s/>following spells from the ring, expending the necessary number of charges: Create or Destroy Water (1 charge), Control Water (3 charges), Ice Storm (2 charges), or Wall of Ice (3 charges).</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Robe of Stars </text:p>
          </table:table-cell>
          <table:table-cell office:value-type="string">
            <text:p>This black or dark blue robe is embroidered with small white or silver stars. You gain a +1 bonus to saving throws while you wear it.S ix stars, located on the robe's upper front portion, are particularly large. While wearing this robe, you can use an action to pull off one of the stars and use it to cast Magic Missile as a 5th-level spell. Daily at dusk, 1d6 removed stars reappear on the robe. While you wear the robe, you can use an action to enter the Astral Plane along with everything you are wearing and carrying. You remain there until you use an action to return to the plane you were on. You reappear in the last space you occupied, or if that space is occupied, the nearest unoccupied space.</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Robe of the Archmagi </text:p>
          </table:table-cell>
          <table:table-cell office:value-type="string">
            <text:p>This elegant garment is made from exquisite cloth of white, gray, or black and adorned with silvery runes. The robe's color corresponds to the alignment for which the item was created. A white robe was made for good. gray for neutral, and black for evil. You can't attune to a robe of the archmagi that doesn't correspond to your alignment. You gain these benefits while wearing the robe: If you aren't wearing armor, your base Armor Class is 15 + your Dexterity modifier. You have advantage on saving throws against spells and other magical effects. Your spell save DC and spell attack bonus each increase by 2.</text:p>
          </table:table-cell>
          <table:table-cell office:value-type="string">
            <text:p>Sorcerer/Warlock/Wizard</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Scroll of Tarrasque Summoning </text:p>
          </table:table-cell>
          <table:table-cell office:value-type="string">
            <text:p>Using an action to read the scroll causes the tarrasque (see the creature's entry in the Monster Manual) to appear in an unoccupied space you can see within 1 mile of you. The tarrasque disappears when it drops to 0 hit points and is hostile toward all creatures other than itself. </text:p>
          </table:table-cell>
          <table:table-cell table:number-columns-repeated="2"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Scroll of the Comet </text:p>
          </table:table-cell>
          <table:table-cell office:value-type="string">
            <text:p>By using an action to read the scroll, you cause a comet to fall from the sky and crash to the ground at a point you can see up to 1 mile away from you. You must be outdoors when you use the scroll, or nothing happens and the scroll is wasted. The comet creates a 50-foot-deep, 500-foot-radius crater on impact. Any creature in that radius must make a DC 20 Dexterity saving throw, taking 30d10 force damage on a failed saving throw, or half as much damage on a successful one. All structures in the crater are destroyed, as are all nonmagical objects that aren't being worn or held.</text:p>
          </table:table-cell>
          <table:table-cell table:number-columns-repeated="2"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Shard Solitaire </text:p>
          </table:table-cell>
          <table:table-cell office:value-type="string">
            <text:p>This gemstone contains an unstable extradimensional rift. Its facets are ribboned with iridescent veins that seem to move of their own accord. Five types of shard solitaire are known to exist, each one a different type of gemstone, as shown in the Shard Solitaire Types table. Rift Step. As a bonus action, while wearing or holding the shard solitaire, you can teleport yourself, along with anything you're wearing or carrying, to an unoccupied space you can see within 30 feet of yourself. When you use this property, you can tap into the unstable power of the stone's extradimensional rift to increase the teleport distance by up to 30 feet, but if you teleport more than 30 feet using Rift Step, you must succeed on a DC 16 Constitution saving throw or take 3d10 force damage immediately after you teleport. Spellcasting. The stone has 6 charges and regains 1d6 expended charges daily at dawn. The Shard Solitaire Types table lists the spells common to all shard solitaires, as well as the spells specific to each kind of stone. As an action, you can cast one of the stone's spells by expending the requisite number of charges, requiring no material components (save DC 16). All: Banishment (3 charges; the target is banished to the stone's extradimensional space for the spell's duration), Mirror Image (1 charge). Black Sapphire: Blight (3 charges), Finger of Death (6 charges). Diamond: Ice Storm (3 charges), Simulacrum (6 charges; the duplicate created by the spell has the same number of hit points as the creature it imitates). Jacinth: Fireball (2 charges), Fire Storm (6 charges). Rainbow Pearl: Prismatic Spray (6 charges), Water Breathing (2 charges). Ruby: Fly (2 charges), Teleport (6 charges)</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Shield of the Eldritch Maw </text:p>
          </table:table-cell>
          <table:table-cell office:value-type="string">
            <text:p>(Shield) The face of this shield is seemingly made of teeth, with a clear, fanglike line through its center. While holding this shield, you have a +2 bonus to AC. This bonus is in addition to the shield's normal bonus to AC.W henever a creature makes a melee attack roll against you while you're holding the shield, you can use your reaction to make a special melee attack with the shield against that target, with an attack bonus of +8. When you do, the shield splits apart to form a toothy maw, which opens wide and bites down on the target. On a hit, the target takes 1d4 piercing damage plus 1d6 psychic damage. If you roll a 20 on the attack roll, the target is magically shunted to a special demiplane within the shield. The creature remains in the demiplane until you end the effect (no action required) or until you doff the shield, to a maximum of 1 minute, during which time it takes 1d4 acid damage plus 3d6 psychic damage at the end of each of its turns. A creature reduced to 0 hit points in the demiplane is devoured. At the start of each of its turns, the shunted creature can make a DC 16 Charisma saving throw. On a successful save, it escapes the demiplane and reappears in the nearest unoccupied space to the shield. Only one creature can be in the demiplane at a time.</text:p>
          </table:table-cell>
          <table:table-cell table:number-columns-repeated="2"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Shield of the Unmarked Grave </text:p>
          </table:table-cell>
          <table:table-cell office:value-type="string">
            <text:p>An ancient tombstone has been transformed into this shield. Despite being made of stone, it only weighs as much as a normal shield. The top of the shield features a carved ribbon, intended for a name, which remains blank. Creatures that strike the shield hear the psychic whispers of the dead ringing in their ears. While holding this shield, you have a +2 bonus to AC. This bonus is in addition to the shield's normal bonus to AC.T his shield has 5 charges for the following properties. It regains all expended charges daily at dusk.G ravestone Guardian. As an action while holding the shield, you can expend 1 of its charges to doff the shield and plant it in an unoccupied space on the ground within 5 feet of you, provided the ground is soil or sand. When you do, you create a guardian of faith (as if by the spell; save DC 17) at the location. The guardian is a Large, ghostly knight. You can use an action to remove the shield from the ground and don it again. A creature other than you must succeed on a DC 20 Strength (Athletics) check to remove the shield. The guardian remains for the duration of the spell or until the shield is removed from the ground. As long as you remain within 60 feet of the guardian, you keep the shield's +2 bonus to AC.M emento Mori. While holding the shield, you can use a bonus action to expend 1 of the shield's charges and target a living creature that you can see within 60 feet of you. That creature must make a DC 17 Wisdom saving throw. On a failed save, the creature is overcome with dread of their mortality, and can see their own name etched into the shield's stone ribbon. The effect lasts for 1 minute or until you're incapacitated, you die, or you're no longer holding the shield. For the duration, that creature makes attack rolls against you with disadvantage.S pectral Ward. When you take damage while holding the shield, you can use a reaction to expend 1 of its charges to conjure an ethereal mist around you. When you do, the damage you take from the triggering effect is halved; the mist then vanishes. If the damage was from a creature within 5 feet of you, that creature must also succeed on a DC 17 Wisdom saving throw or become frightened of you until the end of its next turn.</text:p>
          </table:table-cell>
          <table:table-cell table:number-columns-repeated="2" office:value-type="string">
            <text:p>Y</text:p>
          </table:table-cell>
          <table:table-cell office:value-type="string">
            <text:p>You remain cursed until you're targeted by the remove curse spell or similar magic. Alternatively, casting banishment or dispel evil and good on the shield puts the spirit residing within it to rest, transforming the shield into a normal +2 shield with no other properties, although it still only weighs as much as a normal shield. As long as you remain cursed, the spirits within the shield can reach you through your dreams. Whenever you finish a long rest, roll a d100 and refer to the table below. 1: You're plagued by horrific nightmares. You gain no benefits from the rest and suffer from 1 level of exhaustion. 2-40: You sleep restlessly. You regain no Hit Dice as a result of finishing the rest. 41-84: You sleep fitfully. 85-99: You sleep deeply, and awake feeling exceptionally refreshed. You gain 2d10 temporary hit points. 100: You experience prophetic dreams, and are able to glean special insight of the day ahead, as if by the augury spell. This version of the spell allows you to ask a question about the next 24 hours, instead of 30 minutes.</text:p>
          </table:table-cell>
          <table:table-cell table:style-name="ce7" office:value-type="string">
            <text:p>400000gp</text:p>
          </table:table-cell>
        </table:table-row>
        <table:table-row table:style-name="ro7">
          <table:table-cell table:style-name="ce4" office:value-type="string">
            <text:p>Skull Helm </text:p>
          </table:table-cell>
          <table:table-cell office:value-type="string">
            <text:p>While wearing this skull-shaped helm, you have resistance to cold, poison, and necrotic damage.A dditionally, while wearing the helm, you can cast Spirit of Death from it without requiring material components. Once you use the helm to cast the spell, the helm can’t cast this spell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13" office:value-type="string">
            <text:p>Spell Gem (8<text:span text:style-name="T3">th</text:span>)</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8 ATT +10 Ruby</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14" office:value-type="string">
            <text:p>Spell Gem (9th)</text:p>
          </table:table-cell>
          <table:table-cell table:style-name="ce7" office:value-type="string">
            <text:p>(attunement optional) A spell gem can contain one spell from any class's spell list. You become aware of the spell when you learn the gems properties. While holding the gem. you can cast the spell from it as an action if you know the spell or if the spell is on your class spell list. Doing so doesn‘t require any components and doesn't require attunement. The spell then disappears from the gem. If the spell is of a higher level than you can normally cast. you must make an ability check using your spellcasting ability to determine whether you cast it successfully. The DC equals 10 + the spell's level. On a failed check. the spell disappears from the gem with no other effect. Each spell gem has a maximum level for the spell it can store. The spell level determines the gems rarity and the stored spell's saving throw DC and attack bonus. as shown in the Spell Gem table. You can imbue the gem with a spell if you're attuned to it and it's empty. To do so, you cast the spell while holding the gem. The spell is stored in the gem instead of having any effect. Casting the spell must require either 1 action or 1 minute or longer, and the spell's level must be no higher than the gem's maximum. If the spell belongs to the school of abjuration and requires material components that are consumed. you must provide them. but they can be worth half as much as normal. Once imbued with a spell. the gem can't be imbued again until the next dawn. DC 19 ATT +11 Diamond</text:p>
          </table:table-cell>
          <table:table-cell office:value-type="string">
            <text:p>Optional</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Staff of the Magi </text:p>
          </table:table-cell>
          <table:table-cell office:value-type="string">
            <text:p>This staff can be wielded as a magic quarterstaff that grants a +2 bonus to attack and damage rolls made with it. While holding it, you gain a +2 bonus to spell attack rolls. The staff has 50 charges for the following properties. The staff regains 4d6 + 2 expended charges daily at dawn. If you expend the last charge, roll a d20. On a 20, the staff regains 1d12 + 1 charges. Spell Absorption. While holding the staff, you have advantage on saving throws against spells. In addition, you can use your reaction when another creature casts a spell that targets only you. If you do, the staff absorbs the magic of the spell, canceling its effect and gaining a number of charges equal to the absorbed spell's level. However, if doing so brings the staff's total number of charges above 50, the staff explodes as if you activated its retributive strike (see below).S pells. While holding this staff, you can use an action to expend some of its charges to cast one of the following spells from it, using your spell save DC and spell attack bonus: Conjure Elemental (7 charges), Dispel Magic (3 charges), Fireball (7th-level version, 7 charges), Flaming Sphere (2 charges), Ice Storm (4 charges), Invisibility (2 charges), Knock (2 charges), Lightning Bolt (7th-level version, 7 charges), Passwall (5 charges), Plane Shift (7 charges), Telekinesis (5 charges), Wall of Fire (4 charges), or Web (2 charges).You can also use an action to cast one of the following spells from the staff without using any charges: Arcane Lock, Detect Magic, Enlarge/Reduce, Light, Mage Hand, or Protection from Evil and Good . Retributive Strike. You can use an action to break the staff over your knee or against a solid surface, performing a retributive strike. The staff is destroyed and releases its remaining magic in an explosion that expands to fill a 30-foot-radius sphere centered on it. You have a 50 percent chance to instantly travel to a random plane of existence, avoiding the explosion. If you fail to avoid the effect, you take force damage equal to 16 x the number of charges in the staff. Every other creature in the area must make a DC 17 Dexterity saving throw. On a failed save, a creature takes an amount of damage based on how far away it is from the point of origin, as shown in the following table. On a successful save, a creature takes half as much damage. 10': 8 x Charges, 20': 6 x Charges, 30': 4 x Charges</text:p>
          </table:table-cell>
          <table:table-cell office:value-type="string">
            <text:p>Sorcerer/Warlock/Wizard</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7">
          <table:table-cell table:style-name="ce4" office:value-type="string">
            <text:p>Vorpal Sword </text:p>
          </table:table-cell>
          <table:table-cell office:value-type="string">
            <text:p>(Slashing Sword) You gain a +3 bonus to attack and damage rolls made with this magic weapon. In addition, the weapon ignores resistance to slashing damage. When you attack a creature that has at least one head with this weapon and roll a 20 on the attack roll, you cut off one of the creature's heads. The creature dies if it can't survive without the lost head. A creature is immune to this effect if it is immune to slashing damage, doesn't have or need a head, has legendary actions, or the DM decides that the creature is too big for its head to be cut off with this weapon. Such a creature instead takes an extra 6d8 slashing damage from the hit.</text:p>
          </table:table-cell>
          <table:table-cell office:value-type="string">
            <text:p>Y</text:p>
          </table:table-cell>
          <table:table-cell office:value-type="string">
            <text:p>N</text:p>
          </table:table-cell>
          <table:table-cell office:value-type="string">
            <text:p>N/A</text:p>
          </table:table-cell>
          <table:table-cell table:style-name="ce7" office:value-type="string">
            <text:p>400000gp</text:p>
          </table:table-cell>
        </table:table-row>
        <table:table-row table:style-name="ro5" table:number-rows-repeated="1048541">
          <table:table-cell table:number-columns-repeated="6"/>
        </table:table-row>
        <table:table-row table:style-name="ro5">
          <table:table-cell table:number-columns-repeated="6"/>
        </table:table-row>
      </table:table>
      <table:table table:name="Class XI" table:style-name="ta1" table:print="false">
        <office:forms form:automatic-focus="false" form:apply-design-mode="false"/>
        <table:table-column table:style-name="co29" table:default-cell-style-name="Default"/>
        <table:table-column table:style-name="co30" table:default-cell-style-name="Default"/>
        <table:table-column table:style-name="co3" table:number-columns-repeated="8" table:default-cell-style-name="Default"/>
        <table:table-row table:style-name="ro7">
          <table:table-cell table:style-name="ce1" office:value-type="string">
            <text:p>Name</text:p>
          </table:table-cell>
          <table:table-cell table:style-name="ce1" office:value-type="string">
            <text:p>Description</text:p>
          </table:table-cell>
          <table:table-cell table:style-name="ce9" office:value-type="string">
            <text:p>Attunment</text:p>
          </table:table-cell>
          <table:table-cell table:style-name="ce9" office:value-type="string">
            <text:p>Cursed</text:p>
          </table:table-cell>
          <table:table-cell table:style-name="ce9" office:value-type="string">
            <text:p>Curse</text:p>
          </table:table-cell>
          <table:table-cell table:style-name="ce1" office:value-type="string">
            <text:p>Price</text:p>
          </table:table-cell>
          <table:table-cell table:number-columns-repeated="4"/>
        </table:table-row>
        <table:table-row table:style-name="ro7">
          <table:table-cell table:style-name="ce4" office:value-type="string">
            <text:p>Amulet of the Planes </text:p>
          </table:table-cell>
          <table:table-cell office:value-type="string">
            <text:p>While wearing this amulet, you can use an action to name a location that you are familiar with on another plane of existence. Then make a DC 15 Intelligence check. On a successful check, you cast the Plane Shift spell. On a failure, you and each creature and object within 15 feet of you travel to a random destination. Roll a d100. On a 1-60, you travel to a random location on the plane you named. On a 61-100, you travel to a randomly determined plane of existence. </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14" office:value-type="string">
            <text:p>Anstruth Harp </text:p>
          </table:table-cell>
          <table:table-cell office:value-type="string">
            <text:p>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 You can use an action to play the instrument and cast one of its spells. Once the instrument has been used to cast a spell, it can't be used to cast that spell again until the next dawn. The spells use your spellcasting ability and spell save DC. You can play the instrument while casting a spell that causes any of its targets to be charmed on a failed saving throw, thereby imposing disadvantage on the save. This effect applies only if the spell has a somatic or a material component. Spells: <text:s/><text:tab/>Fly, Invisibility, Levitate, Protection from Evil and Good, Control Weather, Cure Wounds (5th level), Wall of Thorns</text:p>
          </table:table-cell>
          <table:table-cell office:value-type="string">
            <text:p>Bard</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Arista, Wand of the Spire </text:p>
          </table:table-cell>
          <table:table-cell office:value-type="string">
            <text:p>This elegant silver and gold wand was crafted by the archmages that first arrived in Orostead centuries ago, well before the magical fallout of the Upheaval. It has been carefully used by only the extremely powerful or clever for generations. The wand has 7 charges for some of the following properties. It regains all expended charges daily at dawn. If you expend the wand's last charge and are not a wizard, roll a d20. On a 1, the wand vanishes and returns to a secret vault within The Spire of Aristaeus, the legendary wizarding tower in Orostead. Variant Properties. Some properties of this artifact are locked behind layers of dormant magic. As you grow stronger and reach certain milestones, these properties may become available to you. This wand can have up to 3 of the following properties active at a time. When you attune to Arista, you can choose to activate up to 3 of its variant properties whose prerequisites you meet. Whenever you finish a long rest, you can replace any of the activated properties with another one. While holding the wand, you can use an action to cast one of the following spells from it, using your spell save DC: create or destroy water, floating disk, fog cloud, gaseous form, identify, or sanctuary. Once the wand has been used to cast a spell, it can't be used to cast that spell again until the next dawn. While holding the wand, you can use an action to expend 1 of its charges to cast the magic missile spell. When you reach 9th level, this spell is cast at 2nd level instead, and is cast at 3rd level once you reach 13th. (Prerequisite: 5th level) You gain a +1 bonus to spell attack rolls and spell save DC. This bonus increases to +2 when you reach 9th level, and +3 when you reach 17th. (Prerequisite: 5th-level wizard) While holding the wand, you can use an action to cast the unseen servant spell. (Prerequisite: 9th level) While holding the wand, you can use an action to expend 2 of its charges to create one of the following effects, using your spell save DC: Drilling Gust. You harness the ever-present winds of Lake Ils and tighten them into a magic, twisting spear. The spear flies from the wand and forms a line 60 feet long and 5 feet wide, piercing through any creature in the area. Each creature in the line must make a Constitution saving throw. On a failed save, a creature takes 3d6 piercing damage and 3d6 cold damage and is pushed 15 feet away from you. If a creature fails the saving throw by 5 or more, it is also knocked prone. On a successful save, a creature takes half as much damage from the effect and isn't pushed. <text:s/>Siphoning Vortex. You conjure the strange undercurrents of Lake Ils and create a magical whirlpool in a 15-foot-radius circle at a point on the ground you can see within 60 feet of you. Each creature in the area must succeed on a Strength saving throw. On a failed save, a creature takes 4d6 bludgeoning damage and is pulled up to 10 feet toward the point. If a creature fails the saving throw by 5 or more, it is also knocked prone and spends its action on its next turn coughing and sputtering water. On a successful save, a creature takes half as much bludgeoning damage and isn't pulled. The water spreads out across the ground, extinguishing unprotected flames in its area, and then it vanishes. (Prerequisite: 9th-level wizard) While holding the wand, you can expend 3 of its charges to cast the banishment spell, using your spell save DC. In addition, you are always under the effects of the see invisibility spell. (Prerequisite: 13th level) While holding the wand, you gain truesight out to a range of 10 feet. (Prerequisite: 13th-level wizard) While holding the wand, you can use an action to expend 1 or more of its charges to cast one of the following spells, using your spell save DC: arcanist's magic aura (1 charge), dimension door (2 charges), etherealness (5 charges), fog cloud (4 charges; 1 mile-radius sphere that remains for the duration of the spell), guards and wards (4 charges), private sanctum (2 charges), teleport (5 charges). (Prerequisite: 20th-level wizard) You gain the benefits of all of this wand's variant properties. Destroying Arista. The only way to destroy Arista, Wand of the Spire is to leave it in an antimagic field on the Ethereal Plane for 100 years, at which point it finally succumbs and becomes nonmagical, allowing it to be easily snapped in two.</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5">
          <table:table-cell table:style-name="ce12" office:value-type="string">
            <text:p>Armor +3</text:p>
          </table:table-cell>
          <table:table-cell office:value-type="string">
            <text:p>(Any Armor) You have a bonus to AC while wearing this armor. The bonus is determined by its rarity. </text:p>
          </table:table-cell>
          <table:table-cell table:number-columns-repeated="2"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14" office:value-type="string">
            <text:p>Bag of Beans </text:p>
          </table:table-cell>
          <table:table-cell office:value-type="string">
            <text:p>Inside this heavy cloth bag are 3d4 dry beans. The bag weighs 1/2 pound plus 1/4 pound for each bean it contains. If you dump the bag's contents out on the ground, they explode in a 10-foot radius, extending from the beans. Each creature in the area, including you, must make a DC 15 Dexterity saving throw, taking 5d4 fire damage on a failed save, or half as much damage on a successful one. The fire ignites flammable objects in the area that aren't being worn or carried. If you remove a bean from the bag, plant it in the dirt or sand, and then water it, the bean produces an effect 1 minute later from the ground where it was planted. The DM can choose an effect from the following table, determine it randomly, or create an effect. 1: 5d4 toadstools sprout. If a creature eats a toadstool, roll any die. On an odd roll, the eater must succeed on a DC 15 Constitution saving throw or take 5d6 poison damage and become poisoned for 1 hour. On an even roll, the eater gains 5d6 temporary hit points for 1 hour. 2-10: A geyser erupts and sprouts water, beer, berry juice, tea, vinegar, wine, or oil (DM's choice) 30 feet into the air for 1d12 rounds. 11-20: A treant sprouts (see the Monster Manual for statistics). There's a 50 percent chance that the treant is chaotic evil and attacks. 21-30: An animate, immobile stone statue in your likeness rises. It makes verbal threats against you. If you leave it and others come near, it describes you as the most heinous of villains and directs the newcomers to find and attack you. If you are on the same plane of existence as the statue, it knows where you are. The statue becomes inanimate after 24 hours. 31-40 A campfire with blue flames springs forth and burns for 24 hours (or until it is extinguished). 41-50: 1d6 + 6 shriekers sprout (see the Monster Manual for statistics). 51-60: 1d4 + 8 bright pink toads crawl forth. Whenever a toad is touched, it transforms into a Large or smaller monster of the DM's choice. The monster remains for 1 minute, then disappears in a puff of bright pink smoke. 61-70: A hungry bulette (see the Monster Manual for statistics) burrows up and attacks. 71-80: <text:s/><text:tab/>A fruit tree grows. It has 1d10 + 20 fruit, 1d8 of which act as randomly determined magic potions, while one acts as an ingested poison of the DM's choice. The tree vanishes after 1 hour. Picked fruit remains, retaining any magic for 30 days. 81-90: A nest of 1d4 + 3 eggs springs up. Any creature that eats an egg must make a DC 20 Constitution saving throw. On a successful save, a creature permanently increases its lowest ability score by 1, randomly choosing among equally low scores. On a failed save, the creature takes 10d6 force damage from an internal magical explosion. 91-99: A pyramid with a 60-foot-square base bursts upward. Inside is a sarcophagus containing a mummy lord (see the Monster Manual for statistics). The pyramid is treated as the mummy lord's lair, and its sarcophagus contains treasure of the DM 's choice. 100: A giant beanstalk sprouts, growing to a height of the DM's choice. The top leads where the DM chooses, such as to a great view, a cloud giant's castle, or a different plane of existence.</text:p>
          </table:table-cell>
          <table:table-cell table:number-columns-repeated="2"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5">
          <table:table-cell table:style-name="ce14" office:value-type="string">
            <text:p>Belt of Storm Giant Strength </text:p>
          </table:table-cell>
          <table:table-cell office:value-type="string">
            <text:p>While wearing this belt, your Strength score changes to 29. If your Strength is already equal to or greater than the belt's score, the item has no effect on you. </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Blackrazor </text:p>
          </table:table-cell>
          <table:table-cell office:value-type="string">
            <text:p>(Greatsword) Hidden in the dungeon of White Plume Mountain, Blackrazor shines like a piece of night sky filled with stars. Its black scabbard is decorated with pieces of cut obsidian. You gain a +3 bonus to attack and damage rolls made with this magic weapon. It has the following additional properties. Devour Soul. Whenever you use it to reduce a creature to 0 hit points, the sword slays the creature and devours its soul, unless it is a construct or an undead. A creature whose soul has been devoured by Blackrazor can be restored to life only by a Wish spell. When it devours a soul, Blackrazor grants you temporary hit points equal to the slain creature's hit point maximum. These hit points fade after 24 hours. As long as these temporary hit points last and you keep Blackrazor in hand, you have advantage on attack rolls, saving throws, and ability checks. If you hit an undead with this weapon, you take 1d10 necrotic damage and the target regains 1d10 hit points. If this necrotic damage reduces you to 0 hit points, Blackrazor devours your soul. Soul Hunter. While you hold the weapon. you are aware of the presence of Tiny or larger creatures within 60 feet of you that aren't constructs or undead. You also can't be charmed or frightened. Blackrazor can cast the Haste spell on you once per day. It decides when to cast the spell and maintains concentration on it so that you don't have to. Sentience. Blackrazor is a sentient chaotic neutral weapon with an Intelligence of 17, a Wisdom of 10, and a Charisma of 19. It has hearing and darkvision out to a range of 120 feet. The weapon can speak, read, and understand Common, and can communicate with its wielder telepathically. Its voice is deep and echoing. While you are attuned to it, Blackrazor also understands every language you know. Personality. Blackrazor speaks with an imperious tone, as though accustomed to being obeyed. The sword's purpose is to consume souls. It doesn't care whose souls it eats, including the wielder's. The sword believes that all matter and energy sprang from a void of negative energy and will one day return to it. Blackrazor is meant to hurry that process along. Despite its nihilism, Blackrazor feels a strange kinship to Wave and Whelm, two other weapons locked away under White Plume Mountain. It wants the three weapons to be united again and wielded together in combat, even though it violently disagrees with Whelm and finds Wave tedious. Blackrazor's hunger for souls must be regularly fed. If the sword goes three days or more without consuming a soul, a conflict between it and its wielder occurs at the next sunset.</text:p>
          </table:table-cell>
          <table:table-cell office:value-type="string">
            <text:p>Non-Lawful</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Blackstaff </text:p>
          </table:table-cell>
          <table:table-cell office:value-type="string">
            <text:p>The Blackstaff is a sentient, rune-carved staff set with thin silver veins. It is the symbol of office for the Blackstaff, the highest ranking wizard in Waterdeep. As the rightful owner of the Blackstaff, Vajra Safahr is the only one who can become attuned to it. The staff can, however, choose a new owner (see "Personality" below).T he Blackstaff has the magical properties of a staff of power in addition to the following properties. Animate Walking Statues. You can expend 1 or more of the staff's charges as an action to animate or deactivate one or more of the walking statues of Waterdeep. You must be in the city to use this property, and you can animate or deactivate one statue for each charge expended. An animated statue obeys the telepathic commands of Khelben Arunsun's spirit, which is trapped inside the staff (see "Personality" below). A walking statue becomes inanimate if deactivated or if the staff is broken.Dispel Magic. <text:s/>You can expend 1 of the staff's charges as a bonus action to cast dispel magic on a creature, an object, or a magical effect that you touch with the tip of the staff. If the target is an unwilling creature or an object in the possession of such a creature, you must hit the creature with a melee attack using the Blackstaff before you can expend the charge to cast the spell. Drain Magic. This property affects only creatures that use spell slots. When you hit such a creature with a melee attack using the Blackstaff, you can expend 1 of the staff's charges as a bonus action, causing the target to expend one spell slot of the highest spell level it can cast without casting a spell. If the target has already expended all its spell slots, nothing happens. Spell slots that are expended in this fashion are regained when the target finishes a long rest, as normal. Master of Enchantment. When you cast an enchantment spell of 1st level or higher while holding the staff, you can make an Intelligence (Arcana) check with a DC of 10 + the level of the spell. If the check succeeds, you cast the spell without expending a spell slot. Sentience. The Blackstaff is a sentient staff of neutral alignment, with an Intelligence of 22, a Wisdom of 15, and a Charisma of 18. It has hearing and darkvision out to a range of 120 feet, and it can communicate telepathically with any creature that is holding it. Personality. The staff has the spirits of all previous Blackstaffs trapped within it. Its creator, Khelben Arunsun, is the dominant personality among them. Like Khelben, the staff is extremely devious and manipulative. It prefers to counsel its owner without exerting outright control. The staff's primary goal is to protect Waterdeep and its Open Lord, currently Laeral Silverhand. Its secondary goal is to help its wielder become more powerful. In the event that the holder of the office of the Blackstaff no longer serves the staff's wishes, the staff ceases to function until it finds a worthy inheritor—someone whose loyalty to Waterdeep is beyond reproach. Spirit Trap. When the Blackstaff dies, the spirit of that individual becomes trapped in the staff along with the spirits of the previous Blackstaffs. (A Blackstaff whose spirit is trapped in the staff can't be raised from the dead.) Destroying the staff would release the spirits trapped inside it, but in that event, Khelben's spirit can lodge itself inside any one piece of the staff that remains. The piece containing Khelben's spirit has the staff's Sentience property but none of its other properties. As long as this piece of the staff exists, Khelben's spirit can make the staff whole again whenever he wishes. When the staff is remade, the spirits of the previous Blackstaffs become trapped inside it again.</text:p>
          </table:table-cell>
          <table:table-cell office:value-type="string">
            <text:p>Blackstaff Heir, Wizard</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Blue Dragon Horn Shield </text:p>
          </table:table-cell>
          <table:table-cell office:value-type="string">
            <text:p>(Shield) This shield is carved out of the horn of an adult blue dragon. While holding it, you gain resistance to lightning damage and a +2 bonus to your AC. This bonus is in addition to the shield's normal bonus to AC. While holding the shield, you can use the following properties. Lightning Weapon. You can use a bonus action to drag a weapon you're wielding across the face of the shield to charge it with electricity. The first time you hit a target with the charged weapon in the next minute, the attack deals an extra 4d6 lightning damage to the target. Once this property of the shield has been used, it can't be used again until the next dawn or until you take 10 or more lightning damage from a single source while holding the shield. Shield Charge. If you move at least 20 feet in a straight line toward a target and immediately make a melee weapon attack against it, you can make the attack using the shield instead. You are proficient with the attack, which uses your Strength modifier for its attack and damage rolls. On a hit, the target takes 1d6 bludgeoning damage and 1d6 lightning damage and must succeed on a DC 16 Strength saving throw or be knocked prone.</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Criir's Blade </text:p>
          </table:table-cell>
          <table:table-cell office:value-type="string">
            <text:p>(Longsword) This mighty blade belongs to the Astral Griffon Criir, a patron deity of artisans and craftsmen. Only a creature chosen by Criir can attune to this weapon, which is shared by those deemed worthy across the multiverse. Heroes selected to wield the blade are often set on great adventures across the planes of existence, and typically share at least some of the astral griffon's passion for creation. While attuned to the sword, you can use a bonus action to summon it to your empty hand from a special demiplane. You are proficient with this weapon while you're attuned to it, which has the finesse property and is seemingly weightless in your grasp. The blade returns to its demiplane if it is more than 30 feet away from you for 1 minute or more or if you dismiss it (no action required). Magic Weapon. Criir's Blade is a magic weapon that grants a +2 bonus to attack and damage rolls made with it. It also functions as a dancing sword. Charges. The sword has 5 charges for the following properties. It regains all expended charges daily at dawn. Spells. While holding the sword, you can use an action to expend 1 of its charges to cast either the creation or fabricate spell from it. Starlight Crash. While holding the sword, you can use an action to cause it to teleport up to 40 feet in the air above a point that you can see within 120 feet of you. As part of this action, you can expend up to 3 of the sword's charges to cause it to then release an incinerating pillar of light from it in a 40-foot-radius, 40-foot-high cylinder toward the ground. Each creature within the pillar must make a DC 17 Constitution saving throw, taking 3d8 radiant damage for each expended charge on a failed save, or half as much damage on a successful one. Regardless of whether or not you expended any charges, the sword then plummets to the ground at the point below it, creating a blast upon impact in a 10-foot radius. Each creature within that radius must make a DC 17 Dexterity saving throw, taking 4d6 bludgeoning damage on a failed save, or half as much damage on a successful one. The sword then returns to your hand. Once this property of the sword has been used, it can't be used again until the next dawn. Warping Strike. While holding the sword, you can expend 1 of its charges as part of making an attack with it. When you do, you can teleport to an unoccupied space that you can see within 30 feet of you either before or after making the attack. If the attack hits, the target also takes an extra 4d6 force damage. Destroying the Blade. Only Criir can destroy the weapon, which requires it to be unmade while within the extradimensional space of a Griffon's Saddlebag.</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Criir's Scepter </text:p>
          </table:table-cell>
          <table:table-cell office:value-type="string">
            <text:p>This segmented scepter belongs to the Astral Griffon Criir, a patron deity of artisans and craftsmen. Its upper half floats above the lower, along with four dark, metallic shards. At the center of the shards is a dark sphere. While holding the rod, the sphere at its top glows with an ember-like warmth from within. A miniscule, swirling galaxy quickly forms around it. While attuned to the rod, you can use a bonus action to summon it to your empty hand from a special demiplane. The rod returns to its demiplane if it is more than 30 feet away from you for 1 minute or more or if you dismiss it (no action required). While holding the rod, it emits bright light in a 15-foot radius, and dim light for an additional 15 feet. The light is sunlight. While the light persists, you can use an action to expand or reduce its radius of bright and dim light by 5 feet each, to a maximum of 30 feet each or a minimum of 10 feet each. Magic Resistance. While holding the rod, you have resistance to damage from spells. Magic Weapon. Criir's Scepter can also be used as a magic morningstar that grants a +2 bonus to attack and damage rolls made with it. You're considered to be proficient with it while attuned to the rod. Charges. The scepter has 10 charges for the following properties. The scepter regains 1d6 + 4 expended charges daily at dawn. If you expend the last charge, roll a d20. On an 11 or higher, the scepter regains 1d4 charges. On a 10 or lower, the scepter returns to its demiplane and can't be summoned again until the next dawn. Spells. While holding the scepter, you can use an action to cast one of the following spells from it, using your spell save DC and spell attack bonus: flame strike (4 charges), identify (1 charge, or no charges to cast it over the course of 1 minute), levitate (1 charge), meteor swarm (8 charges), reverse gravity (6 charges), scorching ray (1 charge), or sunburst (7 charges). If a spell cast in this way would deal fire damage, you can choose for the damage to be radiant instead. Star Collapse. While holding the scepter, you can use an action to expend all of its remaining charges to cause the sphere at the top to release an earth-shattering explosion. The explosion erupts from it in a 60-foot-radius sphere: each creature within that area, including yourself, must make a DC 18 Dexterity saving throw. On a failed save, a creature takes radiant damage equal to 20 × the number of expended charges, or half as much on a successful save. Your attunement to the scepter then ends, and the scepter magically returns to the Astral plane where it was created. Destroying the Scepter. Only Criir can destroy the rod, which requires it to be unmade while within the extradimensional space of a Griffon's Saddlebag.</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Crystal Ball of Mind Reading</text:p>
          </table:table-cell>
          <table:table-cell office:value-type="string">
            <text:p>The typical crystal ball, a very rare item, is about 6 inches in diameter. While touching it, you can cast the Scrying spell (save DC 17) with it. You can use an action to cast the Detect Thoughts spell (save DC 17) while you are scrying with the crystal ball, targeting creatures you can see within 30 feet of the spell's sensor. You don't need to concentrate on this Detect Thoughts to maintain it during its duration, but it ends if scrying ends.</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Crystal Ball of Storms </text:p>
          </table:table-cell>
          <table:table-cell office:value-type="string">
            <text:p>This crystal ball is about 6 inches in diameter. Inside is a perpetual storm that crackles with ferocity. While touching it, you can either cast the scrying or call lightning spell with it, using a spell save DC of 17. If the scrying spell lasts for the full duration, you can choose to cause a storm to form above the sensor's location at the time the spell ends, as if by the control weather spell. The storm appears outside and in the sky above that point. The spell creates rain, hail, or snow (your choice) in stormy wind conditions; the temperature in the area drops by 10 degrees Fahrenheit. The storm then remains for the next 8 hours, and this property of the crystal ball can't be used again until the next dawn. Alternatively, you can cast call lightning from the crystal ball while looking through its sensor. The sensor must be outdoors, and it must be in stormy conditions. You don’t need to concentrate on this call lightning to maintain it during its duration, but it ends if scrying ends. When this call lightning spell ends, it can't be used in this way again until the next dawn. If the crystal ball is destroyed, the storm appears outside and centered in the sky above that point. The storm recreates the effects of the control weather spell, as determined by the GM. The storm is permanent; only a wish spell can dispel it.</text:p>
          </table:table-cell>
          <table:table-cell office:value-type="string">
            <text:p>Y</text:p>
          </table:table-cell>
          <table:table-cell office:value-type="string">
            <text:p>N</text:p>
          </table:table-cell>
          <table:table-cell table:number-columns-repeated="2" office:value-type="string">
            <text:p>N/A</text:p>
          </table:table-cell>
          <table:table-cell table:number-columns-repeated="4"/>
        </table:table-row>
        <table:table-row table:style-name="ro7">
          <table:table-cell table:style-name="ce4" office:value-type="string">
            <text:p>Crystal Ball of Telepathy</text:p>
          </table:table-cell>
          <table:table-cell office:value-type="string">
            <text:p>The typical crystal ball, a very rare item, is about 6 inches in diameter. While touching it, you can cast the Scrying spell (save DC 17) with it. While scrying with the crystal ball, you can communicate telepathically with creatures you can see within 30 feet of the spell's sensor. You can also use an action to cast the Suggestion spell (save DC 17) through the sensor on one of those creatures. You don't need to concentrate on this Suggestion to maintain it during its duration, but it ends if scrying ends. Once used, the Suggestion power of the crystal ball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Crystal Ball of True Seeing</text:p>
          </table:table-cell>
          <table:table-cell office:value-type="string">
            <text:p>The typical crystal ball, a very rare item, is about 6 inches in diameter. While touching it, you can cast the Scrying spell (save DC 17) with it. While scrying with the crystal ball, you have truesight with a radius of 120 feet centered on the spell's sensor.</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Cubic Gate </text:p>
          </table:table-cell>
          <table:table-cell office:value-type="string">
            <text:p>This cube is 3 inches across and radiates palpable magical energy. The six sides of the cube are each keyed to a different plane of existence, one of which is the Material Plane. The other sides are linked to planes determined by the DM. You can use an action to press one side of the cube to cast the Gate spell with it, opening a portal to the plane keyed to that side. Alternatively, if you use an action to press one side twice, you can cast the Plane Shift spell (save DC 17) with the cube and transport the targets to the plane keyed to that side. The cube has 3 charges. Each use of the cube expends 1 charge. The cube regains 1d3 expended charges daily at dawn.</text:p>
          </table:table-cell>
          <table:table-cell table:number-columns-repeated="2"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Danoth's Visor </text:p>
          </table:table-cell>
          <table:table-cell office:value-type="string">
            <text:p>These mithral-frame goggles with clear diamond lenses were used by the evoker Danoth Oro to spot invisible enemies and scout areas from afar. Dormant. While wearing the goggles in their dormant state, you can see normally in darkness, both magical and nonmagical, to a distance of 60 feet. Additionally, you have advantage on Intelligence (Investigation) and Wisdom (Perception) checks that rely on sight. Awakened. When Danoth's Visor reaches an awakened state, it gains the following properties: You see invisible creatures and objects within 60 feet of you as if they were visible, and you can see into the Ethereal Plane. Ethereal creatures and objects appear ghostly and translucent. As a bonus action, you can speak a command word and use the goggles to see into and through solid matter. This vision has a radius of 60 feet and lasts for 1 minute. To you, solid objects within that radius appear transparent. The vision can penetrate 1 foot of stone, 1 inch of common metal, or up to 3 feet of wood or dirt. Thicker substances block the vision, as does a thin sheet of lead. This property can't be used again until the next dawn. As a bonus action, you can speak a command word to switch the goggles into spyglass mode. While in this mode, creatures and objects viewed through the goggles are magnified to twice their size. Speaking the command word again reverts the goggles to their normal operation. Exalted. When Danoth's Visor reaches an exalted state, it gains the following properties: You automatically detect illusions you can see and automatically succeed on saving throws against them. In addition, you see a bright aura around any creature that isn't in its true form.A s an action, you can cast the Antimagic Field spell from the visor. This property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Deck Of Many More Things </text:p>
          </table:table-cell>
          <table:table-cell office:value-type="string">
            <text:p>Over the centuries since the first Deck of Many Things was created, many have sought and failed to replicate it. But some have created new cards. These forty-four additional cards are known collectively as the Deck of Many More Things. Like the Deck of Many Things, the Deck of Many More Things manifests differently on various worlds. While it can include fewer or different cards, it frequently appears with a Deck of Many Things as part of a combined deck of sixty-six illuminated cards. The combined deck is usually protected by a box or pouch. The forty-four cards of the Deck of Many More Things bear similar imagery to those in the Deck of Many Things and have potent magical effects, which are detailed later in this description. Notably, cards from the Deck of Many More Things are more likely to be beneficial, though about a third of them are still dangerous. Before you draw a card, you must declare how many cards you intend to draw and then draw them randomly. Unless a card allows you to draw additional cards, any cards drawn exceeding this number have no effect. As soon as you draw a card, its magic takes effect. You must draw each card you declared no more than 1 hour after the previous draw. Unless a card states otherwise, if you fail to draw the chosen number, the remaining number of cards fly from the deck and take effect simultaneously. Unless it is the Fool or the Jester card, a drawn card immediately takes effect, fades from existence, and reappears in the deck, making it possible to draw the same card multiple times. The DM can use the physical cards provided in The Deck of Many Things card set to build a combined Deck of Many Things and Deck of Many More Things, including whichever cards they desire. Alternatively, roll on the Deck of Many More Things table below to randomly determine what cards are drawn. <text:a xlink:href="https://dnd5e.wikidot.com/wondrous-items:deck-of-many-more-things">here</text:a></text:p>
          </table:table-cell>
          <table:table-cell table:number-columns-repeated="2"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Deck of Many Things </text:p>
          </table:table-cell>
          <table:table-cell office:value-type="string">
            <text:p>Usually found in a box or pouch, this deck contains a number of cards made of ivory or vellum. Most (75 percent) of these decks have only thirteen cards, but the rest have twenty-two. Before you draw a card, you must declare how many cards you intend to draw and then draw them randomly (you can use an altered deck of playing cards to simulate the deck). Any cards drawn in excess of this number have no effect. Otherwise, as soon as you draw a card from the deck, its magic takes effect. You must draw each card no more than 1 hour after the previous draw. If you fail to draw the chosen number, the remaining number of cards fly from the deck on their own and take effect all at once. Once a card is drawn, it fades from existence. Unless the card is the Fool or the Jester, the card reappears in the deck, making it possible to draw the same card twice. <text:a xlink:href="https://dnd5e.wikidot.com/wondrous-items:deck-of-many-things">here</text:a></text:p>
          </table:table-cell>
          <table:table-cell table:number-columns-repeated="2"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Deck of Several Things </text:p>
          </table:table-cell>
          <table:table-cell office:value-type="string">
            <text:p>Stored in a leather pouch, this unique deck contains twenty-two colored cards made of some strong but unknown metal, each of which features a design printed as a mosaic of raised dots. Before you draw a card, you must declare how many cards you intend to draw and then draw them randomly (you can use an altered deck of playing cards to simulate the deck). Any cards drawn in excess of this number have no effect. Otherwise, as soon as you draw a card from the deck, its magic takes effect. You must draw each card no more than 1 hour after the previous draw. If you fail to draw the chosen number, the remaining number of cards fly from the deck on their own and take effect all at once. Once a card is drawn, it fades from existence. Unless the card is the Fool or the Jester, the card reappears in the deck, making it possible to draw the same card twice. <text:a xlink:href="https://dnd5e.wikidot.com/wondrous-items:deck-of-several-things">here</text:a></text:p>
          </table:table-cell>
          <table:table-cell table:number-columns-repeated="2"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Dragon Mask </text:p>
          </table:table-cell>
          <table:table-cell office:value-type="string">
            <text:p>Each dragon mask is a legendary wondrous item that reshapes to fit the face and head of a wearer attuned to it. While you are wearing any dragon mask and attuned to it, you gain the following benefits. Damage Absorption. You have resistance against the mask's damage type. If you already have resistance to that damage type from another source, you instead have immunity to that damage type. If you already have immunity to that damage type from another source, whenever you are subjected to damage of that type, you take none of that damage and regain a number of hit points equal to half the damage dealt of that type. Draconic Majesty. While you are wearing no armor, you can add your Charisma bonus to your Armor Class. Dragon Breath. If you have a breath weapon that requires rest to recharge, it gains a recharge of 6. Dragon Sight. You gain darkvision out to 60 feet, or to an additional 60 feet if you already have that sense. Once per day, you can gain blindsight out to 30 feet for 5 minutes. Dragon Tongue. You can speak and understand Draconic. You also have advantage on any Charisma check you make against dragons that share the mask's color. Legendary Resistance (1/Day). If you fail a saving throw, you can choose to succeed instead. Black: This horned mask of glossy ebony has a skull-like mien. Its damage type is acid. While you wear the mask, you gain the following benefit, in addition to those the dragon masks share. Water Breathing. You can breathe underwater. Blue: This mask of glossy azure has spikes around its edges and a ridged horn in its center. Its damage type is lightning. While you wear the mask, you gain the following benefit, in addition to those the dragon masks share. Lingering Shock. If you deal lightning damage to a creature, it can't take reactions until its next turn. Green: This mottled green mask is surmounted by a frilled crest and has leathery spiked plates along its jaw. Its damage type is poison. While you wear the mask, you gain the following benefit, in addition to those the dragon masks share. Water Breathing. You can breathe underwater. Red: This mask of glossy crimson has swept-back horns and spiked cheek ridges. Its damage type is fire. While you wear the mask, you gain the following benefit, in addition to those the dragon masks share. Dragon Fire. If you deal fire damage to a creature or flammable object, it starts burning. At the start of each of its turns, a creature burning in this way takes 1d6 fire damage. A creature that can reach the burning target can use an action to extinguish the fire. White: This gleaming mask is white with highlights of pale blue and is topped by a spined crest. Its damage type is cold. While you wear the mask, you gain the following benefit, in addition to those the dragon masks share. Winter's Fury. While your current hit points are equal to or less than half your hit point maximum, you deal an extra 1d8 cold damage with your melee attacks.</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Efreeti Chain </text:p>
          </table:table-cell>
          <table:table-cell office:value-type="string">
            <text:p>(Chain Mail)While wearing this armor, you gain a +3 bonus to AC, you are immune to fire damage, and you can understand and speak Primordial. In addition, you can stand on and walk across molten rock as if it were solid ground. </text:p>
          </table:table-cell>
          <table:table-cell office:value-type="string">
            <text:p>Y</text:p>
          </table:table-cell>
          <table:table-cell office:value-type="string">
            <text:p>N</text:p>
          </table:table-cell>
          <table:table-cell table:number-columns-repeated="2" office:value-type="string">
            <text:p>N/A</text:p>
          </table:table-cell>
          <table:table-cell table:number-columns-repeated="4"/>
        </table:table-row>
        <table:table-row table:style-name="ro7">
          <table:table-cell table:style-name="ce4" office:value-type="string">
            <text:p>Godsteel Barrier </text:p>
          </table:table-cell>
          <table:table-cell office:value-type="string">
            <text:p>(Shield) This golden tower shield emits an almost impenetrable aura of protection from it. While holding this shield, you have a +3 bonus to AC. This bonus is in addition to the shield's normal bonus to AC. In addition, if you are subjected to an effect that allows you to make a Dexterity saving throw to take only half damage, you can choose to use your Strength modifier for it, instead of Dexterity. If you succeed on the saving throw using your Strength modifier in this way, you take no damage from the effect, as you interpose your shield between yourself and the source of the effect. While holding the shield, you can use a bonus action to gain 25 temporary hit points and extend the shield's aura to protect your nearby allies. Choose up to four other creatures that you can see within 60 feet of you. The extended aura lasts for 10 minutes or until your concentration ends (as if concentrating on a spell); it ends early if the effect is targeted by a dispel magic spell of 5th level or higher, or if you're no longer holding the shield. For the duration, each of those creatures gains a +3 bonus to AC. A creature loses this bonus if it's ever more than 60 feet away from you. In addition, you can use a bonus action on each of your turns to change which creatures within the aura's range gain this bonus to AC. If you have any temporary hit points granted by this or another item with "godsteel" in the name, your concentration on this effect can't be broken as a result of taking damage. Once this property of the shield has been used, it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Grimoire Infinitus </text:p>
          </table:table-cell>
          <table:table-cell office:value-type="string">
            <text:p>Several of these spellbooks with gilded pages and silver-plated covers were created during the Age of Arcanum, but only one has been found since the Calamity ended. The book has an infinite number of pages, is three inches thick, eight inches wide, twelve inches long, and weighs three pounds.D ormant. Most of the book is blank, but the following spells are recorded in the first pages of the tome: Alarm, Antimagic Field, Bigby's Hand, Blight, Charm Person, Confusion, Control Weather, Create Undead, Detect Thoughts, Enlarge/Reduce, Fear, Foresight, Gaseous Form, Glyph of Warding, Legend Lore, Leomund's Tiny Hut, Mass Suggestion, Mislead, Misty Step, Mordenkainen's Faithful Hound, Prismatic Spray, Ray of Enfeeblement, Silent Image, Teleport, and Thunderwave. You can use the grimoire as your spellbook, and you can scribe new spells into it as normal. When you prepare wizard spells using the grimoire, the number of wizard spells you can prepare increases by 1. Awakened. When the Grimoire Infinitus reaches an awakened state, it gains the following properties: While you carry the spellbook, you have advantage on saving throws against spells and magical effects. When you prepare wizard spells using the grimoire as your spellbook, the number of spells you can prepare increases by 1 again. Exalted. When the Grimoire Infinitus reaches an exalted state, it gains the following properties: You can now use your Arcane Recovery feature twice between long rests, rather than once. When you prepare wizard spells using the grimoire as your spellbook, the number of spells you can prepare increases by 1 again.</text:p>
          </table:table-cell>
          <table:table-cell office:value-type="string">
            <text:p>Wizard</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Hammer of Thunderbolts </text:p>
          </table:table-cell>
          <table:table-cell office:value-type="string">
            <text:p>(Maul) You gain a +1 bonus to attack and damage rolls made with this magic weapon.G iant's Bane (Requires Attunement). You must be wearing a Belt of Giant Strength (any variety) and Gauntlets of Ogre Power to attune to this weapon. The attunement ends if you take off either of those items. While you are attuned to this weapon and holding it, your Strength score increases by 4 and can exceed 20, but not 30. When you roll a 20 on an attack roll made with this weapon against a giant, the giant must succeed on a DC 17 Constitution saving throw or die. The hammer also has 5 charges. While attuned to it, you can expend 1 charge and make a ranged weapon attack with the hammer, hurling it as if it had the thrown property with a normal range of 20 feet and a long range of 60 feet. If the attack hits, the hammer unleashes a thunderclap audible out to 300 feet. The target and every creature within 30 feet of it must succeed on a DC 17 Constitution saving throw or be stunned until the end of your next turn. The hammer regains 1d4 + 1 expended charges daily at dawn.</text:p>
          </table:table-cell>
          <table:table-cell table:number-columns-repeated="2"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Helm of Brilliance </text:p>
          </table:table-cell>
          <table:table-cell office:value-type="string">
            <text:p>This dazzling helm is set with 1d10 diamonds, 2d10 rubies, 3d10 fire opals, and 4d10 opals. Any gem pried from the helm crumbles to dust. When all the gems are removed or destroyed, the helm loses its magic. You gain the following benefits while wearing it:Y ou can use an action to cast one of the following spells (save DC 18), using one of the helm's gems of the specified type as a component: Daylight (opal), Fireball (fire opal), Prismatic Spray (diamond), or Wall of Fire (ruby). The gem is destroyed when the spell is cast and disappears from the helm. As long as it has at least one diamond, the helm emits dim light in a 30-foot radius when at least one undead is within that area. Any undead that starts its turn in that area takes 1d6 radiant damage. As long as the helm has at least one ruby, you have resistance to fire damage. As long as the helm has at least one fire opal, you can use an action and speak a command word to cause one weapon you are holding to burst into flames. The flames emit bright light in a 10-foot radius and dim light for an additional 10 feet. The flames are harmless to you and the weapon. When you hit with an attack using the blazing weapon, the target takes an extra 1d6 fire damage. The flames last until you use a bonus action to speak the command word again or until you drop or stow the weapon. Roll a d20 if you are wearing the helm and take fire damage as a result of failing a saving throw against a spell. On a roll of 1, the helm emits beams of light from its remaining gems. Each creature within 60 feet of the helm other than you must succeed on a DC 17 Dexterity saving throw or be struck by a beam, taking radiant damage equal to the number of gems in the helm. The helm and its gems are then destroyed.</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Hide of the Feral Guardian </text:p>
          </table:table-cell>
          <table:table-cell office:value-type="string">
            <text:p>(Studded Leather) It is believed that this polished and beautifully detailed leather armor was a gift from Melara, bestowed on a long-forgotten archdruid and champion of the natural world before the terrors of the Calamity. Dormant. While wearing the armor in its dormant state, you gain the following benefits: The armor grants you a + 1 bonus to AC. While you are transformed by an effect that replaces any of your game statistics with those of another creature, you have a + 1 bonus to melee attack and damage rolls, and you retain the benefits of this armor. As an action, you can use the armor to cast Polymorph on yourself, transforming into a giant owl while retaining your Intelligence, Wisdom, and Charisma scores. This property can't be used again until the next dawn. Awakened. When the armor reaches an awakened state, it gains the following properties: The AC bonus of the armor increases to +2. While you are transformed by an effect that replaces any of your game statistics with those of another creature, your bonus to melee attack and damage rolls increases by 1 (to +2). When you cast the Polymorph spell using this armor, you can transform into a cave bear (use the polar bear statistics). Exalted. When the armor reaches an exalted state, it gains the following properties: The AC bonus of the armor increases to +3. While you are transformed by an effect that replaces any of your game statistics with those of another creature, your bonus to melee attack and damage rolls increases by 1 (to +3). When you cast the Polymorph spell using this armor, you can transform into a guardian wolf.</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Horn of Beckoning Death </text:p>
          </table:table-cell>
          <table:table-cell office:value-type="string">
            <text:p>Resembling a small dragon’s horn, this arcane device glows with a hellish internal light when held. As an action while holding this horn, you can invoke a necromantic effect called the Beckoning Death. The Beckoning Death arrives at the start of your next turn and manifests as a crimson cloud of smoke that fills a 30-foot-radius sphere centered on the horn. The sphere doesn’t move with the horn. At the start of each of your turns, the sphere’s radius increases by 30 feet. The cloud disappears after 10 minutes or when your concentration on the effect ends. Any creature (including you) that has 9 or fewer hit points when it ends its turn in the cloud is slain by the Beckoning Death. A Humanoid killed in this way instantly transforms into a zombie (see the Monster Manual). The zombie obeys the commands of the horn’s creator, the lich Szass Tam. Once you use the horn’s property, it can’t be used again for 1 year.</text:p>
          </table:table-cell>
          <table:table-cell office:value-type="string">
            <text:p>Sorcerer/Warlock/Wizard</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Infiltrator's Key </text:p>
          </table:table-cell>
          <table:table-cell office:value-type="string">
            <text:p>This mithral skeleton key was forged using the blood of twelve master thieves executed for trying to steal magic items during the Age of Arcanum. Dormant. The Infiltrator's Key grants the following benefits in its dormant state: The key can be used as thieves' tools for the purpose of opening locks. When using the key, you are considered proficient in thieves' tools and you have advantage on ability checks made to open locks. While holding the key, your steps are muffled, giving you advantage on Dexterity (Stealth) checks made to move silently. Awakened. When the Infiltrator's Key reaches an awakened state, it gains the following properties: While holding the key, you can use a bonus action to transform the key into a magic dagger or back into a key. While the key is in the form of a dagger, you gain a +1 bonus to attack and damage rolls made with it, and it returns to your hand immediately after it is used to make a ranged attack.W hile holding the key, you can use an action to cast one of the following spells from it: Alter Self, Invisibility, Knock, or Pass Without Trace. Once a spell has been cast using the key, it can't be used to cast that spell again until the next dawn. Exalted. When the Infiltrator's Key reaches an exalted state, it gains the following properties: As a bonus action, you can touch the key to a floor, wall, or ceiling that is no more than 5 feet thick and cause a magical opening to appear in the surface. When you create the opening, you choose its length and width, up to 10 feet for each dimension. The opening lasts until the key passes through it to the other side, at which point it disappears (if a creature is in the opening when the doorway closes, the creature is safely shunted to the nearest unoccupied space). The key can't be used to create another opening until the next dawn.While holding the key, you can use an acti on to cast one of the following spells from it: Dimension Door, Gaseous Form, or Mislead. Once a spell has been cast using the key, it can't be used to cast that spell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Iron Flask </text:p>
          </table:table-cell>
          <table:table-cell office:value-type="string">
            <text:p>This iron bottle has a brass stopper. You can use an action to speak the flask's command word, targeting a creature that you can see within 60 feet of you. If the target is native to a plane of existence other than the one you're on, the target must succeed on a DC 17 Wisdom saving throw or be trapped in the flask. If the target has been trapped by the flask before, it has advantage on the saving throw. Once trapped, a creature remains in the flask until released. The flask can hold only one creature at a time. A creature trapped in the flask doesn't need to breathe, eat, or drink and doesn't age. You can use an action to remove the flask's stopper and release the creature the flask contains. The creature is friendly to you and your companions for 1 hour and obeys your commands for that duration. If you give no commands or give it a command that is likely to result in its death, it defends itself but otherwise takes no actions. At the end of the duration, the creature acts in accordance with its normal disposition and alignment. An Identify spell reveals that a creature is inside the flask, but the only way to determine the type of creature is to open the flask. A newly discovered bottle might already contain a creature chosen by the DM or determined randomly. <text:a xlink:href="https://dnd5e.wikidot.com/wondrous-items:iron-flask">here</text:a></text:p>
          </table:table-cell>
          <table:table-cell table:number-columns-repeated="2"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Jewel of Three Prayers </text:p>
          </table:table-cell>
          <table:table-cell office:value-type="string">
            <text:p>The Jewel of Three Prayers is a Vestige of Divergence. In ancient times, Alyxian the Apotheon bore this amulet as a symbol of his covenant with three Prime Deities: Sehanine the Moon Weaver, Avandra the Change Bringer, and Corellon the Arch Heart. When the jewel is found, only Sehanine’s power thrums within its dormant heart. The power of the other two deities waits to be reawakened by a hero - or heroes - who can follow in Alyxian’s footsteps. Dormant State. In this state, the Jewel of Three Prayers is a glittering golden disk attached to a fine golden chain. The chain magically resizes to function as a necklace for the creature that wears it. In its Dormant State, the jewel has the following properties: <text:s/>You gain a +1 bonus to AC while wearing the jewel. While wearing or holding the jewel, you can use an action to cause it to shed bright light in a 15-foot radius and dim light for an additional 15 feet. The light lasts until you extinguish it (no action required). The jewel has 3 charges and regains all its expended charges daily at dawn. While holding the jewel, you can expend 1 charge from it to cast the Invisibility spell. Awakened State. In this state, the jewel has received the blessing of Avandra the Change Bringer. Three delicate spires unfurl from the jewel’s center, like the buds of flowers opening in the spring. Three lapis lazuli stones rest like dewdrops on these spires. The following benefits of the jewel improve: <text:s/>The bonus that the jewel confers to your AC increases to +2. Its number of charges increases to 5. The jewel gains the following additional properties, which you can use while wearing or holding it: <text:s/>You can expend 1 of the jewel’s charges (no action required) to end one of the following conditions on yourself: grappled, paralyzed, or restrained. When another creature you can see within 60 feet of you fails a saving throw, you can expend 1 of the jewel’s charges as a reaction to enable that creature to reroll the saving throw, potentially turning a failure into a success. The creature must use the new roll. Exalted State. In this state, the jewel has received the blessing of Corellon the Arch Heart. A gleaming emerald surrounded by a halo of gold appears on the jewel. The following benefits of the jewel improve: <text:s/>The bonus that the jewel confers to your AC increases to +3. Its number of charges increases to 7. The jewel gains the following additional properties, which you can use while wearing or holding it: <text:s/>You gain the ability to breathe water, and you gain a swimming speed equal to your walking speed. Each of your allies within 30 feet of you gains the ability to breathe water and gains a swimming speed equal to its walking speed. As a bonus action, you can expend 1 of the jewel’s charges to target yourself or one willing creature you can see within 15 feet of yourself. The target teleports to an unoccupied space of your choice within 15 feet of yourself, along with any equipment the target is wearing or carrying. The target appears in a flash of golden radiance, and each creature of your choice within 5 feet of the target’s new location must make a DC 18 Constitution saving throw. On a failed save, the creature takes a 4d10 radiant damage and is blinded until the start of your next turn. On a successful save, the creature takes half as much damage and isn’t blinded.</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Korolnor Scepter </text:p>
          </table:table-cell>
          <table:table-cell office:value-type="string">
            <text:p>The Korolnor Scepter is one of ten Ruling Scepters of Shanatar, forged by the dwarven gods and given to the ruling houses of the ancient dwarven empire. The Korolnor Scepter's location was unknown for the longest time until a storm giant queen, Neri, found it in a barnacle-covered shipwreck at the bottom of the Trackless Sea. The Ruling Scepters are all roughly the same size and shape, but their materials and properties vary. The Korolnor Scepter is a tapered mithral rod as thick and long as a dwarf's forearm, with a small platinum knob at the bottom and a rounded disk adorned with a ring of seven tiny blue gems at the top. You gain a +3 bonus to attack and damage rolls made with this scepter, which can be wielded as a magic club.Y ou can use the properties of the Wyrmskull Throne, as well as the properties of the scepter itself. The scepter has 10 charges, and it regains 1d6 + 4 expended charges at dawn. Its properties are as follows: If you are underground or underwater, you can use an action to expend 1 charge to determine the distance to the surface. As an action, you can expend 2 charges to cast the Sending spell from the scepter.As an action, you can <text:s/>expend 3 charges to cast the Teleport spell from the scepter. If the destination is within 60 feet of the Wyrmskull Throne, there is no chance of a teleport error or mishap occurring.</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Mirror of Life Trapping </text:p>
          </table:table-cell>
          <table:table-cell office:value-type="string">
            <text:p>When this 4-foot-tall mirror is viewed indirectly, its surface shows faint images of creatures. The mirror weighs 50 pounds, and it has AC 11, 10 hit points, and vulnerability to bludgeoning damage. It shatters and is destroyed when reduced to 0 hit points. If the mirror is hanging on a vertical surface and you are within 5 feet of it, you can use an action to speak its command word and activate it. It remains activated until you use an action to speak the command word again. Any creature other than you that sees its reflection in the activated mirror while within 30 feet of it must succeed on a DC 15 Charisma saving throw or be trapped, along with anything it is wearing or carrying, in one of the mirror's twelve extradimensional cells. This saving throw is made with advantage if the creature knows the mirror's nature, and constructs succeed on the saving throw automatically. An extradimensional cell is an infinite expanse filled with thick fog that reduces visibility to 10 feet. Creatures trapped in the mirror's cells don't age, and they don't need to eat, drink, or sleep. A creature trapped within a cell can escape using magic that permits planar travel. Otherwise, the creature is confined to the cell until freed. If the mirror traps a creature but its twelve extradimensional cells are already occupied, the mirror frees one trapped creature at random to accommodate the new prisoner. A freed creature appears in an unoccupied space within sight of the mirror but facing away from it. If the mirror is shattered, all creatures it contains are freed and appear in unoccupied spaces near it. While within 5 feet of the mirror, you can use an action to speak the name of one creature trapped in it or call out a particular cell by number. The creature named or contained in the named cell appears as an image on the mirror's surface. You and the creature can then communicate normally. In a similar way, you can use an action to speak a second command word and free one creature trapped in the mirror. The freed creature appears, along with its possessions, in the unoccupied space nearest to the mirror and facing away from it.</text:p>
          </table:table-cell>
          <table:table-cell table:number-columns-repeated="2"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Moonblade </text:p>
          </table:table-cell>
          <table:table-cell office:value-type="string">
            <text:p>(Longsword) Of all the magic items created by the elves, one of the most prized and jealously guarded is a moonblade. In ancient times, nearly all elven noble houses claimed one such blade. Over the centuries, some blades have faded from the world, their magic lost as family lines have become extinct. Other blades have vanished with their bearers during great quests. Thus, only a few of these weapons remain. A moonblade passes down from parent to child. The sword chooses its bearer and remains bonded to that person for life. If the bearer dies, another heir can claim the blade. If no worthy heir exists, the sword lies dormant. It functions like a normal longsword until a worthy soul finds it and lays claim to its power. A moonblade serves only one master at a time. The attunement process requires a special ritual in the throne room of an elven regent or in a temple dedicated to the elven gods. A moonblade won't serve anyone it regards as craven, erratic, corrupt, or at odds with preserving and protecting elvenkind. If the blade rejects you, you make ability checks, attack rolls, and saving throws with disadvantage for 24 hours. If the blade accepts you, you become attuned to it and a new rune appears on the blade. You remain attuned to the weapon until you die or the weapon is destroyed. A moonblade has one rune on its blade for each master it has served (typically 1d6 + 1). The first rune always grants a +1 bonus to attack and damage rolls made with this magic weapon. Each rune beyond the first grants the moonblade an additional property. The DM chooses each property or determines it randomly on the Moonblade Properties table. Sentience. A moonblade is a sentient neutral good weapon with an Intelligence of 12, a Wisdom of 10, and a Charisma of 12. It has hearing and darkvision out to a range of 120 feet. The weapon communicates by transmitting emotions, sending a tingling sensation through the wielder's hand when it wants to communicate something it has sensed. It can communicate more explicitly, through visions or dreams, when the wielder is either in a trance or asleep. Personality. Every moonblade seeks the advancement of elvenkind and elven ideals. Courage, loyalty, beauty, music, and life are all part of this purpose. The weapon is bonded to the family line it is meant to serve. Once it has bonded with an owner who shares its ideals, its loyalty is absolute. If a moonblade has a flaw, it is overconfidence. Once it has decided on an owner, it believes that only that person should wield it, even if the owner falls short of elven ideals.</text:p>
          </table:table-cell>
          <table:table-cell office:value-type="string">
            <text:p>Elf/Half-Elf NG</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Nimbus, First Staff of the Thunderbirds</text:p>
          </table:table-cell>
          <table:table-cell office:value-type="string">
            <text:p>This ancient staff was created when a piece of driftwood was struck by lightning, fusing it to a twisted length of glass made from the sand on which it laid. Revered by the Rocborne nomads and other worldly travelers, this one-of-a-kind crook carries with it the power of storms, tempests, and the wind spirits that control them. When it appears, it falls from the sky in the eye of a storm or a flash of lightning. This staff can be wielded as a magic quarterstaff that grants a +1 bonus to attack and damage rolls made with it. In addition, when you attack with the staff, you can choose to make a special ranged attack with it instead. This attack is a ranged spell attack with a range of 30 feet. You are proficient with it, and you add your Wisdom modifier to its attack and damage rolls. On a hit, it deals 1d6 bludgeoning damage as a gust of magical wind batters the target. Variant Properties. Some properties of this artifact are locked behind layers of dormant magic. As you grow stronger and reach certain milestones, these properties may become available to you. This staff can have up to 3 of the following properties active at a time. When you attune to Nimbus, you can choose to activate up to 3 of its variant properties whose prerequisites you meet. Whenever you finish a long rest, you can replace any of the activated properties with another one. The staff can be used as a broom of flying. (Prerequisite: 5th level) While holding the staff, you can use a bonus action to cast the shillelagh spell with it. (Prerequisite: 5th level druid or ranger) The staff gains 8 charges and regains 1d6 + 2 expended charges daily at dawn. While holding it, you can use an action to expend 1 or more of its charges to cast one of the following spells from it, using your spell save DC: create or destroy water (1 charge), fog cloud (1 charge), misty step (2 charges), sleet storm (3 charges), or thunderwave (2nd-level version, 2 charges). If you activate another property that causes the staff to gain charges, the total number of charges and regained charges are cumulative. (Prerequisite: 9th level) Your bonus to attack and damage rolls with this weapon increases to +2, and the special ranged attack's damage die becomes a d8. When you reach 17th level, the bonus increases to +3, and the ranged attack's damage die becomes a d10. (Prerequisite: 9th level) The first target hit by the staff on each of your turns takes an extra 1d6 cold, lightning, or thunder damage (your choice). (Prerequisite: 13th level druid or ranger) The staff gains 8 charges and regains 1d6 + 2 expended charges daily at dawn. While holding it, you can use an action to expend 1 or more of its charges to cast one of the following spells from it, using your spell save DC: lightning bolt (3 charges), shatter (2 charges), spirit guardians (3 charges), or wind wall (3 charges). If you activate another property that causes the staff to gain charges, the total number of charges and regained charges are cumulative. (Prerequisite: 13th level) While holding the staff, you have resistance to cold, lightning, or thunder damage (your choice). When you finish a long rest, you can change this resistance to a different one. (Prerequisite: 17th level) While holding the staff, you can take the Dash action as a bonus action on your turn, as wind spirits help usher you forward. (Prerequisite: 17th level druid or ranger) The staff gains 8 charges and regains 1d6 + 2 expended charges daily at dawn. While holding it, you can use an action to expend 1 or more of its charges to cast one of the following spells from it, using your spell save DC: chain lightning (6 charges), cloudkill (5 charges), cone of cold (5 charges), control weather (8 charges), or fly (3 charges, or 6 charges to cast at 6th level). If you activate another property that causes the staff to gain charges, the total number of charges and regained charges are cumulative. (Prerequisite: 20th level druid or ranger) You gain the benefits of all of this staff's variant properties. In addition, if you are a ranger, you can summon a roc to your location by spending 8 hours performing an ancient Rocborne ritual. The roc is friendly toward you and your companions, its Intelligence becomes 6, and it gains the ability to understand one language of your choice that you speak. Once this property of the staff has been used, it can't be used again until you dismiss the roc using an action or until the roc dies. If the roc dies, this property can't be used again for 30 days. Destroying Nimbus. The only way to destroy Nimbus, First Staff of the Thunderbirds is to keep it in a vacuum for 10 years, depriving it of any air, at which point the staff cracks open to release the swirling storm inside it. If the force of the released storm causes the vacuum to end, the storm escapes and continues to rage above that location for 1 year.</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13" office:value-type="string">
            <text:p>Ollamh Harp </text:p>
          </table:table-cell>
          <table:table-cell office:value-type="string">
            <text:p>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 You can use an action to play the instrument and cast one of its spells. Once the instrument has been used to cast a spell, it can't be used to cast that spell again until the next dawn. The spells use your spellcasting ability and spell save DC. You can play the instrument while casting a spell that causes any of its targets to be charmed on a failed saving throw, thereby imposing disadvantage on the save. This effect applies only if the spell has a somatic or a material component. Spells: <text:s/><text:tab/>Fly, Invisibility, Levitate, Protection from Evil and Good, Confusion, Control Weather, Fire Storm</text:p>
          </table:table-cell>
          <table:table-cell office:value-type="string">
            <text:p>Bard</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10" office:value-type="string">
            <text:p>Orange Cicatrizer’s Debt</text:p>
          </table:table-cell>
          <table:table-cell office:value-type="string">
            <text:p>This wide-collared necklace is made with beads, precious metals, and amber. While you have at least half your Hit Dice remaining, you can use an action to spend 1 of them and regain a number of hit points equal to your Constitution modifier plus the maximum number possible on the die. The necklace has 7 charges and regains all expended charges daily at dawn. While wearing it, ritualistic burn scars appear on your chest and upper arms: the mark of the fireweaver. The scars are painless, but remain until you're no longer attuned to the necklace and are targeted by the greater restoration spell or similar magic. While wearing the necklace, you can expend 1 or more of its charges to call upon the fireweaver's talents using the following commands: "Burn the Affliction!" When a creature that you can see within 60 feet of you makes a saving throw against being blinded, deafened, diseased, paralyzed, petrified, or poisoned, you can expend 1 of the necklace's charges as a reaction to grant that creature a bonus to the save equal to 1d10. Regardless of whether the saving throw succeeds or fails, the creature also gains a number of temporary hit points equal to the roll's bonus. "Let the Flame Protect You!" As a bonus action, you can expend 2 of the necklace's charges to ward a creature that you can see within 60 feet of you against harm. A warded creature has resistance to all damage. Each time it takes damage, you take the same amount of damage. If the damage was dealt by an attacker within 5 feet of the warded creature, the attacker also takes 2d10 fire damage. The ward lasts for 1 hour or until you end it using another bonus action. You can only have one ward active at a time. When another creature that you can see within 60 feet of you takes damage, you can use your reaction to transfer the ward to that creature instead. You make this decision before the damage is dealt. Alternatively, you can transfer the ward as a bonus action to another creature within range. "Ravage and Weave!" If you've taken damage from a hostile creature since the end of your last turn, you can use an action to expend 3 of the necklace's charges to call upon a magical fire. Roll 6d8 and record the total. You can assign any of that roll to either "ravage" or "weave," up to the total amount, which are described below. Ravage. Each hostile creature within 30 feet of you must make a DC 17 Dexterity saving throw. A creature takes fire damage equal to the "ravage" number on a failed save, or half as much damage on a successful one. This damage ignores resistance and immunity. A creature that has total cover from you is not affected. Weave. Each friendly creature within 30 feet of you regains a number of hit points equal to the "weave" number. If a creature is suffering from a condition or effect, such as blindness or a charm, that creature can immediately make a saving throw with advantage against it. On a success, the condition or effect ends. Flaw. The Orange Cicatrizer’s debt compels its wearer to treat and tend to those who are injured the best way they know how. While attuned to the necklace, you gain the following flaw: “I will mend the flesh together by any means necessary.” In addition, if you are attuned to the necklace for 24 consecutive hours, your commitment to duty drives you to hyperfocus your craft onto one person. You or your GM determine who your “eternal patient” is and you put their healing needs before all. You can't attune to the Red Queen's burden or the Violet King's promise. If you are already attuned to either of them, your attunement to it immediately ends once this effect is extended to you. The first creature you meet who is attuned to the Red Queen’s burden becomes your sovereign leader, regardless of who you previously considered it to be. You become charmed by them and obey their commands to the best of your ability. If you find the Red Queen's burden or the Violet King's promise without an owner, you are compelled to protect it with your life until a rightful owner is found. These effects can be removed with a greater restoration spell, but not while you are attuned to the necklace.</text:p>
          </table:table-cell>
          <table:table-cell office:value-type="string">
            <text:p>WIS 17+</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5">
          <table:table-cell table:style-name="ce12" office:value-type="string">
            <text:p>Shield +3</text:p>
          </table:table-cell>
          <table:table-cell office:value-type="string">
            <text:p>While holding this shield, you have a bonus to AC of +1. This bonus is in addition to the shield's normal bonus to AC. </text:p>
          </table:table-cell>
          <table:table-cell table:number-columns-repeated="2"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Shield of the Hidden Lord </text:p>
          </table:table-cell>
          <table:table-cell office:value-type="string">
            <text:p>(Shield) The Shield of the Hidden Lord is of celestial origin and serves as a prison for the pit fiend Gargauth, whose mortal followers revere it as a god. Over time, Gargauth's evil has warped the shield's appearance, so that its celestial motif and designs have become twisted into a fiendish face that subtly moves in disturbing ways. While holding this shield, you gain a +2 bonus to AC and resistance to fire damage. Sentience. The Shield of the Hidden Lord is sentient as long as it imprisons Gargauth. While sentient, the shield has the following properties: The shield has an Intelligence of 22, a Wisdom of 18, and a Charisma of 24, as well as hearing and truesight out to a range of 120 feet. The shield can speak, read, and understand Common and Infernal, and it can communicate telepathically with any creature it can sense within 120 feet of it. Its voice is a deep, hollow whisper. The shield has 3 charges. You can use an action to expend 1 charge to cast Fireball or 2 charges to cast Wall of Fire from the shield (save DC 21 for each). The wall of fire spell lasts for 1 minute (no concentration required). The shield regains all expended charges daily at dawn. Anytime during your turn, the shield can choose to radiate an aura of dread for 1 minute. (This is not a power of the shield that you control.) Any creature hostile to you that starts its turn within 20 feet of the shield must make a DC 18 Wisdom saving throw. On a failed save, the creature is frightened until the start of its next turn. On a successful save, the creature is immune to this power of the shield for the next 24 hours. Once the shield uses this power, it can't use it again until the next dawn. Gargauth's Personality. Gargauth desperately seeks freedom but can't escape on its own. The pit fiend won't reveal its true nature, referring to itself only as the Hidden Lord. It drops hints and subtle suggestions that it is an angel trapped in an unholy prison. If released from the shield, the pit fiend honors the terms of whatever bargain it struck to facilitate its escape. While trapped in the shield, Gargauth carefully steers the shield's current owner toward committing acts of cruelty and domination, hoping to condemn the individual's soul to the Nine Hells. Conflict occurs if the shield's owner does anything that would make it more difficult for Gargauth to escape its prison, such as leaving the shield in a place where others are unlikely to find it. Gargauth doesn't know how to escape from the shield. The pit fiend believes (incorrectly) that it can break free of the shield if it's brought to the Nine Hells, for it's convinced that the shield's powers are weaker there.Freeing Gargauth. C asting Dispel Evil and Good on the shield has a 1 percent chance of freeing the pit fiend, or automatically succeeds if the spell is cast by a solar, a planetar, or an archdevil. A god can release the pit fiend by touching the shield and speaking Gargauth's name. When released, Gargauth appears in a random, unoccupied space as close to the shield as possible.</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Snicker-Snack </text:p>
          </table:table-cell>
          <table:table-cell office:value-type="string">
            <text:p>(Greatsword) You gain a +3 bonus to attack and damage rolls made with this magic vorpal sword. In addition, the weapon ignores resistance to slashing damage. When you use this weapon to attack a creature that has at least one head and roll a 20 on the attack roll, you cut off one of the creature's heads. The creature dies if it can't survive without the lost head. A creature is immune to this effect if it is immune to slashing damage, it doesn't have or need a head, it has legendary actions, or the DM decides that the creature is too big for its head to be cut off with this weapon. Such a creature instead takes an extra 6d8 slashing damage from the hit. While attuned to Snicker-Snack, you have proficiency with greatswords, and you can use your Charisma modifier instead of your Strength modifier for attack and damage rolls made with the weapon. Sentience. Snicker-Snack is a sentient, chaotic good greatsword with an Intelligence of 9, a Wisdom of 14, and a Charisma of 18. It has hearing and darkvision out to a range of 120 feet. It can speak, read, and understand Common, and its voice sounds silvery and melodic. Snicker-Snack craves the destruction of evil Dragons and urges you to seek out these creatures and slay them. Snicker-Snack has a fickle personality. It ends its attunement to you if you miss on attack rolls with the weapon three times in a row. Each time you finish a long rest after that happens, you can attempt to regain the sword's trust by making a contested Charisma check against Snicker-Snack. If you win the contest, your attunement to the weapon is instantly restored. Your attunement to the weapon can't be restored in any other way.</text:p>
          </table:table-cell>
          <table:table-cell office:value-type="string">
            <text:p>Non-Evil</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Sphere Of Annihilation </text:p>
          </table:table-cell>
          <table:table-cell office:value-type="string">
            <text:p>This 2-foot-diameter black sphere is a hole in the multiverse, hovering in space and stabilized by a magical field surrounding it. The sphere obliterates all matter it passes through and all matter that passes through it. Artifacts are the exception. Unless an artifact is susceptible to damage from a sphere of annihilation, it passes through the sphere unscathed. Anything else that touches the sphere but isn't wholly engulfed and obliterated by it takes 4d10 force damage. The sphere is stationary until someone controls it. If you are within 60 feet of an uncontrolled sphere, you can use an action to make a DC 25 Intelligence (Arcana) check. On a success, the sphere levitates in one direction of your choice, up to a number of feet equal to 5 x your Intelligence modifier (minimum 5 feet). On a failure, the sphere moves 10 feet toward you. A creature whose space the sphere enters must succeed on a DC 13 Dexterity saving throw or be touched by it, taking 4d10 force damage. If you attempt to control a sphere that is under another creature's control, you make an Intelligence (Arcana) check contested by the other creature's Intelligence (Arcana) check. The winner of the contest gains control of the sphere and can levitate it as normal.I f the sphere comes into contact with a planar portal, such as that created by the Gate spell, or an extradimensional space, such as that within a Portable Hole, the DM determines randomly what happens, using the following table. 1-50: The sphere is destroyed. 51-85: The sphere moves through the portal or into the extradimensional space. 86-100: <text:s/><text:tab/>A spatial rift sends each creature and object within 180 feet of the sphere, including the sphere, to a random plane of existence.</text:p>
          </table:table-cell>
          <table:table-cell table:number-columns-repeated="3"/>
          <table:table-cell table:style-name="ce7" office:value-type="string">
            <text:p>N/A</text:p>
          </table:table-cell>
          <table:table-cell table:number-columns-repeated="4"/>
        </table:table-row>
        <table:table-row table:style-name="ro7">
          <table:table-cell table:style-name="ce4" office:value-type="string">
            <text:p>Stormgirdle </text:p>
          </table:table-cell>
          <table:table-cell office:value-type="string">
            <text:p>A Stormgirdle is a wide belt made of thick leather branded with the symbol of Kord. The girdle's clasps are made from dragon ivory. Dormant. While wearing the Stormgirdle in its dormant state, you have resistance to lightning damage and thunder damage, and your Strength score becomes 21 if it isn't already 21 or higher. In addition, you can use an action to become a Storm Avatar for 1 minute, gaining the following benefits for the duration: You have immunity to lightning damage and thunder damage. When you hit with a weapon attack that normally deals bludgeoning damage, it deals thunder damage instead. When you hit with a weapon attack that normally deals piercing or slashing damage, it deals lightning damage instead. As a bonus action, you can choose one creature you can see within 30 feet of you to be struck by lightning. The target must make a DC 15 Dexterity saving throw, taking 3d6 lightning damage on a failed save, or half as much damage on a successful one. Once you use the girdle's Storm Avatar property, that property can't be used again until the next dawn. Awakened. While wearing the Stormgirdle in its awakened state, you gain the following benefits: Your Strength score becomes 23 if it isn't already 23 or higher. Your Storm Avatar's lightning strike deals 4d6 lightning damage (instead of 3d6). While transformed into a Storm Avatar, you gain a flying speed of 30 feet and can hover. Exalted. While wearing the Stormgirdle in its exalted state, you gain the following benefits: Your Strength score becomes 25 if it isn't already 25 or higher. Your Storm Avatar's lightning strike deals 5d6 lightning damage (instead of 3d6).Y ou can cast the Control Weather spell from the girdle. This property can't be used again until the next dawn.</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Talisman of Pure Good </text:p>
          </table:table-cell>
          <table:table-cell office:value-type="string">
            <text:p>This talisman is a mighty symbol of goodness. A creature that is neither good nor evil in alignment takes 6d6 radiant damage upon touching the talisman. An evil creature takes 8d6 radiant damage upon touching the talisman. Either sort of creature takes the damage again each time it ends its turn holding or carrying the talisman. If you are a good cleric or paladin, you can use the talisman as a holy symbol, and you gain a +2 bonus to spell attack rolls while you wear or hold it. The talisman has 7 charges. If you are wearing or holding it, you can use an action to expend 1 charge from it and choose one creature you can see on the ground within 120 feet of you. If the target is of evil alignment, a flaming fissure opens under it. The target must succeed on a DC 20 Dexterity saving throw or fall into the fissure and be destroyed, leaving no remains. The fissure then closes, leaving no trace of its existence. When you expend the last charge, the talisman disperses into motes of golden light and is destroyed.</text:p>
          </table:table-cell>
          <table:table-cell office:value-type="string">
            <text:p>Good</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Talisman of the Sphere </text:p>
          </table:table-cell>
          <table:table-cell office:value-type="string">
            <text:p>When you make an Intelligence (Arcana) check to control a Sphere of Annihilation while you are holding this talisman, you double your proficiency bonus on the check. In addition, when you start your turn with control over a Sphere of Annihilation, you can use an action to levitate it 10 feet plus a number of additional feet equal to 10 x your Intelligence modifier. </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3"/>
          <table:table-cell table:style-name="ce21"/>
        </table:table-row>
        <table:table-row table:style-name="ro7">
          <table:table-cell table:style-name="ce4" office:value-type="string">
            <text:p>Talisman of Ultimate Evil </text:p>
          </table:table-cell>
          <table:table-cell office:value-type="string">
            <text:p>This item symbolizes unrepentant evil. A creature that is neither good nor evil in alignment takes 6d6 necrotic damage upon touching the talisman. A good creature takes 8d6 necrotic damage upon touching the talisman. Either sort of creature takes the damage again each time it ends its turn holding or carrying the talisman. If you are an evil cleric or paladin, you can use the talisman as a holy symbol, and you gain a +2 bonus to spell attack rolls while you wear or hold it. The talisman has 6 charges. If you are wearing or holding it, you can use an action to expend 1 charge from the talisman and choose one creature you can see on the ground within 120 feet of you. If the target is of good alignment, a flaming fissure opens under it. The target must succeed on a DC 20 Dexterity saving throw or fall into the fissure and be destroyed, leaving no remains. The fissure then closes, leaving no trace of its existence. When you expend the last charge, the talisman dissolves into foul-smelling slime and is destroyed.</text:p>
          </table:table-cell>
          <table:table-cell office:value-type="string">
            <text:p>Evil</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The Griffon's Saddlebag </text:p>
          </table:table-cell>
          <table:table-cell office:value-type="string">
            <text:p>These leather bags have the stylized face of a griffon on their front and appear across the multiverse in strange locations. One may be found in the belly of a dragon, while another in the limbs of a great tree. Regardless of where it’s found, a Griffon’s Saddlebag is typically discovered by an adventurer with a destiny. The saddlebags are made by a great, six-armed griffon on the Astral Plane. Believed by some to be a demigod of pocket dimensions and craftsmen everywhere, the griffon is a patron of artificers and creators across the multiverse. The griffon creates magical items in its great forge using materials collected from various planes of existence to add to its collection. While no one knows exactly how to contact the griffon, it has a knack for knowing what items are needed by whom. Superior Holding. This 1-foot-wide bag always weighs 3 pounds, regardless of what’s inside it. It functions as a bag of holding that can only be pierced by another artifact. Placing a bag of holding, handy haversack, portable hole, or similar item inside the extradimensional space created by the saddlebag, or vice versa, destroys the extradimensional item but leaves the saddlebag unharmed. Any item stored within the other extradimensional space is magically moved to the space within the saddlebag instead. If doing so overloads the bag, random contents from either space are scattered in the Astral Plane. Magic Courier. At the GM’s discretion, the saddlebag’s beak opens up to reveal a letter. The magical script can be read by all creatures with an Intelligence score of 4 or higher. The note is a delivery request or similar that includes the name of an item as well as either specific or vague descriptions of a person or place. At the bottom of the letter is a price listed in coins or other form of payment, as well as a date or time depending on its urgency. If the saddlebag is brought to the described person or place within the allotted time, it dispenses the magical item into the hand of the appropriate recipient. If the payment isn’t received by the bag within 1 hour of dispensing the magic item, the item vanishes and is lost. After receiving the payment for an item in this way, the bag’s beak reopens to dispense a reward for the courier. Sell Magic Items. The saddlebag has a connection to the griffon’s forge on the Astral Plane. Depending on the magic item, you can sell a magic item to the saddlebag for half the cost of its base price. Spells. The saddlebag has 8 charges and regains 1d6 + 2 expended charges daily at dawn. While wearing the saddlebag, you can expend 1 or more of its charges to cast the following spells from it: detect magic (1 charge), identify (1 charge), or legend lore (5 charges). Additional Spells. At the GM’s discretion, such as after reaching certain milestones or completing Magic Courier quests, the saddlebag may offer the following additional spells that can be cast from it: blink (3 charges), dimension door (4 charges), divination (4 charges), etherealness (7 charges), fly (3 charges), magnificent mansion (7 charges), plane shift (7 charges), or secret chest (4 charges). Sentience. The saddlebag is a sentient chaotic neutral bag with an Intelligence of 13, a Wisdom of 15, and a Charisma of 16. It has hearing and normal vision out to a range of 60 feet. The bag can speak, read, and understand Common. When in the presence of only creatures it trusts, the bag’s beak moves when it speaks. Otherwise, the bag communicates telepathically with its wearer. The bag can speak and communicate with griffons. Personality. The bag’s purpose is to carry, collect, and deliver magic items. Different bags have different personalities, but they are for the most part largely pleasant to talk to. Their voices are bird-like and are filled with occasional coos and squawks, and their stitched eyes widen, squint, and move expressively. If the bag’s wearer or allies fail to fulfill Magic Courier quests, it may stop offering its magic to them. If it does, their items may be lost or inaccessible within the bag, or potentially spat out. While the bag provides the names of item recipients and delivery locations, it doesn’t know any more information than what was provided to it by the astral griffon. Regardless, it does its best to help its wearer and allies find the specified person or location on the letter. Destroying the Griffon’s Saddlebag. While there is no way to permanently destroy the saddlebag, piercing it with an artifact returns it to its place of origin for repair before it’s returned to the multiverse in a new location. Placing a Griffon’s Saddlebag inside the extradimensional space created by another Griffon’s Saddlebag returns both items to their place of origin and sends all the items stored within them to the griffon’s forge on the Astral Plane.</text:p>
          </table:table-cell>
          <table:table-cell table:number-columns-repeated="2"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Verminshroud </text:p>
          </table:table-cell>
          <table:table-cell office:value-type="string">
            <text:p>This patchy cloak was pieced together from the pelts of rats found feasting on the dead in Blightshore and is dotted with the bloated corpses of magically preserved insects along its seams. Dormant. While wearing the Verminshroud in its dormant state, you gain the following benefits: You have advantage on Wisdom (Perception) checks that rely on smell, you are immune to disease, and you have darkvision out to a range of 60 feet. If you already have darkvision, wearing the cloak increases the range of your darkvision by 60 feet. As an action, you can use the verminshroud to cast Polymorph on yourself, transforming into a giant rat or rat while retaining your Intelligence, Wisdom, and Charisma scores, as well as the properties of the cloak. This property can't be used again until the next dawn. Awakened. While wearing the Verminshroud in its awakened state, you gain the following benefits: You have resistance to poison damage.You can u se an action to cast the Insect Plague spell (save DC 15) from the Verminshroud, requiring no material components. This property can't be used again until the next dawn. When you cast the Polymorph spell using the Verminshroud, you can transform into a giant wasp. Exalted. While wearing the Verminshroud in its exalted state, you gain the following benefits: You gain a climbing speed equal to your walking speed. Your teeth become razor-sharp natural weapons, which you can use to make unarmed strikes. If you hit with them, you deal piercing damage equal to 1d6 + your Strength modifier, instead of the bludgeoning damage normal for an unarmed strike. You can make this attack as a bonus action. When you bite a creature and deal damage to it, the creature must succeed on a DC 17 Constitution saving throw or be poisoned for 1 minute. The target can repeat the saving throw at the end of each of its turns, ending the condition on itself on a success. When you cast the Polymorph spell using the Verminshroud, you can transform into a giant scorpion.</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Wreath of the Prism </text:p>
          </table:table-cell>
          <table:table-cell office:value-type="string">
            <text:p>This loop of golden thorns is inset with dozens of gems representing the five colors of Tiamat. Dormant. While wearing the wreath in its dormant state, you have darkvision out to a range of 60 feet. If you already have darkvision, wearing the wreath increases the range of your darkvision by 60 feet.W hen you hit a beast, dragon, or monstrosity of challenge rating 5 or lower with an attack, or when you grapple it, you can use the wreath to cast Dominate Monster on the creature (save DC 13). On a successful save, the target is immune to the power of the wreath for 24 hours. On a failure, a shimmering, golden image of the wreath appears as a collar around the target's neck or as a crown on its head (your choice) until it is no longer charmed by the spell. If you use the wreath to charm a second creature, the first spell immediately ends. When the spell ends, the target knows it was charmed by you. Awakened. Once the Wreath of the Prism reaches an awakened state, it gains the following benefits: You can affect creatures of challenge rating 10 or lower with the wreath. The save DC of the wreath's spell increases to 15. Exalted. Once the Wreath of the Prism reaches an exalted state, it gains the following benefits: You can affect creatures of challenge rating 15 or lower with the wreath. The save DC of the wreath's spell increases to 17.</text:p>
          </table:table-cell>
          <table:table-cell office:value-type="string">
            <text:p>Y</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7">
          <table:table-cell table:style-name="ce4" office:value-type="string">
            <text:p>Ythryn Mythallar </text:p>
          </table:table-cell>
          <table:table-cell office:value-type="string">
            <text:p>A mythallar looks like an enormous crystal ball held in an ornate cradle. The globe sheds bright light in a 300-foot radius and dim light for an additional 300 feet. The globe draws magic from the Weave that can be harnessed for various purposes. For example, Netherese mages used mythallars to keep their cities aloft and empower their magic items. The bigger the mythallar, the more magic it can hold. The largest mythallars are 150 feet in diameter. The Ythryn mythallar is a relatively small device — a mere 50 feet in diameter. To attune to this mythallar, a creature must finish a short rest within 30 feet of it, meditating on the mythallar. Up to eight creatures can be attuned to it at one time; otherwise, the Ythryn mythallar follows the attunement rules in the Dungeon Master's Guide. If a ninth creature tries to attune to the mythallar, nothing happens. All creatures attuned to the Ythryn mythallar can sense when the device is being used. A creature attuned to the device can use any of its properties, but only if all other creatures attuned to the device agree to allow it. The Ythryn mythallar's properties are as follows: While you're on the same plane of existence as the Ythryn mythallar, you can use an action to cause it to fly in any direction you choose at a speed of 30 feet. All matter within 500 feet of the device moves with it. The Ythryn mythallar and all structures held aloft by it hover in place when not in motion. As an action, you can cause one magic item you are holding within 30 feet of the Ythryn mythallar to immediately regain all its expended charges or uses. A magic item recharged in this manner can't be recharged by the Ythryn mythallar again until after the item regains expended charges or uses on its own.Y ou can use the Ythryn mythallar to cast the Control Weather spell without requiring any components and without the need for you to be outdoors. This casting of the spell has a 50-mile radius. For the duration of the spell's casting time, you must be within 30 feet of the Ythryn mythallar or the spell fails. Touching the Mythallar. Any creature that touches the globe of the mythallar must make a DC 22 Constitution saving throw, taking 180 (20d10 + 70) radiant damage on a failed save, or half as much damage on a successful one. Undead have disadvantage on this saving throw. Any object that touches the globe, other than an artifact or the mythallar's cradle, is disintegrated instantly (no save).</text:p>
          </table:table-cell>
          <table:table-cell office:value-type="string">
            <text:p>Spellcaster</text:p>
          </table:table-cell>
          <table:table-cell office:value-type="string">
            <text:p>N</text:p>
          </table:table-cell>
          <table:table-cell office:value-type="string">
            <text:p>N/A</text:p>
          </table:table-cell>
          <table:table-cell table:style-name="ce7" office:value-type="string">
            <text:p>N/A</text:p>
          </table:table-cell>
          <table:table-cell table:number-columns-repeated="4"/>
        </table:table-row>
        <table:table-row table:style-name="ro5" table:number-rows-repeated="1048525">
          <table:table-cell table:number-columns-repeated="10"/>
        </table:table-row>
        <table:table-row table:style-name="ro5">
          <table:table-cell table:number-columns-repeated="10"/>
        </table:table-row>
      </table:table>
      <table:database-ranges>
        <table:database-range table:target-range-address="'Class XI'.A1:'Class XI'.F51">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able-cell-properties style:text-align-source="fix" style:repeat-content="false"/>
      <style:paragraph-properties fo:text-align="center" fo:margin-left="0in"/>
      <style:text-properties style:font-name="Times New Roman" fo:font-size="12pt" style:font-name-asian="Microsoft YaHei" style:font-size-asian="12pt" style:font-name-complex="Arial1"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fault" style:family="table-cell" style:parent-style-name="Default"/>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16">04/16/2025</text:date>, <text:time>09:26: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7-14T12:09:59.88</meta:creation-date>
    <dc:date>2025-04-16T09:26:54.53</dc:date>
    <meta:editing-duration>P80DT19H57M18S</meta:editing-duration>
    <meta:editing-cycles>88</meta:editing-cycles>
    <meta:generator>OpenOffice/4.0.1$Win32 OpenOffice.org_project/401m5$Build-9714</meta:generator>
    <meta:document-statistic meta:table-count="11" meta:cell-count="6731" meta:object-count="0"/>
  </office:meta>
</office:document-meta>
</file>